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98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48.18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86.52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8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Snowgum_20_2_20_-_20_Data.xlsx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ata form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.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ee unique observation no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es full taxonomic desig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 degre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 degre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e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S: Guthega-Schlink Pass, CT: Cascade trail, AW: Alpine Way, KR: Kosciuszko 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.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ite number per tra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.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site id combinging transect and site numbe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ethod of taking wood density samples. Either slide corer or chi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e.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ee rep per 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m as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Individual tree elev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vation.avg</text:p>
          </table:table-cell>
          <table:table-cell office:value-type="string" calcext:value-type="string">
            <text:p>m as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verage site elev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.tg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arget aspect categor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pec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bridged subsp. only tax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dama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orer damage: present or abs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h.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Bark Thickness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b.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table:style-name="ce3" office:value-type="string" calcext:value-type="string">
            <text:p>Dieback score stem 1 (1-5; corresponds to 0-4 in manuscript). Where: <text:s/>1 = healthy; 2= circumferentially continuous live bark with visible borer frass holes and wounding stains (a); 3 = patchy live bark/ patchy dead bark (b); 4 = dead stem (bark still attached) (c); 5 = dead stem (bark fallen awa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s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Dieback score stem 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m.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Stem 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.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Maximum dieback score observed across all 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bt</text:p>
          </table:table-cell>
          <table:table-cell table:style-name="ce2" office:value-type="string" calcext:value-type="string">
            <text:p>% of DB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elative bark thickne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d</text:p>
          </table:table-cell>
          <table:table-cell table:style-name="ce2" office:value-type="string" calcext:value-type="string">
            <text:p>g cm<text:span text:style-name="T1">-3</text:span>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Wood density bole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owgum 2 - Data.xlsx" table:style-name="ta2"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object.id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ransect</text:p>
          </table:table-cell>
          <table:table-cell office:value-type="string" calcext:value-type="string">
            <text:p>site.no</text:p>
          </table:table-cell>
          <table:table-cell office:value-type="string" calcext:value-type="string">
            <text:p>Site.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ee.no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elevation.avg</text:p>
          </table:table-cell>
          <table:table-cell office:value-type="string" calcext:value-type="string">
            <text:p>aspect.tgt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b.damage</text:p>
          </table:table-cell>
          <table:table-cell office:value-type="string" calcext:value-type="string">
            <text:p>dbh.cm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b.s1</text:p>
          </table:table-cell>
          <table:table-cell office:value-type="string" calcext:value-type="string">
            <text:p>db.s2</text:p>
          </table:table-cell>
          <table:table-cell office:value-type="string" calcext:value-type="string">
            <text:p>db.s3</text:p>
          </table:table-cell>
          <table:table-cell office:value-type="string" calcext:value-type="string">
            <text:p>db.s4</text:p>
          </table:table-cell>
          <table:table-cell office:value-type="string" calcext:value-type="string">
            <text:p>db.s5</text:p>
          </table:table-cell>
          <table:table-cell office:value-type="string" calcext:value-type="string">
            <text:p>db.s6</text:p>
          </table:table-cell>
          <table:table-cell office:value-type="string" calcext:value-type="string">
            <text:p>db.s7</text:p>
          </table:table-cell>
          <table:table-cell office:value-type="string" calcext:value-type="string">
            <text:p>db.s8</text:p>
          </table:table-cell>
          <table:table-cell office:value-type="string" calcext:value-type="string">
            <text:p>db.s9</text:p>
          </table:table-cell>
          <table:table-cell office:value-type="string" calcext:value-type="string">
            <text:p>db.s10</text:p>
          </table:table-cell>
          <table:table-cell office:value-type="string" calcext:value-type="string">
            <text:p>db.s11</text:p>
          </table:table-cell>
          <table:table-cell office:value-type="string" calcext:value-type="string">
            <text:p>db.s12</text:p>
          </table:table-cell>
          <table:table-cell office:value-type="string" calcext:value-type="string">
            <text:p>db.s13</text:p>
          </table:table-cell>
          <table:table-cell office:value-type="string" calcext:value-type="string">
            <text:p>db.s14</text:p>
          </table:table-cell>
          <table:table-cell office:value-type="string" calcext:value-type="string">
            <text:p>db.s15</text:p>
          </table:table-cell>
          <table:table-cell office:value-type="string" calcext:value-type="string">
            <text:p>stem.no</text:p>
          </table:table-cell>
          <table:table-cell office:value-type="string" calcext:value-type="string">
            <text:p>db.max</text:p>
          </table:table-cell>
          <table:table-cell office:value-type="string" calcext:value-type="string">
            <text:p>rbt</text:p>
          </table:table-cell>
          <table:table-cell office:value-type="string" calcext:value-type="string">
            <text:p>wd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9109" calcext:value-type="float">
            <text:p>148.3699109</text:p>
          </table:table-cell>
          <table:table-cell office:value-type="float" office:value="-36.2621113" calcext:value-type="float">
            <text:p>-36.2621113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705.6" calcext:value-type="float">
            <text:p>1705.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5" calcext:value-type="float">
            <text:p>14.5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97701149" calcext:value-type="float">
            <text:p>4.597701149</text:p>
          </table:table-cell>
          <table:table-cell office:value-type="float" office:value="0.493219304" calcext:value-type="float">
            <text:p>0.493219304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0285" calcext:value-type="float">
            <text:p>148.3700285</text:p>
          </table:table-cell>
          <table:table-cell office:value-type="float" office:value="-36.2621926" calcext:value-type="float">
            <text:p>-36.2621926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706.6" calcext:value-type="float">
            <text:p>1706.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1" calcext:value-type="float">
            <text:p>12.1</text:p>
          </table:table-cell>
          <table:table-cell office:value-type="float" office:value="0.73" calcext:value-type="float">
            <text:p>0.7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60606061" calcext:value-type="float">
            <text:p>6.060606061</text:p>
          </table:table-cell>
          <table:table-cell office:value-type="float" office:value="0.440727003" calcext:value-type="float">
            <text:p>0.440727003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7816" calcext:value-type="float">
            <text:p>148.3697816</text:p>
          </table:table-cell>
          <table:table-cell office:value-type="float" office:value="-36.262086" calcext:value-type="float">
            <text:p>-36.262086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706.1" calcext:value-type="float">
            <text:p>1706.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7" calcext:value-type="float">
            <text:p>13.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.622871046" calcext:value-type="float">
            <text:p>4.622871046</text:p>
          </table:table-cell>
          <table:table-cell office:value-type="float" office:value="0.445213675" calcext:value-type="float">
            <text:p>0.445213675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7325" calcext:value-type="float">
            <text:p>148.3697325</text:p>
          </table:table-cell>
          <table:table-cell office:value-type="float" office:value="-36.2620289" calcext:value-type="float">
            <text:p>-36.2620289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705.4" calcext:value-type="float">
            <text:p>1705.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.1" calcext:value-type="float">
            <text:p>12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785123967" calcext:value-type="float">
            <text:p>5.785123967</text:p>
          </table:table-cell>
          <table:table-cell office:value-type="float" office:value="0.430458505" calcext:value-type="float">
            <text:p>0.430458505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7107" calcext:value-type="float">
            <text:p>148.3697107</text:p>
          </table:table-cell>
          <table:table-cell office:value-type="float" office:value="-36.2619536" calcext:value-type="float">
            <text:p>-36.2619536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704.2" calcext:value-type="float">
            <text:p>1704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62962963" calcext:value-type="float">
            <text:p>4.62962963</text:p>
          </table:table-cell>
          <table:table-cell office:value-type="float" office:value="0.460264076" calcext:value-type="float">
            <text:p>0.460264076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694" calcext:value-type="float">
            <text:p>148.369694</text:p>
          </table:table-cell>
          <table:table-cell office:value-type="float" office:value="-36.2619467" calcext:value-type="float">
            <text:p>-36.2619467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704.2" calcext:value-type="float">
            <text:p>1704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35353535" calcext:value-type="float">
            <text:p>3.535353535</text:p>
          </table:table-cell>
          <table:table-cell office:value-type="float" office:value="0.45850506" calcext:value-type="float">
            <text:p>0.45850506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6386" calcext:value-type="float">
            <text:p>148.3696386</text:p>
          </table:table-cell>
          <table:table-cell office:value-type="float" office:value="-36.2618963" calcext:value-type="float">
            <text:p>-36.2618963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703.7" calcext:value-type="float">
            <text:p>1703.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834605598" calcext:value-type="float">
            <text:p>4.834605598</text:p>
          </table:table-cell>
          <table:table-cell office:value-type="float" office:value="0.418234052" calcext:value-type="float">
            <text:p>0.418234052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6078" calcext:value-type="float">
            <text:p>148.3696078</text:p>
          </table:table-cell>
          <table:table-cell office:value-type="float" office:value="-36.2618405" calcext:value-type="float">
            <text:p>-36.2618405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702.8" calcext:value-type="float">
            <text:p>1702.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5" calcext:value-type="float">
            <text:p>14.5</text:p>
          </table:table-cell>
          <table:table-cell office:value-type="float" office:value="0.63" calcext:value-type="float">
            <text:p>0.6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367816092" calcext:value-type="float">
            <text:p>4.367816092</text:p>
          </table:table-cell>
          <table:table-cell office:value-type="float" office:value="0.463637557" calcext:value-type="float">
            <text:p>0.463637557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5614" calcext:value-type="float">
            <text:p>148.3695614</text:p>
          </table:table-cell>
          <table:table-cell office:value-type="float" office:value="-36.2617612" calcext:value-type="float">
            <text:p>-36.2617612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701.5" calcext:value-type="float">
            <text:p>1701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.637681159" calcext:value-type="float">
            <text:p>4.637681159</text:p>
          </table:table-cell>
          <table:table-cell office:value-type="float" office:value="0.465330124" calcext:value-type="float">
            <text:p>0.465330124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5218" calcext:value-type="float">
            <text:p>148.3695218</text:p>
          </table:table-cell>
          <table:table-cell office:value-type="float" office:value="-36.2617204" calcext:value-type="float">
            <text:p>-36.2617204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700.8" calcext:value-type="float">
            <text:p>1700.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6" calcext:value-type="float">
            <text:p>11.6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85057471" calcext:value-type="float">
            <text:p>4.885057471</text:p>
          </table:table-cell>
          <table:table-cell office:value-type="float" office:value="0.456458774" calcext:value-type="float">
            <text:p>0.456458774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4852" calcext:value-type="float">
            <text:p>148.3694852</text:p>
          </table:table-cell>
          <table:table-cell office:value-type="float" office:value="-36.2616582" calcext:value-type="float">
            <text:p>-36.2616582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699.6" calcext:value-type="float">
            <text:p>1699.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9" calcext:value-type="float">
            <text:p>9.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92255892" calcext:value-type="float">
            <text:p>5.892255892</text:p>
          </table:table-cell>
          <table:table-cell office:value-type="float" office:value="0.448103198" calcext:value-type="float">
            <text:p>0.448103198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4203" calcext:value-type="float">
            <text:p>148.3694203</text:p>
          </table:table-cell>
          <table:table-cell office:value-type="float" office:value="-36.2616128" calcext:value-type="float">
            <text:p>-36.2616128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698.7" calcext:value-type="float">
            <text:p>1698.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63157895" calcext:value-type="float">
            <text:p>5.263157895</text:p>
          </table:table-cell>
          <table:table-cell office:value-type="float" office:value="0.490849462" calcext:value-type="float">
            <text:p>0.490849462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3827" calcext:value-type="float">
            <text:p>148.3693827</text:p>
          </table:table-cell>
          <table:table-cell office:value-type="float" office:value="-36.2615848" calcext:value-type="float">
            <text:p>-36.2615848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698" calcext:value-type="float">
            <text:p>169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7" calcext:value-type="float">
            <text:p>11.7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58404558" calcext:value-type="float">
            <text:p>4.558404558</text:p>
          </table:table-cell>
          <table:table-cell office:value-type="float" office:value="0.511506442" calcext:value-type="float">
            <text:p>0.511506442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3196" calcext:value-type="float">
            <text:p>148.3693196</text:p>
          </table:table-cell>
          <table:table-cell office:value-type="float" office:value="-36.2615766" calcext:value-type="float">
            <text:p>-36.2615766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697.9" calcext:value-type="float">
            <text:p>1697.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3" calcext:value-type="float">
            <text:p>11.3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14749263" calcext:value-type="float">
            <text:p>5.014749263</text:p>
          </table:table-cell>
          <table:table-cell office:value-type="float" office:value="0.483943338" calcext:value-type="float">
            <text:p>0.483943338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095" calcext:value-type="float">
            <text:p>148.369095</text:p>
          </table:table-cell>
          <table:table-cell office:value-type="float" office:value="-36.2615798" calcext:value-type="float">
            <text:p>-36.2615798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-1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698.2" calcext:value-type="float">
            <text:p>1698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1" calcext:value-type="float">
            <text:p>14.1</text:p>
          </table:table-cell>
          <table:table-cell office:value-type="float" office:value="0.63" calcext:value-type="float">
            <text:p>0.63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.491725768" calcext:value-type="float">
            <text:p>4.491725768</text:p>
          </table:table-cell>
          <table:table-cell office:value-type="float" office:value="0.495402985" calcext:value-type="float">
            <text:p>0.495402985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5256" calcext:value-type="float">
            <text:p>148.3855256</text:p>
          </table:table-cell>
          <table:table-cell office:value-type="float" office:value="-36.2759114" calcext:value-type="float">
            <text:p>-36.2759114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790.4" calcext:value-type="float">
            <text:p>1790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1.2" calcext:value-type="float">
            <text:p>21.2</text:p>
          </table:table-cell>
          <table:table-cell office:value-type="float" office:value="0.73" calcext:value-type="float">
            <text:p>0.7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59119497" calcext:value-type="float">
            <text:p>3.459119497</text:p>
          </table:table-cell>
          <table:table-cell office:value-type="float" office:value="0.526233184" calcext:value-type="float">
            <text:p>0.526233184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4475" calcext:value-type="float">
            <text:p>148.3854475</text:p>
          </table:table-cell>
          <table:table-cell office:value-type="float" office:value="-36.2759139" calcext:value-type="float">
            <text:p>-36.2759139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788.5" calcext:value-type="float">
            <text:p>1788.5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8.9" calcext:value-type="float">
            <text:p>38.9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13796058" calcext:value-type="float">
            <text:p>1.713796058</text:p>
          </table:table-cell>
          <table:table-cell office:value-type="float" office:value="0.479630178" calcext:value-type="float">
            <text:p>0.479630178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695" calcext:value-type="float">
            <text:p>148.3853695</text:p>
          </table:table-cell>
          <table:table-cell office:value-type="float" office:value="-36.2758804" calcext:value-type="float">
            <text:p>-36.2758804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786.1" calcext:value-type="float">
            <text:p>1786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9.2" calcext:value-type="float">
            <text:p>39.2</text:p>
          </table:table-cell>
          <table:table-cell office:value-type="float" office:value="0.7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70748299" calcext:value-type="float">
            <text:p>1.870748299</text:p>
          </table:table-cell>
          <table:table-cell office:value-type="float" office:value="0.461172669" calcext:value-type="float">
            <text:p>0.461172669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711" calcext:value-type="float">
            <text:p>148.3853711</text:p>
          </table:table-cell>
          <table:table-cell office:value-type="float" office:value="-36.2758506" calcext:value-type="float">
            <text:p>-36.2758506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785.6" calcext:value-type="float">
            <text:p>1785.6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2" calcext:value-type="float">
            <text:p>14.2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55868545" calcext:value-type="float">
            <text:p>3.755868545</text:p>
          </table:table-cell>
          <table:table-cell office:value-type="float" office:value="0.456004862" calcext:value-type="float">
            <text:p>0.456004862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401" calcext:value-type="float">
            <text:p>148.3853401</text:p>
          </table:table-cell>
          <table:table-cell office:value-type="float" office:value="-36.2759204" calcext:value-type="float">
            <text:p>-36.2759204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786.1" calcext:value-type="float">
            <text:p>1786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3.5" calcext:value-type="float">
            <text:p>33.5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93034826" calcext:value-type="float">
            <text:p>1.393034826</text:p>
          </table:table-cell>
          <table:table-cell office:value-type="float" office:value="0.429280812" calcext:value-type="float">
            <text:p>0.429280812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2743" calcext:value-type="float">
            <text:p>148.3852743</text:p>
          </table:table-cell>
          <table:table-cell office:value-type="float" office:value="-36.2759692" calcext:value-type="float">
            <text:p>-36.2759692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785.4" calcext:value-type="float">
            <text:p>1785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4" calcext:value-type="float">
            <text:p>26.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51515152" calcext:value-type="float">
            <text:p>2.651515152</text:p>
          </table:table-cell>
          <table:table-cell office:value-type="float" office:value="0.454243133" calcext:value-type="float">
            <text:p>0.454243133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2309" calcext:value-type="float">
            <text:p>148.3852309</text:p>
          </table:table-cell>
          <table:table-cell office:value-type="float" office:value="-36.2760881" calcext:value-type="float">
            <text:p>-36.2760881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786.7" calcext:value-type="float">
            <text:p>1786.7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.8" calcext:value-type="float">
            <text:p>32.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30894309" calcext:value-type="float">
            <text:p>1.930894309</text:p>
          </table:table-cell>
          <table:table-cell office:value-type="float" office:value="0.442929849" calcext:value-type="float">
            <text:p>0.442929849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1788" calcext:value-type="float">
            <text:p>148.3851788</text:p>
          </table:table-cell>
          <table:table-cell office:value-type="float" office:value="-36.2761602" calcext:value-type="float">
            <text:p>-36.2761602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786.5" calcext:value-type="float">
            <text:p>1786.5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7.6" calcext:value-type="float">
            <text:p>47.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60504202" calcext:value-type="float">
            <text:p>1.260504202</text:p>
          </table:table-cell>
          <table:table-cell office:value-type="float" office:value="0.442686859" calcext:value-type="float">
            <text:p>0.442686859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1466" calcext:value-type="float">
            <text:p>148.3851466</text:p>
          </table:table-cell>
          <table:table-cell office:value-type="float" office:value="-36.2762119" calcext:value-type="float">
            <text:p>-36.2762119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786.2" calcext:value-type="float">
            <text:p>1786.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3" calcext:value-type="float">
            <text:p>22.3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840059791" calcext:value-type="float">
            <text:p>2.840059791</text:p>
          </table:table-cell>
          <table:table-cell office:value-type="float" office:value="0.41015259" calcext:value-type="float">
            <text:p>0.41015259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0564" calcext:value-type="float">
            <text:p>148.3850564</text:p>
          </table:table-cell>
          <table:table-cell office:value-type="float" office:value="-36.2762128" calcext:value-type="float">
            <text:p>-36.2762128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784.7" calcext:value-type="float">
            <text:p>1784.7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6" calcext:value-type="float">
            <text:p>24.6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3902439" calcext:value-type="float">
            <text:p>2.43902439</text:p>
          </table:table-cell>
          <table:table-cell office:value-type="float" office:value="0.50338135" calcext:value-type="float">
            <text:p>0.50338135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0651" calcext:value-type="float">
            <text:p>148.3850651</text:p>
          </table:table-cell>
          <table:table-cell office:value-type="float" office:value="-36.276234" calcext:value-type="float">
            <text:p>-36.276234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785" calcext:value-type="float">
            <text:p>1785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8.2" calcext:value-type="float">
            <text:p>18.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2.93040293" calcext:value-type="float">
            <text:p>2.93040293</text:p>
          </table:table-cell>
          <table:table-cell office:value-type="float" office:value="0.495437788" calcext:value-type="float">
            <text:p>0.495437788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49138" calcext:value-type="float">
            <text:p>148.3849138</text:p>
          </table:table-cell>
          <table:table-cell office:value-type="float" office:value="-36.2762294" calcext:value-type="float">
            <text:p>-36.2762294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9.8" calcext:value-type="float">
            <text:p>29.8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1.901565996" calcext:value-type="float">
            <text:p>1.901565996</text:p>
          </table:table-cell>
          <table:table-cell office:value-type="float" office:value="0.502003339" calcext:value-type="float">
            <text:p>0.502003339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48554" calcext:value-type="float">
            <text:p>148.3848554</text:p>
          </table:table-cell>
          <table:table-cell office:value-type="float" office:value="-36.2761586" calcext:value-type="float">
            <text:p>-36.2761586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780.2" calcext:value-type="float">
            <text:p>1780.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4" calcext:value-type="float">
            <text:p>20.4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614379085" calcext:value-type="float">
            <text:p>2.614379085</text:p>
          </table:table-cell>
          <table:table-cell office:value-type="float" office:value="0.532138055" calcext:value-type="float">
            <text:p>0.532138055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48401" calcext:value-type="float">
            <text:p>148.3848401</text:p>
          </table:table-cell>
          <table:table-cell office:value-type="float" office:value="-36.2761513" calcext:value-type="float">
            <text:p>-36.2761513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779.8" calcext:value-type="float">
            <text:p>1779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529411765" calcext:value-type="float">
            <text:p>3.529411765</text:p>
          </table:table-cell>
          <table:table-cell office:value-type="float" office:value="0.499042868" calcext:value-type="float">
            <text:p>0.499042868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48238" calcext:value-type="float">
            <text:p>148.3848238</text:p>
          </table:table-cell>
          <table:table-cell office:value-type="float" office:value="-36.2761402" calcext:value-type="float">
            <text:p>-36.2761402</text:p>
          </table:table-cell>
          <table:table-cell office:value-type="string" calcext:value-type="string">
            <text:p>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S-2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779.4" calcext:value-type="float">
            <text:p>1779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1" calcext:value-type="float">
            <text:p>24.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13001383" calcext:value-type="float">
            <text:p>2.213001383</text:p>
          </table:table-cell>
          <table:table-cell office:value-type="float" office:value="0.477132159" calcext:value-type="float">
            <text:p>0.477132159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9234" calcext:value-type="float">
            <text:p>148.3859234</text:p>
          </table:table-cell>
          <table:table-cell office:value-type="float" office:value="-36.2789343" calcext:value-type="float">
            <text:p>-36.2789343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789.6" calcext:value-type="float">
            <text:p>1789.6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3.1" calcext:value-type="float">
            <text:p>23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02020202" calcext:value-type="float">
            <text:p>2.02020202</text:p>
          </table:table-cell>
          <table:table-cell office:value-type="float" office:value="0.476141392" calcext:value-type="float">
            <text:p>0.476141392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8894" calcext:value-type="float">
            <text:p>148.3858894</text:p>
          </table:table-cell>
          <table:table-cell office:value-type="float" office:value="-36.2789007" calcext:value-type="float">
            <text:p>-36.2789007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789.5" calcext:value-type="float">
            <text:p>1789.5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8" calcext:value-type="float">
            <text:p>15.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53586498" calcext:value-type="float">
            <text:p>2.953586498</text:p>
          </table:table-cell>
          <table:table-cell office:value-type="float" office:value="0.502144928" calcext:value-type="float">
            <text:p>0.502144928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8726" calcext:value-type="float">
            <text:p>148.3858726</text:p>
          </table:table-cell>
          <table:table-cell office:value-type="float" office:value="-36.2788867" calcext:value-type="float">
            <text:p>-36.2788867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789.4" calcext:value-type="float">
            <text:p>1789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.4" calcext:value-type="float">
            <text:p>17.4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490421456" calcext:value-type="float">
            <text:p>2.490421456</text:p>
          </table:table-cell>
          <table:table-cell office:value-type="float" office:value="0.464551032" calcext:value-type="float">
            <text:p>0.464551032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7855" calcext:value-type="float">
            <text:p>148.3857855</text:p>
          </table:table-cell>
          <table:table-cell office:value-type="float" office:value="-36.2787713" calcext:value-type="float">
            <text:p>-36.2787713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788.6" calcext:value-type="float">
            <text:p>1788.6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7" calcext:value-type="float">
            <text:p>15.7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09341826" calcext:value-type="float">
            <text:p>3.609341826</text:p>
          </table:table-cell>
          <table:table-cell office:value-type="float" office:value="0.465297297" calcext:value-type="float">
            <text:p>0.465297297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7734" calcext:value-type="float">
            <text:p>148.3857734</text:p>
          </table:table-cell>
          <table:table-cell office:value-type="float" office:value="-36.2786981" calcext:value-type="float">
            <text:p>-36.2786981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788.8" calcext:value-type="float">
            <text:p>1788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61.6" calcext:value-type="float">
            <text:p>61.6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28138528" calcext:value-type="float">
            <text:p>1.028138528</text:p>
          </table:table-cell>
          <table:table-cell office:value-type="float" office:value="0.485770751" calcext:value-type="float">
            <text:p>0.485770751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7664" calcext:value-type="float">
            <text:p>148.3857664</text:p>
          </table:table-cell>
          <table:table-cell office:value-type="float" office:value="-36.2786659" calcext:value-type="float">
            <text:p>-36.2786659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788.8" calcext:value-type="float">
            <text:p>1788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5.9" calcext:value-type="float">
            <text:p>55.9</text:p>
          </table:table-cell>
          <table:table-cell office:value-type="float" office:value="0.63" calcext:value-type="float">
            <text:p>0.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132975552" calcext:value-type="float">
            <text:p>1.132975552</text:p>
          </table:table-cell>
          <table:table-cell office:value-type="float" office:value="0.48201918" calcext:value-type="float">
            <text:p>0.48201918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6749" calcext:value-type="float">
            <text:p>148.3856749</text:p>
          </table:table-cell>
          <table:table-cell office:value-type="float" office:value="-36.2785753" calcext:value-type="float">
            <text:p>-36.2785753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787.8" calcext:value-type="float">
            <text:p>1787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5" calcext:value-type="float">
            <text:p>15.5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086021505" calcext:value-type="float">
            <text:p>4.086021505</text:p>
          </table:table-cell>
          <table:table-cell office:value-type="float" office:value="0.487379719" calcext:value-type="float">
            <text:p>0.487379719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4899" calcext:value-type="float">
            <text:p>148.3854899</text:p>
          </table:table-cell>
          <table:table-cell office:value-type="float" office:value="-36.2783382" calcext:value-type="float">
            <text:p>-36.2783382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785.8" calcext:value-type="float">
            <text:p>1785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" calcext:value-type="float">
            <text:p>3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770833333" calcext:value-type="float">
            <text:p>1.770833333</text:p>
          </table:table-cell>
          <table:table-cell office:value-type="float" office:value="0.477701149" calcext:value-type="float">
            <text:p>0.477701149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4214" calcext:value-type="float">
            <text:p>148.3854214</text:p>
          </table:table-cell>
          <table:table-cell office:value-type="float" office:value="-36.2782816" calcext:value-type="float">
            <text:p>-36.2782816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783.9" calcext:value-type="float">
            <text:p>1783.9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9" calcext:value-type="float">
            <text:p>15.9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983228512" calcext:value-type="float">
            <text:p>3.983228512</text:p>
          </table:table-cell>
          <table:table-cell office:value-type="float" office:value="0.443193717" calcext:value-type="float">
            <text:p>0.443193717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337" calcext:value-type="float">
            <text:p>148.3853337</text:p>
          </table:table-cell>
          <table:table-cell office:value-type="float" office:value="-36.2782792" calcext:value-type="float">
            <text:p>-36.2782792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782.3" calcext:value-type="float">
            <text:p>1782.3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5.555555556" calcext:value-type="float">
            <text:p>5.555555556</text:p>
          </table:table-cell>
          <table:table-cell office:value-type="float" office:value="0.444786118" calcext:value-type="float">
            <text:p>0.444786118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119" calcext:value-type="float">
            <text:p>148.3853119</text:p>
          </table:table-cell>
          <table:table-cell office:value-type="float" office:value="-36.2782214" calcext:value-type="float">
            <text:p>-36.2782214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781.1" calcext:value-type="float">
            <text:p>1781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906976744" calcext:value-type="float">
            <text:p>2.906976744</text:p>
          </table:table-cell>
          <table:table-cell office:value-type="float" office:value="0.506765741" calcext:value-type="float">
            <text:p>0.506765741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84" calcext:value-type="float">
            <text:p>148.385384</text:p>
          </table:table-cell>
          <table:table-cell office:value-type="float" office:value="-36.2781843" calcext:value-type="float">
            <text:p>-36.2781843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3.9" calcext:value-type="float">
            <text:p>23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2.092050209" calcext:value-type="float">
            <text:p>2.092050209</text:p>
          </table:table-cell>
          <table:table-cell office:value-type="float" office:value="0.471568123" calcext:value-type="float">
            <text:p>0.471568123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4104" calcext:value-type="float">
            <text:p>148.3854104</text:p>
          </table:table-cell>
          <table:table-cell office:value-type="float" office:value="-36.2782055" calcext:value-type="float">
            <text:p>-36.2782055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782.8" calcext:value-type="float">
            <text:p>1782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0.6" calcext:value-type="float">
            <text:p>20.6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588996764" calcext:value-type="float">
            <text:p>2.588996764</text:p>
          </table:table-cell>
          <table:table-cell office:value-type="float" office:value="0.480217028" calcext:value-type="float">
            <text:p>0.480217028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961" calcext:value-type="float">
            <text:p>148.3853961</text:p>
          </table:table-cell>
          <table:table-cell office:value-type="float" office:value="-36.2781526" calcext:value-type="float">
            <text:p>-36.2781526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781.8" calcext:value-type="float">
            <text:p>1781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32142857" calcext:value-type="float">
            <text:p>2.232142857</text:p>
          </table:table-cell>
          <table:table-cell office:value-type="float" office:value="0.46474259" calcext:value-type="float">
            <text:p>0.46474259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53434" calcext:value-type="float">
            <text:p>148.3853434</text:p>
          </table:table-cell>
          <table:table-cell office:value-type="float" office:value="-36.2781197" calcext:value-type="float">
            <text:p>-36.2781197</text:p>
          </table:table-cell>
          <table:table-cell office:value-type="string" calcext:value-type="string">
            <text:p>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-3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780.3" calcext:value-type="float">
            <text:p>1780.3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3" calcext:value-type="float">
            <text:p>36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203856749" calcext:value-type="float">
            <text:p>2.203856749</text:p>
          </table:table-cell>
          <table:table-cell office:value-type="float" office:value="0.429473684" calcext:value-type="float">
            <text:p>0.429473684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2197" calcext:value-type="float">
            <text:p>148.3902197</text:p>
          </table:table-cell>
          <table:table-cell office:value-type="float" office:value="-36.3022036" calcext:value-type="float">
            <text:p>-36.3022036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686.6" calcext:value-type="float">
            <text:p>1686.6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4.1" calcext:value-type="float">
            <text:p>54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24214418" calcext:value-type="float">
            <text:p>0.924214418</text:p>
          </table:table-cell>
          <table:table-cell office:value-type="float" office:value="0.459039172" calcext:value-type="float">
            <text:p>0.459039172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273" calcext:value-type="float">
            <text:p>148.3900273</text:p>
          </table:table-cell>
          <table:table-cell office:value-type="float" office:value="-36.3019998" calcext:value-type="float">
            <text:p>-36.3019998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688.3" calcext:value-type="float">
            <text:p>1688.3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8" calcext:value-type="float">
            <text:p>25.8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67183463" calcext:value-type="float">
            <text:p>2.067183463</text:p>
          </table:table-cell>
          <table:table-cell office:value-type="float" office:value="0.560830583" calcext:value-type="float">
            <text:p>0.560830583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743" calcext:value-type="float">
            <text:p>148.3900743</text:p>
          </table:table-cell>
          <table:table-cell office:value-type="float" office:value="-36.3019696" calcext:value-type="float">
            <text:p>-36.3019696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689.8" calcext:value-type="float">
            <text:p>1689.8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3.5" calcext:value-type="float">
            <text:p>53.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47663551" calcext:value-type="float">
            <text:p>0.747663551</text:p>
          </table:table-cell>
          <table:table-cell office:value-type="float" office:value="0.450398605" calcext:value-type="float">
            <text:p>0.450398605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634" calcext:value-type="float">
            <text:p>148.3900634</text:p>
          </table:table-cell>
          <table:table-cell office:value-type="float" office:value="-36.3019568" calcext:value-type="float">
            <text:p>-36.3019568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689.9" calcext:value-type="float">
            <text:p>1689.9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2" calcext:value-type="float">
            <text:p>27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38235294" calcext:value-type="float">
            <text:p>1.838235294</text:p>
          </table:table-cell>
          <table:table-cell office:value-type="float" office:value="0.490026858" calcext:value-type="float">
            <text:p>0.490026858</text:p>
          </table:table-cell>
          <table:table-cell table:number-columns-repeated="98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792" calcext:value-type="float">
            <text:p>148.3900792</text:p>
          </table:table-cell>
          <table:table-cell office:value-type="float" office:value="-36.3019068" calcext:value-type="float">
            <text:p>-36.3019068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691.4" calcext:value-type="float">
            <text:p>1691.4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4" calcext:value-type="float">
            <text:p>36.4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9047619" calcext:value-type="float">
            <text:p>1.19047619</text:p>
          </table:table-cell>
          <table:table-cell office:value-type="float" office:value="0.534947839" calcext:value-type="float">
            <text:p>0.534947839</text:p>
          </table:table-cell>
          <table:table-cell table:number-columns-repeated="98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1014" calcext:value-type="float">
            <text:p>148.3901014</text:p>
          </table:table-cell>
          <table:table-cell office:value-type="float" office:value="-36.3018812" calcext:value-type="float">
            <text:p>-36.3018812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692.5" calcext:value-type="float">
            <text:p>1692.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8.1" calcext:value-type="float">
            <text:p>38.1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49868766" calcext:value-type="float">
            <text:p>1.049868766</text:p>
          </table:table-cell>
          <table:table-cell office:value-type="float" office:value="0.503540781" calcext:value-type="float">
            <text:p>0.503540781</text:p>
          </table:table-cell>
          <table:table-cell table:number-columns-repeated="98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1515" calcext:value-type="float">
            <text:p>148.3901515</text:p>
          </table:table-cell>
          <table:table-cell office:value-type="float" office:value="-36.3018522" calcext:value-type="float">
            <text:p>-36.3018522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694.2" calcext:value-type="float">
            <text:p>1694.2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3.8" calcext:value-type="float">
            <text:p>23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80672269" calcext:value-type="float">
            <text:p>1.680672269</text:p>
          </table:table-cell>
          <table:table-cell office:value-type="float" office:value="0.494558442" calcext:value-type="float">
            <text:p>0.494558442</text:p>
          </table:table-cell>
          <table:table-cell table:number-columns-repeated="98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205" calcext:value-type="float">
            <text:p>148.390205</text:p>
          </table:table-cell>
          <table:table-cell office:value-type="float" office:value="-36.3017626" calcext:value-type="float">
            <text:p>-36.3017626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697.8" calcext:value-type="float">
            <text:p>1697.8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0.2" calcext:value-type="float">
            <text:p>30.2</text:p>
          </table:table-cell>
          <table:table-cell office:value-type="float" office:value="0.43" calcext:value-type="float">
            <text:p>0.4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434878587" calcext:value-type="float">
            <text:p>1.434878587</text:p>
          </table:table-cell>
          <table:table-cell office:value-type="float" office:value="0.420231621" calcext:value-type="float">
            <text:p>0.420231621</text:p>
          </table:table-cell>
          <table:table-cell table:number-columns-repeated="98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2407" calcext:value-type="float">
            <text:p>148.3902407</text:p>
          </table:table-cell>
          <table:table-cell office:value-type="float" office:value="-36.3017717" calcext:value-type="float">
            <text:p>-36.3017717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698.2" calcext:value-type="float">
            <text:p>1698.2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.9" calcext:value-type="float">
            <text:p>32.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1.215805471" calcext:value-type="float">
            <text:p>1.215805471</text:p>
          </table:table-cell>
          <table:table-cell office:value-type="float" office:value="0.466146927" calcext:value-type="float">
            <text:p>0.466146927</text:p>
          </table:table-cell>
          <table:table-cell table:number-columns-repeated="98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883" calcext:value-type="float">
            <text:p>148.3897883</text:p>
          </table:table-cell>
          <table:table-cell office:value-type="float" office:value="-36.3020248" calcext:value-type="float">
            <text:p>-36.3020248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685.5" calcext:value-type="float">
            <text:p>1685.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41666667" calcext:value-type="float">
            <text:p>1.041666667</text:p>
          </table:table-cell>
          <table:table-cell office:value-type="float" office:value="0.50427027" calcext:value-type="float">
            <text:p>0.50427027</text:p>
          </table:table-cell>
          <table:table-cell table:number-columns-repeated="98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704" calcext:value-type="float">
            <text:p>148.3897704</text:p>
          </table:table-cell>
          <table:table-cell office:value-type="float" office:value="-36.3020285" calcext:value-type="float">
            <text:p>-36.3020285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685.3" calcext:value-type="float">
            <text:p>1685.3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1.3" calcext:value-type="float">
            <text:p>41.3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49233253" calcext:value-type="float">
            <text:p>1.049233253</text:p>
          </table:table-cell>
          <table:table-cell office:value-type="float" office:value="0.508671241" calcext:value-type="float">
            <text:p>0.508671241</text:p>
          </table:table-cell>
          <table:table-cell table:number-columns-repeated="98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534" calcext:value-type="float">
            <text:p>148.3897534</text:p>
          </table:table-cell>
          <table:table-cell office:value-type="float" office:value="-36.3020396" calcext:value-type="float">
            <text:p>-36.3020396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684.9" calcext:value-type="float">
            <text:p>1684.9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5" calcext:value-type="float">
            <text:p>27.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54545455" calcext:value-type="float">
            <text:p>1.454545455</text:p>
          </table:table-cell>
          <table:table-cell office:value-type="float" office:value="0.506070313" calcext:value-type="float">
            <text:p>0.506070313</text:p>
          </table:table-cell>
          <table:table-cell table:number-columns-repeated="98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8443" calcext:value-type="float">
            <text:p>148.3898443</text:p>
          </table:table-cell>
          <table:table-cell office:value-type="float" office:value="-36.3020681" calcext:value-type="float">
            <text:p>-36.3020681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4.3" calcext:value-type="float">
            <text:p>44.3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8179082" calcext:value-type="float">
            <text:p>0.978179082</text:p>
          </table:table-cell>
          <table:table-cell office:value-type="float" office:value="0.55694843" calcext:value-type="float">
            <text:p>0.55694843</text:p>
          </table:table-cell>
          <table:table-cell table:number-columns-repeated="98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8724" calcext:value-type="float">
            <text:p>148.3898724</text:p>
          </table:table-cell>
          <table:table-cell office:value-type="float" office:value="-36.3021054" calcext:value-type="float">
            <text:p>-36.3021054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684.3" calcext:value-type="float">
            <text:p>1684.3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5.6" calcext:value-type="float">
            <text:p>35.6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98127341" calcext:value-type="float">
            <text:p>1.498127341</text:p>
          </table:table-cell>
          <table:table-cell office:value-type="float" office:value="0.466866856" calcext:value-type="float">
            <text:p>0.466866856</text:p>
          </table:table-cell>
          <table:table-cell table:number-columns-repeated="98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8657" calcext:value-type="float">
            <text:p>148.3898657</text:p>
          </table:table-cell>
          <table:table-cell office:value-type="float" office:value="-36.3020837" calcext:value-type="float">
            <text:p>-36.3020837</text:p>
          </table:table-cell>
          <table:table-cell office:value-type="string" calcext:value-type="string">
            <text:p>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S-4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684.8" calcext:value-type="float">
            <text:p>1684.8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3" calcext:value-type="float">
            <text:p>36.3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85583104" calcext:value-type="float">
            <text:p>1.285583104</text:p>
          </table:table-cell>
          <table:table-cell office:value-type="float" office:value="0.480259067" calcext:value-type="float">
            <text:p>0.480259067</text:p>
          </table:table-cell>
          <table:table-cell table:number-columns-repeated="98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ucalytpus pauciflora</text:p>
          </table:table-cell>
          <table:table-cell office:value-type="float" office:value="148.3959733" calcext:value-type="float">
            <text:p>148.3959733</text:p>
          </table:table-cell>
          <table:table-cell office:value-type="float" office:value="-36.3096094" calcext:value-type="float">
            <text:p>-36.3096094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632.7" calcext:value-type="float">
            <text:p>1632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5.7" calcext:value-type="float">
            <text:p>45.7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67031364" calcext:value-type="float">
            <text:p>1.167031364</text:p>
          </table:table-cell>
          <table:table-cell office:value-type="float" office:value="0.492948434" calcext:value-type="float">
            <text:p>0.492948434</text:p>
          </table:table-cell>
          <table:table-cell table:number-columns-repeated="98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1522" calcext:value-type="float">
            <text:p>148.3961522</text:p>
          </table:table-cell>
          <table:table-cell office:value-type="float" office:value="-36.3098021" calcext:value-type="float">
            <text:p>-36.3098021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628.9" calcext:value-type="float">
            <text:p>1628.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65" calcext:value-type="float">
            <text:p>65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0.512097902" calcext:value-type="float">
            <text:p>0.512097902</text:p>
          </table:table-cell>
          <table:table-cell table:number-columns-repeated="98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735" calcext:value-type="float">
            <text:p>148.3962735</text:p>
          </table:table-cell>
          <table:table-cell office:value-type="float" office:value="-36.3097731" calcext:value-type="float">
            <text:p>-36.3097731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631.8" calcext:value-type="float">
            <text:p>1631.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5.6" calcext:value-type="float">
            <text:p>25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625" calcext:value-type="float">
            <text:p>1.5625</text:p>
          </table:table-cell>
          <table:table-cell office:value-type="float" office:value="0.532754972" calcext:value-type="float">
            <text:p>0.532754972</text:p>
          </table:table-cell>
          <table:table-cell table:number-columns-repeated="98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842" calcext:value-type="float">
            <text:p>148.3962842</text:p>
          </table:table-cell>
          <table:table-cell office:value-type="float" office:value="-36.30974" calcext:value-type="float">
            <text:p>-36.30974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633.2" calcext:value-type="float">
            <text:p>1633.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2.2" calcext:value-type="float">
            <text:p>22.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01801802" calcext:value-type="float">
            <text:p>1.801801802</text:p>
          </table:table-cell>
          <table:table-cell office:value-type="float" office:value="0.582612313" calcext:value-type="float">
            <text:p>0.582612313</text:p>
          </table:table-cell>
          <table:table-cell table:number-columns-repeated="98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3001" calcext:value-type="float">
            <text:p>148.3963001</text:p>
          </table:table-cell>
          <table:table-cell office:value-type="float" office:value="-36.3097025" calcext:value-type="float">
            <text:p>-36.3097025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634.8" calcext:value-type="float">
            <text:p>1634.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2.8" calcext:value-type="float">
            <text:p>32.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27642276" calcext:value-type="float">
            <text:p>1.727642276</text:p>
          </table:table-cell>
          <table:table-cell office:value-type="float" office:value="0.549648197" calcext:value-type="float">
            <text:p>0.549648197</text:p>
          </table:table-cell>
          <table:table-cell table:number-columns-repeated="98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702" calcext:value-type="float">
            <text:p>148.3962702</text:p>
          </table:table-cell>
          <table:table-cell office:value-type="float" office:value="-36.3097056" calcext:value-type="float">
            <text:p>-36.3097056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634.4" calcext:value-type="float">
            <text:p>1634.4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50" calcext:value-type="float">
            <text:p>50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66666667" calcext:value-type="float">
            <text:p>1.066666667</text:p>
          </table:table-cell>
          <table:table-cell office:value-type="float" office:value="0.541282221" calcext:value-type="float">
            <text:p>0.541282221</text:p>
          </table:table-cell>
          <table:table-cell table:number-columns-repeated="98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224" calcext:value-type="float">
            <text:p>148.3962224</text:p>
          </table:table-cell>
          <table:table-cell office:value-type="float" office:value="-36.3096745" calcext:value-type="float">
            <text:p>-36.3096745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635.1" calcext:value-type="float">
            <text:p>1635.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0.8" calcext:value-type="float">
            <text:p>20.8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23076923" calcext:value-type="float">
            <text:p>1.923076923</text:p>
          </table:table-cell>
          <table:table-cell office:value-type="float" office:value="0.519408428" calcext:value-type="float">
            <text:p>0.519408428</text:p>
          </table:table-cell>
          <table:table-cell table:number-columns-repeated="98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155" calcext:value-type="float">
            <text:p>148.3962155</text:p>
          </table:table-cell>
          <table:table-cell office:value-type="float" office:value="-36.3096601" calcext:value-type="float">
            <text:p>-36.3096601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635.5" calcext:value-type="float">
            <text:p>1635.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7.7" calcext:value-type="float">
            <text:p>47.7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78336827" calcext:value-type="float">
            <text:p>0.978336827</text:p>
          </table:table-cell>
          <table:table-cell office:value-type="float" office:value="0.495870686" calcext:value-type="float">
            <text:p>0.495870686</text:p>
          </table:table-cell>
          <table:table-cell table:number-columns-repeated="98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2047" calcext:value-type="float">
            <text:p>148.3962047</text:p>
          </table:table-cell>
          <table:table-cell office:value-type="float" office:value="-36.3096326" calcext:value-type="float">
            <text:p>-36.3096326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636.5" calcext:value-type="float">
            <text:p>1636.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6.4" calcext:value-type="float">
            <text:p>26.4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15151515" calcext:value-type="float">
            <text:p>1.515151515</text:p>
          </table:table-cell>
          <table:table-cell office:value-type="float" office:value="0.570012731" calcext:value-type="float">
            <text:p>0.570012731</text:p>
          </table:table-cell>
          <table:table-cell table:number-columns-repeated="98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1178" calcext:value-type="float">
            <text:p>148.3961178</text:p>
          </table:table-cell>
          <table:table-cell office:value-type="float" office:value="-36.3096614" calcext:value-type="float">
            <text:p>-36.3096614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634.3" calcext:value-type="float">
            <text:p>1634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1.1" calcext:value-type="float">
            <text:p>41.1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35442011" calcext:value-type="float">
            <text:p>1.135442011</text:p>
          </table:table-cell>
          <table:table-cell office:value-type="float" office:value="0.496694826" calcext:value-type="float">
            <text:p>0.496694826</text:p>
          </table:table-cell>
          <table:table-cell table:number-columns-repeated="98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0679" calcext:value-type="float">
            <text:p>148.3960679</text:p>
          </table:table-cell>
          <table:table-cell office:value-type="float" office:value="-36.3095897" calcext:value-type="float">
            <text:p>-36.3095897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635.7" calcext:value-type="float">
            <text:p>1635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7" calcext:value-type="float">
            <text:p>37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41441441" calcext:value-type="float">
            <text:p>1.441441441</text:p>
          </table:table-cell>
          <table:table-cell office:value-type="float" office:value="0.521728" calcext:value-type="float">
            <text:p>0.521728</text:p>
          </table:table-cell>
          <table:table-cell table:number-columns-repeated="98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0875" calcext:value-type="float">
            <text:p>148.3960875</text:p>
          </table:table-cell>
          <table:table-cell office:value-type="float" office:value="-36.3095594" calcext:value-type="float">
            <text:p>-36.3095594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637.3" calcext:value-type="float">
            <text:p>1637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6.8" calcext:value-type="float">
            <text:p>16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380952381" calcext:value-type="float">
            <text:p>2.380952381</text:p>
          </table:table-cell>
          <table:table-cell office:value-type="float" office:value="0.546596184" calcext:value-type="float">
            <text:p>0.546596184</text:p>
          </table:table-cell>
          <table:table-cell table:number-columns-repeated="98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1068" calcext:value-type="float">
            <text:p>148.3961068</text:p>
          </table:table-cell>
          <table:table-cell office:value-type="float" office:value="-36.3095441" calcext:value-type="float">
            <text:p>-36.3095441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638.3" calcext:value-type="float">
            <text:p>1638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6.7" calcext:value-type="float">
            <text:p>16.7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94810379" calcext:value-type="float">
            <text:p>2.594810379</text:p>
          </table:table-cell>
          <table:table-cell office:value-type="float" office:value="0.528443816" calcext:value-type="float">
            <text:p>0.528443816</text:p>
          </table:table-cell>
          <table:table-cell table:number-columns-repeated="98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0693" calcext:value-type="float">
            <text:p>148.3960693</text:p>
          </table:table-cell>
          <table:table-cell office:value-type="float" office:value="-36.3095262" calcext:value-type="float">
            <text:p>-36.3095262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638.2" calcext:value-type="float">
            <text:p>1638.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7.8" calcext:value-type="float">
            <text:p>37.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234567901" calcext:value-type="float">
            <text:p>1.234567901</text:p>
          </table:table-cell>
          <table:table-cell office:value-type="float" office:value="0.464576141" calcext:value-type="float">
            <text:p>0.464576141</text:p>
          </table:table-cell>
          <table:table-cell table:number-columns-repeated="98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ucalytpus pauciflora</text:p>
          </table:table-cell>
          <table:table-cell office:value-type="float" office:value="148.3960137" calcext:value-type="float">
            <text:p>148.3960137</text:p>
          </table:table-cell>
          <table:table-cell office:value-type="float" office:value="-36.3095601" calcext:value-type="float">
            <text:p>-36.3095601</text:p>
          </table:table-cell>
          <table:table-cell office:value-type="string" calcext:value-type="string">
            <text:p>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S-5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635.6" calcext:value-type="float">
            <text:p>1635.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8.4" calcext:value-type="float">
            <text:p>28.4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25821596" calcext:value-type="float">
            <text:p>1.525821596</text:p>
          </table:table-cell>
          <table:table-cell office:value-type="float" office:value="0.507948445" calcext:value-type="float">
            <text:p>0.507948445</text:p>
          </table:table-cell>
          <table:table-cell table:number-columns-repeated="98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6841" calcext:value-type="float">
            <text:p>148.4026841</text:p>
          </table:table-cell>
          <table:table-cell office:value-type="float" office:value="-36.3395827" calcext:value-type="float">
            <text:p>-36.3395827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526.8" calcext:value-type="float">
            <text:p>1526.8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3.8" calcext:value-type="float">
            <text:p>23.8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61064426" calcext:value-type="float">
            <text:p>2.661064426</text:p>
          </table:table-cell>
          <table:table-cell office:value-type="float" office:value="0.507600455" calcext:value-type="float">
            <text:p>0.507600455</text:p>
          </table:table-cell>
          <table:table-cell table:number-columns-repeated="98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7638" calcext:value-type="float">
            <text:p>148.4027638</text:p>
          </table:table-cell>
          <table:table-cell office:value-type="float" office:value="-36.3395507" calcext:value-type="float">
            <text:p>-36.3395507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528.2" calcext:value-type="float">
            <text:p>1528.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494252874" calcext:value-type="float">
            <text:p>1.494252874</text:p>
          </table:table-cell>
          <table:table-cell office:value-type="float" office:value="0.485680159" calcext:value-type="float">
            <text:p>0.485680159</text:p>
          </table:table-cell>
          <table:table-cell table:number-columns-repeated="98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8158" calcext:value-type="float">
            <text:p>148.4028158</text:p>
          </table:table-cell>
          <table:table-cell office:value-type="float" office:value="-36.3394913" calcext:value-type="float">
            <text:p>-36.3394913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528.6" calcext:value-type="float">
            <text:p>1528.6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9.5" calcext:value-type="float">
            <text:p>9.5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561403509" calcext:value-type="float">
            <text:p>4.561403509</text:p>
          </table:table-cell>
          <table:table-cell office:value-type="float" office:value="0.554612286" calcext:value-type="float">
            <text:p>0.554612286</text:p>
          </table:table-cell>
          <table:table-cell table:number-columns-repeated="98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8902" calcext:value-type="float">
            <text:p>148.4028902</text:p>
          </table:table-cell>
          <table:table-cell office:value-type="float" office:value="-36.3395052" calcext:value-type="float">
            <text:p>-36.3395052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530.5" calcext:value-type="float">
            <text:p>1530.5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9.7" calcext:value-type="float">
            <text:p>9.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841924399" calcext:value-type="float">
            <text:p>5.841924399</text:p>
          </table:table-cell>
          <table:table-cell office:value-type="float" office:value="0.52842219" calcext:value-type="float">
            <text:p>0.52842219</text:p>
          </table:table-cell>
          <table:table-cell table:number-columns-repeated="98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8879" calcext:value-type="float">
            <text:p>148.4028879</text:p>
          </table:table-cell>
          <table:table-cell office:value-type="float" office:value="-36.3395832" calcext:value-type="float">
            <text:p>-36.3395832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531.4" calcext:value-type="float">
            <text:p>1531.4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7.2" calcext:value-type="float">
            <text:p>27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470588235" calcext:value-type="float">
            <text:p>1.470588235</text:p>
          </table:table-cell>
          <table:table-cell office:value-type="float" office:value="0.511477585" calcext:value-type="float">
            <text:p>0.511477585</text:p>
          </table:table-cell>
          <table:table-cell table:number-columns-repeated="98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9115" calcext:value-type="float">
            <text:p>148.4029115</text:p>
          </table:table-cell>
          <table:table-cell office:value-type="float" office:value="-36.3395963" calcext:value-type="float">
            <text:p>-36.3395963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532" calcext:value-type="float">
            <text:p>153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9.3" calcext:value-type="float">
            <text:p>29.3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4015927" calcext:value-type="float">
            <text:p>1.934015927</text:p>
          </table:table-cell>
          <table:table-cell office:value-type="float" office:value="0.477904855" calcext:value-type="float">
            <text:p>0.477904855</text:p>
          </table:table-cell>
          <table:table-cell table:number-columns-repeated="98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9241" calcext:value-type="float">
            <text:p>148.4029241</text:p>
          </table:table-cell>
          <table:table-cell office:value-type="float" office:value="-36.3395928" calcext:value-type="float">
            <text:p>-36.3395928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532.3" calcext:value-type="float">
            <text:p>1532.3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58333333" calcext:value-type="float">
            <text:p>1.458333333</text:p>
          </table:table-cell>
          <table:table-cell office:value-type="float" office:value="0.465319841" calcext:value-type="float">
            <text:p>0.465319841</text:p>
          </table:table-cell>
          <table:table-cell table:number-columns-repeated="98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9339" calcext:value-type="float">
            <text:p>148.4029339</text:p>
          </table:table-cell>
          <table:table-cell office:value-type="float" office:value="-36.3396381" calcext:value-type="float">
            <text:p>-36.3396381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532.9" calcext:value-type="float">
            <text:p>1532.9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81818182" calcext:value-type="float">
            <text:p>2.181818182</text:p>
          </table:table-cell>
          <table:table-cell office:value-type="float" office:value="0.467919168" calcext:value-type="float">
            <text:p>0.467919168</text:p>
          </table:table-cell>
          <table:table-cell table:number-columns-repeated="98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925" calcext:value-type="float">
            <text:p>148.402925</text:p>
          </table:table-cell>
          <table:table-cell office:value-type="float" office:value="-36.3397317" calcext:value-type="float">
            <text:p>-36.3397317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533.8" calcext:value-type="float">
            <text:p>1533.8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434343434" calcext:value-type="float">
            <text:p>3.434343434</text:p>
          </table:table-cell>
          <table:table-cell office:value-type="float" office:value="0.524061014" calcext:value-type="float">
            <text:p>0.524061014</text:p>
          </table:table-cell>
          <table:table-cell table:number-columns-repeated="98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8675" calcext:value-type="float">
            <text:p>148.4028675</text:p>
          </table:table-cell>
          <table:table-cell office:value-type="float" office:value="-36.3397611" calcext:value-type="float">
            <text:p>-36.3397611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533" calcext:value-type="float">
            <text:p>1533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4.2" calcext:value-type="float">
            <text:p>14.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990610329" calcext:value-type="float">
            <text:p>3.990610329</text:p>
          </table:table-cell>
          <table:table-cell office:value-type="float" office:value="0.484568678" calcext:value-type="float">
            <text:p>0.484568678</text:p>
          </table:table-cell>
          <table:table-cell table:number-columns-repeated="98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7597" calcext:value-type="float">
            <text:p>148.4027597</text:p>
          </table:table-cell>
          <table:table-cell office:value-type="float" office:value="-36.3398232" calcext:value-type="float">
            <text:p>-36.3398232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531.8" calcext:value-type="float">
            <text:p>1531.8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7.5" calcext:value-type="float">
            <text:p>37.5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44444444" calcext:value-type="float">
            <text:p>1.244444444</text:p>
          </table:table-cell>
          <table:table-cell office:value-type="float" office:value="0.534418504" calcext:value-type="float">
            <text:p>0.534418504</text:p>
          </table:table-cell>
          <table:table-cell table:number-columns-repeated="98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8168" calcext:value-type="float">
            <text:p>148.4028168</text:p>
          </table:table-cell>
          <table:table-cell office:value-type="float" office:value="-36.339996" calcext:value-type="float">
            <text:p>-36.339996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534.7" calcext:value-type="float">
            <text:p>1534.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1" calcext:value-type="float">
            <text:p>31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311828" calcext:value-type="float">
            <text:p>2.47311828</text:p>
          </table:table-cell>
          <table:table-cell office:value-type="float" office:value="0.471989418" calcext:value-type="float">
            <text:p>0.471989418</text:p>
          </table:table-cell>
          <table:table-cell table:number-columns-repeated="98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6477" calcext:value-type="float">
            <text:p>148.4026477</text:p>
          </table:table-cell>
          <table:table-cell office:value-type="float" office:value="-36.3399765" calcext:value-type="float">
            <text:p>-36.3399765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531.8" calcext:value-type="float">
            <text:p>1531.8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40.8" calcext:value-type="float">
            <text:p>40.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8888889" calcext:value-type="float">
            <text:p>1.388888889</text:p>
          </table:table-cell>
          <table:table-cell office:value-type="float" office:value="0.487883534" calcext:value-type="float">
            <text:p>0.487883534</text:p>
          </table:table-cell>
          <table:table-cell table:number-columns-repeated="98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5646" calcext:value-type="float">
            <text:p>148.4025646</text:p>
          </table:table-cell>
          <table:table-cell office:value-type="float" office:value="-36.3400346" calcext:value-type="float">
            <text:p>-36.3400346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531.8" calcext:value-type="float">
            <text:p>1531.8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0.4" calcext:value-type="float">
            <text:p>30.4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644736842" calcext:value-type="float">
            <text:p>1.644736842</text:p>
          </table:table-cell>
          <table:table-cell office:value-type="float" office:value="0.429953416" calcext:value-type="float">
            <text:p>0.429953416</text:p>
          </table:table-cell>
          <table:table-cell table:number-columns-repeated="98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ucalytpus pauciflora</text:p>
          </table:table-cell>
          <table:table-cell office:value-type="float" office:value="148.4024348" calcext:value-type="float">
            <text:p>148.4024348</text:p>
          </table:table-cell>
          <table:table-cell office:value-type="float" office:value="-36.3399686" calcext:value-type="float">
            <text:p>-36.3399686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Slide-corer</text:p>
          </table:table-cell>
          <table:table-cell office:value-type="float" office:value="15" calcext:value-type="float">
            <text:p>15</text:p>
          </table:table-cell>
          <table:table-cell office:value-type="float" office:value="1528.7" calcext:value-type="float">
            <text:p>1528.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5.6" calcext:value-type="float">
            <text:p>25.6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2.083333333" calcext:value-type="float">
            <text:p>2.083333333</text:p>
          </table:table-cell>
          <table:table-cell office:value-type="float" office:value="0.508084158" calcext:value-type="float">
            <text:p>0.508084158</text:p>
          </table:table-cell>
          <table:table-cell table:number-columns-repeated="98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ucalytpus pauciflora</text:p>
          </table:table-cell>
          <table:table-cell office:value-type="float" office:value="148.4058169" calcext:value-type="float">
            <text:p>148.4058169</text:p>
          </table:table-cell>
          <table:table-cell office:value-type="float" office:value="-36.3459814" calcext:value-type="float">
            <text:p>-36.345981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" calcext:value-type="float">
            <text:p>1</text:p>
          </table:table-cell>
          <table:table-cell office:value-type="float" office:value="1555.4" calcext:value-type="float">
            <text:p>1555.4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4.2" calcext:value-type="float">
            <text:p>34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461988304" calcext:value-type="float">
            <text:p>1.461988304</text:p>
          </table:table-cell>
          <table:table-cell office:value-type="float" office:value="0.517273249" calcext:value-type="float">
            <text:p>0.517273249</text:p>
          </table:table-cell>
          <table:table-cell table:number-columns-repeated="98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ucalytpus pauciflora</text:p>
          </table:table-cell>
          <table:table-cell office:value-type="float" office:value="148.4057176" calcext:value-type="float">
            <text:p>148.4057176</text:p>
          </table:table-cell>
          <table:table-cell office:value-type="float" office:value="-36.3460586" calcext:value-type="float">
            <text:p>-36.3460586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2" calcext:value-type="float">
            <text:p>2</text:p>
          </table:table-cell>
          <table:table-cell office:value-type="float" office:value="1553.8" calcext:value-type="float">
            <text:p>1553.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4.2" calcext:value-type="float">
            <text:p>34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461988304" calcext:value-type="float">
            <text:p>1.461988304</text:p>
          </table:table-cell>
          <table:table-cell office:value-type="float" office:value="0.473818924" calcext:value-type="float">
            <text:p>0.473818924</text:p>
          </table:table-cell>
          <table:table-cell table:number-columns-repeated="98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ucalytpus pauciflora</text:p>
          </table:table-cell>
          <table:table-cell office:value-type="float" office:value="148.4057838" calcext:value-type="float">
            <text:p>148.4057838</text:p>
          </table:table-cell>
          <table:table-cell office:value-type="float" office:value="-36.3460095" calcext:value-type="float">
            <text:p>-36.3460095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3" calcext:value-type="float">
            <text:p>3</text:p>
          </table:table-cell>
          <table:table-cell office:value-type="float" office:value="1554.8" calcext:value-type="float">
            <text:p>1554.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3.1" calcext:value-type="float">
            <text:p>23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02020202" calcext:value-type="float">
            <text:p>2.02020202</text:p>
          </table:table-cell>
          <table:table-cell office:value-type="float" office:value="0.489525208" calcext:value-type="float">
            <text:p>0.489525208</text:p>
          </table:table-cell>
          <table:table-cell table:number-columns-repeated="98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0086" calcext:value-type="float">
            <text:p>148.4060086</text:p>
          </table:table-cell>
          <table:table-cell office:value-type="float" office:value="-36.345835" calcext:value-type="float">
            <text:p>-36.345835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4" calcext:value-type="float">
            <text:p>4</text:p>
          </table:table-cell>
          <table:table-cell office:value-type="float" office:value="1557.8" calcext:value-type="float">
            <text:p>1557.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9.1" calcext:value-type="float">
            <text:p>19.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315881326" calcext:value-type="float">
            <text:p>3.315881326</text:p>
          </table:table-cell>
          <table:table-cell office:value-type="float" office:value="0.534936975" calcext:value-type="float">
            <text:p>0.534936975</text:p>
          </table:table-cell>
          <table:table-cell table:number-columns-repeated="98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1384" calcext:value-type="float">
            <text:p>148.4061384</text:p>
          </table:table-cell>
          <table:table-cell office:value-type="float" office:value="-36.3458118" calcext:value-type="float">
            <text:p>-36.3458118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5" calcext:value-type="float">
            <text:p>5</text:p>
          </table:table-cell>
          <table:table-cell office:value-type="float" office:value="1556.2" calcext:value-type="float">
            <text:p>1556.2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9.4" calcext:value-type="float">
            <text:p>29.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14058957" calcext:value-type="float">
            <text:p>1.814058957</text:p>
          </table:table-cell>
          <table:table-cell office:value-type="float" office:value="0.564505942" calcext:value-type="float">
            <text:p>0.564505942</text:p>
          </table:table-cell>
          <table:table-cell table:number-columns-repeated="98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2314" calcext:value-type="float">
            <text:p>148.4062314</text:p>
          </table:table-cell>
          <table:table-cell office:value-type="float" office:value="-36.3457846" calcext:value-type="float">
            <text:p>-36.3457846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6" calcext:value-type="float">
            <text:p>6</text:p>
          </table:table-cell>
          <table:table-cell office:value-type="float" office:value="1555.7" calcext:value-type="float">
            <text:p>1555.7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8.5" calcext:value-type="float">
            <text:p>28.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37426901" calcext:value-type="float">
            <text:p>1.637426901</text:p>
          </table:table-cell>
          <table:table-cell office:value-type="float" office:value="0.598751092" calcext:value-type="float">
            <text:p>0.598751092</text:p>
          </table:table-cell>
          <table:table-cell table:number-columns-repeated="98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3092" calcext:value-type="float">
            <text:p>148.4063092</text:p>
          </table:table-cell>
          <table:table-cell office:value-type="float" office:value="-36.3457484" calcext:value-type="float">
            <text:p>-36.345748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7" calcext:value-type="float">
            <text:p>7</text:p>
          </table:table-cell>
          <table:table-cell office:value-type="float" office:value="1555.6" calcext:value-type="float">
            <text:p>1555.6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.7" calcext:value-type="float">
            <text:p>22.7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90014684" calcext:value-type="float">
            <text:p>2.790014684</text:p>
          </table:table-cell>
          <table:table-cell office:value-type="float" office:value="0.566825939" calcext:value-type="float">
            <text:p>0.566825939</text:p>
          </table:table-cell>
          <table:table-cell table:number-columns-repeated="98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4281" calcext:value-type="float">
            <text:p>148.4064281</text:p>
          </table:table-cell>
          <table:table-cell office:value-type="float" office:value="-36.3455404" calcext:value-type="float">
            <text:p>-36.345540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8" calcext:value-type="float">
            <text:p>8</text:p>
          </table:table-cell>
          <table:table-cell office:value-type="float" office:value="1559.2" calcext:value-type="float">
            <text:p>1559.2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3.3" calcext:value-type="float">
            <text:p>33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02102102" calcext:value-type="float">
            <text:p>2.102102102</text:p>
          </table:table-cell>
          <table:table-cell office:value-type="float" office:value="0.510705811" calcext:value-type="float">
            <text:p>0.510705811</text:p>
          </table:table-cell>
          <table:table-cell table:number-columns-repeated="98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4435" calcext:value-type="float">
            <text:p>148.4064435</text:p>
          </table:table-cell>
          <table:table-cell office:value-type="float" office:value="-36.3454603" calcext:value-type="float">
            <text:p>-36.3454603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9" calcext:value-type="float">
            <text:p>9</text:p>
          </table:table-cell>
          <table:table-cell office:value-type="float" office:value="1560.1" calcext:value-type="float">
            <text:p>1560.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8.4" calcext:value-type="float">
            <text:p>28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408450704" calcext:value-type="float">
            <text:p>1.408450704</text:p>
          </table:table-cell>
          <table:table-cell office:value-type="float" office:value="0.482931671" calcext:value-type="float">
            <text:p>0.482931671</text:p>
          </table:table-cell>
          <table:table-cell table:number-columns-repeated="98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454" calcext:value-type="float">
            <text:p>148.406454</text:p>
          </table:table-cell>
          <table:table-cell office:value-type="float" office:value="-36.3454296" calcext:value-type="float">
            <text:p>-36.3454296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0" calcext:value-type="float">
            <text:p>10</text:p>
          </table:table-cell>
          <table:table-cell office:value-type="float" office:value="1560.3" calcext:value-type="float">
            <text:p>1560.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1" calcext:value-type="float">
            <text:p>3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720430108" calcext:value-type="float">
            <text:p>1.720430108</text:p>
          </table:table-cell>
          <table:table-cell office:value-type="float" office:value="0.480035549" calcext:value-type="float">
            <text:p>0.480035549</text:p>
          </table:table-cell>
          <table:table-cell table:number-columns-repeated="98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6053" calcext:value-type="float">
            <text:p>148.4066053</text:p>
          </table:table-cell>
          <table:table-cell office:value-type="float" office:value="-36.3454234" calcext:value-type="float">
            <text:p>-36.345423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1" calcext:value-type="float">
            <text:p>11</text:p>
          </table:table-cell>
          <table:table-cell office:value-type="float" office:value="1556.8" calcext:value-type="float">
            <text:p>1556.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6.3" calcext:value-type="float">
            <text:p>36.3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112029385" calcext:value-type="float">
            <text:p>2.112029385</text:p>
          </table:table-cell>
          <table:table-cell office:value-type="float" office:value="0.518607373" calcext:value-type="float">
            <text:p>0.518607373</text:p>
          </table:table-cell>
          <table:table-cell table:number-columns-repeated="98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7222" calcext:value-type="float">
            <text:p>148.4067222</text:p>
          </table:table-cell>
          <table:table-cell office:value-type="float" office:value="-36.3451637" calcext:value-type="float">
            <text:p>-36.3451637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2" calcext:value-type="float">
            <text:p>12</text:p>
          </table:table-cell>
          <table:table-cell office:value-type="float" office:value="1557.2" calcext:value-type="float">
            <text:p>1557.2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.8" calcext:value-type="float">
            <text:p>22.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046783626" calcext:value-type="float">
            <text:p>2.046783626</text:p>
          </table:table-cell>
          <table:table-cell office:value-type="float" office:value="0.494906229" calcext:value-type="float">
            <text:p>0.494906229</text:p>
          </table:table-cell>
          <table:table-cell table:number-columns-repeated="98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7777" calcext:value-type="float">
            <text:p>148.4067777</text:p>
          </table:table-cell>
          <table:table-cell office:value-type="float" office:value="-36.3448374" calcext:value-type="float">
            <text:p>-36.344837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3" calcext:value-type="float">
            <text:p>13</text:p>
          </table:table-cell>
          <table:table-cell office:value-type="float" office:value="1556.7" calcext:value-type="float">
            <text:p>1556.7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8.5" calcext:value-type="float">
            <text:p>1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02702703" calcext:value-type="float">
            <text:p>2.702702703</text:p>
          </table:table-cell>
          <table:table-cell office:value-type="float" office:value="0.516262295" calcext:value-type="float">
            <text:p>0.516262295</text:p>
          </table:table-cell>
          <table:table-cell table:number-columns-repeated="98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ucalytpus pauciflora</text:p>
          </table:table-cell>
          <table:table-cell office:value-type="float" office:value="148.4067638" calcext:value-type="float">
            <text:p>148.4067638</text:p>
          </table:table-cell>
          <table:table-cell office:value-type="float" office:value="-36.3447814" calcext:value-type="float">
            <text:p>-36.3447814</text:p>
          </table:table-cell>
          <table:table-cell office:value-type="string" calcext:value-type="string">
            <text:p>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S-7</text:p>
          </table:table-cell>
          <table:table-cell office:value-type="string" calcext:value-type="string">
            <text:p>Slide-corer</text:p>
          </table:table-cell>
          <table:table-cell office:value-type="float" office:value="14" calcext:value-type="float">
            <text:p>14</text:p>
          </table:table-cell>
          <table:table-cell office:value-type="float" office:value="1557" calcext:value-type="float">
            <text:p>1557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0.9" calcext:value-type="float">
            <text:p>30.9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373247033" calcext:value-type="float">
            <text:p>2.373247033</text:p>
          </table:table-cell>
          <table:table-cell office:value-type="float" office:value="0.510121368" calcext:value-type="float">
            <text:p>0.510121368</text:p>
          </table:table-cell>
          <table:table-cell table:number-columns-repeated="98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4267" calcext:value-type="float">
            <text:p>148.2754267</text:p>
          </table:table-cell>
          <table:table-cell office:value-type="float" office:value="-36.5417347" calcext:value-type="float">
            <text:p>-36.5417347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3.6" calcext:value-type="float">
            <text:p>33.6</text:p>
          </table:table-cell>
          <table:table-cell office:value-type="float" office:value="0.47" calcext:value-type="float">
            <text:p>0.47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88888889" calcext:value-type="float">
            <text:p>1.388888889</text:p>
          </table:table-cell>
          <table:table-cell office:value-type="float" office:value="0.405020877" calcext:value-type="float">
            <text:p>0.405020877</text:p>
          </table:table-cell>
          <table:table-cell table:number-columns-repeated="98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6818" calcext:value-type="float">
            <text:p>148.2756818</text:p>
          </table:table-cell>
          <table:table-cell office:value-type="float" office:value="-36.5418063" calcext:value-type="float">
            <text:p>-36.5418063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3" calcext:value-type="float">
            <text:p>3</text:p>
          </table:table-cell>
          <table:table-cell office:value-type="float" office:value="1647.1" calcext:value-type="float">
            <text:p>1647.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0.2" calcext:value-type="float">
            <text:p>30.2</text:p>
          </table:table-cell>
          <table:table-cell office:value-type="float" office:value="0.7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428256071" calcext:value-type="float">
            <text:p>2.428256071</text:p>
          </table:table-cell>
          <table:table-cell office:value-type="float" office:value="0.520200893" calcext:value-type="float">
            <text:p>0.520200893</text:p>
          </table:table-cell>
          <table:table-cell table:number-columns-repeated="98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7441" calcext:value-type="float">
            <text:p>148.2757441</text:p>
          </table:table-cell>
          <table:table-cell office:value-type="float" office:value="-36.5418491" calcext:value-type="float">
            <text:p>-36.5418491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4" calcext:value-type="float">
            <text:p>4</text:p>
          </table:table-cell>
          <table:table-cell office:value-type="float" office:value="1646.6" calcext:value-type="float">
            <text:p>1646.6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2" calcext:value-type="float">
            <text:p>27.2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50980392" calcext:value-type="float">
            <text:p>2.450980392</text:p>
          </table:table-cell>
          <table:table-cell office:value-type="float" office:value="0.420976934" calcext:value-type="float">
            <text:p>0.420976934</text:p>
          </table:table-cell>
          <table:table-cell table:number-columns-repeated="98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7551" calcext:value-type="float">
            <text:p>148.2757551</text:p>
          </table:table-cell>
          <table:table-cell office:value-type="float" office:value="-36.5418951" calcext:value-type="float">
            <text:p>-36.5418951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5" calcext:value-type="float">
            <text:p>5</text:p>
          </table:table-cell>
          <table:table-cell office:value-type="float" office:value="1646.7" calcext:value-type="float">
            <text:p>1646.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2" calcext:value-type="float">
            <text:p>26.2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417302799" calcext:value-type="float">
            <text:p>2.417302799</text:p>
          </table:table-cell>
          <table:table-cell office:value-type="float" office:value="0.502318393" calcext:value-type="float">
            <text:p>0.502318393</text:p>
          </table:table-cell>
          <table:table-cell table:number-columns-repeated="98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8111" calcext:value-type="float">
            <text:p>148.2758111</text:p>
          </table:table-cell>
          <table:table-cell office:value-type="float" office:value="-36.5419588" calcext:value-type="float">
            <text:p>-36.5419588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6" calcext:value-type="float">
            <text:p>6</text:p>
          </table:table-cell>
          <table:table-cell office:value-type="float" office:value="1646.3" calcext:value-type="float">
            <text:p>1646.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60.2" calcext:value-type="float">
            <text:p>60.2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495016611" calcext:value-type="float">
            <text:p>1.495016611</text:p>
          </table:table-cell>
          <table:table-cell office:value-type="float" office:value="0.463431559" calcext:value-type="float">
            <text:p>0.463431559</text:p>
          </table:table-cell>
          <table:table-cell table:number-columns-repeated="98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8405" calcext:value-type="float">
            <text:p>148.2758405</text:p>
          </table:table-cell>
          <table:table-cell office:value-type="float" office:value="-36.5420372" calcext:value-type="float">
            <text:p>-36.5420372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7" calcext:value-type="float">
            <text:p>7</text:p>
          </table:table-cell>
          <table:table-cell office:value-type="float" office:value="1646.2" calcext:value-type="float">
            <text:p>1646.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8" calcext:value-type="float">
            <text:p>27.8</text:p>
          </table:table-cell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757793765" calcext:value-type="float">
            <text:p>2.757793765</text:p>
          </table:table-cell>
          <table:table-cell office:value-type="float" office:value="0.47946299" calcext:value-type="float">
            <text:p>0.47946299</text:p>
          </table:table-cell>
          <table:table-cell table:number-columns-repeated="98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7273" calcext:value-type="float">
            <text:p>148.2757273</text:p>
          </table:table-cell>
          <table:table-cell office:value-type="float" office:value="-36.5420648" calcext:value-type="float">
            <text:p>-36.5420648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8" calcext:value-type="float">
            <text:p>8</text:p>
          </table:table-cell>
          <table:table-cell office:value-type="float" office:value="1647.4" calcext:value-type="float">
            <text:p>1647.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.5" calcext:value-type="float">
            <text:p>32.5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358974359" calcext:value-type="float">
            <text:p>2.358974359</text:p>
          </table:table-cell>
          <table:table-cell office:value-type="float" office:value="0.459484536" calcext:value-type="float">
            <text:p>0.459484536</text:p>
          </table:table-cell>
          <table:table-cell table:number-columns-repeated="98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6783" calcext:value-type="float">
            <text:p>148.2756783</text:p>
          </table:table-cell>
          <table:table-cell office:value-type="float" office:value="-36.5421439" calcext:value-type="float">
            <text:p>-36.5421439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9" calcext:value-type="float">
            <text:p>9</text:p>
          </table:table-cell>
          <table:table-cell office:value-type="float" office:value="1648" calcext:value-type="float">
            <text:p>1648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.7" calcext:value-type="float">
            <text:p>32.7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038735984" calcext:value-type="float">
            <text:p>2.038735984</text:p>
          </table:table-cell>
          <table:table-cell office:value-type="float" office:value="0.47659292" calcext:value-type="float">
            <text:p>0.47659292</text:p>
          </table:table-cell>
          <table:table-cell table:number-columns-repeated="98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6982" calcext:value-type="float">
            <text:p>148.2756982</text:p>
          </table:table-cell>
          <table:table-cell office:value-type="float" office:value="-36.5422762" calcext:value-type="float">
            <text:p>-36.5422762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10" calcext:value-type="float">
            <text:p>10</text:p>
          </table:table-cell>
          <table:table-cell office:value-type="float" office:value="1648" calcext:value-type="float">
            <text:p>1648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.7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4.791666667" calcext:value-type="float">
            <text:p>4.791666667</text:p>
          </table:table-cell>
          <table:table-cell office:value-type="float" office:value="0.386198454" calcext:value-type="float">
            <text:p>0.386198454</text:p>
          </table:table-cell>
          <table:table-cell table:number-columns-repeated="98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6006" calcext:value-type="float">
            <text:p>148.2756006</text:p>
          </table:table-cell>
          <table:table-cell office:value-type="float" office:value="-36.5423113" calcext:value-type="float">
            <text:p>-36.5423113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11" calcext:value-type="float">
            <text:p>11</text:p>
          </table:table-cell>
          <table:table-cell office:value-type="float" office:value="1648.7" calcext:value-type="float">
            <text:p>1648.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.6" calcext:value-type="float">
            <text:p>31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3164557" calcext:value-type="float">
            <text:p>2.53164557</text:p>
          </table:table-cell>
          <table:table-cell office:value-type="float" office:value="0.55579023" calcext:value-type="float">
            <text:p>0.55579023</text:p>
          </table:table-cell>
          <table:table-cell table:number-columns-repeated="98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5323" calcext:value-type="float">
            <text:p>148.2755323</text:p>
          </table:table-cell>
          <table:table-cell office:value-type="float" office:value="-36.542195" calcext:value-type="float">
            <text:p>-36.542195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12" calcext:value-type="float">
            <text:p>12</text:p>
          </table:table-cell>
          <table:table-cell office:value-type="float" office:value="1649.5" calcext:value-type="float">
            <text:p>1649.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4" calcext:value-type="float">
            <text:p>15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246753247" calcext:value-type="float">
            <text:p>3.246753247</text:p>
          </table:table-cell>
          <table:table-cell office:value-type="float" office:value="0.427674714" calcext:value-type="float">
            <text:p>0.427674714</text:p>
          </table:table-cell>
          <table:table-cell table:number-columns-repeated="98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4703" calcext:value-type="float">
            <text:p>148.2754703</text:p>
          </table:table-cell>
          <table:table-cell office:value-type="float" office:value="-36.5422363" calcext:value-type="float">
            <text:p>-36.5422363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13" calcext:value-type="float">
            <text:p>13</text:p>
          </table:table-cell>
          <table:table-cell office:value-type="float" office:value="1650.8" calcext:value-type="float">
            <text:p>1650.8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4.7" calcext:value-type="float">
            <text:p>44.7</text:p>
          </table:table-cell>
          <table:table-cell office:value-type="float" office:value="0.57" calcext:value-type="float">
            <text:p>0.5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267710664" calcext:value-type="float">
            <text:p>1.267710664</text:p>
          </table:table-cell>
          <table:table-cell office:value-type="float" office:value="0.477176806" calcext:value-type="float">
            <text:p>0.477176806</text:p>
          </table:table-cell>
          <table:table-cell table:number-columns-repeated="98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3664" calcext:value-type="float">
            <text:p>148.2753664</text:p>
          </table:table-cell>
          <table:table-cell office:value-type="float" office:value="-36.5422262" calcext:value-type="float">
            <text:p>-36.5422262</text:p>
          </table:table-cell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</text:p>
          </table:table-cell>
          <table:table-cell office:value-type="string" calcext:value-type="string">
            <text:p>Socket-corer</text:p>
          </table:table-cell>
          <table:table-cell office:value-type="float" office:value="14" calcext:value-type="float">
            <text:p>14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6" calcext:value-type="float">
            <text:p>24.6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16802168" calcext:value-type="float">
            <text:p>2.16802168</text:p>
          </table:table-cell>
          <table:table-cell office:value-type="float" office:value="0.420445469" calcext:value-type="float">
            <text:p>0.420445469</text:p>
          </table:table-cell>
          <table:table-cell table:number-columns-repeated="98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9914" calcext:value-type="float">
            <text:p>148.2749914</text:p>
          </table:table-cell>
          <table:table-cell office:value-type="float" office:value="-36.5386165" calcext:value-type="float">
            <text:p>-36.5386165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3" calcext:value-type="float">
            <text:p>3</text:p>
          </table:table-cell>
          <table:table-cell office:value-type="float" office:value="1628.1" calcext:value-type="float">
            <text:p>1628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2.1" calcext:value-type="float">
            <text:p>42.1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682502" calcext:value-type="float">
            <text:p>1.26682502</text:p>
          </table:table-cell>
          <table:table-cell office:value-type="float" office:value="0.47648318" calcext:value-type="float">
            <text:p>0.47648318</text:p>
          </table:table-cell>
          <table:table-cell table:number-columns-repeated="98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8946" calcext:value-type="float">
            <text:p>148.2748946</text:p>
          </table:table-cell>
          <table:table-cell office:value-type="float" office:value="-36.5386717" calcext:value-type="float">
            <text:p>-36.5386717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4" calcext:value-type="float">
            <text:p>4</text:p>
          </table:table-cell>
          <table:table-cell office:value-type="float" office:value="1629.4" calcext:value-type="float">
            <text:p>1629.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6" calcext:value-type="float">
            <text:p>16.6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610441767" calcext:value-type="float">
            <text:p>2.610441767</text:p>
          </table:table-cell>
          <table:table-cell office:value-type="float" office:value="0.546307902" calcext:value-type="float">
            <text:p>0.546307902</text:p>
          </table:table-cell>
          <table:table-cell table:number-columns-repeated="98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8846" calcext:value-type="float">
            <text:p>148.2748846</text:p>
          </table:table-cell>
          <table:table-cell office:value-type="float" office:value="-36.5383736" calcext:value-type="float">
            <text:p>-36.5383736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5" calcext:value-type="float">
            <text:p>5</text:p>
          </table:table-cell>
          <table:table-cell office:value-type="float" office:value="1629.7" calcext:value-type="float">
            <text:p>1629.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29531014" calcext:value-type="float">
            <text:p>0.529531014</text:p>
          </table:table-cell>
          <table:table-cell table:number-columns-repeated="98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9319" calcext:value-type="float">
            <text:p>148.2749319</text:p>
          </table:table-cell>
          <table:table-cell office:value-type="float" office:value="-36.5382893" calcext:value-type="float">
            <text:p>-36.5382893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6" calcext:value-type="float">
            <text:p>6</text:p>
          </table:table-cell>
          <table:table-cell office:value-type="float" office:value="1628.3" calcext:value-type="float">
            <text:p>1628.3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4" calcext:value-type="float">
            <text:p>36.4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82051282" calcext:value-type="float">
            <text:p>1.282051282</text:p>
          </table:table-cell>
          <table:table-cell office:value-type="float" office:value="0.472376409" calcext:value-type="float">
            <text:p>0.472376409</text:p>
          </table:table-cell>
          <table:table-cell table:number-columns-repeated="98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6408" calcext:value-type="float">
            <text:p>148.2746408</text:p>
          </table:table-cell>
          <table:table-cell office:value-type="float" office:value="-36.5379978" calcext:value-type="float">
            <text:p>-36.5379978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7" calcext:value-type="float">
            <text:p>7</text:p>
          </table:table-cell>
          <table:table-cell office:value-type="float" office:value="1626.5" calcext:value-type="float">
            <text:p>1626.5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8.9" calcext:value-type="float">
            <text:p>28.9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422145329" calcext:value-type="float">
            <text:p>2.422145329</text:p>
          </table:table-cell>
          <table:table-cell office:value-type="float" office:value="0.539490338" calcext:value-type="float">
            <text:p>0.539490338</text:p>
          </table:table-cell>
          <table:table-cell table:number-columns-repeated="98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6381" calcext:value-type="float">
            <text:p>148.2746381</text:p>
          </table:table-cell>
          <table:table-cell office:value-type="float" office:value="-36.5380156" calcext:value-type="float">
            <text:p>-36.5380156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8" calcext:value-type="float">
            <text:p>8</text:p>
          </table:table-cell>
          <table:table-cell office:value-type="float" office:value="1627" calcext:value-type="float">
            <text:p>162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9" calcext:value-type="float">
            <text:p>24.9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75769746" calcext:value-type="float">
            <text:p>2.275769746</text:p>
          </table:table-cell>
          <table:table-cell office:value-type="float" office:value="0.48147929" calcext:value-type="float">
            <text:p>0.48147929</text:p>
          </table:table-cell>
          <table:table-cell table:number-columns-repeated="98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6511" calcext:value-type="float">
            <text:p>148.2746511</text:p>
          </table:table-cell>
          <table:table-cell office:value-type="float" office:value="-36.5379695" calcext:value-type="float">
            <text:p>-36.5379695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9" calcext:value-type="float">
            <text:p>9</text:p>
          </table:table-cell>
          <table:table-cell office:value-type="float" office:value="1625.8" calcext:value-type="float">
            <text:p>1625.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92.7" calcext:value-type="float">
            <text:p>92.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06832075" calcext:value-type="float">
            <text:p>1.006832075</text:p>
          </table:table-cell>
          <table:table-cell office:value-type="float" office:value="0.502883523" calcext:value-type="float">
            <text:p>0.502883523</text:p>
          </table:table-cell>
          <table:table-cell table:number-columns-repeated="98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48659" calcext:value-type="float">
            <text:p>148.2748659</text:p>
          </table:table-cell>
          <table:table-cell office:value-type="float" office:value="-36.5378817" calcext:value-type="float">
            <text:p>-36.5378817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11" calcext:value-type="float">
            <text:p>11</text:p>
          </table:table-cell>
          <table:table-cell office:value-type="float" office:value="1621.7" calcext:value-type="float">
            <text:p>1621.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1" calcext:value-type="float">
            <text:p>14.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3.073286052" calcext:value-type="float">
            <text:p>3.073286052</text:p>
          </table:table-cell>
          <table:table-cell office:value-type="float" office:value="0.501652807" calcext:value-type="float">
            <text:p>0.501652807</text:p>
          </table:table-cell>
          <table:table-cell table:number-columns-repeated="98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0116" calcext:value-type="float">
            <text:p>148.2750116</text:p>
          </table:table-cell>
          <table:table-cell office:value-type="float" office:value="-36.5380264" calcext:value-type="float">
            <text:p>-36.5380264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12" calcext:value-type="float">
            <text:p>12</text:p>
          </table:table-cell>
          <table:table-cell office:value-type="float" office:value="1623" calcext:value-type="float">
            <text:p>1623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1" calcext:value-type="float">
            <text:p>15.1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869757174" calcext:value-type="float">
            <text:p>2.869757174</text:p>
          </table:table-cell>
          <table:table-cell office:value-type="float" office:value="0.553230769" calcext:value-type="float">
            <text:p>0.553230769</text:p>
          </table:table-cell>
          <table:table-cell table:number-columns-repeated="98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1686" calcext:value-type="float">
            <text:p>148.2751686</text:p>
          </table:table-cell>
          <table:table-cell office:value-type="float" office:value="-36.5382324" calcext:value-type="float">
            <text:p>-36.5382324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13" calcext:value-type="float">
            <text:p>13</text:p>
          </table:table-cell>
          <table:table-cell office:value-type="float" office:value="1622.1" calcext:value-type="float">
            <text:p>1622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5.4" calcext:value-type="float">
            <text:p>45.4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248164464" calcext:value-type="float">
            <text:p>1.248164464</text:p>
          </table:table-cell>
          <table:table-cell office:value-type="float" office:value="0.571326531" calcext:value-type="float">
            <text:p>0.571326531</text:p>
          </table:table-cell>
          <table:table-cell table:number-columns-repeated="98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176" calcext:value-type="float">
            <text:p>148.275176</text:p>
          </table:table-cell>
          <table:table-cell office:value-type="float" office:value="-36.5382518" calcext:value-type="float">
            <text:p>-36.5382518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14" calcext:value-type="float">
            <text:p>14</text:p>
          </table:table-cell>
          <table:table-cell office:value-type="float" office:value="1622.2" calcext:value-type="float">
            <text:p>1622.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8.6" calcext:value-type="float">
            <text:p>18.6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867383513" calcext:value-type="float">
            <text:p>2.867383513</text:p>
          </table:table-cell>
          <table:table-cell office:value-type="float" office:value="0.528691099" calcext:value-type="float">
            <text:p>0.528691099</text:p>
          </table:table-cell>
          <table:table-cell table:number-columns-repeated="98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53082" calcext:value-type="float">
            <text:p>148.2753082</text:p>
          </table:table-cell>
          <table:table-cell office:value-type="float" office:value="-36.5381616" calcext:value-type="float">
            <text:p>-36.5381616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-2</text:p>
          </table:table-cell>
          <table:table-cell office:value-type="string" calcext:value-type="string">
            <text:p>Socket-corer</text:p>
          </table:table-cell>
          <table:table-cell office:value-type="float" office:value="15" calcext:value-type="float">
            <text:p>15</text:p>
          </table:table-cell>
          <table:table-cell office:value-type="float" office:value="1616.9" calcext:value-type="float">
            <text:p>1616.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9.3" calcext:value-type="float">
            <text:p>39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781170483" calcext:value-type="float">
            <text:p>1.781170483</text:p>
          </table:table-cell>
          <table:table-cell office:value-type="float" office:value="0.491841155" calcext:value-type="float">
            <text:p>0.491841155</text:p>
          </table:table-cell>
          <table:table-cell table:number-columns-repeated="98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3811" calcext:value-type="float">
            <text:p>148.2763811</text:p>
          </table:table-cell>
          <table:table-cell office:value-type="float" office:value="-36.535371" calcext:value-type="float">
            <text:p>-36.535371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" calcext:value-type="float">
            <text:p>1</text:p>
          </table:table-cell>
          <table:table-cell office:value-type="float" office:value="1616.5" calcext:value-type="float">
            <text:p>1616.5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62962963" calcext:value-type="float">
            <text:p>2.962962963</text:p>
          </table:table-cell>
          <table:table-cell office:value-type="float" office:value="0.498898409" calcext:value-type="float">
            <text:p>0.498898409</text:p>
          </table:table-cell>
          <table:table-cell table:number-columns-repeated="98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41" calcext:value-type="float">
            <text:p>148.27641</text:p>
          </table:table-cell>
          <table:table-cell office:value-type="float" office:value="-36.5352972" calcext:value-type="float">
            <text:p>-36.5352972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2" calcext:value-type="float">
            <text:p>2</text:p>
          </table:table-cell>
          <table:table-cell office:value-type="float" office:value="1618.1" calcext:value-type="float">
            <text:p>1618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9.7" calcext:value-type="float">
            <text:p>9.7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4.810996564" calcext:value-type="float">
            <text:p>4.810996564</text:p>
          </table:table-cell>
          <table:table-cell office:value-type="float" office:value="0.507768421" calcext:value-type="float">
            <text:p>0.507768421</text:p>
          </table:table-cell>
          <table:table-cell table:number-columns-repeated="98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4616" calcext:value-type="float">
            <text:p>148.2764616</text:p>
          </table:table-cell>
          <table:table-cell office:value-type="float" office:value="-36.535247" calcext:value-type="float">
            <text:p>-36.535247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3" calcext:value-type="float">
            <text:p>3</text:p>
          </table:table-cell>
          <table:table-cell office:value-type="float" office:value="1619.6" calcext:value-type="float">
            <text:p>1619.6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0.9" calcext:value-type="float">
            <text:p>20.9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0.461581259" calcext:value-type="float">
            <text:p>0.461581259</text:p>
          </table:table-cell>
          <table:table-cell table:number-columns-repeated="98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4606" calcext:value-type="float">
            <text:p>148.2764606</text:p>
          </table:table-cell>
          <table:table-cell office:value-type="float" office:value="-36.5351405" calcext:value-type="float">
            <text:p>-36.5351405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4" calcext:value-type="float">
            <text:p>4</text:p>
          </table:table-cell>
          <table:table-cell office:value-type="float" office:value="1620.8" calcext:value-type="float">
            <text:p>1620.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66579634" calcext:value-type="float">
            <text:p>1.566579634</text:p>
          </table:table-cell>
          <table:table-cell office:value-type="float" office:value="0.523537487" calcext:value-type="float">
            <text:p>0.523537487</text:p>
          </table:table-cell>
          <table:table-cell table:number-columns-repeated="98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5544" calcext:value-type="float">
            <text:p>148.2765544</text:p>
          </table:table-cell>
          <table:table-cell office:value-type="float" office:value="-36.5348858" calcext:value-type="float">
            <text:p>-36.5348858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5" calcext:value-type="float">
            <text:p>5</text:p>
          </table:table-cell>
          <table:table-cell office:value-type="float" office:value="1624.6" calcext:value-type="float">
            <text:p>1624.6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0.5" calcext:value-type="float">
            <text:p>40.5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316872428" calcext:value-type="float">
            <text:p>1.316872428</text:p>
          </table:table-cell>
          <table:table-cell office:value-type="float" office:value="0.496076923" calcext:value-type="float">
            <text:p>0.496076923</text:p>
          </table:table-cell>
          <table:table-cell table:number-columns-repeated="98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6491" calcext:value-type="float">
            <text:p>148.2766491</text:p>
          </table:table-cell>
          <table:table-cell office:value-type="float" office:value="-36.5349385" calcext:value-type="float">
            <text:p>-36.5349385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6" calcext:value-type="float">
            <text:p>6</text:p>
          </table:table-cell>
          <table:table-cell office:value-type="float" office:value="1625.9" calcext:value-type="float">
            <text:p>1625.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" calcext:value-type="float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807017544" calcext:value-type="float">
            <text:p>2.807017544</text:p>
          </table:table-cell>
          <table:table-cell office:value-type="float" office:value="0.455175159" calcext:value-type="float">
            <text:p>0.455175159</text:p>
          </table:table-cell>
          <table:table-cell table:number-columns-repeated="98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8081" calcext:value-type="float">
            <text:p>148.2768081</text:p>
          </table:table-cell>
          <table:table-cell office:value-type="float" office:value="-36.5348995" calcext:value-type="float">
            <text:p>-36.5348995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7" calcext:value-type="float">
            <text:p>7</text:p>
          </table:table-cell>
          <table:table-cell office:value-type="float" office:value="1628.4" calcext:value-type="float">
            <text:p>1628.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8.5" calcext:value-type="float">
            <text:p>48.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6838488" calcext:value-type="float">
            <text:p>1.16838488</text:p>
          </table:table-cell>
          <table:table-cell office:value-type="float" office:value="0.437794632" calcext:value-type="float">
            <text:p>0.437794632</text:p>
          </table:table-cell>
          <table:table-cell table:number-columns-repeated="98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8858" calcext:value-type="float">
            <text:p>148.2768858</text:p>
          </table:table-cell>
          <table:table-cell office:value-type="float" office:value="-36.5348226" calcext:value-type="float">
            <text:p>-36.5348226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8" calcext:value-type="float">
            <text:p>8</text:p>
          </table:table-cell>
          <table:table-cell office:value-type="float" office:value="1629.8" calcext:value-type="float">
            <text:p>1629.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2" calcext:value-type="float">
            <text:p>22.2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951951952" calcext:value-type="float">
            <text:p>1.951951952</text:p>
          </table:table-cell>
          <table:table-cell office:value-type="float" office:value="0.523819355" calcext:value-type="float">
            <text:p>0.523819355</text:p>
          </table:table-cell>
          <table:table-cell table:number-columns-repeated="98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992" calcext:value-type="float">
            <text:p>148.276992</text:p>
          </table:table-cell>
          <table:table-cell office:value-type="float" office:value="-36.5348626" calcext:value-type="float">
            <text:p>-36.5348626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9" calcext:value-type="float">
            <text:p>9</text:p>
          </table:table-cell>
          <table:table-cell office:value-type="float" office:value="1631.2" calcext:value-type="float">
            <text:p>1631.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995012469" calcext:value-type="float">
            <text:p>1.995012469</text:p>
          </table:table-cell>
          <table:table-cell office:value-type="float" office:value="0.454394766" calcext:value-type="float">
            <text:p>0.454394766</text:p>
          </table:table-cell>
          <table:table-cell table:number-columns-repeated="98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70624" calcext:value-type="float">
            <text:p>148.2770624</text:p>
          </table:table-cell>
          <table:table-cell office:value-type="float" office:value="-36.5349089" calcext:value-type="float">
            <text:p>-36.5349089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05.5" calcext:value-type="float">
            <text:p>105.5</text:p>
          </table:table-cell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95102686" calcext:value-type="float">
            <text:p>0.695102686</text:p>
          </table:table-cell>
          <table:table-cell office:value-type="float" office:value="0.422997947" calcext:value-type="float">
            <text:p>0.422997947</text:p>
          </table:table-cell>
          <table:table-cell table:number-columns-repeated="98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9938" calcext:value-type="float">
            <text:p>148.2769938</text:p>
          </table:table-cell>
          <table:table-cell office:value-type="float" office:value="-36.534963" calcext:value-type="float">
            <text:p>-36.534963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1" calcext:value-type="float">
            <text:p>11</text:p>
          </table:table-cell>
          <table:table-cell office:value-type="float" office:value="1630.8" calcext:value-type="float">
            <text:p>1630.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2" calcext:value-type="float">
            <text:p>25.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71957672" calcext:value-type="float">
            <text:p>1.71957672</text:p>
          </table:table-cell>
          <table:table-cell office:value-type="float" office:value="0.424355083" calcext:value-type="float">
            <text:p>0.424355083</text:p>
          </table:table-cell>
          <table:table-cell table:number-columns-repeated="98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8713" calcext:value-type="float">
            <text:p>148.2768713</text:p>
          </table:table-cell>
          <table:table-cell office:value-type="float" office:value="-36.5352921" calcext:value-type="float">
            <text:p>-36.5352921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2" calcext:value-type="float">
            <text:p>12</text:p>
          </table:table-cell>
          <table:table-cell office:value-type="float" office:value="1625.8" calcext:value-type="float">
            <text:p>1625.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3.7" calcext:value-type="float">
            <text:p>43.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96720061" calcext:value-type="float">
            <text:p>1.296720061</text:p>
          </table:table-cell>
          <table:table-cell office:value-type="float" office:value="0.549900881" calcext:value-type="float">
            <text:p>0.549900881</text:p>
          </table:table-cell>
          <table:table-cell table:number-columns-repeated="98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9243" calcext:value-type="float">
            <text:p>148.2769243</text:p>
          </table:table-cell>
          <table:table-cell office:value-type="float" office:value="-36.5354757" calcext:value-type="float">
            <text:p>-36.5354757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3" calcext:value-type="float">
            <text:p>13</text:p>
          </table:table-cell>
          <table:table-cell office:value-type="float" office:value="1625.2" calcext:value-type="float">
            <text:p>1625.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" calcext:value-type="float">
            <text:p>27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098765432" calcext:value-type="float">
            <text:p>2.098765432</text:p>
          </table:table-cell>
          <table:table-cell office:value-type="float" office:value="0.428510998" calcext:value-type="float">
            <text:p>0.428510998</text:p>
          </table:table-cell>
          <table:table-cell table:number-columns-repeated="98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9661" calcext:value-type="float">
            <text:p>148.2769661</text:p>
          </table:table-cell>
          <table:table-cell office:value-type="float" office:value="-36.5355193" calcext:value-type="float">
            <text:p>-36.5355193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4" calcext:value-type="float">
            <text:p>14</text:p>
          </table:table-cell>
          <table:table-cell office:value-type="float" office:value="1625.5" calcext:value-type="float">
            <text:p>1625.5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.1" calcext:value-type="float">
            <text:p>17.1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488855535" calcext:value-type="float">
            <text:p>0.488855535</text:p>
          </table:table-cell>
          <table:table-cell table:number-columns-repeated="98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68277" calcext:value-type="float">
            <text:p>148.2768277</text:p>
          </table:table-cell>
          <table:table-cell office:value-type="float" office:value="-36.5357132" calcext:value-type="float">
            <text:p>-36.5357132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T-3</text:p>
          </table:table-cell>
          <table:table-cell office:value-type="string" calcext:value-type="string">
            <text:p>Socket-corer</text:p>
          </table:table-cell>
          <table:table-cell office:value-type="float" office:value="15" calcext:value-type="float">
            <text:p>15</text:p>
          </table:table-cell>
          <table:table-cell office:value-type="float" office:value="1619.5" calcext:value-type="float">
            <text:p>1619.5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1" calcext:value-type="float">
            <text:p>27.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1402214" calcext:value-type="float">
            <text:p>2.21402214</text:p>
          </table:table-cell>
          <table:table-cell office:value-type="float" office:value="0.467658863" calcext:value-type="float">
            <text:p>0.467658863</text:p>
          </table:table-cell>
          <table:table-cell table:number-columns-repeated="98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17932" calcext:value-type="float">
            <text:p>148.2717932</text:p>
          </table:table-cell>
          <table:table-cell office:value-type="float" office:value="-36.5326699" calcext:value-type="float">
            <text:p>-36.5326699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Socket-corer</text:p>
          </table:table-cell>
          <table:table-cell office:value-type="float" office:value="1" calcext:value-type="float">
            <text:p>1</text:p>
          </table:table-cell>
          <table:table-cell office:value-type="float" office:value="1605.7" calcext:value-type="float">
            <text:p>1605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3" calcext:value-type="float">
            <text:p>25.3</text:p>
          </table:table-cell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635046113" calcext:value-type="float">
            <text:p>2.635046113</text:p>
          </table:table-cell>
          <table:table-cell office:value-type="float" office:value="0.470227001" calcext:value-type="float">
            <text:p>0.470227001</text:p>
          </table:table-cell>
          <table:table-cell table:number-columns-repeated="98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19434" calcext:value-type="float">
            <text:p>148.2719434</text:p>
          </table:table-cell>
          <table:table-cell office:value-type="float" office:value="-36.5326038" calcext:value-type="float">
            <text:p>-36.5326038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Socket-corer</text:p>
          </table:table-cell>
          <table:table-cell office:value-type="float" office:value="2" calcext:value-type="float">
            <text:p>2</text:p>
          </table:table-cell>
          <table:table-cell office:value-type="float" office:value="1610" calcext:value-type="float">
            <text:p>161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0.2" calcext:value-type="float">
            <text:p>40.2</text:p>
          </table:table-cell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907131012" calcext:value-type="float">
            <text:p>1.907131012</text:p>
          </table:table-cell>
          <table:table-cell office:value-type="float" office:value="0.486010782" calcext:value-type="float">
            <text:p>0.486010782</text:p>
          </table:table-cell>
          <table:table-cell table:number-columns-repeated="98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23822" calcext:value-type="float">
            <text:p>148.2723822</text:p>
          </table:table-cell>
          <table:table-cell office:value-type="float" office:value="-36.5320665" calcext:value-type="float">
            <text:p>-36.5320665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628.5" calcext:value-type="float">
            <text:p>1628.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.5" calcext:value-type="float">
            <text:p>17.5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3.047619048" calcext:value-type="float">
            <text:p>3.047619048</text:p>
          </table:table-cell>
          <table:table-cell office:value-type="float" office:value="0.542682313" calcext:value-type="float">
            <text:p>0.542682313</text:p>
          </table:table-cell>
          <table:table-cell table:number-columns-repeated="98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24779" calcext:value-type="float">
            <text:p>148.2724779</text:p>
          </table:table-cell>
          <table:table-cell office:value-type="float" office:value="-36.532014" calcext:value-type="float">
            <text:p>-36.532014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630.7" calcext:value-type="float">
            <text:p>1630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8.9" calcext:value-type="float">
            <text:p>8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494382022" calcext:value-type="float">
            <text:p>4.494382022</text:p>
          </table:table-cell>
          <table:table-cell office:value-type="float" office:value="0.555350467" calcext:value-type="float">
            <text:p>0.555350467</text:p>
          </table:table-cell>
          <table:table-cell table:number-columns-repeated="98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25905" calcext:value-type="float">
            <text:p>148.2725905</text:p>
          </table:table-cell>
          <table:table-cell office:value-type="float" office:value="-36.5319697" calcext:value-type="float">
            <text:p>-36.5319697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633.5" calcext:value-type="float">
            <text:p>1633.5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1" calcext:value-type="float">
            <text:p>22.1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960784314" calcext:value-type="float">
            <text:p>1.960784314</text:p>
          </table:table-cell>
          <table:table-cell office:value-type="float" office:value="0.505247148" calcext:value-type="float">
            <text:p>0.505247148</text:p>
          </table:table-cell>
          <table:table-cell table:number-columns-repeated="98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26379" calcext:value-type="float">
            <text:p>148.2726379</text:p>
          </table:table-cell>
          <table:table-cell office:value-type="float" office:value="-36.531925" calcext:value-type="float">
            <text:p>-36.531925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635.2" calcext:value-type="float">
            <text:p>1635.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62340967" calcext:value-type="float">
            <text:p>3.562340967</text:p>
          </table:table-cell>
          <table:table-cell office:value-type="float" office:value="0.505153584" calcext:value-type="float">
            <text:p>0.505153584</text:p>
          </table:table-cell>
          <table:table-cell table:number-columns-repeated="98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726971" calcext:value-type="float">
            <text:p>148.2726971</text:p>
          </table:table-cell>
          <table:table-cell office:value-type="float" office:value="-36.5319282" calcext:value-type="float">
            <text:p>-36.5319282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-4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636.4" calcext:value-type="float">
            <text:p>1636.4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053435115" calcext:value-type="float">
            <text:p>3.053435115</text:p>
          </table:table-cell>
          <table:table-cell office:value-type="float" office:value="0.500800451" calcext:value-type="float">
            <text:p>0.500800451</text:p>
          </table:table-cell>
          <table:table-cell table:number-columns-repeated="98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363" calcext:value-type="float">
            <text:p>148.2646363</text:p>
          </table:table-cell>
          <table:table-cell office:value-type="float" office:value="-36.5236246" calcext:value-type="float">
            <text:p>-36.5236246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63.6" calcext:value-type="float">
            <text:p>1563.6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2.3" calcext:value-type="float">
            <text:p>12.3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2303523" calcext:value-type="float">
            <text:p>3.52303523</text:p>
          </table:table-cell>
          <table:table-cell office:value-type="float" office:value="0.486607046" calcext:value-type="float">
            <text:p>0.486607046</text:p>
          </table:table-cell>
          <table:table-cell table:number-columns-repeated="98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481" calcext:value-type="float">
            <text:p>148.2646481</text:p>
          </table:table-cell>
          <table:table-cell office:value-type="float" office:value="-36.5236903" calcext:value-type="float">
            <text:p>-36.5236903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65.7" calcext:value-type="float">
            <text:p>1565.7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436649485" calcext:value-type="float">
            <text:p>0.436649485</text:p>
          </table:table-cell>
          <table:table-cell table:number-columns-repeated="98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983" calcext:value-type="float">
            <text:p>148.2646983</text:p>
          </table:table-cell>
          <table:table-cell office:value-type="float" office:value="-36.5236386" calcext:value-type="float">
            <text:p>-36.5236386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65.9" calcext:value-type="float">
            <text:p>1565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01075269" calcext:value-type="float">
            <text:p>4.301075269</text:p>
          </table:table-cell>
          <table:table-cell office:value-type="float" office:value="0.494146789" calcext:value-type="float">
            <text:p>0.494146789</text:p>
          </table:table-cell>
          <table:table-cell table:number-columns-repeated="98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639" calcext:value-type="float">
            <text:p>148.2646639</text:p>
          </table:table-cell>
          <table:table-cell office:value-type="float" office:value="-36.523516" calcext:value-type="float">
            <text:p>-36.523516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61.9" calcext:value-type="float">
            <text:p>1561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1.7" calcext:value-type="float">
            <text:p>11.7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698005698" calcext:value-type="float">
            <text:p>5.698005698</text:p>
          </table:table-cell>
          <table:table-cell office:value-type="float" office:value="0.511403509" calcext:value-type="float">
            <text:p>0.511403509</text:p>
          </table:table-cell>
          <table:table-cell table:number-columns-repeated="98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173" calcext:value-type="float">
            <text:p>148.2646173</text:p>
          </table:table-cell>
          <table:table-cell office:value-type="float" office:value="-36.523541" calcext:value-type="float">
            <text:p>-36.523541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61" calcext:value-type="float">
            <text:p>1561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9.9" calcext:value-type="float">
            <text:p>9.9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387205387" calcext:value-type="float">
            <text:p>5.387205387</text:p>
          </table:table-cell>
          <table:table-cell office:value-type="float" office:value="0.592312139" calcext:value-type="float">
            <text:p>0.592312139</text:p>
          </table:table-cell>
          <table:table-cell table:number-columns-repeated="98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6092" calcext:value-type="float">
            <text:p>148.2646092</text:p>
          </table:table-cell>
          <table:table-cell office:value-type="float" office:value="-36.5235598" calcext:value-type="float">
            <text:p>-36.5235598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61.2" calcext:value-type="float">
            <text:p>1561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1.6" calcext:value-type="float">
            <text:p>11.6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97701149" calcext:value-type="float">
            <text:p>4.597701149</text:p>
          </table:table-cell>
          <table:table-cell office:value-type="float" office:value="0.548320269" calcext:value-type="float">
            <text:p>0.548320269</text:p>
          </table:table-cell>
          <table:table-cell table:number-columns-repeated="98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9332" calcext:value-type="float">
            <text:p>148.2649332</text:p>
          </table:table-cell>
          <table:table-cell office:value-type="float" office:value="-36.5235179" calcext:value-type="float">
            <text:p>-36.5235179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69.2" calcext:value-type="float">
            <text:p>1569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2.8" calcext:value-type="float">
            <text:p>12.8</text:p>
          </table:table-cell>
          <table:table-cell office:value-type="float" office:value="0.43" calcext:value-type="float">
            <text:p>0.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85416667" calcext:value-type="float">
            <text:p>3.385416667</text:p>
          </table:table-cell>
          <table:table-cell office:value-type="float" office:value="0.480712946" calcext:value-type="float">
            <text:p>0.480712946</text:p>
          </table:table-cell>
          <table:table-cell table:number-columns-repeated="98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2354" calcext:value-type="float">
            <text:p>148.2652354</text:p>
          </table:table-cell>
          <table:table-cell office:value-type="float" office:value="-36.5234028" calcext:value-type="float">
            <text:p>-36.5234028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71.3" calcext:value-type="float">
            <text:p>1571.3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5" calcext:value-type="float">
            <text:p>15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88888889" calcext:value-type="float">
            <text:p>2.888888889</text:p>
          </table:table-cell>
          <table:table-cell office:value-type="float" office:value="0.554612903" calcext:value-type="float">
            <text:p>0.554612903</text:p>
          </table:table-cell>
          <table:table-cell table:number-columns-repeated="98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296" calcext:value-type="float">
            <text:p>148.265296</text:p>
          </table:table-cell>
          <table:table-cell office:value-type="float" office:value="-36.5234023" calcext:value-type="float">
            <text:p>-36.5234023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72.2" calcext:value-type="float">
            <text:p>1572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1.9" calcext:value-type="float">
            <text:p>11.9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41456583" calcext:value-type="float">
            <text:p>3.641456583</text:p>
          </table:table-cell>
          <table:table-cell office:value-type="float" office:value="0.491823755" calcext:value-type="float">
            <text:p>0.491823755</text:p>
          </table:table-cell>
          <table:table-cell table:number-columns-repeated="98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3935" calcext:value-type="float">
            <text:p>148.2653935</text:p>
          </table:table-cell>
          <table:table-cell office:value-type="float" office:value="-36.5233859" calcext:value-type="float">
            <text:p>-36.5233859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72.5" calcext:value-type="float">
            <text:p>1572.5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883495146" calcext:value-type="float">
            <text:p>3.883495146</text:p>
          </table:table-cell>
          <table:table-cell office:value-type="float" office:value="0.530101942" calcext:value-type="float">
            <text:p>0.530101942</text:p>
          </table:table-cell>
          <table:table-cell table:number-columns-repeated="98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197" calcext:value-type="float">
            <text:p>148.265197</text:p>
          </table:table-cell>
          <table:table-cell office:value-type="float" office:value="-36.5234097" calcext:value-type="float">
            <text:p>-36.5234097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70.8" calcext:value-type="float">
            <text:p>1570.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1.4" calcext:value-type="float">
            <text:p>11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0877193" calcext:value-type="float">
            <text:p>3.50877193</text:p>
          </table:table-cell>
          <table:table-cell office:value-type="float" office:value="0.526574468" calcext:value-type="float">
            <text:p>0.526574468</text:p>
          </table:table-cell>
          <table:table-cell table:number-columns-repeated="98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0494" calcext:value-type="float">
            <text:p>148.2650494</text:p>
          </table:table-cell>
          <table:table-cell office:value-type="float" office:value="-36.5234272" calcext:value-type="float">
            <text:p>-36.5234272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68.9" calcext:value-type="float">
            <text:p>1568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49606299" calcext:value-type="float">
            <text:p>3.149606299</text:p>
          </table:table-cell>
          <table:table-cell office:value-type="float" office:value="0.468147922" calcext:value-type="float">
            <text:p>0.468147922</text:p>
          </table:table-cell>
          <table:table-cell table:number-columns-repeated="98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50063" calcext:value-type="float">
            <text:p>148.2650063</text:p>
          </table:table-cell>
          <table:table-cell office:value-type="float" office:value="-36.5234049" calcext:value-type="float">
            <text:p>-36.5234049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67.4" calcext:value-type="float">
            <text:p>1567.4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2.3" calcext:value-type="float">
            <text:p>12.3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79403794" calcext:value-type="float">
            <text:p>3.79403794</text:p>
          </table:table-cell>
          <table:table-cell office:value-type="float" office:value="0.505873563" calcext:value-type="float">
            <text:p>0.505873563</text:p>
          </table:table-cell>
          <table:table-cell table:number-columns-repeated="98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9554" calcext:value-type="float">
            <text:p>148.2649554</text:p>
          </table:table-cell>
          <table:table-cell office:value-type="float" office:value="-36.5234022" calcext:value-type="float">
            <text:p>-36.5234022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66.2" calcext:value-type="float">
            <text:p>1566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4.3" calcext:value-type="float">
            <text:p>14.3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797202797" calcext:value-type="float">
            <text:p>2.797202797</text:p>
          </table:table-cell>
          <table:table-cell office:value-type="float" office:value="0.487473561" calcext:value-type="float">
            <text:p>0.487473561</text:p>
          </table:table-cell>
          <table:table-cell table:number-columns-repeated="98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49339" calcext:value-type="float">
            <text:p>148.2649339</text:p>
          </table:table-cell>
          <table:table-cell office:value-type="float" office:value="-36.523397" calcext:value-type="float">
            <text:p>-36.523397</text:p>
          </table:table-cell>
          <table:table-cell office:value-type="string" calcext:value-type="string">
            <text:p>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T-6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65.5" calcext:value-type="float">
            <text:p>1565.5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0.5" calcext:value-type="float">
            <text:p>1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3.80952381" calcext:value-type="float">
            <text:p>3.80952381</text:p>
          </table:table-cell>
          <table:table-cell office:value-type="float" office:value="0.548529412" calcext:value-type="float">
            <text:p>0.548529412</text:p>
          </table:table-cell>
          <table:table-cell table:number-columns-repeated="98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4608" calcext:value-type="float">
            <text:p>148.2614608</text:p>
          </table:table-cell>
          <table:table-cell office:value-type="float" office:value="-36.5246844" calcext:value-type="float">
            <text:p>-36.5246844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98.8" calcext:value-type="float">
            <text:p>1598.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1" calcext:value-type="float">
            <text:p>11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939393939" calcext:value-type="float">
            <text:p>3.939393939</text:p>
          </table:table-cell>
          <table:table-cell office:value-type="float" office:value="0.470488432" calcext:value-type="float">
            <text:p>0.470488432</text:p>
          </table:table-cell>
          <table:table-cell table:number-columns-repeated="98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582" calcext:value-type="float">
            <text:p>148.261582</text:p>
          </table:table-cell>
          <table:table-cell office:value-type="float" office:value="-36.5246871" calcext:value-type="float">
            <text:p>-36.5246871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1.8" calcext:value-type="float">
            <text:p>11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89830508" calcext:value-type="float">
            <text:p>3.389830508</text:p>
          </table:table-cell>
          <table:table-cell office:value-type="float" office:value="0.46201643" calcext:value-type="float">
            <text:p>0.46201643</text:p>
          </table:table-cell>
          <table:table-cell table:number-columns-repeated="98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6695" calcext:value-type="float">
            <text:p>148.2616695</text:p>
          </table:table-cell>
          <table:table-cell office:value-type="float" office:value="-36.5247353" calcext:value-type="float">
            <text:p>-36.5247353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00.3" calcext:value-type="float">
            <text:p>1600.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6.5" calcext:value-type="float">
            <text:p>36.5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552511416" calcext:value-type="float">
            <text:p>1.552511416</text:p>
          </table:table-cell>
          <table:table-cell office:value-type="float" office:value="0.509493401" calcext:value-type="float">
            <text:p>0.509493401</text:p>
          </table:table-cell>
          <table:table-cell table:number-columns-repeated="98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8415" calcext:value-type="float">
            <text:p>148.2618415</text:p>
          </table:table-cell>
          <table:table-cell office:value-type="float" office:value="-36.5249149" calcext:value-type="float">
            <text:p>-36.5249149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602.4" calcext:value-type="float">
            <text:p>1602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50.6" calcext:value-type="float">
            <text:p>50.6</text:p>
          </table:table-cell>
          <table:table-cell office:value-type="float" office:value="1.87" calcext:value-type="float">
            <text:p>1.87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689064559" calcext:value-type="float">
            <text:p>3.689064559</text:p>
          </table:table-cell>
          <table:table-cell office:value-type="float" office:value="0.489892295" calcext:value-type="float">
            <text:p>0.489892295</text:p>
          </table:table-cell>
          <table:table-cell table:number-columns-repeated="98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9564" calcext:value-type="float">
            <text:p>148.2619564</text:p>
          </table:table-cell>
          <table:table-cell office:value-type="float" office:value="-36.5248321" calcext:value-type="float">
            <text:p>-36.5248321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98.7" calcext:value-type="float">
            <text:p>1598.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9.4" calcext:value-type="float">
            <text:p>29.4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87981859" calcext:value-type="float">
            <text:p>3.287981859</text:p>
          </table:table-cell>
          <table:table-cell office:value-type="float" office:value="0.480560166" calcext:value-type="float">
            <text:p>0.480560166</text:p>
          </table:table-cell>
          <table:table-cell table:number-columns-repeated="98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7952" calcext:value-type="float">
            <text:p>148.2617952</text:p>
          </table:table-cell>
          <table:table-cell office:value-type="float" office:value="-36.5249507" calcext:value-type="float">
            <text:p>-36.5249507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604" calcext:value-type="float">
            <text:p>160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45454545" calcext:value-type="float">
            <text:p>4.545454545</text:p>
          </table:table-cell>
          <table:table-cell office:value-type="float" office:value="0.508623188" calcext:value-type="float">
            <text:p>0.508623188</text:p>
          </table:table-cell>
          <table:table-cell table:number-columns-repeated="98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0996" calcext:value-type="float">
            <text:p>148.2620996</text:p>
          </table:table-cell>
          <table:table-cell office:value-type="float" office:value="-36.5249024" calcext:value-type="float">
            <text:p>-36.5249024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96.1" calcext:value-type="float">
            <text:p>1596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3.3" calcext:value-type="float">
            <text:p>13.3</text:p>
          </table:table-cell>
          <table:table-cell office:value-type="float" office:value="0.7" calcext:value-type="float">
            <text:p>0.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263157895" calcext:value-type="float">
            <text:p>5.263157895</text:p>
          </table:table-cell>
          <table:table-cell office:value-type="float" office:value="0.519195089" calcext:value-type="float">
            <text:p>0.519195089</text:p>
          </table:table-cell>
          <table:table-cell table:number-columns-repeated="98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1786" calcext:value-type="float">
            <text:p>148.2621786</text:p>
          </table:table-cell>
          <table:table-cell office:value-type="float" office:value="-36.5248604" calcext:value-type="float">
            <text:p>-36.5248604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93.2" calcext:value-type="float">
            <text:p>1593.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5.5" calcext:value-type="float">
            <text:p>35.5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159624413" calcext:value-type="float">
            <text:p>2.159624413</text:p>
          </table:table-cell>
          <table:table-cell office:value-type="float" office:value="0.523415783" calcext:value-type="float">
            <text:p>0.523415783</text:p>
          </table:table-cell>
          <table:table-cell table:number-columns-repeated="98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2591" calcext:value-type="float">
            <text:p>148.2622591</text:p>
          </table:table-cell>
          <table:table-cell office:value-type="float" office:value="-36.5248734" calcext:value-type="float">
            <text:p>-36.5248734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91.1" calcext:value-type="float">
            <text:p>1591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1.5" calcext:value-type="float">
            <text:p>21.5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45736434" calcext:value-type="float">
            <text:p>2.945736434</text:p>
          </table:table-cell>
          <table:table-cell office:value-type="float" office:value="0.504715447" calcext:value-type="float">
            <text:p>0.504715447</text:p>
          </table:table-cell>
          <table:table-cell table:number-columns-repeated="98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1259" calcext:value-type="float">
            <text:p>148.2621259</text:p>
          </table:table-cell>
          <table:table-cell office:value-type="float" office:value="-36.5248075" calcext:value-type="float">
            <text:p>-36.5248075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93.5" calcext:value-type="float">
            <text:p>1593.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4" calcext:value-type="float">
            <text:p>24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194444444" calcext:value-type="float">
            <text:p>3.194444444</text:p>
          </table:table-cell>
          <table:table-cell office:value-type="float" office:value="0.529251825" calcext:value-type="float">
            <text:p>0.529251825</text:p>
          </table:table-cell>
          <table:table-cell table:number-columns-repeated="98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118" calcext:value-type="float">
            <text:p>148.262118</text:p>
          </table:table-cell>
          <table:table-cell office:value-type="float" office:value="-36.5247489" calcext:value-type="float">
            <text:p>-36.5247489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92.5" calcext:value-type="float">
            <text:p>1592.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125" calcext:value-type="float">
            <text:p>2.8125</text:p>
          </table:table-cell>
          <table:table-cell office:value-type="float" office:value="0.533500448" calcext:value-type="float">
            <text:p>0.533500448</text:p>
          </table:table-cell>
          <table:table-cell table:number-columns-repeated="98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3001" calcext:value-type="float">
            <text:p>148.2623001</text:p>
          </table:table-cell>
          <table:table-cell office:value-type="float" office:value="-36.5252432" calcext:value-type="float">
            <text:p>-36.5252432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602.8" calcext:value-type="float">
            <text:p>1602.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1.1" calcext:value-type="float">
            <text:p>11.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903903904" calcext:value-type="float">
            <text:p>3.903903904</text:p>
          </table:table-cell>
          <table:table-cell office:value-type="float" office:value="0.487274108" calcext:value-type="float">
            <text:p>0.487274108</text:p>
          </table:table-cell>
          <table:table-cell table:number-columns-repeated="98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001" calcext:value-type="float">
            <text:p>148.262001</text:p>
          </table:table-cell>
          <table:table-cell office:value-type="float" office:value="-36.5246931" calcext:value-type="float">
            <text:p>-36.5246931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94.8" calcext:value-type="float">
            <text:p>1594.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2.1" calcext:value-type="float">
            <text:p>12.1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23415978" calcext:value-type="float">
            <text:p>5.23415978</text:p>
          </table:table-cell>
          <table:table-cell office:value-type="float" office:value="0.526192851" calcext:value-type="float">
            <text:p>0.526192851</text:p>
          </table:table-cell>
          <table:table-cell table:number-columns-repeated="98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25426" calcext:value-type="float">
            <text:p>148.2625426</text:p>
          </table:table-cell>
          <table:table-cell office:value-type="float" office:value="-36.5253152" calcext:value-type="float">
            <text:p>-36.5253152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98.1" calcext:value-type="float">
            <text:p>1598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0.3" calcext:value-type="float">
            <text:p>10.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530744337" calcext:value-type="float">
            <text:p>4.530744337</text:p>
          </table:table-cell>
          <table:table-cell office:value-type="float" office:value="0.453745665" calcext:value-type="float">
            <text:p>0.453745665</text:p>
          </table:table-cell>
          <table:table-cell table:number-columns-repeated="98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19543" calcext:value-type="float">
            <text:p>148.2619543</text:p>
          </table:table-cell>
          <table:table-cell office:value-type="float" office:value="-36.5246319" calcext:value-type="float">
            <text:p>-36.5246319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T-5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95.1" calcext:value-type="float">
            <text:p>1595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7.3" calcext:value-type="float">
            <text:p>17.3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358381503" calcext:value-type="float">
            <text:p>6.358381503</text:p>
          </table:table-cell>
          <table:table-cell office:value-type="float" office:value="0.534219608" calcext:value-type="float">
            <text:p>0.534219608</text:p>
          </table:table-cell>
          <table:table-cell table:number-columns-repeated="98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7689" calcext:value-type="float">
            <text:p>148.2587689</text:p>
          </table:table-cell>
          <table:table-cell office:value-type="float" office:value="-36.5212667" calcext:value-type="float">
            <text:p>-36.5212667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676.7" calcext:value-type="float">
            <text:p>1676.7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43" calcext:value-type="float">
            <text:p>43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782945736" calcext:value-type="float">
            <text:p>1.782945736</text:p>
          </table:table-cell>
          <table:table-cell office:value-type="float" office:value="0.481991701" calcext:value-type="float">
            <text:p>0.481991701</text:p>
          </table:table-cell>
          <table:table-cell table:number-columns-repeated="98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9059" calcext:value-type="float">
            <text:p>148.2589059</text:p>
          </table:table-cell>
          <table:table-cell office:value-type="float" office:value="-36.5211676" calcext:value-type="float">
            <text:p>-36.5211676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676.7" calcext:value-type="float">
            <text:p>1676.7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4.9" calcext:value-type="float">
            <text:p>54.9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17911354" calcext:value-type="float">
            <text:p>1.517911354</text:p>
          </table:table-cell>
          <table:table-cell office:value-type="float" office:value="0.536067849" calcext:value-type="float">
            <text:p>0.536067849</text:p>
          </table:table-cell>
          <table:table-cell table:number-columns-repeated="98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8669" calcext:value-type="float">
            <text:p>148.2588669</text:p>
          </table:table-cell>
          <table:table-cell office:value-type="float" office:value="-36.5210244" calcext:value-type="float">
            <text:p>-36.5210244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79.9" calcext:value-type="float">
            <text:p>1679.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3" calcext:value-type="float">
            <text:p>11.3</text:p>
          </table:table-cell>
          <table:table-cell office:value-type="float" office:value="0.63" calcext:value-type="float">
            <text:p>0.6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604719764" calcext:value-type="float">
            <text:p>5.604719764</text:p>
          </table:table-cell>
          <table:table-cell office:value-type="float" office:value="0.458642117" calcext:value-type="float">
            <text:p>0.458642117</text:p>
          </table:table-cell>
          <table:table-cell table:number-columns-repeated="98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8755" calcext:value-type="float">
            <text:p>148.2588755</text:p>
          </table:table-cell>
          <table:table-cell office:value-type="float" office:value="-36.5209908" calcext:value-type="float">
            <text:p>-36.5209908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680.4" calcext:value-type="float">
            <text:p>1680.4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.8" calcext:value-type="float">
            <text:p>21.8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40061162" calcext:value-type="float">
            <text:p>4.740061162</text:p>
          </table:table-cell>
          <table:table-cell office:value-type="float" office:value="0.471596859" calcext:value-type="float">
            <text:p>0.471596859</text:p>
          </table:table-cell>
          <table:table-cell table:number-columns-repeated="98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9101" calcext:value-type="float">
            <text:p>148.2589101</text:p>
          </table:table-cell>
          <table:table-cell office:value-type="float" office:value="-36.5212297" calcext:value-type="float">
            <text:p>-36.5212297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675.5" calcext:value-type="float">
            <text:p>1675.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8.5" calcext:value-type="float">
            <text:p>38.5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25541126" calcext:value-type="float">
            <text:p>1.125541126</text:p>
          </table:table-cell>
          <table:table-cell office:value-type="float" office:value="0.538958115" calcext:value-type="float">
            <text:p>0.538958115</text:p>
          </table:table-cell>
          <table:table-cell table:number-columns-repeated="98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8913" calcext:value-type="float">
            <text:p>148.2588913</text:p>
          </table:table-cell>
          <table:table-cell office:value-type="float" office:value="-36.5211916" calcext:value-type="float">
            <text:p>-36.5211916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676.5" calcext:value-type="float">
            <text:p>1676.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5" calcext:value-type="float">
            <text:p>18.5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42342342" calcext:value-type="float">
            <text:p>2.342342342</text:p>
          </table:table-cell>
          <table:table-cell office:value-type="float" office:value="0.487782258" calcext:value-type="float">
            <text:p>0.487782258</text:p>
          </table:table-cell>
          <table:table-cell table:number-columns-repeated="98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7788" calcext:value-type="float">
            <text:p>148.2587788</text:p>
          </table:table-cell>
          <table:table-cell office:value-type="float" office:value="-36.5208645" calcext:value-type="float">
            <text:p>-36.5208645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684" calcext:value-type="float">
            <text:p>1684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0.3" calcext:value-type="float">
            <text:p>50.3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445990722" calcext:value-type="float">
            <text:p>3.445990722</text:p>
          </table:table-cell>
          <table:table-cell office:value-type="float" office:value="0.578452381" calcext:value-type="float">
            <text:p>0.578452381</text:p>
          </table:table-cell>
          <table:table-cell table:number-columns-repeated="98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9975" calcext:value-type="float">
            <text:p>148.2589975</text:p>
          </table:table-cell>
          <table:table-cell office:value-type="float" office:value="-36.5208038" calcext:value-type="float">
            <text:p>-36.5208038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681.9" calcext:value-type="float">
            <text:p>1681.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7011494" calcext:value-type="float">
            <text:p>0.977011494</text:p>
          </table:table-cell>
          <table:table-cell office:value-type="float" office:value="0.493858093" calcext:value-type="float">
            <text:p>0.493858093</text:p>
          </table:table-cell>
          <table:table-cell table:number-columns-repeated="98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90388" calcext:value-type="float">
            <text:p>148.2590388</text:p>
          </table:table-cell>
          <table:table-cell office:value-type="float" office:value="-36.5208187" calcext:value-type="float">
            <text:p>-36.5208187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681.1" calcext:value-type="float">
            <text:p>1681.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9" calcext:value-type="float">
            <text:p>16.9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5581854" calcext:value-type="float">
            <text:p>3.15581854</text:p>
          </table:table-cell>
          <table:table-cell office:value-type="float" office:value="0.506983821" calcext:value-type="float">
            <text:p>0.506983821</text:p>
          </table:table-cell>
          <table:table-cell table:number-columns-repeated="98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7767" calcext:value-type="float">
            <text:p>148.2587767</text:p>
          </table:table-cell>
          <table:table-cell office:value-type="float" office:value="-36.520831" calcext:value-type="float">
            <text:p>-36.520831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684.6" calcext:value-type="float">
            <text:p>1684.6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3.1" calcext:value-type="float">
            <text:p>23.1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318903319" calcext:value-type="float">
            <text:p>3.318903319</text:p>
          </table:table-cell>
          <table:table-cell office:value-type="float" office:value="0.475067114" calcext:value-type="float">
            <text:p>0.475067114</text:p>
          </table:table-cell>
          <table:table-cell table:number-columns-repeated="98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901" calcext:value-type="float">
            <text:p>148.258901</text:p>
          </table:table-cell>
          <table:table-cell office:value-type="float" office:value="-36.5207331" calcext:value-type="float">
            <text:p>-36.5207331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684.3" calcext:value-type="float">
            <text:p>1684.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2" calcext:value-type="float">
            <text:p>16.2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09465021" calcext:value-type="float">
            <text:p>3.909465021</text:p>
          </table:table-cell>
          <table:table-cell office:value-type="float" office:value="0.510418649" calcext:value-type="float">
            <text:p>0.510418649</text:p>
          </table:table-cell>
          <table:table-cell table:number-columns-repeated="98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7675" calcext:value-type="float">
            <text:p>148.2587675</text:p>
          </table:table-cell>
          <table:table-cell office:value-type="float" office:value="-36.5208317" calcext:value-type="float">
            <text:p>-36.5208317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684.8" calcext:value-type="float">
            <text:p>1684.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8" calcext:value-type="float">
            <text:p>24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22580645" calcext:value-type="float">
            <text:p>2.822580645</text:p>
          </table:table-cell>
          <table:table-cell office:value-type="float" office:value="0.470635048" calcext:value-type="float">
            <text:p>0.470635048</text:p>
          </table:table-cell>
          <table:table-cell table:number-columns-repeated="98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7038" calcext:value-type="float">
            <text:p>148.2587038</text:p>
          </table:table-cell>
          <table:table-cell office:value-type="float" office:value="-36.5207766" calcext:value-type="float">
            <text:p>-36.5207766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686.5" calcext:value-type="float">
            <text:p>1686.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1" calcext:value-type="float">
            <text:p>15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649006623" calcext:value-type="float">
            <text:p>2.649006623</text:p>
          </table:table-cell>
          <table:table-cell office:value-type="float" office:value="0.519881279" calcext:value-type="float">
            <text:p>0.519881279</text:p>
          </table:table-cell>
          <table:table-cell table:number-columns-repeated="98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86524" calcext:value-type="float">
            <text:p>148.2586524</text:p>
          </table:table-cell>
          <table:table-cell office:value-type="float" office:value="-36.5206813" calcext:value-type="float">
            <text:p>-36.5206813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688.6" calcext:value-type="float">
            <text:p>1688.6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2" calcext:value-type="float">
            <text:p>32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645833333" calcext:value-type="float">
            <text:p>3.645833333</text:p>
          </table:table-cell>
          <table:table-cell office:value-type="float" office:value="0.437648054" calcext:value-type="float">
            <text:p>0.437648054</text:p>
          </table:table-cell>
          <table:table-cell table:number-columns-repeated="98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259082" calcext:value-type="float">
            <text:p>148.259082</text:p>
          </table:table-cell>
          <table:table-cell office:value-type="float" office:value="-36.5206736" calcext:value-type="float">
            <text:p>-36.5206736</text:p>
          </table:table-cell>
          <table:table-cell office:value-type="string" calcext:value-type="string">
            <text:p>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-5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682.5" calcext:value-type="float">
            <text:p>1682.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9.5" calcext:value-type="float">
            <text:p>29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050847458" calcext:value-type="float">
            <text:p>3.050847458</text:p>
          </table:table-cell>
          <table:table-cell office:value-type="float" office:value="0.478380744" calcext:value-type="float">
            <text:p>0.478380744</text:p>
          </table:table-cell>
          <table:table-cell table:number-columns-repeated="98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253" calcext:value-type="float">
            <text:p>148.2070253</text:p>
          </table:table-cell>
          <table:table-cell office:value-type="float" office:value="-36.5325236" calcext:value-type="float">
            <text:p>-36.5325236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14.3" calcext:value-type="float">
            <text:p>1314.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7.5" calcext:value-type="float">
            <text:p>27.5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242424242" calcext:value-type="float">
            <text:p>4.242424242</text:p>
          </table:table-cell>
          <table:table-cell office:value-type="float" office:value="0.452735703" calcext:value-type="float">
            <text:p>0.452735703</text:p>
          </table:table-cell>
          <table:table-cell table:number-columns-repeated="98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901" calcext:value-type="float">
            <text:p>148.2070901</text:p>
          </table:table-cell>
          <table:table-cell office:value-type="float" office:value="-36.5324888" calcext:value-type="float">
            <text:p>-36.5324888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16.3" calcext:value-type="float">
            <text:p>1316.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8" calcext:value-type="float">
            <text:p>24.8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04301075" calcext:value-type="float">
            <text:p>4.704301075</text:p>
          </table:table-cell>
          <table:table-cell office:value-type="float" office:value="0.505258333" calcext:value-type="float">
            <text:p>0.505258333</text:p>
          </table:table-cell>
          <table:table-cell table:number-columns-repeated="98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126" calcext:value-type="float">
            <text:p>148.2070126</text:p>
          </table:table-cell>
          <table:table-cell office:value-type="float" office:value="-36.5324071" calcext:value-type="float">
            <text:p>-36.5324071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14.5" calcext:value-type="float">
            <text:p>1314.5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5" calcext:value-type="float">
            <text:p>39.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810126582" calcext:value-type="float">
            <text:p>4.810126582</text:p>
          </table:table-cell>
          <table:table-cell office:value-type="float" office:value="0.4825" calcext:value-type="float">
            <text:p>0.4825</text:p>
          </table:table-cell>
          <table:table-cell table:number-columns-repeated="98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142" calcext:value-type="float">
            <text:p>148.2070142</text:p>
          </table:table-cell>
          <table:table-cell office:value-type="float" office:value="-36.5323991" calcext:value-type="float">
            <text:p>-36.5323991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14.6" calcext:value-type="float">
            <text:p>1314.6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8.1" calcext:value-type="float">
            <text:p>38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461942257" calcext:value-type="float">
            <text:p>4.461942257</text:p>
          </table:table-cell>
          <table:table-cell office:value-type="float" office:value="0.57089701" calcext:value-type="float">
            <text:p>0.57089701</text:p>
          </table:table-cell>
          <table:table-cell table:number-columns-repeated="98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163" calcext:value-type="float">
            <text:p>148.2070163</text:p>
          </table:table-cell>
          <table:table-cell office:value-type="float" office:value="-36.5320309" calcext:value-type="float">
            <text:p>-36.5320309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17.5" calcext:value-type="float">
            <text:p>1317.5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0.7" calcext:value-type="float">
            <text:p>30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25732899" calcext:value-type="float">
            <text:p>3.25732899</text:p>
          </table:table-cell>
          <table:table-cell office:value-type="float" office:value="0.485813953" calcext:value-type="float">
            <text:p>0.485813953</text:p>
          </table:table-cell>
          <table:table-cell table:number-columns-repeated="98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2943" calcext:value-type="float">
            <text:p>148.2072943</text:p>
          </table:table-cell>
          <table:table-cell office:value-type="float" office:value="-36.5320002" calcext:value-type="float">
            <text:p>-36.5320002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26.1" calcext:value-type="float">
            <text:p>1326.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1.7" calcext:value-type="float">
            <text:p>31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416403785" calcext:value-type="float">
            <text:p>4.416403785</text:p>
          </table:table-cell>
          <table:table-cell office:value-type="float" office:value="0.482181529" calcext:value-type="float">
            <text:p>0.482181529</text:p>
          </table:table-cell>
          <table:table-cell table:number-columns-repeated="98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3555" calcext:value-type="float">
            <text:p>148.2073555</text:p>
          </table:table-cell>
          <table:table-cell office:value-type="float" office:value="-36.5318157" calcext:value-type="float">
            <text:p>-36.5318157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29.3" calcext:value-type="float">
            <text:p>1329.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7.5" calcext:value-type="float">
            <text:p>57.5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88405797" calcext:value-type="float">
            <text:p>3.188405797</text:p>
          </table:table-cell>
          <table:table-cell office:value-type="float" office:value="0.496804853" calcext:value-type="float">
            <text:p>0.496804853</text:p>
          </table:table-cell>
          <table:table-cell table:number-columns-repeated="98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4064" calcext:value-type="float">
            <text:p>148.2074064</text:p>
          </table:table-cell>
          <table:table-cell office:value-type="float" office:value="-36.5317796" calcext:value-type="float">
            <text:p>-36.5317796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30.6" calcext:value-type="float">
            <text:p>1330.6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.9" calcext:value-type="float">
            <text:p>29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685618729" calcext:value-type="float">
            <text:p>5.685618729</text:p>
          </table:table-cell>
          <table:table-cell office:value-type="float" office:value="0.454039301" calcext:value-type="float">
            <text:p>0.454039301</text:p>
          </table:table-cell>
          <table:table-cell table:number-columns-repeated="98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4067" calcext:value-type="float">
            <text:p>148.2074067</text:p>
          </table:table-cell>
          <table:table-cell office:value-type="float" office:value="-36.5317839" calcext:value-type="float">
            <text:p>-36.5317839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30.6" calcext:value-type="float">
            <text:p>1330.6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2.1" calcext:value-type="float">
            <text:p>42.1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592240697" calcext:value-type="float">
            <text:p>4.592240697</text:p>
          </table:table-cell>
          <table:table-cell office:value-type="float" office:value="0.429747899" calcext:value-type="float">
            <text:p>0.429747899</text:p>
          </table:table-cell>
          <table:table-cell table:number-columns-repeated="98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2729" calcext:value-type="float">
            <text:p>148.2072729</text:p>
          </table:table-cell>
          <table:table-cell office:value-type="float" office:value="-36.5316228" calcext:value-type="float">
            <text:p>-36.5316228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29.3" calcext:value-type="float">
            <text:p>1329.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.3" calcext:value-type="float">
            <text:p>29.3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281001138" calcext:value-type="float">
            <text:p>7.281001138</text:p>
          </table:table-cell>
          <table:table-cell office:value-type="float" office:value="0.465280641" calcext:value-type="float">
            <text:p>0.465280641</text:p>
          </table:table-cell>
          <table:table-cell table:number-columns-repeated="98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3176" calcext:value-type="float">
            <text:p>148.2073176</text:p>
          </table:table-cell>
          <table:table-cell office:value-type="float" office:value="-36.5316511" calcext:value-type="float">
            <text:p>-36.5316511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29.8" calcext:value-type="float">
            <text:p>1329.8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" calcext:value-type="float">
            <text:p>29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793103448" calcext:value-type="float">
            <text:p>5.793103448</text:p>
          </table:table-cell>
          <table:table-cell office:value-type="float" office:value="0.579077568" calcext:value-type="float">
            <text:p>0.579077568</text:p>
          </table:table-cell>
          <table:table-cell table:number-columns-repeated="98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3363" calcext:value-type="float">
            <text:p>148.2073363</text:p>
          </table:table-cell>
          <table:table-cell office:value-type="float" office:value="-36.5316307" calcext:value-type="float">
            <text:p>-36.5316307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30.3" calcext:value-type="float">
            <text:p>1330.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7" calcext:value-type="float">
            <text:p>13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8.759124088" calcext:value-type="float">
            <text:p>8.759124088</text:p>
          </table:table-cell>
          <table:table-cell office:value-type="float" office:value="0.49864743" calcext:value-type="float">
            <text:p>0.49864743</text:p>
          </table:table-cell>
          <table:table-cell table:number-columns-repeated="98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2519" calcext:value-type="float">
            <text:p>148.2072519</text:p>
          </table:table-cell>
          <table:table-cell office:value-type="float" office:value="-36.5315992" calcext:value-type="float">
            <text:p>-36.5315992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29.2" calcext:value-type="float">
            <text:p>1329.2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6.9" calcext:value-type="float">
            <text:p>16.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903353057" calcext:value-type="float">
            <text:p>6.903353057</text:p>
          </table:table-cell>
          <table:table-cell office:value-type="float" office:value="0.476181015" calcext:value-type="float">
            <text:p>0.476181015</text:p>
          </table:table-cell>
          <table:table-cell table:number-columns-repeated="98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2028" calcext:value-type="float">
            <text:p>148.2072028</text:p>
          </table:table-cell>
          <table:table-cell office:value-type="float" office:value="-36.5315706" calcext:value-type="float">
            <text:p>-36.5315706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28.5" calcext:value-type="float">
            <text:p>1328.5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6" calcext:value-type="float">
            <text:p>26.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0877193" calcext:value-type="float">
            <text:p>3.50877193</text:p>
          </table:table-cell>
          <table:table-cell office:value-type="float" office:value="0.461724537" calcext:value-type="float">
            <text:p>0.461724537</text:p>
          </table:table-cell>
          <table:table-cell table:number-columns-repeated="98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70074" calcext:value-type="float">
            <text:p>148.2070074</text:p>
          </table:table-cell>
          <table:table-cell office:value-type="float" office:value="-36.5316441" calcext:value-type="float">
            <text:p>-36.5316441</text:p>
          </table:table-cell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-1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22.1" calcext:value-type="float">
            <text:p>1322.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.1" calcext:value-type="float">
            <text:p>46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687635575" calcext:value-type="float">
            <text:p>3.687635575</text:p>
          </table:table-cell>
          <table:table-cell office:value-type="float" office:value="0.477706237" calcext:value-type="float">
            <text:p>0.477706237</text:p>
          </table:table-cell>
          <table:table-cell table:number-columns-repeated="98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8439" calcext:value-type="float">
            <text:p>148.2108439</text:p>
          </table:table-cell>
          <table:table-cell office:value-type="float" office:value="-36.5313111" calcext:value-type="float">
            <text:p>-36.5313111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64.7" calcext:value-type="float">
            <text:p>1364.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1" calcext:value-type="float">
            <text:p>24.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57814661" calcext:value-type="float">
            <text:p>3.457814661</text:p>
          </table:table-cell>
          <table:table-cell office:value-type="float" office:value="0.521736227" calcext:value-type="float">
            <text:p>0.521736227</text:p>
          </table:table-cell>
          <table:table-cell table:number-columns-repeated="98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6098" calcext:value-type="float">
            <text:p>148.2106098</text:p>
          </table:table-cell>
          <table:table-cell office:value-type="float" office:value="-36.5314941" calcext:value-type="float">
            <text:p>-36.5314941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66" calcext:value-type="float">
            <text:p>1366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70.3" calcext:value-type="float">
            <text:p>70.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413940256" calcext:value-type="float">
            <text:p>3.413940256</text:p>
          </table:table-cell>
          <table:table-cell office:value-type="float" office:value="0.498759521" calcext:value-type="float">
            <text:p>0.498759521</text:p>
          </table:table-cell>
          <table:table-cell table:number-columns-repeated="98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5466" calcext:value-type="float">
            <text:p>148.2105466</text:p>
          </table:table-cell>
          <table:table-cell office:value-type="float" office:value="-36.5315503" calcext:value-type="float">
            <text:p>-36.5315503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66.6" calcext:value-type="float">
            <text:p>1366.6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4.5" calcext:value-type="float">
            <text:p>64.5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997416021" calcext:value-type="float">
            <text:p>2.997416021</text:p>
          </table:table-cell>
          <table:table-cell office:value-type="float" office:value="0.548580034" calcext:value-type="float">
            <text:p>0.548580034</text:p>
          </table:table-cell>
          <table:table-cell table:number-columns-repeated="98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493" calcext:value-type="float">
            <text:p>148.210493</text:p>
          </table:table-cell>
          <table:table-cell office:value-type="float" office:value="-36.5316795" calcext:value-type="float">
            <text:p>-36.5316795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66.9" calcext:value-type="float">
            <text:p>1366.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0.2" calcext:value-type="float">
            <text:p>30.2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732891832" calcext:value-type="float">
            <text:p>6.732891832</text:p>
          </table:table-cell>
          <table:table-cell office:value-type="float" office:value="0.478198294" calcext:value-type="float">
            <text:p>0.478198294</text:p>
          </table:table-cell>
          <table:table-cell table:number-columns-repeated="98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516" calcext:value-type="float">
            <text:p>148.210516</text:p>
          </table:table-cell>
          <table:table-cell office:value-type="float" office:value="-36.5317367" calcext:value-type="float">
            <text:p>-36.5317367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66.3" calcext:value-type="float">
            <text:p>1366.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9.5" calcext:value-type="float">
            <text:p>59.5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45098039" calcext:value-type="float">
            <text:p>2.745098039</text:p>
          </table:table-cell>
          <table:table-cell office:value-type="float" office:value="0.417784471" calcext:value-type="float">
            <text:p>0.417784471</text:p>
          </table:table-cell>
          <table:table-cell table:number-columns-repeated="98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3552" calcext:value-type="float">
            <text:p>148.2103552</text:p>
          </table:table-cell>
          <table:table-cell office:value-type="float" office:value="-36.5319439" calcext:value-type="float">
            <text:p>-36.5319439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64.7" calcext:value-type="float">
            <text:p>1364.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.7" calcext:value-type="float">
            <text:p>46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8372591" calcext:value-type="float">
            <text:p>2.78372591</text:p>
          </table:table-cell>
          <table:table-cell office:value-type="float" office:value="0.453629738" calcext:value-type="float">
            <text:p>0.453629738</text:p>
          </table:table-cell>
          <table:table-cell table:number-columns-repeated="98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2396" calcext:value-type="float">
            <text:p>148.2102396</text:p>
          </table:table-cell>
          <table:table-cell office:value-type="float" office:value="-36.5319068" calcext:value-type="float">
            <text:p>-36.5319068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65.1" calcext:value-type="float">
            <text:p>1365.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26086957" calcext:value-type="float">
            <text:p>2.826086957</text:p>
          </table:table-cell>
          <table:table-cell office:value-type="float" office:value="0.467565125" calcext:value-type="float">
            <text:p>0.467565125</text:p>
          </table:table-cell>
          <table:table-cell table:number-columns-repeated="98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1222" calcext:value-type="float">
            <text:p>148.2101222</text:p>
          </table:table-cell>
          <table:table-cell office:value-type="float" office:value="-36.5319255" calcext:value-type="float">
            <text:p>-36.5319255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64.5" calcext:value-type="float">
            <text:p>1364.5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71" calcext:value-type="float">
            <text:p>71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24882629" calcext:value-type="float">
            <text:p>1.924882629</text:p>
          </table:table-cell>
          <table:table-cell office:value-type="float" office:value="0.456810345" calcext:value-type="float">
            <text:p>0.456810345</text:p>
          </table:table-cell>
          <table:table-cell table:number-columns-repeated="98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0395" calcext:value-type="float">
            <text:p>148.2100395</text:p>
          </table:table-cell>
          <table:table-cell office:value-type="float" office:value="-36.5319159" calcext:value-type="float">
            <text:p>-36.5319159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64.3" calcext:value-type="float">
            <text:p>1364.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0.5" calcext:value-type="float">
            <text:p>60.5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58953168" calcext:value-type="float">
            <text:p>2.58953168</text:p>
          </table:table-cell>
          <table:table-cell office:value-type="float" office:value="0.529010695" calcext:value-type="float">
            <text:p>0.529010695</text:p>
          </table:table-cell>
          <table:table-cell table:number-columns-repeated="98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7841" calcext:value-type="float">
            <text:p>148.2107841</text:p>
          </table:table-cell>
          <table:table-cell office:value-type="float" office:value="-36.5319571" calcext:value-type="float">
            <text:p>-36.5319571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62.2" calcext:value-type="float">
            <text:p>1362.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6" calcext:value-type="float">
            <text:p>25.6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729166667" calcext:value-type="float">
            <text:p>5.729166667</text:p>
          </table:table-cell>
          <table:table-cell office:value-type="float" office:value="0.395311526" calcext:value-type="float">
            <text:p>0.395311526</text:p>
          </table:table-cell>
          <table:table-cell table:number-columns-repeated="98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0659" calcext:value-type="float">
            <text:p>148.2100659</text:p>
          </table:table-cell>
          <table:table-cell office:value-type="float" office:value="-36.5320368" calcext:value-type="float">
            <text:p>-36.5320368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62.9" calcext:value-type="float">
            <text:p>1362.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2.1" calcext:value-type="float">
            <text:p>42.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50356295" calcext:value-type="float">
            <text:p>2.850356295</text:p>
          </table:table-cell>
          <table:table-cell office:value-type="float" office:value="0.459976744" calcext:value-type="float">
            <text:p>0.459976744</text:p>
          </table:table-cell>
          <table:table-cell table:number-columns-repeated="98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0801" calcext:value-type="float">
            <text:p>148.2100801</text:p>
          </table:table-cell>
          <table:table-cell office:value-type="float" office:value="-36.5321213" calcext:value-type="float">
            <text:p>-36.5321213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61.7" calcext:value-type="float">
            <text:p>1361.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4" calcext:value-type="float">
            <text:p>44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621212121" calcext:value-type="float">
            <text:p>4.621212121</text:p>
          </table:table-cell>
          <table:table-cell office:value-type="float" office:value="0.522929936" calcext:value-type="float">
            <text:p>0.522929936</text:p>
          </table:table-cell>
          <table:table-cell table:number-columns-repeated="98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105655" calcext:value-type="float">
            <text:p>148.2105655</text:p>
          </table:table-cell>
          <table:table-cell office:value-type="float" office:value="-36.5318173" calcext:value-type="float">
            <text:p>-36.5318173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65.3" calcext:value-type="float">
            <text:p>1365.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5" calcext:value-type="float">
            <text:p>24.5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585034014" calcext:value-type="float">
            <text:p>2.585034014</text:p>
          </table:table-cell>
          <table:table-cell office:value-type="float" office:value="0.497729138" calcext:value-type="float">
            <text:p>0.497729138</text:p>
          </table:table-cell>
          <table:table-cell table:number-columns-repeated="98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099019" calcext:value-type="float">
            <text:p>148.2099019</text:p>
          </table:table-cell>
          <table:table-cell office:value-type="float" office:value="-36.5321101" calcext:value-type="float">
            <text:p>-36.5321101</text:p>
          </table:table-cell>
          <table:table-cell office:value-type="string" calcext:value-type="string">
            <text:p>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-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60.9" calcext:value-type="float">
            <text:p>1360.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1.3" calcext:value-type="float">
            <text:p>41.3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277643261" calcext:value-type="float">
            <text:p>4.277643261</text:p>
          </table:table-cell>
          <table:table-cell office:value-type="float" office:value="0.447901853" calcext:value-type="float">
            <text:p>0.447901853</text:p>
          </table:table-cell>
          <table:table-cell table:number-columns-repeated="98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8055" calcext:value-type="float">
            <text:p>148.2438055</text:p>
          </table:table-cell>
          <table:table-cell office:value-type="float" office:value="-36.5297458" calcext:value-type="float">
            <text:p>-36.5297458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73.9" calcext:value-type="float">
            <text:p>1573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7.7" calcext:value-type="float">
            <text:p>27.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86401925" calcext:value-type="float">
            <text:p>2.286401925</text:p>
          </table:table-cell>
          <table:table-cell office:value-type="float" office:value="0.582883721" calcext:value-type="float">
            <text:p>0.582883721</text:p>
          </table:table-cell>
          <table:table-cell table:number-columns-repeated="98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8738" calcext:value-type="float">
            <text:p>148.2438738</text:p>
          </table:table-cell>
          <table:table-cell office:value-type="float" office:value="-36.5299737" calcext:value-type="float">
            <text:p>-36.5299737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66.8" calcext:value-type="float">
            <text:p>1566.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8.1" calcext:value-type="float">
            <text:p>18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09944751" calcext:value-type="float">
            <text:p>2.209944751</text:p>
          </table:table-cell>
          <table:table-cell office:value-type="float" office:value="0.521003683" calcext:value-type="float">
            <text:p>0.521003683</text:p>
          </table:table-cell>
          <table:table-cell table:number-columns-repeated="98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843" calcext:value-type="float">
            <text:p>148.243843</text:p>
          </table:table-cell>
          <table:table-cell office:value-type="float" office:value="-36.5300085" calcext:value-type="float">
            <text:p>-36.5300085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65.7" calcext:value-type="float">
            <text:p>1565.7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6.4" calcext:value-type="float">
            <text:p>16.4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42276423" calcext:value-type="float">
            <text:p>2.642276423</text:p>
          </table:table-cell>
          <table:table-cell office:value-type="float" office:value="0.521315789" calcext:value-type="float">
            <text:p>0.521315789</text:p>
          </table:table-cell>
          <table:table-cell table:number-columns-repeated="98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7643" calcext:value-type="float">
            <text:p>148.2437643</text:p>
          </table:table-cell>
          <table:table-cell office:value-type="float" office:value="-36.5299791" calcext:value-type="float">
            <text:p>-36.5299791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66.2" calcext:value-type="float">
            <text:p>1566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46.6" calcext:value-type="float">
            <text:p>46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31330472" calcext:value-type="float">
            <text:p>1.931330472</text:p>
          </table:table-cell>
          <table:table-cell office:value-type="float" office:value="0.438555556" calcext:value-type="float">
            <text:p>0.438555556</text:p>
          </table:table-cell>
          <table:table-cell table:number-columns-repeated="98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7205" calcext:value-type="float">
            <text:p>148.2437205</text:p>
          </table:table-cell>
          <table:table-cell office:value-type="float" office:value="-36.5299572" calcext:value-type="float">
            <text:p>-36.5299572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66.8" calcext:value-type="float">
            <text:p>1566.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2.2" calcext:value-type="float">
            <text:p>32.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66873706" calcext:value-type="float">
            <text:p>1.966873706</text:p>
          </table:table-cell>
          <table:table-cell office:value-type="float" office:value="0.527632724" calcext:value-type="float">
            <text:p>0.527632724</text:p>
          </table:table-cell>
          <table:table-cell table:number-columns-repeated="98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7114" calcext:value-type="float">
            <text:p>148.2437114</text:p>
          </table:table-cell>
          <table:table-cell office:value-type="float" office:value="-36.5299662" calcext:value-type="float">
            <text:p>-36.5299662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66.5" calcext:value-type="float">
            <text:p>1566.5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3.9" calcext:value-type="float">
            <text:p>23.9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70990237" calcext:value-type="float">
            <text:p>2.370990237</text:p>
          </table:table-cell>
          <table:table-cell office:value-type="float" office:value="0.535766526" calcext:value-type="float">
            <text:p>0.535766526</text:p>
          </table:table-cell>
          <table:table-cell table:number-columns-repeated="98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654" calcext:value-type="float">
            <text:p>148.243654</text:p>
          </table:table-cell>
          <table:table-cell office:value-type="float" office:value="-36.5299813" calcext:value-type="float">
            <text:p>-36.5299813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65.8" calcext:value-type="float">
            <text:p>1565.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6.6" calcext:value-type="float">
            <text:p>36.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094717668" calcext:value-type="float">
            <text:p>2.094717668</text:p>
          </table:table-cell>
          <table:table-cell office:value-type="float" office:value="0.480462963" calcext:value-type="float">
            <text:p>0.480462963</text:p>
          </table:table-cell>
          <table:table-cell table:number-columns-repeated="98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6125" calcext:value-type="float">
            <text:p>148.2436125</text:p>
          </table:table-cell>
          <table:table-cell office:value-type="float" office:value="-36.530066" calcext:value-type="float">
            <text:p>-36.530066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63.8" calcext:value-type="float">
            <text:p>1563.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8.7" calcext:value-type="float">
            <text:p>28.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06736353" calcext:value-type="float">
            <text:p>2.206736353</text:p>
          </table:table-cell>
          <table:table-cell office:value-type="float" office:value="0.583606557" calcext:value-type="float">
            <text:p>0.583606557</text:p>
          </table:table-cell>
          <table:table-cell table:number-columns-repeated="98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5783" calcext:value-type="float">
            <text:p>148.2435783</text:p>
          </table:table-cell>
          <table:table-cell office:value-type="float" office:value="-36.5301094" calcext:value-type="float">
            <text:p>-36.5301094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63" calcext:value-type="float">
            <text:p>1563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6.4" calcext:value-type="float">
            <text:p>16.4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642276423" calcext:value-type="float">
            <text:p>2.642276423</text:p>
          </table:table-cell>
          <table:table-cell office:value-type="float" office:value="0.511946023" calcext:value-type="float">
            <text:p>0.511946023</text:p>
          </table:table-cell>
          <table:table-cell table:number-columns-repeated="98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51" calcext:value-type="float">
            <text:p>148.24351</text:p>
          </table:table-cell>
          <table:table-cell office:value-type="float" office:value="-36.5300713" calcext:value-type="float">
            <text:p>-36.5300713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7.7" calcext:value-type="float">
            <text:p>27.7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47412756" calcext:value-type="float">
            <text:p>2.647412756</text:p>
          </table:table-cell>
          <table:table-cell office:value-type="float" office:value="0.441336161" calcext:value-type="float">
            <text:p>0.441336161</text:p>
          </table:table-cell>
          <table:table-cell table:number-columns-repeated="98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5405" calcext:value-type="float">
            <text:p>148.2435405</text:p>
          </table:table-cell>
          <table:table-cell office:value-type="float" office:value="-36.5301194" calcext:value-type="float">
            <text:p>-36.5301194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62.7" calcext:value-type="float">
            <text:p>1562.7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8.6" calcext:value-type="float">
            <text:p>28.6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631701632" calcext:value-type="float">
            <text:p>1.631701632</text:p>
          </table:table-cell>
          <table:table-cell office:value-type="float" office:value="0.591309408" calcext:value-type="float">
            <text:p>0.591309408</text:p>
          </table:table-cell>
          <table:table-cell table:number-columns-repeated="98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7862" calcext:value-type="float">
            <text:p>148.2437862</text:p>
          </table:table-cell>
          <table:table-cell office:value-type="float" office:value="-36.5297984" calcext:value-type="float">
            <text:p>-36.5297984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72.2" calcext:value-type="float">
            <text:p>1572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5.1" calcext:value-type="float">
            <text:p>35.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614434948" calcext:value-type="float">
            <text:p>1.614434948</text:p>
          </table:table-cell>
          <table:table-cell office:value-type="float" office:value="0.543304196" calcext:value-type="float">
            <text:p>0.543304196</text:p>
          </table:table-cell>
          <table:table-cell table:number-columns-repeated="98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7136" calcext:value-type="float">
            <text:p>148.2437136</text:p>
          </table:table-cell>
          <table:table-cell office:value-type="float" office:value="-36.5298831" calcext:value-type="float">
            <text:p>-36.5298831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69.2" calcext:value-type="float">
            <text:p>1569.2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3.3" calcext:value-type="float">
            <text:p>23.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00286123" calcext:value-type="float">
            <text:p>2.00286123</text:p>
          </table:table-cell>
          <table:table-cell office:value-type="float" office:value="0.447446809" calcext:value-type="float">
            <text:p>0.447446809</text:p>
          </table:table-cell>
          <table:table-cell table:number-columns-repeated="98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6606" calcext:value-type="float">
            <text:p>148.2436606</text:p>
          </table:table-cell>
          <table:table-cell office:value-type="float" office:value="-36.5298846" calcext:value-type="float">
            <text:p>-36.5298846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68.9" calcext:value-type="float">
            <text:p>1568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2.9" calcext:value-type="float">
            <text:p>32.9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17122594" calcext:value-type="float">
            <text:p>1.317122594</text:p>
          </table:table-cell>
          <table:table-cell office:value-type="float" office:value="0.520913706" calcext:value-type="float">
            <text:p>0.520913706</text:p>
          </table:table-cell>
          <table:table-cell table:number-columns-repeated="98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436982" calcext:value-type="float">
            <text:p>148.2436982</text:p>
          </table:table-cell>
          <table:table-cell office:value-type="float" office:value="-36.5297954" calcext:value-type="float">
            <text:p>-36.5297954</text:p>
          </table:table-cell>
          <table:table-cell office:value-type="string" calcext:value-type="string">
            <text:p>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-3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71.9" calcext:value-type="float">
            <text:p>1571.9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50.3" calcext:value-type="float">
            <text:p>50.3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259111995" calcext:value-type="float">
            <text:p>1.259111995</text:p>
          </table:table-cell>
          <table:table-cell office:value-type="float" office:value="0.61006734" calcext:value-type="float">
            <text:p>0.61006734</text:p>
          </table:table-cell>
          <table:table-cell table:number-columns-repeated="98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599973" calcext:value-type="float">
            <text:p>148.2599973</text:p>
          </table:table-cell>
          <table:table-cell office:value-type="float" office:value="-36.5237385" calcext:value-type="float">
            <text:p>-36.5237385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600.4" calcext:value-type="float">
            <text:p>1600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8.1" calcext:value-type="float">
            <text:p>18.1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3.130755064" calcext:value-type="float">
            <text:p>3.130755064</text:p>
          </table:table-cell>
          <table:table-cell office:value-type="float" office:value="0.582" calcext:value-type="float">
            <text:p>0.582</text:p>
          </table:table-cell>
          <table:table-cell table:number-columns-repeated="98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59824" calcext:value-type="float">
            <text:p>148.259824</text:p>
          </table:table-cell>
          <table:table-cell office:value-type="float" office:value="-36.5236008" calcext:value-type="float">
            <text:p>-36.5236008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607.2" calcext:value-type="float">
            <text:p>1607.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5.8" calcext:value-type="float">
            <text:p>35.8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327746741" calcext:value-type="float">
            <text:p>2.327746741</text:p>
          </table:table-cell>
          <table:table-cell office:value-type="float" office:value="0.617976571" calcext:value-type="float">
            <text:p>0.617976571</text:p>
          </table:table-cell>
          <table:table-cell table:number-columns-repeated="98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599379" calcext:value-type="float">
            <text:p>148.2599379</text:p>
          </table:table-cell>
          <table:table-cell office:value-type="float" office:value="-36.5235711" calcext:value-type="float">
            <text:p>-36.5235711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06.9" calcext:value-type="float">
            <text:p>1606.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4.8" calcext:value-type="float">
            <text:p>44.8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785714286" calcext:value-type="float">
            <text:p>1.785714286</text:p>
          </table:table-cell>
          <table:table-cell office:value-type="float" office:value="0.522079602" calcext:value-type="float">
            <text:p>0.522079602</text:p>
          </table:table-cell>
          <table:table-cell table:number-columns-repeated="98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1814" calcext:value-type="float">
            <text:p>148.2601814</text:p>
          </table:table-cell>
          <table:table-cell office:value-type="float" office:value="-36.5234413" calcext:value-type="float">
            <text:p>-36.5234413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606.6" calcext:value-type="float">
            <text:p>1606.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7.6" calcext:value-type="float">
            <text:p>27.6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90821256" calcext:value-type="float">
            <text:p>1.690821256</text:p>
          </table:table-cell>
          <table:table-cell office:value-type="float" office:value="0.538036364" calcext:value-type="float">
            <text:p>0.538036364</text:p>
          </table:table-cell>
          <table:table-cell table:number-columns-repeated="98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1684" calcext:value-type="float">
            <text:p>148.2601684</text:p>
          </table:table-cell>
          <table:table-cell office:value-type="float" office:value="-36.523347" calcext:value-type="float">
            <text:p>-36.523347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609.6" calcext:value-type="float">
            <text:p>1609.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" calcext:value-type="float">
            <text:p>22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333333333" calcext:value-type="float">
            <text:p>3.333333333</text:p>
          </table:table-cell>
          <table:table-cell office:value-type="float" office:value="0.467204819" calcext:value-type="float">
            <text:p>0.467204819</text:p>
          </table:table-cell>
          <table:table-cell table:number-columns-repeated="98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599883" calcext:value-type="float">
            <text:p>148.2599883</text:p>
          </table:table-cell>
          <table:table-cell office:value-type="float" office:value="-36.5235307" calcext:value-type="float">
            <text:p>-36.5235307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607.5" calcext:value-type="float">
            <text:p>1607.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914893617" calcext:value-type="float">
            <text:p>1.914893617</text:p>
          </table:table-cell>
          <table:table-cell office:value-type="float" office:value="0.538830964" calcext:value-type="float">
            <text:p>0.538830964</text:p>
          </table:table-cell>
          <table:table-cell table:number-columns-repeated="98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599997" calcext:value-type="float">
            <text:p>148.2599997</text:p>
          </table:table-cell>
          <table:table-cell office:value-type="float" office:value="-36.5233291" calcext:value-type="float">
            <text:p>-36.5233291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613.1" calcext:value-type="float">
            <text:p>1613.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3.4" calcext:value-type="float">
            <text:p>33.4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493013972" calcext:value-type="float">
            <text:p>3.493013972</text:p>
          </table:table-cell>
          <table:table-cell office:value-type="float" office:value="0.557037331" calcext:value-type="float">
            <text:p>0.557037331</text:p>
          </table:table-cell>
          <table:table-cell table:number-columns-repeated="98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2232" calcext:value-type="float">
            <text:p>148.2602232</text:p>
          </table:table-cell>
          <table:table-cell office:value-type="float" office:value="-36.5233064" calcext:value-type="float">
            <text:p>-36.5233064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609.7" calcext:value-type="float">
            <text:p>1609.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18181818" calcext:value-type="float">
            <text:p>1.818181818</text:p>
          </table:table-cell>
          <table:table-cell office:value-type="float" office:value="0.55770428" calcext:value-type="float">
            <text:p>0.55770428</text:p>
          </table:table-cell>
          <table:table-cell table:number-columns-repeated="98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4851" calcext:value-type="float">
            <text:p>148.2604851</text:p>
          </table:table-cell>
          <table:table-cell office:value-type="float" office:value="-36.5231856" calcext:value-type="float">
            <text:p>-36.5231856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605.4" calcext:value-type="float">
            <text:p>1605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.8" calcext:value-type="float">
            <text:p>22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31578947" calcext:value-type="float">
            <text:p>2.631578947</text:p>
          </table:table-cell>
          <table:table-cell office:value-type="float" office:value="0.511888574" calcext:value-type="float">
            <text:p>0.511888574</text:p>
          </table:table-cell>
          <table:table-cell table:number-columns-repeated="98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4851" calcext:value-type="float">
            <text:p>148.2604851</text:p>
          </table:table-cell>
          <table:table-cell office:value-type="float" office:value="-36.5231856" calcext:value-type="float">
            <text:p>-36.5231856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605.4" calcext:value-type="float">
            <text:p>1605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6.7" calcext:value-type="float">
            <text:p>36.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15622162" calcext:value-type="float">
            <text:p>2.815622162</text:p>
          </table:table-cell>
          <table:table-cell office:value-type="float" office:value="0.485994624" calcext:value-type="float">
            <text:p>0.485994624</text:p>
          </table:table-cell>
          <table:table-cell table:number-columns-repeated="98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5606" calcext:value-type="float">
            <text:p>148.2605606</text:p>
          </table:table-cell>
          <table:table-cell office:value-type="float" office:value="-36.5232639" calcext:value-type="float">
            <text:p>-36.5232639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601.4" calcext:value-type="float">
            <text:p>1601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025316456" calcext:value-type="float">
            <text:p>2.025316456</text:p>
          </table:table-cell>
          <table:table-cell office:value-type="float" office:value="0.517001435" calcext:value-type="float">
            <text:p>0.517001435</text:p>
          </table:table-cell>
          <table:table-cell table:number-columns-repeated="98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7389" calcext:value-type="float">
            <text:p>148.2607389</text:p>
          </table:table-cell>
          <table:table-cell office:value-type="float" office:value="-36.5232191" calcext:value-type="float">
            <text:p>-36.5232191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97" calcext:value-type="float">
            <text:p>159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4040404" calcext:value-type="float">
            <text:p>4.04040404</text:p>
          </table:table-cell>
          <table:table-cell office:value-type="float" office:value="0.503365854" calcext:value-type="float">
            <text:p>0.503365854</text:p>
          </table:table-cell>
          <table:table-cell table:number-columns-repeated="98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1905" calcext:value-type="float">
            <text:p>148.2601905</text:p>
          </table:table-cell>
          <table:table-cell office:value-type="float" office:value="-36.5232186" calcext:value-type="float">
            <text:p>-36.5232186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612.6" calcext:value-type="float">
            <text:p>1612.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0.5" calcext:value-type="float">
            <text:p>30.5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13661202" calcext:value-type="float">
            <text:p>2.513661202</text:p>
          </table:table-cell>
          <table:table-cell office:value-type="float" office:value="0.511372549" calcext:value-type="float">
            <text:p>0.511372549</text:p>
          </table:table-cell>
          <table:table-cell table:number-columns-repeated="98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7519" calcext:value-type="float">
            <text:p>148.2607519</text:p>
          </table:table-cell>
          <table:table-cell office:value-type="float" office:value="-36.5232767" calcext:value-type="float">
            <text:p>-36.5232767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95.8" calcext:value-type="float">
            <text:p>1595.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7.9" calcext:value-type="float">
            <text:p>27.9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479092" calcext:value-type="float">
            <text:p>2.7479092</text:p>
          </table:table-cell>
          <table:table-cell office:value-type="float" office:value="0.577484663" calcext:value-type="float">
            <text:p>0.577484663</text:p>
          </table:table-cell>
          <table:table-cell table:number-columns-repeated="98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607922" calcext:value-type="float">
            <text:p>148.2607922</text:p>
          </table:table-cell>
          <table:table-cell office:value-type="float" office:value="-36.5233032" calcext:value-type="float">
            <text:p>-36.5233032</text:p>
          </table:table-cell>
          <table:table-cell office:value-type="string" calcext:value-type="string">
            <text:p>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W-4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94.4" calcext:value-type="float">
            <text:p>1594.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63.2" calcext:value-type="float">
            <text:p>63.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5822785" calcext:value-type="float">
            <text:p>1.265822785</text:p>
          </table:table-cell>
          <table:table-cell office:value-type="float" office:value="0.526704545" calcext:value-type="float">
            <text:p>0.526704545</text:p>
          </table:table-cell>
          <table:table-cell table:number-columns-repeated="98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70665" calcext:value-type="float">
            <text:p>148.2770665</text:p>
          </table:table-cell>
          <table:table-cell office:value-type="float" office:value="-36.5186911" calcext:value-type="float">
            <text:p>-36.5186911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36.5" calcext:value-type="float">
            <text:p>1536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9.1" calcext:value-type="float">
            <text:p>29.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0950745" calcext:value-type="float">
            <text:p>2.290950745</text:p>
          </table:table-cell>
          <table:table-cell office:value-type="float" office:value="0.450639269" calcext:value-type="float">
            <text:p>0.450639269</text:p>
          </table:table-cell>
          <table:table-cell table:number-columns-repeated="98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9041" calcext:value-type="float">
            <text:p>148.2769041</text:p>
          </table:table-cell>
          <table:table-cell office:value-type="float" office:value="-36.5188855" calcext:value-type="float">
            <text:p>-36.5188855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40.8" calcext:value-type="float">
            <text:p>1540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8.5" calcext:value-type="float">
            <text:p>38.5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51082251" calcext:value-type="float">
            <text:p>2.251082251</text:p>
          </table:table-cell>
          <table:table-cell office:value-type="float" office:value="0.523783784" calcext:value-type="float">
            <text:p>0.523783784</text:p>
          </table:table-cell>
          <table:table-cell table:number-columns-repeated="98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8905" calcext:value-type="float">
            <text:p>148.2768905</text:p>
          </table:table-cell>
          <table:table-cell office:value-type="float" office:value="-36.5189165" calcext:value-type="float">
            <text:p>-36.5189165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41.9" calcext:value-type="float">
            <text:p>1541.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6.7" calcext:value-type="float">
            <text:p>36.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33969119" calcext:value-type="float">
            <text:p>2.633969119</text:p>
          </table:table-cell>
          <table:table-cell office:value-type="float" office:value="0.51" calcext:value-type="float">
            <text:p>0.51</text:p>
          </table:table-cell>
          <table:table-cell table:number-columns-repeated="98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8127" calcext:value-type="float">
            <text:p>148.2768127</text:p>
          </table:table-cell>
          <table:table-cell office:value-type="float" office:value="-36.518927" calcext:value-type="float">
            <text:p>-36.518927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40.4" calcext:value-type="float">
            <text:p>1540.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9.7" calcext:value-type="float">
            <text:p>39.7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02854744" calcext:value-type="float">
            <text:p>2.602854744</text:p>
          </table:table-cell>
          <table:table-cell office:value-type="float" office:value="0.480257143" calcext:value-type="float">
            <text:p>0.480257143</text:p>
          </table:table-cell>
          <table:table-cell table:number-columns-repeated="98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7212" calcext:value-type="float">
            <text:p>148.2767212</text:p>
          </table:table-cell>
          <table:table-cell office:value-type="float" office:value="-36.5189202" calcext:value-type="float">
            <text:p>-36.5189202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37.8" calcext:value-type="float">
            <text:p>1537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3.6" calcext:value-type="float">
            <text:p>43.6</text:p>
          </table:table-cell>
          <table:table-cell office:value-type="float" office:value="1.43" calcext:value-type="float">
            <text:p>1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87461774" calcext:value-type="float">
            <text:p>3.287461774</text:p>
          </table:table-cell>
          <table:table-cell office:value-type="float" office:value="0.538027397" calcext:value-type="float">
            <text:p>0.538027397</text:p>
          </table:table-cell>
          <table:table-cell table:number-columns-repeated="98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5927" calcext:value-type="float">
            <text:p>148.2765927</text:p>
          </table:table-cell>
          <table:table-cell office:value-type="float" office:value="-36.5190161" calcext:value-type="float">
            <text:p>-36.5190161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39.1" calcext:value-type="float">
            <text:p>1539.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5.2" calcext:value-type="float">
            <text:p>25.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513777778" calcext:value-type="float">
            <text:p>0.513777778</text:p>
          </table:table-cell>
          <table:table-cell table:number-columns-repeated="98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415" calcext:value-type="float">
            <text:p>148.2764415</text:p>
          </table:table-cell>
          <table:table-cell office:value-type="float" office:value="-36.5191711" calcext:value-type="float">
            <text:p>-36.5191711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42.6" calcext:value-type="float">
            <text:p>1542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43.5" calcext:value-type="float">
            <text:p>43.5</text:p>
          </table:table-cell>
          <table:table-cell office:value-type="float" office:value="1.37" calcext:value-type="float">
            <text:p>1.3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141762452" calcext:value-type="float">
            <text:p>3.141762452</text:p>
          </table:table-cell>
          <table:table-cell office:value-type="float" office:value="0.509184123" calcext:value-type="float">
            <text:p>0.509184123</text:p>
          </table:table-cell>
          <table:table-cell table:number-columns-repeated="98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048" calcext:value-type="float">
            <text:p>148.2764048</text:p>
          </table:table-cell>
          <table:table-cell office:value-type="float" office:value="-36.5191876" calcext:value-type="float">
            <text:p>-36.5191876</text:p>
          </table:table-cell>
          <table:table-cell office:value-type="string" calcext:value-type="string">
            <text:p>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S-6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42.5" calcext:value-type="float">
            <text:p>1542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8.1" calcext:value-type="float">
            <text:p>18.1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83241252" calcext:value-type="float">
            <text:p>3.683241252</text:p>
          </table:table-cell>
          <table:table-cell office:value-type="float" office:value="0.430945946" calcext:value-type="float">
            <text:p>0.430945946</text:p>
          </table:table-cell>
          <table:table-cell table:number-columns-repeated="98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016" calcext:value-type="float">
            <text:p>148.2764016</text:p>
          </table:table-cell>
          <table:table-cell office:value-type="float" office:value="-36.5192347" calcext:value-type="float">
            <text:p>-36.5192347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45" calcext:value-type="float">
            <text:p>154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1.9" calcext:value-type="float">
            <text:p>11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5.882352941" calcext:value-type="float">
            <text:p>5.882352941</text:p>
          </table:table-cell>
          <table:table-cell office:value-type="float" office:value="0.508730385" calcext:value-type="float">
            <text:p>0.508730385</text:p>
          </table:table-cell>
          <table:table-cell table:number-columns-repeated="98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268" calcext:value-type="float">
            <text:p>148.2764268</text:p>
          </table:table-cell>
          <table:table-cell office:value-type="float" office:value="-36.5193034" calcext:value-type="float">
            <text:p>-36.5193034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49.3" calcext:value-type="float">
            <text:p>1549.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2.8" calcext:value-type="float">
            <text:p>12.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46875" calcext:value-type="float">
            <text:p>5.46875</text:p>
          </table:table-cell>
          <table:table-cell office:value-type="float" office:value="0.529350348" calcext:value-type="float">
            <text:p>0.529350348</text:p>
          </table:table-cell>
          <table:table-cell table:number-columns-repeated="98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6494" calcext:value-type="float">
            <text:p>148.2766494</text:p>
          </table:table-cell>
          <table:table-cell office:value-type="float" office:value="-36.5190393" calcext:value-type="float">
            <text:p>-36.5190393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41.6" calcext:value-type="float">
            <text:p>1541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.7" calcext:value-type="float">
            <text:p>22.7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258443465" calcext:value-type="float">
            <text:p>4.258443465</text:p>
          </table:table-cell>
          <table:table-cell office:value-type="float" office:value="0.599678218" calcext:value-type="float">
            <text:p>0.599678218</text:p>
          </table:table-cell>
          <table:table-cell table:number-columns-repeated="98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688" calcext:value-type="float">
            <text:p>148.2764688</text:p>
          </table:table-cell>
          <table:table-cell office:value-type="float" office:value="-36.5192141" calcext:value-type="float">
            <text:p>-36.5192141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45.6" calcext:value-type="float">
            <text:p>1545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7.7" calcext:value-type="float">
            <text:p>17.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78154426" calcext:value-type="float">
            <text:p>3.578154426</text:p>
          </table:table-cell>
          <table:table-cell office:value-type="float" office:value="0.618396694" calcext:value-type="float">
            <text:p>0.618396694</text:p>
          </table:table-cell>
          <table:table-cell table:number-columns-repeated="98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351" calcext:value-type="float">
            <text:p>148.2764351</text:p>
          </table:table-cell>
          <table:table-cell office:value-type="float" office:value="-36.519209" calcext:value-type="float">
            <text:p>-36.519209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44.5" calcext:value-type="float">
            <text:p>1544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44.9" calcext:value-type="float">
            <text:p>44.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98366741" calcext:value-type="float">
            <text:p>2.598366741</text:p>
          </table:table-cell>
          <table:table-cell office:value-type="float" office:value="0.527586521" calcext:value-type="float">
            <text:p>0.527586521</text:p>
          </table:table-cell>
          <table:table-cell table:number-columns-repeated="98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3484" calcext:value-type="float">
            <text:p>148.2763484</text:p>
          </table:table-cell>
          <table:table-cell office:value-type="float" office:value="-36.5191876" calcext:value-type="float">
            <text:p>-36.5191876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41.4" calcext:value-type="float">
            <text:p>1541.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62" calcext:value-type="float">
            <text:p>62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21505376" calcext:value-type="float">
            <text:p>1.021505376</text:p>
          </table:table-cell>
          <table:table-cell office:value-type="float" office:value="0.512848837" calcext:value-type="float">
            <text:p>0.512848837</text:p>
          </table:table-cell>
          <table:table-cell table:number-columns-repeated="98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3934" calcext:value-type="float">
            <text:p>148.2763934</text:p>
          </table:table-cell>
          <table:table-cell office:value-type="float" office:value="-36.5190954" calcext:value-type="float">
            <text:p>-36.5190954</text:p>
          </table:table-cell>
          <table:table-cell office:value-type="string" calcext:value-type="string">
            <text:p>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W-6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37.8" calcext:value-type="float">
            <text:p>1537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7.9" calcext:value-type="float">
            <text:p>17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351955307" calcext:value-type="float">
            <text:p>3.351955307</text:p>
          </table:table-cell>
          <table:table-cell office:value-type="float" office:value="0.522534381" calcext:value-type="float">
            <text:p>0.522534381</text:p>
          </table:table-cell>
          <table:table-cell table:number-columns-repeated="98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6067" calcext:value-type="float">
            <text:p>148.2766067</text:p>
          </table:table-cell>
          <table:table-cell office:value-type="float" office:value="-36.5175922" calcext:value-type="float">
            <text:p>-36.5175922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95.1" calcext:value-type="float">
            <text:p>149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9.6" calcext:value-type="float">
            <text:p>9.6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166666667" calcext:value-type="float">
            <text:p>4.166666667</text:p>
          </table:table-cell>
          <table:table-cell office:value-type="float" office:value="0.517943925" calcext:value-type="float">
            <text:p>0.517943925</text:p>
          </table:table-cell>
          <table:table-cell table:number-columns-repeated="98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2434" calcext:value-type="float">
            <text:p>148.2762434</text:p>
          </table:table-cell>
          <table:table-cell office:value-type="float" office:value="-36.5174989" calcext:value-type="float">
            <text:p>-36.5174989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00.6" calcext:value-type="float">
            <text:p>1500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9.1" calcext:value-type="float">
            <text:p>29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06185567" calcext:value-type="float">
            <text:p>2.06185567</text:p>
          </table:table-cell>
          <table:table-cell office:value-type="float" office:value="0.495005807" calcext:value-type="float">
            <text:p>0.495005807</text:p>
          </table:table-cell>
          <table:table-cell table:number-columns-repeated="98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3528" calcext:value-type="float">
            <text:p>148.2763528</text:p>
          </table:table-cell>
          <table:table-cell office:value-type="float" office:value="-36.5176059" calcext:value-type="float">
            <text:p>-36.5176059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97.8" calcext:value-type="float">
            <text:p>149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128205128" calcext:value-type="float">
            <text:p>5.128205128</text:p>
          </table:table-cell>
          <table:table-cell office:value-type="float" office:value="0.500295858" calcext:value-type="float">
            <text:p>0.500295858</text:p>
          </table:table-cell>
          <table:table-cell table:number-columns-repeated="98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097" calcext:value-type="float">
            <text:p>148.2764097</text:p>
          </table:table-cell>
          <table:table-cell office:value-type="float" office:value="-36.5175866" calcext:value-type="float">
            <text:p>-36.5175866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97.5" calcext:value-type="float">
            <text:p>1497.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651162791" calcext:value-type="float">
            <text:p>4.651162791</text:p>
          </table:table-cell>
          <table:table-cell office:value-type="float" office:value="0.485409556" calcext:value-type="float">
            <text:p>0.485409556</text:p>
          </table:table-cell>
          <table:table-cell table:number-columns-repeated="98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301" calcext:value-type="float">
            <text:p>148.2764301</text:p>
          </table:table-cell>
          <table:table-cell office:value-type="float" office:value="-36.5175767" calcext:value-type="float">
            <text:p>-36.5175767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97.4" calcext:value-type="float">
            <text:p>1497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555555556" calcext:value-type="float">
            <text:p>5.555555556</text:p>
          </table:table-cell>
          <table:table-cell office:value-type="float" office:value="0.508655914" calcext:value-type="float">
            <text:p>0.508655914</text:p>
          </table:table-cell>
          <table:table-cell table:number-columns-repeated="98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159" calcext:value-type="float">
            <text:p>148.2764159</text:p>
          </table:table-cell>
          <table:table-cell office:value-type="float" office:value="-36.5175652" calcext:value-type="float">
            <text:p>-36.5175652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97.7" calcext:value-type="float">
            <text:p>1497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.6" calcext:value-type="float">
            <text:p>7.6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263157895" calcext:value-type="float">
            <text:p>5.263157895</text:p>
          </table:table-cell>
          <table:table-cell office:value-type="float" office:value="0.526445783" calcext:value-type="float">
            <text:p>0.526445783</text:p>
          </table:table-cell>
          <table:table-cell table:number-columns-repeated="98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4798" calcext:value-type="float">
            <text:p>148.2764798</text:p>
          </table:table-cell>
          <table:table-cell office:value-type="float" office:value="-36.5176074" calcext:value-type="float">
            <text:p>-36.5176074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96.4" calcext:value-type="float">
            <text:p>1496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545454545" calcext:value-type="float">
            <text:p>4.545454545</text:p>
          </table:table-cell>
          <table:table-cell office:value-type="float" office:value="0.51800578" calcext:value-type="float">
            <text:p>0.51800578</text:p>
          </table:table-cell>
          <table:table-cell table:number-columns-repeated="98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5772" calcext:value-type="float">
            <text:p>148.2765772</text:p>
          </table:table-cell>
          <table:table-cell office:value-type="float" office:value="-36.5176452" calcext:value-type="float">
            <text:p>-36.5176452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94.9" calcext:value-type="float">
            <text:p>1494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.1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633802817" calcext:value-type="float">
            <text:p>5.633802817</text:p>
          </table:table-cell>
          <table:table-cell office:value-type="float" office:value="0.491066351" calcext:value-type="float">
            <text:p>0.491066351</text:p>
          </table:table-cell>
          <table:table-cell table:number-columns-repeated="98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6325" calcext:value-type="float">
            <text:p>148.2766325</text:p>
          </table:table-cell>
          <table:table-cell office:value-type="float" office:value="-36.5176383" calcext:value-type="float">
            <text:p>-36.5176383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94.4" calcext:value-type="float">
            <text:p>1494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845410628" calcext:value-type="float">
            <text:p>5.845410628</text:p>
          </table:table-cell>
          <table:table-cell office:value-type="float" office:value="0.552344214" calcext:value-type="float">
            <text:p>0.552344214</text:p>
          </table:table-cell>
          <table:table-cell table:number-columns-repeated="98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7058" calcext:value-type="float">
            <text:p>148.2767058</text:p>
          </table:table-cell>
          <table:table-cell office:value-type="float" office:value="-36.5176551" calcext:value-type="float">
            <text:p>-36.5176551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94.1" calcext:value-type="float">
            <text:p>1494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4.5" calcext:value-type="float">
            <text:p>34.5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222222222" calcext:value-type="float">
            <text:p>2.222222222</text:p>
          </table:table-cell>
          <table:table-cell office:value-type="float" office:value="0.510267717" calcext:value-type="float">
            <text:p>0.510267717</text:p>
          </table:table-cell>
          <table:table-cell table:number-columns-repeated="98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7891" calcext:value-type="float">
            <text:p>148.2767891</text:p>
          </table:table-cell>
          <table:table-cell office:value-type="float" office:value="-36.5176267" calcext:value-type="float">
            <text:p>-36.5176267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94.4" calcext:value-type="float">
            <text:p>1494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2.8" calcext:value-type="float">
            <text:p>22.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39181287" calcext:value-type="float">
            <text:p>2.339181287</text:p>
          </table:table-cell>
          <table:table-cell office:value-type="float" office:value="0.552268786" calcext:value-type="float">
            <text:p>0.552268786</text:p>
          </table:table-cell>
          <table:table-cell table:number-columns-repeated="98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8113" calcext:value-type="float">
            <text:p>148.2768113</text:p>
          </table:table-cell>
          <table:table-cell office:value-type="float" office:value="-36.5176111" calcext:value-type="float">
            <text:p>-36.5176111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94.4" calcext:value-type="float">
            <text:p>1494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.5" calcext:value-type="float">
            <text:p>7.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333333333" calcext:value-type="float">
            <text:p>5.333333333</text:p>
          </table:table-cell>
          <table:table-cell office:value-type="float" office:value="0.546810345" calcext:value-type="float">
            <text:p>0.546810345</text:p>
          </table:table-cell>
          <table:table-cell table:number-columns-repeated="98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8968" calcext:value-type="float">
            <text:p>148.2768968</text:p>
          </table:table-cell>
          <table:table-cell office:value-type="float" office:value="-36.5175095" calcext:value-type="float">
            <text:p>-36.5175095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93.4" calcext:value-type="float">
            <text:p>1493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7.4" calcext:value-type="float">
            <text:p>17.4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490421456" calcext:value-type="float">
            <text:p>2.490421456</text:p>
          </table:table-cell>
          <table:table-cell office:value-type="float" office:value="0.538177827" calcext:value-type="float">
            <text:p>0.538177827</text:p>
          </table:table-cell>
          <table:table-cell table:number-columns-repeated="98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9661" calcext:value-type="float">
            <text:p>148.2769661</text:p>
          </table:table-cell>
          <table:table-cell office:value-type="float" office:value="-36.5174734" calcext:value-type="float">
            <text:p>-36.5174734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93.4" calcext:value-type="float">
            <text:p>1493.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0.8" calcext:value-type="float">
            <text:p>30.8</text:p>
          </table:table-cell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3982684" calcext:value-type="float">
            <text:p>1.83982684</text:p>
          </table:table-cell>
          <table:table-cell office:value-type="float" office:value="0.473130081" calcext:value-type="float">
            <text:p>0.473130081</text:p>
          </table:table-cell>
          <table:table-cell table:number-columns-repeated="98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ucalyptus pauciflora </text:p>
          </table:table-cell>
          <table:table-cell office:value-type="float" office:value="148.2769786" calcext:value-type="float">
            <text:p>148.2769786</text:p>
          </table:table-cell>
          <table:table-cell office:value-type="float" office:value="-36.517476" calcext:value-type="float">
            <text:p>-36.517476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93.3" calcext:value-type="float">
            <text:p>1493.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9.2" calcext:value-type="float">
            <text:p>19.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56944444" calcext:value-type="float">
            <text:p>2.256944444</text:p>
          </table:table-cell>
          <table:table-cell office:value-type="float" office:value="0.478097448" calcext:value-type="float">
            <text:p>0.478097448</text:p>
          </table:table-cell>
          <table:table-cell table:number-columns-repeated="98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2785" calcext:value-type="float">
            <text:p>148.2952785</text:p>
          </table:table-cell>
          <table:table-cell office:value-type="float" office:value="-36.5119731" calcext:value-type="float">
            <text:p>-36.5119731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50.3" calcext:value-type="float">
            <text:p>1450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952380952" calcext:value-type="float">
            <text:p>5.952380952</text:p>
          </table:table-cell>
          <table:table-cell office:value-type="float" office:value="0.501124402" calcext:value-type="float">
            <text:p>0.501124402</text:p>
          </table:table-cell>
          <table:table-cell table:number-columns-repeated="98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4308" calcext:value-type="float">
            <text:p>148.2954308</text:p>
          </table:table-cell>
          <table:table-cell office:value-type="float" office:value="-36.5119929" calcext:value-type="float">
            <text:p>-36.5119929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455.3" calcext:value-type="float">
            <text:p>1455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18556701" calcext:value-type="float">
            <text:p>6.18556701</text:p>
          </table:table-cell>
          <table:table-cell office:value-type="float" office:value="0.49400314" calcext:value-type="float">
            <text:p>0.49400314</text:p>
          </table:table-cell>
          <table:table-cell table:number-columns-repeated="98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9162" calcext:value-type="float">
            <text:p>148.2959162</text:p>
          </table:table-cell>
          <table:table-cell office:value-type="float" office:value="-36.5115857" calcext:value-type="float">
            <text:p>-36.5115857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52.4" calcext:value-type="float">
            <text:p>1452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7.9" calcext:value-type="float">
            <text:p>27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25806452" calcext:value-type="float">
            <text:p>3.225806452</text:p>
          </table:table-cell>
          <table:table-cell office:value-type="float" office:value="0.465079826" calcext:value-type="float">
            <text:p>0.465079826</text:p>
          </table:table-cell>
          <table:table-cell table:number-columns-repeated="98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4398" calcext:value-type="float">
            <text:p>148.294398</text:p>
          </table:table-cell>
          <table:table-cell office:value-type="float" office:value="-36.5119655" calcext:value-type="float">
            <text:p>-36.5119655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34.4" calcext:value-type="float">
            <text:p>1434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8.8" calcext:value-type="float">
            <text:p>28.8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935185185" calcext:value-type="float">
            <text:p>3.935185185</text:p>
          </table:table-cell>
          <table:table-cell office:value-type="float" office:value="0.438261589" calcext:value-type="float">
            <text:p>0.438261589</text:p>
          </table:table-cell>
          <table:table-cell table:number-columns-repeated="98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42548" calcext:value-type="float">
            <text:p>148.2942548</text:p>
          </table:table-cell>
          <table:table-cell office:value-type="float" office:value="-36.512023" calcext:value-type="float">
            <text:p>-36.512023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32.5" calcext:value-type="float">
            <text:p>1432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5" calcext:value-type="float">
            <text:p>39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03797468" calcext:value-type="float">
            <text:p>4.303797468</text:p>
          </table:table-cell>
          <table:table-cell office:value-type="float" office:value="0.528213689" calcext:value-type="float">
            <text:p>0.528213689</text:p>
          </table:table-cell>
          <table:table-cell table:number-columns-repeated="98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4422" calcext:value-type="float">
            <text:p>148.2964422</text:p>
          </table:table-cell>
          <table:table-cell office:value-type="float" office:value="-36.5115939" calcext:value-type="float">
            <text:p>-36.5115939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68.1" calcext:value-type="float">
            <text:p>1468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5.4" calcext:value-type="float">
            <text:p>55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05054152" calcext:value-type="float">
            <text:p>1.805054152</text:p>
          </table:table-cell>
          <table:table-cell office:value-type="float" office:value="0.492075472" calcext:value-type="float">
            <text:p>0.492075472</text:p>
          </table:table-cell>
          <table:table-cell table:number-columns-repeated="98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412" calcext:value-type="float">
            <text:p>148.296412</text:p>
          </table:table-cell>
          <table:table-cell office:value-type="float" office:value="-36.511624" calcext:value-type="float">
            <text:p>-36.511624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68.3" calcext:value-type="float">
            <text:p>1468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0.1" calcext:value-type="float">
            <text:p>10.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280528053" calcext:value-type="float">
            <text:p>5.280528053</text:p>
          </table:table-cell>
          <table:table-cell office:value-type="float" office:value="0.453733906" calcext:value-type="float">
            <text:p>0.453733906</text:p>
          </table:table-cell>
          <table:table-cell table:number-columns-repeated="98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305" calcext:value-type="float">
            <text:p>148.296305</text:p>
          </table:table-cell>
          <table:table-cell office:value-type="float" office:value="-36.511695" calcext:value-type="float">
            <text:p>-36.511695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67.6" calcext:value-type="float">
            <text:p>1467.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86.1" calcext:value-type="float">
            <text:p>86.1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593883082" calcext:value-type="float">
            <text:p>2.593883082</text:p>
          </table:table-cell>
          <table:table-cell office:value-type="float" office:value="0.510105541" calcext:value-type="float">
            <text:p>0.510105541</text:p>
          </table:table-cell>
          <table:table-cell table:number-columns-repeated="98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4645" calcext:value-type="float">
            <text:p>148.2964645</text:p>
          </table:table-cell>
          <table:table-cell office:value-type="float" office:value="-36.5116843" calcext:value-type="float">
            <text:p>-36.5116843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71.3" calcext:value-type="float">
            <text:p>1471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4" calcext:value-type="float">
            <text:p>13.4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711442786" calcext:value-type="float">
            <text:p>7.711442786</text:p>
          </table:table-cell>
          <table:table-cell office:value-type="float" office:value="0.409497207" calcext:value-type="float">
            <text:p>0.409497207</text:p>
          </table:table-cell>
          <table:table-cell table:number-columns-repeated="98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5196" calcext:value-type="float">
            <text:p>148.2965196</text:p>
          </table:table-cell>
          <table:table-cell office:value-type="float" office:value="-36.5118053" calcext:value-type="float">
            <text:p>-36.5118053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75.8" calcext:value-type="float">
            <text:p>1475.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2" calcext:value-type="float">
            <text:p>11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8.035714286" calcext:value-type="float">
            <text:p>8.035714286</text:p>
          </table:table-cell>
          <table:table-cell office:value-type="float" office:value="0.437346939" calcext:value-type="float">
            <text:p>0.437346939</text:p>
          </table:table-cell>
          <table:table-cell table:number-columns-repeated="98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159" calcext:value-type="float">
            <text:p>148.296159</text:p>
          </table:table-cell>
          <table:table-cell office:value-type="float" office:value="-36.5121066" calcext:value-type="float">
            <text:p>-36.5121066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75.7" calcext:value-type="float">
            <text:p>1475.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388888889" calcext:value-type="float">
            <text:p>6.388888889</text:p>
          </table:table-cell>
          <table:table-cell office:value-type="float" office:value="0.529903148" calcext:value-type="float">
            <text:p>0.529903148</text:p>
          </table:table-cell>
          <table:table-cell table:number-columns-repeated="98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60017" calcext:value-type="float">
            <text:p>148.2960017</text:p>
          </table:table-cell>
          <table:table-cell office:value-type="float" office:value="-36.5120808" calcext:value-type="float">
            <text:p>-36.5120808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71.8" calcext:value-type="float">
            <text:p>1471.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2" calcext:value-type="float">
            <text:p>11.2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738095238" calcext:value-type="float">
            <text:p>7.738095238</text:p>
          </table:table-cell>
          <table:table-cell office:value-type="float" office:value="0.436119874" calcext:value-type="float">
            <text:p>0.436119874</text:p>
          </table:table-cell>
          <table:table-cell table:number-columns-repeated="98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7941" calcext:value-type="float">
            <text:p>148.2957941</text:p>
          </table:table-cell>
          <table:table-cell office:value-type="float" office:value="-36.5120532" calcext:value-type="float">
            <text:p>-36.5120532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66.6" calcext:value-type="float">
            <text:p>1466.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0.5" calcext:value-type="float">
            <text:p>10.5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8.253968254" calcext:value-type="float">
            <text:p>8.253968254</text:p>
          </table:table-cell>
          <table:table-cell office:value-type="float" office:value="0.507709497" calcext:value-type="float">
            <text:p>0.507709497</text:p>
          </table:table-cell>
          <table:table-cell table:number-columns-repeated="98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5944" calcext:value-type="float">
            <text:p>148.2955944</text:p>
          </table:table-cell>
          <table:table-cell office:value-type="float" office:value="-36.5121316" calcext:value-type="float">
            <text:p>-36.5121316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64.6" calcext:value-type="float">
            <text:p>1464.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9.1" calcext:value-type="float">
            <text:p>9.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9.523809524" calcext:value-type="float">
            <text:p>9.523809524</text:p>
          </table:table-cell>
          <table:table-cell office:value-type="float" office:value="0.497126623" calcext:value-type="float">
            <text:p>0.497126623</text:p>
          </table:table-cell>
          <table:table-cell table:number-columns-repeated="98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2951235" calcext:value-type="float">
            <text:p>148.2951235</text:p>
          </table:table-cell>
          <table:table-cell office:value-type="float" office:value="-36.5119506" calcext:value-type="float">
            <text:p>-36.5119506</text:p>
          </table:table-cell>
          <table:table-cell office:value-type="string" calcext:value-type="string">
            <text:p>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W-8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46.5" calcext:value-type="float">
            <text:p>1446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0.7" calcext:value-type="float">
            <text:p>10.7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853582555" calcext:value-type="float">
            <text:p>6.853582555</text:p>
          </table:table-cell>
          <table:table-cell office:value-type="float" office:value="0.478322684" calcext:value-type="float">
            <text:p>0.478322684</text:p>
          </table:table-cell>
          <table:table-cell table:number-columns-repeated="98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0874" calcext:value-type="float">
            <text:p>148.4360874</text:p>
          </table:table-cell>
          <table:table-cell office:value-type="float" office:value="-36.3453798" calcext:value-type="float">
            <text:p>-36.3453798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65.6" calcext:value-type="float">
            <text:p>1365.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2" calcext:value-type="float">
            <text:p>20.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620462046" calcext:value-type="float">
            <text:p>4.620462046</text:p>
          </table:table-cell>
          <table:table-cell office:value-type="float" office:value="0.541315789" calcext:value-type="float">
            <text:p>0.541315789</text:p>
          </table:table-cell>
          <table:table-cell table:number-columns-repeated="98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1036" calcext:value-type="float">
            <text:p>148.4361036</text:p>
          </table:table-cell>
          <table:table-cell office:value-type="float" office:value="-36.3454134" calcext:value-type="float">
            <text:p>-36.3454134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66.4" calcext:value-type="float">
            <text:p>1366.4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9.2" calcext:value-type="float">
            <text:p>19.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34722222" calcext:value-type="float">
            <text:p>5.034722222</text:p>
          </table:table-cell>
          <table:table-cell office:value-type="float" office:value="0.522655087" calcext:value-type="float">
            <text:p>0.522655087</text:p>
          </table:table-cell>
          <table:table-cell table:number-columns-repeated="98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0817" calcext:value-type="float">
            <text:p>148.4360817</text:p>
          </table:table-cell>
          <table:table-cell office:value-type="float" office:value="-36.3454186" calcext:value-type="float">
            <text:p>-36.3454186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66.5" calcext:value-type="float">
            <text:p>1366.5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8" calcext:value-type="float">
            <text:p>26.8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721393035" calcext:value-type="float">
            <text:p>5.721393035</text:p>
          </table:table-cell>
          <table:table-cell office:value-type="float" office:value="0.4403861" calcext:value-type="float">
            <text:p>0.4403861</text:p>
          </table:table-cell>
          <table:table-cell table:number-columns-repeated="98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0313" calcext:value-type="float">
            <text:p>148.4360313</text:p>
          </table:table-cell>
          <table:table-cell office:value-type="float" office:value="-36.3454601" calcext:value-type="float">
            <text:p>-36.3454601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67.6" calcext:value-type="float">
            <text:p>1367.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" calcext:value-type="float">
            <text:p>25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866666667" calcext:value-type="float">
            <text:p>5.866666667</text:p>
          </table:table-cell>
          <table:table-cell office:value-type="float" office:value="0.489916107" calcext:value-type="float">
            <text:p>0.489916107</text:p>
          </table:table-cell>
          <table:table-cell table:number-columns-repeated="98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0693" calcext:value-type="float">
            <text:p>148.4360693</text:p>
          </table:table-cell>
          <table:table-cell office:value-type="float" office:value="-36.3455032" calcext:value-type="float">
            <text:p>-36.3455032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68.7" calcext:value-type="float">
            <text:p>1368.7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13838748" calcext:value-type="float">
            <text:p>0.513838748</text:p>
          </table:table-cell>
          <table:table-cell table:number-columns-repeated="98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1284" calcext:value-type="float">
            <text:p>148.4361284</text:p>
          </table:table-cell>
          <table:table-cell office:value-type="float" office:value="-36.3456271" calcext:value-type="float">
            <text:p>-36.3456271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73.3" calcext:value-type="float">
            <text:p>1373.3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7.9" calcext:value-type="float">
            <text:p>37.9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86719437" calcext:value-type="float">
            <text:p>2.286719437</text:p>
          </table:table-cell>
          <table:table-cell office:value-type="float" office:value="0.483962517" calcext:value-type="float">
            <text:p>0.483962517</text:p>
          </table:table-cell>
          <table:table-cell table:number-columns-repeated="98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2059" calcext:value-type="float">
            <text:p>148.4362059</text:p>
          </table:table-cell>
          <table:table-cell office:value-type="float" office:value="-36.3456176" calcext:value-type="float">
            <text:p>-36.3456176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73.6" calcext:value-type="float">
            <text:p>1373.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.1" calcext:value-type="float">
            <text:p>46.1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036876356" calcext:value-type="float">
            <text:p>3.036876356</text:p>
          </table:table-cell>
          <table:table-cell office:value-type="float" office:value="0.567643805" calcext:value-type="float">
            <text:p>0.567643805</text:p>
          </table:table-cell>
          <table:table-cell table:number-columns-repeated="98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1628" calcext:value-type="float">
            <text:p>148.4361628</text:p>
          </table:table-cell>
          <table:table-cell office:value-type="float" office:value="-36.345915" calcext:value-type="float">
            <text:p>-36.345915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86.5" calcext:value-type="float">
            <text:p>1386.5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0.535591398" calcext:value-type="float">
            <text:p>0.535591398</text:p>
          </table:table-cell>
          <table:table-cell table:number-columns-repeated="98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1878" calcext:value-type="float">
            <text:p>148.4361878</text:p>
          </table:table-cell>
          <table:table-cell office:value-type="float" office:value="-36.3459294" calcext:value-type="float">
            <text:p>-36.3459294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87.5" calcext:value-type="float">
            <text:p>1387.5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411764706" calcext:value-type="float">
            <text:p>4.411764706</text:p>
          </table:table-cell>
          <table:table-cell office:value-type="float" office:value="0.547495854" calcext:value-type="float">
            <text:p>0.547495854</text:p>
          </table:table-cell>
          <table:table-cell table:number-columns-repeated="98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2268" calcext:value-type="float">
            <text:p>148.4362268</text:p>
          </table:table-cell>
          <table:table-cell office:value-type="float" office:value="-36.3459609" calcext:value-type="float">
            <text:p>-36.3459609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89.6" calcext:value-type="float">
            <text:p>1389.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1" calcext:value-type="float">
            <text:p>26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363984674" calcext:value-type="float">
            <text:p>5.363984674</text:p>
          </table:table-cell>
          <table:table-cell office:value-type="float" office:value="0.577411765" calcext:value-type="float">
            <text:p>0.577411765</text:p>
          </table:table-cell>
          <table:table-cell table:number-columns-repeated="98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2382" calcext:value-type="float">
            <text:p>148.4362382</text:p>
          </table:table-cell>
          <table:table-cell office:value-type="float" office:value="-36.3459602" calcext:value-type="float">
            <text:p>-36.3459602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89.8" calcext:value-type="float">
            <text:p>1389.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5" calcext:value-type="float">
            <text:p>25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882352941" calcext:value-type="float">
            <text:p>5.882352941</text:p>
          </table:table-cell>
          <table:table-cell office:value-type="float" office:value="0.530592255" calcext:value-type="float">
            <text:p>0.530592255</text:p>
          </table:table-cell>
          <table:table-cell table:number-columns-repeated="98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2299" calcext:value-type="float">
            <text:p>148.4362299</text:p>
          </table:table-cell>
          <table:table-cell office:value-type="float" office:value="-36.3460359" calcext:value-type="float">
            <text:p>-36.3460359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92.9" calcext:value-type="float">
            <text:p>1392.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.3" calcext:value-type="float">
            <text:p>46.3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175665947" calcext:value-type="float">
            <text:p>4.175665947</text:p>
          </table:table-cell>
          <table:table-cell office:value-type="float" office:value="0.637576076" calcext:value-type="float">
            <text:p>0.637576076</text:p>
          </table:table-cell>
          <table:table-cell table:number-columns-repeated="98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2588" calcext:value-type="float">
            <text:p>148.4362588</text:p>
          </table:table-cell>
          <table:table-cell office:value-type="float" office:value="-36.3459787" calcext:value-type="float">
            <text:p>-36.3459787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90.9" calcext:value-type="float">
            <text:p>1390.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1.8" calcext:value-type="float">
            <text:p>21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4587156" calcext:value-type="float">
            <text:p>5.04587156</text:p>
          </table:table-cell>
          <table:table-cell office:value-type="float" office:value="0.493593272" calcext:value-type="float">
            <text:p>0.493593272</text:p>
          </table:table-cell>
          <table:table-cell table:number-columns-repeated="98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3288" calcext:value-type="float">
            <text:p>148.4363288</text:p>
          </table:table-cell>
          <table:table-cell office:value-type="float" office:value="-36.3459773" calcext:value-type="float">
            <text:p>-36.3459773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92.1" calcext:value-type="float">
            <text:p>1392.1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7.1" calcext:value-type="float">
            <text:p>27.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5202952" calcext:value-type="float">
            <text:p>2.95202952</text:p>
          </table:table-cell>
          <table:table-cell office:value-type="float" office:value="0.557322695" calcext:value-type="float">
            <text:p>0.557322695</text:p>
          </table:table-cell>
          <table:table-cell table:number-columns-repeated="98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363979" calcext:value-type="float">
            <text:p>148.4363979</text:p>
          </table:table-cell>
          <table:table-cell office:value-type="float" office:value="-36.3459843" calcext:value-type="float">
            <text:p>-36.3459843</text:p>
          </table:table-cell>
          <table:table-cell office:value-type="string" calcext:value-type="string">
            <text:p>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S-8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93.6" calcext:value-type="float">
            <text:p>1393.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4" calcext:value-type="float">
            <text:p>20.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04575163" calcext:value-type="float">
            <text:p>3.104575163</text:p>
          </table:table-cell>
          <table:table-cell office:value-type="float" office:value="0.565949721" calcext:value-type="float">
            <text:p>0.565949721</text:p>
          </table:table-cell>
          <table:table-cell table:number-columns-repeated="98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4458" calcext:value-type="float">
            <text:p>148.4844458</text:p>
          </table:table-cell>
          <table:table-cell office:value-type="float" office:value="-36.3259217" calcext:value-type="float">
            <text:p>-36.3259217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02.5" calcext:value-type="float">
            <text:p>1302.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2.7" calcext:value-type="float">
            <text:p>42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78688525" calcext:value-type="float">
            <text:p>3.278688525</text:p>
          </table:table-cell>
          <table:table-cell office:value-type="float" office:value="0.417594771" calcext:value-type="float">
            <text:p>0.417594771</text:p>
          </table:table-cell>
          <table:table-cell table:number-columns-repeated="98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4227" calcext:value-type="float">
            <text:p>148.4844227</text:p>
          </table:table-cell>
          <table:table-cell office:value-type="float" office:value="-36.3259029" calcext:value-type="float">
            <text:p>-36.3259029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02.3" calcext:value-type="float">
            <text:p>1302.3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6" calcext:value-type="float">
            <text:p>11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75862069" calcext:value-type="float">
            <text:p>7.75862069</text:p>
          </table:table-cell>
          <table:table-cell office:value-type="float" office:value="0.440933573" calcext:value-type="float">
            <text:p>0.440933573</text:p>
          </table:table-cell>
          <table:table-cell table:number-columns-repeated="98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3291" calcext:value-type="float">
            <text:p>148.4843291</text:p>
          </table:table-cell>
          <table:table-cell office:value-type="float" office:value="-36.325837" calcext:value-type="float">
            <text:p>-36.325837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01.8" calcext:value-type="float">
            <text:p>1301.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5" calcext:value-type="float">
            <text:p>17.5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80952381" calcext:value-type="float">
            <text:p>3.80952381</text:p>
          </table:table-cell>
          <table:table-cell office:value-type="float" office:value="0.448642202" calcext:value-type="float">
            <text:p>0.448642202</text:p>
          </table:table-cell>
          <table:table-cell table:number-columns-repeated="98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3277" calcext:value-type="float">
            <text:p>148.4843277</text:p>
          </table:table-cell>
          <table:table-cell office:value-type="float" office:value="-36.3258221" calcext:value-type="float">
            <text:p>-36.3258221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01.5" calcext:value-type="float">
            <text:p>1301.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9.2" calcext:value-type="float">
            <text:p>59.2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52252252" calcext:value-type="float">
            <text:p>2.252252252</text:p>
          </table:table-cell>
          <table:table-cell office:value-type="float" office:value="0.590321593" calcext:value-type="float">
            <text:p>0.590321593</text:p>
          </table:table-cell>
          <table:table-cell table:number-columns-repeated="98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3333" calcext:value-type="float">
            <text:p>148.4843333</text:p>
          </table:table-cell>
          <table:table-cell office:value-type="float" office:value="-36.3258841" calcext:value-type="float">
            <text:p>-36.3258841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03.1" calcext:value-type="float">
            <text:p>1303.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2.9" calcext:value-type="float">
            <text:p>42.9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3970474" calcext:value-type="float">
            <text:p>4.73970474</text:p>
          </table:table-cell>
          <table:table-cell office:value-type="float" office:value="0.449411765" calcext:value-type="float">
            <text:p>0.449411765</text:p>
          </table:table-cell>
          <table:table-cell table:number-columns-repeated="98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1978" calcext:value-type="float">
            <text:p>148.4841978</text:p>
          </table:table-cell>
          <table:table-cell office:value-type="float" office:value="-36.325938" calcext:value-type="float">
            <text:p>-36.325938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06.6" calcext:value-type="float">
            <text:p>1306.6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2.3" calcext:value-type="float">
            <text:p>32.3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850361197" calcext:value-type="float">
            <text:p>4.850361197</text:p>
          </table:table-cell>
          <table:table-cell office:value-type="float" office:value="0.518956127" calcext:value-type="float">
            <text:p>0.518956127</text:p>
          </table:table-cell>
          <table:table-cell table:number-columns-repeated="98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1895" calcext:value-type="float">
            <text:p>148.4841895</text:p>
          </table:table-cell>
          <table:table-cell office:value-type="float" office:value="-36.3259559" calcext:value-type="float">
            <text:p>-36.3259559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07.2" calcext:value-type="float">
            <text:p>1307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4" calcext:value-type="float">
            <text:p>25.4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018372703" calcext:value-type="float">
            <text:p>3.018372703</text:p>
          </table:table-cell>
          <table:table-cell office:value-type="float" office:value="0.470045802" calcext:value-type="float">
            <text:p>0.470045802</text:p>
          </table:table-cell>
          <table:table-cell table:number-columns-repeated="98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113" calcext:value-type="float">
            <text:p>148.484113</text:p>
          </table:table-cell>
          <table:table-cell office:value-type="float" office:value="-36.3260338" calcext:value-type="float">
            <text:p>-36.3260338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10.4" calcext:value-type="float">
            <text:p>1310.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5" calcext:value-type="float">
            <text:p>25.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267973856" calcext:value-type="float">
            <text:p>3.267973856</text:p>
          </table:table-cell>
          <table:table-cell office:value-type="float" office:value="0.527098394" calcext:value-type="float">
            <text:p>0.527098394</text:p>
          </table:table-cell>
          <table:table-cell table:number-columns-repeated="98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0725" calcext:value-type="float">
            <text:p>148.4840725</text:p>
          </table:table-cell>
          <table:table-cell office:value-type="float" office:value="-36.3260109" calcext:value-type="float">
            <text:p>-36.3260109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10.1" calcext:value-type="float">
            <text:p>1310.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.3" calcext:value-type="float">
            <text:p>36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62993572" calcext:value-type="float">
            <text:p>2.662993572</text:p>
          </table:table-cell>
          <table:table-cell office:value-type="float" office:value="0.454172185" calcext:value-type="float">
            <text:p>0.454172185</text:p>
          </table:table-cell>
          <table:table-cell table:number-columns-repeated="98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0686" calcext:value-type="float">
            <text:p>148.4840686</text:p>
          </table:table-cell>
          <table:table-cell office:value-type="float" office:value="-36.3258012" calcext:value-type="float">
            <text:p>-36.3258012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04.6" calcext:value-type="float">
            <text:p>1304.6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8.1" calcext:value-type="float">
            <text:p>38.1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1216098" calcext:value-type="float">
            <text:p>2.71216098</text:p>
          </table:table-cell>
          <table:table-cell office:value-type="float" office:value="0.44268137" calcext:value-type="float">
            <text:p>0.44268137</text:p>
          </table:table-cell>
          <table:table-cell table:number-columns-repeated="98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4117" calcext:value-type="float">
            <text:p>148.484117</text:p>
          </table:table-cell>
          <table:table-cell office:value-type="float" office:value="-36.3258204" calcext:value-type="float">
            <text:p>-36.3258204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04.3" calcext:value-type="float">
            <text:p>1304.3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0.6" calcext:value-type="float">
            <text:p>30.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178649237" calcext:value-type="float">
            <text:p>2.178649237</text:p>
          </table:table-cell>
          <table:table-cell office:value-type="float" office:value="0.442256637" calcext:value-type="float">
            <text:p>0.442256637</text:p>
          </table:table-cell>
          <table:table-cell table:number-columns-repeated="98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39126" calcext:value-type="float">
            <text:p>148.4839126</text:p>
          </table:table-cell>
          <table:table-cell office:value-type="float" office:value="-36.3256565" calcext:value-type="float">
            <text:p>-36.3256565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04.2" calcext:value-type="float">
            <text:p>1304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5.7" calcext:value-type="float">
            <text:p>55.7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15020946" calcext:value-type="float">
            <text:p>1.915020946</text:p>
          </table:table-cell>
          <table:table-cell office:value-type="float" office:value="0.513829787" calcext:value-type="float">
            <text:p>0.513829787</text:p>
          </table:table-cell>
          <table:table-cell table:number-columns-repeated="98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37246" calcext:value-type="float">
            <text:p>148.4837246</text:p>
          </table:table-cell>
          <table:table-cell office:value-type="float" office:value="-36.3255069" calcext:value-type="float">
            <text:p>-36.3255069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05.2" calcext:value-type="float">
            <text:p>1305.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91666667" calcext:value-type="float">
            <text:p>4.791666667</text:p>
          </table:table-cell>
          <table:table-cell office:value-type="float" office:value="0.622618557" calcext:value-type="float">
            <text:p>0.622618557</text:p>
          </table:table-cell>
          <table:table-cell table:number-columns-repeated="98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36965" calcext:value-type="float">
            <text:p>148.4836965</text:p>
          </table:table-cell>
          <table:table-cell office:value-type="float" office:value="-36.3256048" calcext:value-type="float">
            <text:p>-36.3256048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06.5" calcext:value-type="float">
            <text:p>1306.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3" calcext:value-type="float">
            <text:p>26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61596958" calcext:value-type="float">
            <text:p>2.661596958</text:p>
          </table:table-cell>
          <table:table-cell office:value-type="float" office:value="0.484450072" calcext:value-type="float">
            <text:p>0.484450072</text:p>
          </table:table-cell>
          <table:table-cell table:number-columns-repeated="98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36394" calcext:value-type="float">
            <text:p>148.4836394</text:p>
          </table:table-cell>
          <table:table-cell office:value-type="float" office:value="-36.3256161" calcext:value-type="float">
            <text:p>-36.3256161</text:p>
          </table:table-cell>
          <table:table-cell office:value-type="string" calcext:value-type="string">
            <text:p>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S-9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07.5" calcext:value-type="float">
            <text:p>1307.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9.3" calcext:value-type="float">
            <text:p>19.3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936096718" calcext:value-type="float">
            <text:p>2.936096718</text:p>
          </table:table-cell>
          <table:table-cell office:value-type="float" office:value="0.539949664" calcext:value-type="float">
            <text:p>0.539949664</text:p>
          </table:table-cell>
          <table:table-cell table:number-columns-repeated="98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5653" calcext:value-type="float">
            <text:p>148.4895653</text:p>
          </table:table-cell>
          <table:table-cell office:value-type="float" office:value="-36.35176" calcext:value-type="float">
            <text:p>-36.35176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23.3" calcext:value-type="float">
            <text:p>1523.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3" calcext:value-type="float">
            <text:p>43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031007752" calcext:value-type="float">
            <text:p>4.031007752</text:p>
          </table:table-cell>
          <table:table-cell office:value-type="float" office:value="0.49431694" calcext:value-type="float">
            <text:p>0.49431694</text:p>
          </table:table-cell>
          <table:table-cell table:number-columns-repeated="98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5743" calcext:value-type="float">
            <text:p>148.4895743</text:p>
          </table:table-cell>
          <table:table-cell office:value-type="float" office:value="-36.3517691" calcext:value-type="float">
            <text:p>-36.3517691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23.3" calcext:value-type="float">
            <text:p>1523.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5" calcext:value-type="float">
            <text:p>24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0.427254601" calcext:value-type="float">
            <text:p>0.427254601</text:p>
          </table:table-cell>
          <table:table-cell table:number-columns-repeated="98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547" calcext:value-type="float">
            <text:p>148.489547</text:p>
          </table:table-cell>
          <table:table-cell office:value-type="float" office:value="-36.351676" calcext:value-type="float">
            <text:p>-36.351676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24" calcext:value-type="float">
            <text:p>1524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1" calcext:value-type="float">
            <text:p>33.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13393756" calcext:value-type="float">
            <text:p>1.913393756</text:p>
          </table:table-cell>
          <table:table-cell office:value-type="float" office:value="0.568162791" calcext:value-type="float">
            <text:p>0.568162791</text:p>
          </table:table-cell>
          <table:table-cell table:number-columns-repeated="98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5758" calcext:value-type="float">
            <text:p>148.4895758</text:p>
          </table:table-cell>
          <table:table-cell office:value-type="float" office:value="-36.3517969" calcext:value-type="float">
            <text:p>-36.3517969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23" calcext:value-type="float">
            <text:p>152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0.8" calcext:value-type="float">
            <text:p>40.8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19607843" calcext:value-type="float">
            <text:p>3.219607843</text:p>
          </table:table-cell>
          <table:table-cell office:value-type="float" office:value="0.509403974" calcext:value-type="float">
            <text:p>0.509403974</text:p>
          </table:table-cell>
          <table:table-cell table:number-columns-repeated="98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981" calcext:value-type="float">
            <text:p>148.4892981</text:p>
          </table:table-cell>
          <table:table-cell office:value-type="float" office:value="-36.3517732" calcext:value-type="float">
            <text:p>-36.3517732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19.9" calcext:value-type="float">
            <text:p>1519.9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8.2" calcext:value-type="float">
            <text:p>18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846153846" calcext:value-type="float">
            <text:p>3.846153846</text:p>
          </table:table-cell>
          <table:table-cell office:value-type="float" office:value="0.465732689" calcext:value-type="float">
            <text:p>0.465732689</text:p>
          </table:table-cell>
          <table:table-cell table:number-columns-repeated="98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462" calcext:value-type="float">
            <text:p>148.4892462</text:p>
          </table:table-cell>
          <table:table-cell office:value-type="float" office:value="-36.35171" calcext:value-type="float">
            <text:p>-36.35171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19.8" calcext:value-type="float">
            <text:p>1519.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0.7" calcext:value-type="float">
            <text:p>50.7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090072321" calcext:value-type="float">
            <text:p>3.090072321</text:p>
          </table:table-cell>
          <table:table-cell office:value-type="float" office:value="0.519250936" calcext:value-type="float">
            <text:p>0.519250936</text:p>
          </table:table-cell>
          <table:table-cell table:number-columns-repeated="98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1961" calcext:value-type="float">
            <text:p>148.4891961</text:p>
          </table:table-cell>
          <table:table-cell office:value-type="float" office:value="-36.3516953" calcext:value-type="float">
            <text:p>-36.3516953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19.2" calcext:value-type="float">
            <text:p>1519.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Present</text:p>
          </table:table-cell>
          <table:table-cell office:value-type="float" office:value="27.6" calcext:value-type="float">
            <text:p>27.6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9468599" calcext:value-type="float">
            <text:p>2.29468599</text:p>
          </table:table-cell>
          <table:table-cell office:value-type="float" office:value="0.433948563" calcext:value-type="float">
            <text:p>0.433948563</text:p>
          </table:table-cell>
          <table:table-cell table:number-columns-repeated="98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1613" calcext:value-type="float">
            <text:p>148.4891613</text:p>
          </table:table-cell>
          <table:table-cell office:value-type="float" office:value="-36.3516935" calcext:value-type="float">
            <text:p>-36.3516935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18.7" calcext:value-type="float">
            <text:p>1518.7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2.1" calcext:value-type="float">
            <text:p>32.1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88369678" calcext:value-type="float">
            <text:p>2.388369678</text:p>
          </table:table-cell>
          <table:table-cell office:value-type="float" office:value="0.532568274" calcext:value-type="float">
            <text:p>0.532568274</text:p>
          </table:table-cell>
          <table:table-cell table:number-columns-repeated="98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126" calcext:value-type="float">
            <text:p>148.489126</text:p>
          </table:table-cell>
          <table:table-cell office:value-type="float" office:value="-36.3516999" calcext:value-type="float">
            <text:p>-36.3516999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18.3" calcext:value-type="float">
            <text:p>1518.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2.6" calcext:value-type="float">
            <text:p>32.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58486708" calcext:value-type="float">
            <text:p>2.658486708</text:p>
          </table:table-cell>
          <table:table-cell office:value-type="float" office:value="0.455228873" calcext:value-type="float">
            <text:p>0.455228873</text:p>
          </table:table-cell>
          <table:table-cell table:number-columns-repeated="98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1918" calcext:value-type="float">
            <text:p>148.4891918</text:p>
          </table:table-cell>
          <table:table-cell office:value-type="float" office:value="-36.3516493" calcext:value-type="float">
            <text:p>-36.3516493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19.5" calcext:value-type="float">
            <text:p>1519.5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1.2" calcext:value-type="float">
            <text:p>4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27184466" calcext:value-type="float">
            <text:p>2.427184466</text:p>
          </table:table-cell>
          <table:table-cell office:value-type="float" office:value="0.4956" calcext:value-type="float">
            <text:p>0.4956</text:p>
          </table:table-cell>
          <table:table-cell table:number-columns-repeated="98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193" calcext:value-type="float">
            <text:p>148.4892193</text:p>
          </table:table-cell>
          <table:table-cell office:value-type="float" office:value="-36.3516187" calcext:value-type="float">
            <text:p>-36.3516187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20.1" calcext:value-type="float">
            <text:p>1520.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3.7" calcext:value-type="float">
            <text:p>43.7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8504958" calcext:value-type="float">
            <text:p>3.58504958</text:p>
          </table:table-cell>
          <table:table-cell office:value-type="float" office:value="0.478186881" calcext:value-type="float">
            <text:p>0.478186881</text:p>
          </table:table-cell>
          <table:table-cell table:number-columns-repeated="98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514" calcext:value-type="float">
            <text:p>148.4892514</text:p>
          </table:table-cell>
          <table:table-cell office:value-type="float" office:value="-36.3515574" calcext:value-type="float">
            <text:p>-36.3515574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20.9" calcext:value-type="float">
            <text:p>1520.9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5" calcext:value-type="float">
            <text:p>24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0.479374276" calcext:value-type="float">
            <text:p>0.479374276</text:p>
          </table:table-cell>
          <table:table-cell table:number-columns-repeated="98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629" calcext:value-type="float">
            <text:p>148.4892629</text:p>
          </table:table-cell>
          <table:table-cell office:value-type="float" office:value="-36.3515096" calcext:value-type="float">
            <text:p>-36.3515096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21.3" calcext:value-type="float">
            <text:p>1521.3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4.2" calcext:value-type="float">
            <text:p>34.2</text:p>
          </table:table-cell>
          <table:table-cell office:value-type="float" office:value="0.83" calcext:value-type="float">
            <text:p>0.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436647173" calcext:value-type="float">
            <text:p>2.436647173</text:p>
          </table:table-cell>
          <table:table-cell office:value-type="float" office:value="0.539212008" calcext:value-type="float">
            <text:p>0.539212008</text:p>
          </table:table-cell>
          <table:table-cell table:number-columns-repeated="98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2776" calcext:value-type="float">
            <text:p>148.4892776</text:p>
          </table:table-cell>
          <table:table-cell office:value-type="float" office:value="-36.3514644" calcext:value-type="float">
            <text:p>-36.3514644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21.8" calcext:value-type="float">
            <text:p>1521.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" calcext:value-type="float">
            <text:p>25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266666667" calcext:value-type="float">
            <text:p>4.266666667</text:p>
          </table:table-cell>
          <table:table-cell office:value-type="float" office:value="0.417180328" calcext:value-type="float">
            <text:p>0.417180328</text:p>
          </table:table-cell>
          <table:table-cell table:number-columns-repeated="98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4893275" calcext:value-type="float">
            <text:p>148.4893275</text:p>
          </table:table-cell>
          <table:table-cell office:value-type="float" office:value="-36.3514159" calcext:value-type="float">
            <text:p>-36.3514159</text:p>
          </table:table-cell>
          <table:table-cell office:value-type="string" calcext:value-type="string">
            <text:p>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S-10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22.6" calcext:value-type="float">
            <text:p>1522.6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3.5" calcext:value-type="float">
            <text:p>43.5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601532567" calcext:value-type="float">
            <text:p>3.601532567</text:p>
          </table:table-cell>
          <table:table-cell office:value-type="float" office:value="0.501427336" calcext:value-type="float">
            <text:p>0.501427336</text:p>
          </table:table-cell>
          <table:table-cell table:number-columns-repeated="98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5847" calcext:value-type="float">
            <text:p>148.3045847</text:p>
          </table:table-cell>
          <table:table-cell office:value-type="float" office:value="-36.5077546" calcext:value-type="float">
            <text:p>-36.507754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46.7" calcext:value-type="float">
            <text:p>1446.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" calcext:value-type="float">
            <text:p>2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38888889" calcext:value-type="float">
            <text:p>2.638888889</text:p>
          </table:table-cell>
          <table:table-cell office:value-type="float" office:value="0.503109756" calcext:value-type="float">
            <text:p>0.503109756</text:p>
          </table:table-cell>
          <table:table-cell table:number-columns-repeated="98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5453" calcext:value-type="float">
            <text:p>148.3045453</text:p>
          </table:table-cell>
          <table:table-cell office:value-type="float" office:value="-36.5078776" calcext:value-type="float">
            <text:p>-36.507877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9" calcext:value-type="float">
            <text:p>20.9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0.533678606" calcext:value-type="float">
            <text:p>0.533678606</text:p>
          </table:table-cell>
          <table:table-cell table:number-columns-repeated="98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559" calcext:value-type="float">
            <text:p>148.304559</text:p>
          </table:table-cell>
          <table:table-cell office:value-type="float" office:value="-36.5080607" calcext:value-type="float">
            <text:p>-36.5080607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56.4" calcext:value-type="float">
            <text:p>1456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.5" calcext:value-type="float">
            <text:p>1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13433875" calcext:value-type="float">
            <text:p>0.413433875</text:p>
          </table:table-cell>
          <table:table-cell table:number-columns-repeated="98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7005" calcext:value-type="float">
            <text:p>148.3047005</text:p>
          </table:table-cell>
          <table:table-cell office:value-type="float" office:value="-36.5081484" calcext:value-type="float">
            <text:p>-36.5081484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59.8" calcext:value-type="float">
            <text:p>1459.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0.7" calcext:value-type="float">
            <text:p>10.7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295950156" calcext:value-type="float">
            <text:p>5.295950156</text:p>
          </table:table-cell>
          <table:table-cell office:value-type="float" office:value="0.521941896" calcext:value-type="float">
            <text:p>0.521941896</text:p>
          </table:table-cell>
          <table:table-cell table:number-columns-repeated="98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7884" calcext:value-type="float">
            <text:p>148.3047884</text:p>
          </table:table-cell>
          <table:table-cell office:value-type="float" office:value="-36.5081968" calcext:value-type="float">
            <text:p>-36.5081968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62.5" calcext:value-type="float">
            <text:p>1462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6.8" calcext:value-type="float">
            <text:p>56.8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17370892" calcext:value-type="float">
            <text:p>1.17370892</text:p>
          </table:table-cell>
          <table:table-cell office:value-type="float" office:value="0.513490725" calcext:value-type="float">
            <text:p>0.513490725</text:p>
          </table:table-cell>
          <table:table-cell table:number-columns-repeated="98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767" calcext:value-type="float">
            <text:p>148.304767</text:p>
          </table:table-cell>
          <table:table-cell office:value-type="float" office:value="-36.5082166" calcext:value-type="float">
            <text:p>-36.508216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62.4" calcext:value-type="float">
            <text:p>1462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2.2" calcext:value-type="float">
            <text:p>62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50803859" calcext:value-type="float">
            <text:p>2.250803859</text:p>
          </table:table-cell>
          <table:table-cell office:value-type="float" office:value="0.520547046" calcext:value-type="float">
            <text:p>0.520547046</text:p>
          </table:table-cell>
          <table:table-cell table:number-columns-repeated="98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7414" calcext:value-type="float">
            <text:p>148.3047414</text:p>
          </table:table-cell>
          <table:table-cell office:value-type="float" office:value="-36.5083023" calcext:value-type="float">
            <text:p>-36.5083023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63.6" calcext:value-type="float">
            <text:p>1463.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3.80952381" calcext:value-type="float">
            <text:p>13.80952381</text:p>
          </table:table-cell>
          <table:table-cell office:value-type="float" office:value="0.440405244" calcext:value-type="float">
            <text:p>0.440405244</text:p>
          </table:table-cell>
          <table:table-cell table:number-columns-repeated="98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7658" calcext:value-type="float">
            <text:p>148.3047658</text:p>
          </table:table-cell>
          <table:table-cell office:value-type="float" office:value="-36.5083246" calcext:value-type="float">
            <text:p>-36.508324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64.5" calcext:value-type="float">
            <text:p>1464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7.4" calcext:value-type="float">
            <text:p>7.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009009009" calcext:value-type="float">
            <text:p>9.009009009</text:p>
          </table:table-cell>
          <table:table-cell office:value-type="float" office:value="0.481872075" calcext:value-type="float">
            <text:p>0.481872075</text:p>
          </table:table-cell>
          <table:table-cell table:number-columns-repeated="98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8175" calcext:value-type="float">
            <text:p>148.3048175</text:p>
          </table:table-cell>
          <table:table-cell office:value-type="float" office:value="-36.5083175" calcext:value-type="float">
            <text:p>-36.5083175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65.1" calcext:value-type="float">
            <text:p>1465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1" calcext:value-type="float">
            <text:p>20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482587065" calcext:value-type="float">
            <text:p>3.482587065</text:p>
          </table:table-cell>
          <table:table-cell office:value-type="float" office:value="0.446518438" calcext:value-type="float">
            <text:p>0.446518438</text:p>
          </table:table-cell>
          <table:table-cell table:number-columns-repeated="98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8517" calcext:value-type="float">
            <text:p>148.3048517</text:p>
          </table:table-cell>
          <table:table-cell office:value-type="float" office:value="-36.5083333" calcext:value-type="float">
            <text:p>-36.5083333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65.9" calcext:value-type="float">
            <text:p>1465.9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" calcext:value-type="float">
            <text:p>1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277777778" calcext:value-type="float">
            <text:p>5.277777778</text:p>
          </table:table-cell>
          <table:table-cell office:value-type="float" office:value="0.494883178" calcext:value-type="float">
            <text:p>0.494883178</text:p>
          </table:table-cell>
          <table:table-cell table:number-columns-repeated="98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9299" calcext:value-type="float">
            <text:p>148.3049299</text:p>
          </table:table-cell>
          <table:table-cell office:value-type="float" office:value="-36.5083967" calcext:value-type="float">
            <text:p>-36.5083967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69.4" calcext:value-type="float">
            <text:p>1469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8" calcext:value-type="float">
            <text:p>28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976190476" calcext:value-type="float">
            <text:p>2.976190476</text:p>
          </table:table-cell>
          <table:table-cell office:value-type="float" office:value="0.485052733" calcext:value-type="float">
            <text:p>0.485052733</text:p>
          </table:table-cell>
          <table:table-cell table:number-columns-repeated="98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9524" calcext:value-type="float">
            <text:p>148.3049524</text:p>
          </table:table-cell>
          <table:table-cell office:value-type="float" office:value="-36.5083569" calcext:value-type="float">
            <text:p>-36.5083569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68.2" calcext:value-type="float">
            <text:p>1468.2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50505051" calcext:value-type="float">
            <text:p>5.050505051</text:p>
          </table:table-cell>
          <table:table-cell office:value-type="float" office:value="0.609040349" calcext:value-type="float">
            <text:p>0.609040349</text:p>
          </table:table-cell>
          <table:table-cell table:number-columns-repeated="98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9602" calcext:value-type="float">
            <text:p>148.3049602</text:p>
          </table:table-cell>
          <table:table-cell office:value-type="float" office:value="-36.5083146" calcext:value-type="float">
            <text:p>-36.508314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67.3" calcext:value-type="float">
            <text:p>1467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7.4" calcext:value-type="float">
            <text:p>47.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375527426" calcext:value-type="float">
            <text:p>3.375527426</text:p>
          </table:table-cell>
          <table:table-cell office:value-type="float" office:value="0.476773188" calcext:value-type="float">
            <text:p>0.476773188</text:p>
          </table:table-cell>
          <table:table-cell table:number-columns-repeated="98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50471" calcext:value-type="float">
            <text:p>148.3050471</text:p>
          </table:table-cell>
          <table:table-cell office:value-type="float" office:value="-36.5082936" calcext:value-type="float">
            <text:p>-36.5082936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69.5" calcext:value-type="float">
            <text:p>1469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3" calcext:value-type="float">
            <text:p>20.3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060755337" calcext:value-type="float">
            <text:p>7.060755337</text:p>
          </table:table-cell>
          <table:table-cell office:value-type="float" office:value="0.469686369" calcext:value-type="float">
            <text:p>0.469686369</text:p>
          </table:table-cell>
          <table:table-cell table:number-columns-repeated="98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50966" calcext:value-type="float">
            <text:p>148.3050966</text:p>
          </table:table-cell>
          <table:table-cell office:value-type="float" office:value="-36.5083317" calcext:value-type="float">
            <text:p>-36.5083317</text:p>
          </table:table-cell>
          <table:table-cell office:value-type="string" calcext:value-type="string">
            <text:p>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-10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71.8" calcext:value-type="float">
            <text:p>1471.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6.2" calcext:value-type="float">
            <text:p>56.2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618030842" calcext:value-type="float">
            <text:p>3.618030842</text:p>
          </table:table-cell>
          <table:table-cell office:value-type="float" office:value="0.480248869" calcext:value-type="float">
            <text:p>0.480248869</text:p>
          </table:table-cell>
          <table:table-cell table:number-columns-repeated="98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5751" calcext:value-type="float">
            <text:p>148.3045751</text:p>
          </table:table-cell>
          <table:table-cell office:value-type="float" office:value="-36.5093025" calcext:value-type="float">
            <text:p>-36.5093025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12.8" calcext:value-type="float">
            <text:p>1512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1" calcext:value-type="float">
            <text:p>21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8.412698413" calcext:value-type="float">
            <text:p>8.412698413</text:p>
          </table:table-cell>
          <table:table-cell office:value-type="float" office:value="0.576859624" calcext:value-type="float">
            <text:p>0.576859624</text:p>
          </table:table-cell>
          <table:table-cell table:number-columns-repeated="98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3158" calcext:value-type="float">
            <text:p>148.3043158</text:p>
          </table:table-cell>
          <table:table-cell office:value-type="float" office:value="-36.5096171" calcext:value-type="float">
            <text:p>-36.5096171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33.2" calcext:value-type="float">
            <text:p>1533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5.1" calcext:value-type="float">
            <text:p>65.1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020993344" calcext:value-type="float">
            <text:p>3.020993344</text:p>
          </table:table-cell>
          <table:table-cell office:value-type="float" office:value="0.480570423" calcext:value-type="float">
            <text:p>0.480570423</text:p>
          </table:table-cell>
          <table:table-cell table:number-columns-repeated="98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3812" calcext:value-type="float">
            <text:p>148.3043812</text:p>
          </table:table-cell>
          <table:table-cell office:value-type="float" office:value="-36.5096907" calcext:value-type="float">
            <text:p>-36.5096907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35.2" calcext:value-type="float">
            <text:p>1535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5.9" calcext:value-type="float">
            <text:p>15.9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498951782" calcext:value-type="float">
            <text:p>6.498951782</text:p>
          </table:table-cell>
          <table:table-cell office:value-type="float" office:value="0.525127551" calcext:value-type="float">
            <text:p>0.525127551</text:p>
          </table:table-cell>
          <table:table-cell table:number-columns-repeated="98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3759" calcext:value-type="float">
            <text:p>148.3043759</text:p>
          </table:table-cell>
          <table:table-cell office:value-type="float" office:value="-36.5097608" calcext:value-type="float">
            <text:p>-36.5097608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38.5" calcext:value-type="float">
            <text:p>1538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2.2" calcext:value-type="float">
            <text:p>22.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207207207" calcext:value-type="float">
            <text:p>7.207207207</text:p>
          </table:table-cell>
          <table:table-cell office:value-type="float" office:value="0.527833969" calcext:value-type="float">
            <text:p>0.527833969</text:p>
          </table:table-cell>
          <table:table-cell table:number-columns-repeated="98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257" calcext:value-type="float">
            <text:p>148.3044257</text:p>
          </table:table-cell>
          <table:table-cell office:value-type="float" office:value="-36.5097881" calcext:value-type="float">
            <text:p>-36.5097881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38.5" calcext:value-type="float">
            <text:p>1538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8.5" calcext:value-type="float">
            <text:p>18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945945946" calcext:value-type="float">
            <text:p>5.945945946</text:p>
          </table:table-cell>
          <table:table-cell office:value-type="float" office:value="0.521989474" calcext:value-type="float">
            <text:p>0.521989474</text:p>
          </table:table-cell>
          <table:table-cell table:number-columns-repeated="98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452" calcext:value-type="float">
            <text:p>148.3044452</text:p>
          </table:table-cell>
          <table:table-cell office:value-type="float" office:value="-36.5097826" calcext:value-type="float">
            <text:p>-36.5097826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37.8" calcext:value-type="float">
            <text:p>1537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1.1" calcext:value-type="float">
            <text:p>21.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107424961" calcext:value-type="float">
            <text:p>4.107424961</text:p>
          </table:table-cell>
          <table:table-cell office:value-type="float" office:value="0.619790503" calcext:value-type="float">
            <text:p>0.619790503</text:p>
          </table:table-cell>
          <table:table-cell table:number-columns-repeated="98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609" calcext:value-type="float">
            <text:p>148.3044609</text:p>
          </table:table-cell>
          <table:table-cell office:value-type="float" office:value="-36.5098026" calcext:value-type="float">
            <text:p>-36.5098026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38.3" calcext:value-type="float">
            <text:p>1538.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4.2" calcext:value-type="float">
            <text:p>14.2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103286385" calcext:value-type="float">
            <text:p>6.103286385</text:p>
          </table:table-cell>
          <table:table-cell office:value-type="float" office:value="0.561950509" calcext:value-type="float">
            <text:p>0.561950509</text:p>
          </table:table-cell>
          <table:table-cell table:number-columns-repeated="98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648" calcext:value-type="float">
            <text:p>148.3044648</text:p>
          </table:table-cell>
          <table:table-cell office:value-type="float" office:value="-36.5098997" calcext:value-type="float">
            <text:p>-36.5098997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42.7" calcext:value-type="float">
            <text:p>1542.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3.5" calcext:value-type="float">
            <text:p>23.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97163121" calcext:value-type="float">
            <text:p>4.397163121</text:p>
          </table:table-cell>
          <table:table-cell office:value-type="float" office:value="0.480114035" calcext:value-type="float">
            <text:p>0.480114035</text:p>
          </table:table-cell>
          <table:table-cell table:number-columns-repeated="98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469" calcext:value-type="float">
            <text:p>148.3044469</text:p>
          </table:table-cell>
          <table:table-cell office:value-type="float" office:value="-36.5099417" calcext:value-type="float">
            <text:p>-36.5099417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45.2" calcext:value-type="float">
            <text:p>1545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587301587" calcext:value-type="float">
            <text:p>1.587301587</text:p>
          </table:table-cell>
          <table:table-cell office:value-type="float" office:value="0.555889282" calcext:value-type="float">
            <text:p>0.555889282</text:p>
          </table:table-cell>
          <table:table-cell table:number-columns-repeated="98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703" calcext:value-type="float">
            <text:p>148.3044703</text:p>
          </table:table-cell>
          <table:table-cell office:value-type="float" office:value="-36.509942" calcext:value-type="float">
            <text:p>-36.509942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44.5" calcext:value-type="float">
            <text:p>1544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52173913" calcext:value-type="float">
            <text:p>6.52173913</text:p>
          </table:table-cell>
          <table:table-cell office:value-type="float" office:value="0.485770677" calcext:value-type="float">
            <text:p>0.485770677</text:p>
          </table:table-cell>
          <table:table-cell table:number-columns-repeated="98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777" calcext:value-type="float">
            <text:p>148.3044777</text:p>
          </table:table-cell>
          <table:table-cell office:value-type="float" office:value="-36.5099612" calcext:value-type="float">
            <text:p>-36.5099612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3.1" calcext:value-type="float">
            <text:p>23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060606061" calcext:value-type="float">
            <text:p>6.060606061</text:p>
          </table:table-cell>
          <table:table-cell office:value-type="float" office:value="0.541761229" calcext:value-type="float">
            <text:p>0.541761229</text:p>
          </table:table-cell>
          <table:table-cell table:number-columns-repeated="98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767" calcext:value-type="float">
            <text:p>148.3044767</text:p>
          </table:table-cell>
          <table:table-cell office:value-type="float" office:value="-36.5100012" calcext:value-type="float">
            <text:p>-36.5100012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47" calcext:value-type="float">
            <text:p>154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5" calcext:value-type="float">
            <text:p>25.5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359477124" calcext:value-type="float">
            <text:p>5.359477124</text:p>
          </table:table-cell>
          <table:table-cell office:value-type="float" office:value="0.550067568" calcext:value-type="float">
            <text:p>0.550067568</text:p>
          </table:table-cell>
          <table:table-cell table:number-columns-repeated="98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3564" calcext:value-type="float">
            <text:p>148.3043564</text:p>
          </table:table-cell>
          <table:table-cell office:value-type="float" office:value="-36.5101244" calcext:value-type="float">
            <text:p>-36.5101244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55" calcext:value-type="float">
            <text:p>155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1.3" calcext:value-type="float">
            <text:p>51.3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64067576" calcext:value-type="float">
            <text:p>2.664067576</text:p>
          </table:table-cell>
          <table:table-cell office:value-type="float" office:value="0.551728972" calcext:value-type="float">
            <text:p>0.551728972</text:p>
          </table:table-cell>
          <table:table-cell table:number-columns-repeated="98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126" calcext:value-type="float">
            <text:p>148.3044126</text:p>
          </table:table-cell>
          <table:table-cell office:value-type="float" office:value="-36.5101168" calcext:value-type="float">
            <text:p>-36.5101168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53.6" calcext:value-type="float">
            <text:p>1553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8" calcext:value-type="float">
            <text:p>17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56179775" calcext:value-type="float">
            <text:p>5.056179775</text:p>
          </table:table-cell>
          <table:table-cell office:value-type="float" office:value="0.4925" calcext:value-type="float">
            <text:p>0.4925</text:p>
          </table:table-cell>
          <table:table-cell table:number-columns-repeated="98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044859" calcext:value-type="float">
            <text:p>148.3044859</text:p>
          </table:table-cell>
          <table:table-cell office:value-type="float" office:value="-36.510164" calcext:value-type="float">
            <text:p>-36.510164</text:p>
          </table:table-cell>
          <table:table-cell office:value-type="string" calcext:value-type="string">
            <text:p>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-11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53.7" calcext:value-type="float">
            <text:p>1553.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506009934" calcext:value-type="float">
            <text:p>0.506009934</text:p>
          </table:table-cell>
          <table:table-cell table:number-columns-repeated="98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89838" calcext:value-type="float">
            <text:p>148.3189838</text:p>
          </table:table-cell>
          <table:table-cell office:value-type="float" office:value="-36.4989637" calcext:value-type="float">
            <text:p>-36.4989637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92.6" calcext:value-type="float">
            <text:p>1392.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0.1" calcext:value-type="float">
            <text:p>20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472636816" calcext:value-type="float">
            <text:p>5.472636816</text:p>
          </table:table-cell>
          <table:table-cell office:value-type="float" office:value="0.45671785" calcext:value-type="float">
            <text:p>0.45671785</text:p>
          </table:table-cell>
          <table:table-cell table:number-columns-repeated="98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89838" calcext:value-type="float">
            <text:p>148.3189838</text:p>
          </table:table-cell>
          <table:table-cell office:value-type="float" office:value="-36.4989637" calcext:value-type="float">
            <text:p>-36.4989637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92.6" calcext:value-type="float">
            <text:p>1392.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0.1" calcext:value-type="float">
            <text:p>60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28618968" calcext:value-type="float">
            <text:p>2.828618968</text:p>
          </table:table-cell>
          <table:table-cell office:value-type="float" office:value="0.465194175" calcext:value-type="float">
            <text:p>0.465194175</text:p>
          </table:table-cell>
          <table:table-cell table:number-columns-repeated="98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2746" calcext:value-type="float">
            <text:p>148.3192746</text:p>
          </table:table-cell>
          <table:table-cell office:value-type="float" office:value="-36.4988164" calcext:value-type="float">
            <text:p>-36.4988164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97.4" calcext:value-type="float">
            <text:p>1397.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7" calcext:value-type="float">
            <text:p>39.7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90596138" calcext:value-type="float">
            <text:p>3.190596138</text:p>
          </table:table-cell>
          <table:table-cell office:value-type="float" office:value="0.537147912" calcext:value-type="float">
            <text:p>0.537147912</text:p>
          </table:table-cell>
          <table:table-cell table:number-columns-repeated="98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3164" calcext:value-type="float">
            <text:p>148.3193164</text:p>
          </table:table-cell>
          <table:table-cell office:value-type="float" office:value="-36.4987679" calcext:value-type="float">
            <text:p>-36.4987679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97.5" calcext:value-type="float">
            <text:p>1397.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3.8" calcext:value-type="float">
            <text:p>63.8</text:p>
          </table:table-cell>
          <table:table-cell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6907001" calcext:value-type="float">
            <text:p>2.76907001</text:p>
          </table:table-cell>
          <table:table-cell office:value-type="float" office:value="0.4946676" calcext:value-type="float">
            <text:p>0.4946676</text:p>
          </table:table-cell>
          <table:table-cell table:number-columns-repeated="98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2561" calcext:value-type="float">
            <text:p>148.3192561</text:p>
          </table:table-cell>
          <table:table-cell office:value-type="float" office:value="-36.49878" calcext:value-type="float">
            <text:p>-36.49878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96" calcext:value-type="float">
            <text:p>139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9.1" calcext:value-type="float">
            <text:p>9.1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61904762" calcext:value-type="float">
            <text:p>4.761904762</text:p>
          </table:table-cell>
          <table:table-cell office:value-type="float" office:value="0.494891945" calcext:value-type="float">
            <text:p>0.494891945</text:p>
          </table:table-cell>
          <table:table-cell table:number-columns-repeated="98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4101" calcext:value-type="float">
            <text:p>148.3194101</text:p>
          </table:table-cell>
          <table:table-cell office:value-type="float" office:value="-36.4986144" calcext:value-type="float">
            <text:p>-36.4986144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97" calcext:value-type="float">
            <text:p>1397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3.9" calcext:value-type="float">
            <text:p>43.9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720577069" calcext:value-type="float">
            <text:p>3.720577069</text:p>
          </table:table-cell>
          <table:table-cell office:value-type="float" office:value="0.600568182" calcext:value-type="float">
            <text:p>0.600568182</text:p>
          </table:table-cell>
          <table:table-cell table:number-columns-repeated="98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4645" calcext:value-type="float">
            <text:p>148.3194645</text:p>
          </table:table-cell>
          <table:table-cell office:value-type="float" office:value="-36.4985698" calcext:value-type="float">
            <text:p>-36.4985698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96.9" calcext:value-type="float">
            <text:p>1396.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7.2" calcext:value-type="float">
            <text:p>57.2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3962704" calcext:value-type="float">
            <text:p>2.03962704</text:p>
          </table:table-cell>
          <table:table-cell office:value-type="float" office:value="0.568008999" calcext:value-type="float">
            <text:p>0.568008999</text:p>
          </table:table-cell>
          <table:table-cell table:number-columns-repeated="98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4714" calcext:value-type="float">
            <text:p>148.3194714</text:p>
          </table:table-cell>
          <table:table-cell office:value-type="float" office:value="-36.4985701" calcext:value-type="float">
            <text:p>-36.4985701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97.1" calcext:value-type="float">
            <text:p>1397.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62.1" calcext:value-type="float">
            <text:p>62.1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03972088" calcext:value-type="float">
            <text:p>2.03972088</text:p>
          </table:table-cell>
          <table:table-cell office:value-type="float" office:value="0.540451436" calcext:value-type="float">
            <text:p>0.540451436</text:p>
          </table:table-cell>
          <table:table-cell table:number-columns-repeated="98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5961" calcext:value-type="float">
            <text:p>148.3195961</text:p>
          </table:table-cell>
          <table:table-cell office:value-type="float" office:value="-36.4984318" calcext:value-type="float">
            <text:p>-36.4984318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94.6" calcext:value-type="float">
            <text:p>1394.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47826087" calcext:value-type="float">
            <text:p>4.347826087</text:p>
          </table:table-cell>
          <table:table-cell office:value-type="float" office:value="0.502033426" calcext:value-type="float">
            <text:p>0.502033426</text:p>
          </table:table-cell>
          <table:table-cell table:number-columns-repeated="98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7016" calcext:value-type="float">
            <text:p>148.3197016</text:p>
          </table:table-cell>
          <table:table-cell office:value-type="float" office:value="-36.498446" calcext:value-type="float">
            <text:p>-36.498446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97.8" calcext:value-type="float">
            <text:p>1397.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1.9" calcext:value-type="float">
            <text:p>51.9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798330122" calcext:value-type="float">
            <text:p>1.798330122</text:p>
          </table:table-cell>
          <table:table-cell office:value-type="float" office:value="0.554457143" calcext:value-type="float">
            <text:p>0.554457143</text:p>
          </table:table-cell>
          <table:table-cell table:number-columns-repeated="98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6891" calcext:value-type="float">
            <text:p>148.3196891</text:p>
          </table:table-cell>
          <table:table-cell office:value-type="float" office:value="-36.4984126" calcext:value-type="float">
            <text:p>-36.4984126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95.9" calcext:value-type="float">
            <text:p>1395.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797979798" calcext:value-type="float">
            <text:p>4.797979798</text:p>
          </table:table-cell>
          <table:table-cell office:value-type="float" office:value="0.57215736" calcext:value-type="float">
            <text:p>0.57215736</text:p>
          </table:table-cell>
          <table:table-cell table:number-columns-repeated="98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7798" calcext:value-type="float">
            <text:p>148.3197798</text:p>
          </table:table-cell>
          <table:table-cell office:value-type="float" office:value="-36.4983881" calcext:value-type="float">
            <text:p>-36.4983881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97.2" calcext:value-type="float">
            <text:p>1397.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5.1" calcext:value-type="float">
            <text:p>45.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4781966" calcext:value-type="float">
            <text:p>1.4781966</text:p>
          </table:table-cell>
          <table:table-cell office:value-type="float" office:value="0.463933649" calcext:value-type="float">
            <text:p>0.463933649</text:p>
          </table:table-cell>
          <table:table-cell table:number-columns-repeated="98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907" calcext:value-type="float">
            <text:p>148.319907</text:p>
          </table:table-cell>
          <table:table-cell office:value-type="float" office:value="-36.4984139" calcext:value-type="float">
            <text:p>-36.4984139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02.1" calcext:value-type="float">
            <text:p>1402.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2.5" calcext:value-type="float">
            <text:p>22.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296296296" calcext:value-type="float">
            <text:p>4.296296296</text:p>
          </table:table-cell>
          <table:table-cell office:value-type="float" office:value="0.589116517" calcext:value-type="float">
            <text:p>0.589116517</text:p>
          </table:table-cell>
          <table:table-cell table:number-columns-repeated="98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9652" calcext:value-type="float">
            <text:p>148.3199652</text:p>
          </table:table-cell>
          <table:table-cell office:value-type="float" office:value="-36.4984735" calcext:value-type="float">
            <text:p>-36.4984735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06.6" calcext:value-type="float">
            <text:p>1406.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7" calcext:value-type="float">
            <text:p>13.7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082725061" calcext:value-type="float">
            <text:p>6.082725061</text:p>
          </table:table-cell>
          <table:table-cell office:value-type="float" office:value="0.520320366" calcext:value-type="float">
            <text:p>0.520320366</text:p>
          </table:table-cell>
          <table:table-cell table:number-columns-repeated="98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199606" calcext:value-type="float">
            <text:p>148.3199606</text:p>
          </table:table-cell>
          <table:table-cell office:value-type="float" office:value="-36.4985166" calcext:value-type="float">
            <text:p>-36.4985166</text:p>
          </table:table-cell>
          <table:table-cell office:value-type="string" calcext:value-type="string">
            <text:p>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W-1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08.4" calcext:value-type="float">
            <text:p>1408.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7" calcext:value-type="float">
            <text:p>17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519774011" calcext:value-type="float">
            <text:p>4.519774011</text:p>
          </table:table-cell>
          <table:table-cell office:value-type="float" office:value="0.521227197" calcext:value-type="float">
            <text:p>0.521227197</text:p>
          </table:table-cell>
          <table:table-cell table:number-columns-repeated="98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71" calcext:value-type="float">
            <text:p>148.33671</text:p>
          </table:table-cell>
          <table:table-cell office:value-type="float" office:value="-36.489439" calcext:value-type="float">
            <text:p>-36.489439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47058824" calcext:value-type="float">
            <text:p>2.647058824</text:p>
          </table:table-cell>
          <table:table-cell office:value-type="float" office:value="0.606047382" calcext:value-type="float">
            <text:p>0.606047382</text:p>
          </table:table-cell>
          <table:table-cell table:number-columns-repeated="98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6782" calcext:value-type="float">
            <text:p>148.3366782</text:p>
          </table:table-cell>
          <table:table-cell office:value-type="float" office:value="-36.4894174" calcext:value-type="float">
            <text:p>-36.4894174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67.4" calcext:value-type="float">
            <text:p>1367.4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8.7" calcext:value-type="float">
            <text:p>28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35888502" calcext:value-type="float">
            <text:p>3.135888502</text:p>
          </table:table-cell>
          <table:table-cell office:value-type="float" office:value="0.449586777" calcext:value-type="float">
            <text:p>0.449586777</text:p>
          </table:table-cell>
          <table:table-cell table:number-columns-repeated="98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6796" calcext:value-type="float">
            <text:p>148.3366796</text:p>
          </table:table-cell>
          <table:table-cell office:value-type="float" office:value="-36.4894165" calcext:value-type="float">
            <text:p>-36.4894165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67.4" calcext:value-type="float">
            <text:p>1367.4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3" calcext:value-type="float">
            <text:p>33.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603603604" calcext:value-type="float">
            <text:p>3.603603604</text:p>
          </table:table-cell>
          <table:table-cell office:value-type="float" office:value="0.523116592" calcext:value-type="float">
            <text:p>0.523116592</text:p>
          </table:table-cell>
          <table:table-cell table:number-columns-repeated="98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6927" calcext:value-type="float">
            <text:p>148.3366927</text:p>
          </table:table-cell>
          <table:table-cell office:value-type="float" office:value="-36.4894348" calcext:value-type="float">
            <text:p>-36.4894348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68.6" calcext:value-type="float">
            <text:p>1368.6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6" calcext:value-type="float">
            <text:p>17.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787878788" calcext:value-type="float">
            <text:p>3.787878788</text:p>
          </table:table-cell>
          <table:table-cell office:value-type="float" office:value="0.532688297" calcext:value-type="float">
            <text:p>0.532688297</text:p>
          </table:table-cell>
          <table:table-cell table:number-columns-repeated="98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7468" calcext:value-type="float">
            <text:p>148.3367468</text:p>
          </table:table-cell>
          <table:table-cell office:value-type="float" office:value="-36.4894738" calcext:value-type="float">
            <text:p>-36.4894738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71" calcext:value-type="float">
            <text:p>1371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5.8" calcext:value-type="float">
            <text:p>45.8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420669578" calcext:value-type="float">
            <text:p>3.420669578</text:p>
          </table:table-cell>
          <table:table-cell office:value-type="float" office:value="0.501051314" calcext:value-type="float">
            <text:p>0.501051314</text:p>
          </table:table-cell>
          <table:table-cell table:number-columns-repeated="98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7812" calcext:value-type="float">
            <text:p>148.3367812</text:p>
          </table:table-cell>
          <table:table-cell office:value-type="float" office:value="-36.4894758" calcext:value-type="float">
            <text:p>-36.4894758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71.2" calcext:value-type="float">
            <text:p>1371.2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1.8" calcext:value-type="float">
            <text:p>31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16981132" calcext:value-type="float">
            <text:p>4.716981132</text:p>
          </table:table-cell>
          <table:table-cell office:value-type="float" office:value="0.483652695" calcext:value-type="float">
            <text:p>0.483652695</text:p>
          </table:table-cell>
          <table:table-cell table:number-columns-repeated="98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8129" calcext:value-type="float">
            <text:p>148.3368129</text:p>
          </table:table-cell>
          <table:table-cell office:value-type="float" office:value="-36.4894925" calcext:value-type="float">
            <text:p>-36.4894925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72.1" calcext:value-type="float">
            <text:p>1372.1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2" calcext:value-type="float">
            <text:p>24.2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68044077" calcext:value-type="float">
            <text:p>3.168044077</text:p>
          </table:table-cell>
          <table:table-cell office:value-type="float" office:value="0.581812155" calcext:value-type="float">
            <text:p>0.581812155</text:p>
          </table:table-cell>
          <table:table-cell table:number-columns-repeated="98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8516" calcext:value-type="float">
            <text:p>148.3368516</text:p>
          </table:table-cell>
          <table:table-cell office:value-type="float" office:value="-36.4895002" calcext:value-type="float">
            <text:p>-36.4895002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72.5" calcext:value-type="float">
            <text:p>1372.5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2" calcext:value-type="float">
            <text:p>39.2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846938776" calcext:value-type="float">
            <text:p>4.846938776</text:p>
          </table:table-cell>
          <table:table-cell office:value-type="float" office:value="0.466827177" calcext:value-type="float">
            <text:p>0.466827177</text:p>
          </table:table-cell>
          <table:table-cell table:number-columns-repeated="98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8689" calcext:value-type="float">
            <text:p>148.3368689</text:p>
          </table:table-cell>
          <table:table-cell office:value-type="float" office:value="-36.489515" calcext:value-type="float">
            <text:p>-36.489515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73.2" calcext:value-type="float">
            <text:p>1373.2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1" calcext:value-type="float">
            <text:p>24.1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28769018" calcext:value-type="float">
            <text:p>4.28769018</text:p>
          </table:table-cell>
          <table:table-cell office:value-type="float" office:value="0.51828229" calcext:value-type="float">
            <text:p>0.51828229</text:p>
          </table:table-cell>
          <table:table-cell table:number-columns-repeated="98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8951" calcext:value-type="float">
            <text:p>148.3368951</text:p>
          </table:table-cell>
          <table:table-cell office:value-type="float" office:value="-36.4895274" calcext:value-type="float">
            <text:p>-36.4895274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73.7" calcext:value-type="float">
            <text:p>1373.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0.8" calcext:value-type="float">
            <text:p>40.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411764706" calcext:value-type="float">
            <text:p>4.411764706</text:p>
          </table:table-cell>
          <table:table-cell office:value-type="float" office:value="0.516612319" calcext:value-type="float">
            <text:p>0.516612319</text:p>
          </table:table-cell>
          <table:table-cell table:number-columns-repeated="98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8809" calcext:value-type="float">
            <text:p>148.3368809</text:p>
          </table:table-cell>
          <table:table-cell office:value-type="float" office:value="-36.4896453" calcext:value-type="float">
            <text:p>-36.4896453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78" calcext:value-type="float">
            <text:p>1378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" calcext:value-type="float">
            <text:p>36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92592593" calcext:value-type="float">
            <text:p>5.092592593</text:p>
          </table:table-cell>
          <table:table-cell office:value-type="float" office:value="0.499193548" calcext:value-type="float">
            <text:p>0.499193548</text:p>
          </table:table-cell>
          <table:table-cell table:number-columns-repeated="98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9606" calcext:value-type="float">
            <text:p>148.3369606</text:p>
          </table:table-cell>
          <table:table-cell office:value-type="float" office:value="-36.4897222" calcext:value-type="float">
            <text:p>-36.4897222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79.9" calcext:value-type="float">
            <text:p>1379.9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4" calcext:value-type="float">
            <text:p>34</text:p>
          </table:table-cell>
          <table:table-cell office:value-type="float" office:value="1.47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1372549" calcext:value-type="float">
            <text:p>4.31372549</text:p>
          </table:table-cell>
          <table:table-cell office:value-type="float" office:value="0.431260163" calcext:value-type="float">
            <text:p>0.431260163</text:p>
          </table:table-cell>
          <table:table-cell table:number-columns-repeated="98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69741" calcext:value-type="float">
            <text:p>148.3369741</text:p>
          </table:table-cell>
          <table:table-cell office:value-type="float" office:value="-36.4896815" calcext:value-type="float">
            <text:p>-36.4896815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78.5" calcext:value-type="float">
            <text:p>1378.5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5" calcext:value-type="float">
            <text:p>33.5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975124378" calcext:value-type="float">
            <text:p>4.975124378</text:p>
          </table:table-cell>
          <table:table-cell office:value-type="float" office:value="0.621431005" calcext:value-type="float">
            <text:p>0.621431005</text:p>
          </table:table-cell>
          <table:table-cell table:number-columns-repeated="98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70101" calcext:value-type="float">
            <text:p>148.3370101</text:p>
          </table:table-cell>
          <table:table-cell office:value-type="float" office:value="-36.4896474" calcext:value-type="float">
            <text:p>-36.4896474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77.1" calcext:value-type="float">
            <text:p>1377.1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9.8" calcext:value-type="float">
            <text:p>9.8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462585034" calcext:value-type="float">
            <text:p>6.462585034</text:p>
          </table:table-cell>
          <table:table-cell office:value-type="float" office:value="0.405870445" calcext:value-type="float">
            <text:p>0.405870445</text:p>
          </table:table-cell>
          <table:table-cell table:number-columns-repeated="98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370524" calcext:value-type="float">
            <text:p>148.3370524</text:p>
          </table:table-cell>
          <table:table-cell office:value-type="float" office:value="-36.4895307" calcext:value-type="float">
            <text:p>-36.4895307</text:p>
          </table:table-cell>
          <table:table-cell office:value-type="string" calcext:value-type="string">
            <text:p>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W-14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1.8" calcext:value-type="float">
            <text:p>21.8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22629969" calcext:value-type="float">
            <text:p>3.822629969</text:p>
          </table:table-cell>
          <table:table-cell office:value-type="float" office:value="0.561084991" calcext:value-type="float">
            <text:p>0.561084991</text:p>
          </table:table-cell>
          <table:table-cell table:number-columns-repeated="98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25215" calcext:value-type="float">
            <text:p>148.3825215</text:p>
          </table:table-cell>
          <table:table-cell office:value-type="float" office:value="-36.4630865" calcext:value-type="float">
            <text:p>-36.4630865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265.8" calcext:value-type="float">
            <text:p>1265.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7" calcext:value-type="float">
            <text:p>13.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79562044" calcext:value-type="float">
            <text:p>4.379562044</text:p>
          </table:table-cell>
          <table:table-cell office:value-type="float" office:value="0.570987433" calcext:value-type="float">
            <text:p>0.570987433</text:p>
          </table:table-cell>
          <table:table-cell table:number-columns-repeated="98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27054" calcext:value-type="float">
            <text:p>148.3827054</text:p>
          </table:table-cell>
          <table:table-cell office:value-type="float" office:value="-36.4619181" calcext:value-type="float">
            <text:p>-36.4619181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255.2" calcext:value-type="float">
            <text:p>1255.2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.5" calcext:value-type="float">
            <text:p>12.5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8.266666667" calcext:value-type="float">
            <text:p>8.266666667</text:p>
          </table:table-cell>
          <table:table-cell office:value-type="float" office:value="0.552562358" calcext:value-type="float">
            <text:p>0.552562358</text:p>
          </table:table-cell>
          <table:table-cell table:number-columns-repeated="98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27608" calcext:value-type="float">
            <text:p>148.3827608</text:p>
          </table:table-cell>
          <table:table-cell office:value-type="float" office:value="-36.4619642" calcext:value-type="float">
            <text:p>-36.4619642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086956522" calcext:value-type="float">
            <text:p>6.086956522</text:p>
          </table:table-cell>
          <table:table-cell office:value-type="float" office:value="0.602442997" calcext:value-type="float">
            <text:p>0.602442997</text:p>
          </table:table-cell>
          <table:table-cell table:number-columns-repeated="98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29243" calcext:value-type="float">
            <text:p>148.3829243</text:p>
          </table:table-cell>
          <table:table-cell office:value-type="float" office:value="-36.4618718" calcext:value-type="float">
            <text:p>-36.4618718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263.9" calcext:value-type="float">
            <text:p>1263.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7" calcext:value-type="float">
            <text:p>11.7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698005698" calcext:value-type="float">
            <text:p>5.698005698</text:p>
          </table:table-cell>
          <table:table-cell office:value-type="float" office:value="0.520093809" calcext:value-type="float">
            <text:p>0.520093809</text:p>
          </table:table-cell>
          <table:table-cell table:number-columns-repeated="98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079" calcext:value-type="float">
            <text:p>148.383079</text:p>
          </table:table-cell>
          <table:table-cell office:value-type="float" office:value="-36.4617482" calcext:value-type="float">
            <text:p>-36.4617482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270.9" calcext:value-type="float">
            <text:p>1270.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3" calcext:value-type="float">
            <text:p>11.3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014749263" calcext:value-type="float">
            <text:p>5.014749263</text:p>
          </table:table-cell>
          <table:table-cell office:value-type="float" office:value="0.55004894" calcext:value-type="float">
            <text:p>0.55004894</text:p>
          </table:table-cell>
          <table:table-cell table:number-columns-repeated="98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165" calcext:value-type="float">
            <text:p>148.383165</text:p>
          </table:table-cell>
          <table:table-cell office:value-type="float" office:value="-36.4616209" calcext:value-type="float">
            <text:p>-36.4616209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274.4" calcext:value-type="float">
            <text:p>1274.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1.1" calcext:value-type="float">
            <text:p>11.1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04804805" calcext:value-type="float">
            <text:p>4.804804805</text:p>
          </table:table-cell>
          <table:table-cell office:value-type="float" office:value="0.49317029" calcext:value-type="float">
            <text:p>0.49317029</text:p>
          </table:table-cell>
          <table:table-cell table:number-columns-repeated="98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1662" calcext:value-type="float">
            <text:p>148.3831662</text:p>
          </table:table-cell>
          <table:table-cell office:value-type="float" office:value="-36.4616242" calcext:value-type="float">
            <text:p>-36.4616242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274.5" calcext:value-type="float">
            <text:p>1274.5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.2" calcext:value-type="float">
            <text:p>12.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464480874" calcext:value-type="float">
            <text:p>5.464480874</text:p>
          </table:table-cell>
          <table:table-cell office:value-type="float" office:value="0.446271186" calcext:value-type="float">
            <text:p>0.446271186</text:p>
          </table:table-cell>
          <table:table-cell table:number-columns-repeated="98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155" calcext:value-type="float">
            <text:p>148.383155</text:p>
          </table:table-cell>
          <table:table-cell office:value-type="float" office:value="-36.4615553" calcext:value-type="float">
            <text:p>-36.4615553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273.3" calcext:value-type="float">
            <text:p>1273.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5.6" calcext:value-type="float">
            <text:p>15.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41025641" calcext:value-type="float">
            <text:p>6.41025641</text:p>
          </table:table-cell>
          <table:table-cell office:value-type="float" office:value="0.413671783" calcext:value-type="float">
            <text:p>0.413671783</text:p>
          </table:table-cell>
          <table:table-cell table:number-columns-repeated="98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2384" calcext:value-type="float">
            <text:p>148.3832384</text:p>
          </table:table-cell>
          <table:table-cell office:value-type="float" office:value="-36.4615294" calcext:value-type="float">
            <text:p>-36.4615294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276.8" calcext:value-type="float">
            <text:p>1276.8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6.4" calcext:value-type="float">
            <text:p>16.4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520325203" calcext:value-type="float">
            <text:p>7.520325203</text:p>
          </table:table-cell>
          <table:table-cell office:value-type="float" office:value="0.491716907" calcext:value-type="float">
            <text:p>0.491716907</text:p>
          </table:table-cell>
          <table:table-cell table:number-columns-repeated="98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2771" calcext:value-type="float">
            <text:p>148.3832771</text:p>
          </table:table-cell>
          <table:table-cell office:value-type="float" office:value="-36.4614865" calcext:value-type="float">
            <text:p>-36.4614865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277.7" calcext:value-type="float">
            <text:p>1277.7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3" calcext:value-type="float">
            <text:p>13.3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7.769423559" calcext:value-type="float">
            <text:p>7.769423559</text:p>
          </table:table-cell>
          <table:table-cell office:value-type="float" office:value="0.506631098" calcext:value-type="float">
            <text:p>0.506631098</text:p>
          </table:table-cell>
          <table:table-cell table:number-columns-repeated="98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3469" calcext:value-type="float">
            <text:p>148.3833469</text:p>
          </table:table-cell>
          <table:table-cell office:value-type="float" office:value="-36.4614462" calcext:value-type="float">
            <text:p>-36.4614462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279.6" calcext:value-type="float">
            <text:p>1279.6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4.3" calcext:value-type="float">
            <text:p>14.3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27505828" calcext:value-type="float">
            <text:p>5.827505828</text:p>
          </table:table-cell>
          <table:table-cell office:value-type="float" office:value="0.447439394" calcext:value-type="float">
            <text:p>0.447439394</text:p>
          </table:table-cell>
          <table:table-cell table:number-columns-repeated="98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371" calcext:value-type="float">
            <text:p>148.383371</text:p>
          </table:table-cell>
          <table:table-cell office:value-type="float" office:value="-36.4614593" calcext:value-type="float">
            <text:p>-36.4614593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615776081" calcext:value-type="float">
            <text:p>6.615776081</text:p>
          </table:table-cell>
          <table:table-cell office:value-type="float" office:value="0.457508865" calcext:value-type="float">
            <text:p>0.457508865</text:p>
          </table:table-cell>
          <table:table-cell table:number-columns-repeated="98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4548" calcext:value-type="float">
            <text:p>148.3834548</text:p>
          </table:table-cell>
          <table:table-cell office:value-type="float" office:value="-36.4612934" calcext:value-type="float">
            <text:p>-36.4612934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276.9" calcext:value-type="float">
            <text:p>1276.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4.2" calcext:value-type="float">
            <text:p>14.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68544601" calcext:value-type="float">
            <text:p>5.868544601</text:p>
          </table:table-cell>
          <table:table-cell office:value-type="float" office:value="0.505586924" calcext:value-type="float">
            <text:p>0.505586924</text:p>
          </table:table-cell>
          <table:table-cell table:number-columns-repeated="98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4602" calcext:value-type="float">
            <text:p>148.3834602</text:p>
          </table:table-cell>
          <table:table-cell office:value-type="float" office:value="-36.461299" calcext:value-type="float">
            <text:p>-36.461299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277.3" calcext:value-type="float">
            <text:p>1277.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3.7" calcext:value-type="float">
            <text:p>13.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542579075" calcext:value-type="float">
            <text:p>7.542579075</text:p>
          </table:table-cell>
          <table:table-cell office:value-type="float" office:value="0.497412545" calcext:value-type="float">
            <text:p>0.497412545</text:p>
          </table:table-cell>
          <table:table-cell table:number-columns-repeated="98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3833794" calcext:value-type="float">
            <text:p>148.3833794</text:p>
          </table:table-cell>
          <table:table-cell office:value-type="float" office:value="-36.4613224" calcext:value-type="float">
            <text:p>-36.4613224</text:p>
          </table:table-cell>
          <table:table-cell office:value-type="string" calcext:value-type="string">
            <text:p>A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-15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276.3" calcext:value-type="float">
            <text:p>1276.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2" calcext:value-type="float">
            <text:p>17.2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782945736" calcext:value-type="float">
            <text:p>6.782945736</text:p>
          </table:table-cell>
          <table:table-cell office:value-type="float" office:value="0.481881288" calcext:value-type="float">
            <text:p>0.481881288</text:p>
          </table:table-cell>
          <table:table-cell table:number-columns-repeated="98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502455" calcext:value-type="float">
            <text:p>148.5502455</text:p>
          </table:table-cell>
          <table:table-cell office:value-type="float" office:value="-36.3492674" calcext:value-type="float">
            <text:p>-36.3492674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216748768" calcext:value-type="float">
            <text:p>2.216748768</text:p>
          </table:table-cell>
          <table:table-cell office:value-type="float" office:value="0.504518414" calcext:value-type="float">
            <text:p>0.504518414</text:p>
          </table:table-cell>
          <table:table-cell table:number-columns-repeated="98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500626" calcext:value-type="float">
            <text:p>148.5500626</text:p>
          </table:table-cell>
          <table:table-cell office:value-type="float" office:value="-36.3492258" calcext:value-type="float">
            <text:p>-36.3492258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1.3" calcext:value-type="float">
            <text:p>31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088391906" calcext:value-type="float">
            <text:p>3.088391906</text:p>
          </table:table-cell>
          <table:table-cell office:value-type="float" office:value="0.527504521" calcext:value-type="float">
            <text:p>0.527504521</text:p>
          </table:table-cell>
          <table:table-cell table:number-columns-repeated="98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500264" calcext:value-type="float">
            <text:p>148.5500264</text:p>
          </table:table-cell>
          <table:table-cell office:value-type="float" office:value="-36.3492219" calcext:value-type="float">
            <text:p>-36.3492219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7" calcext:value-type="float">
            <text:p>26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745318352" calcext:value-type="float">
            <text:p>3.745318352</text:p>
          </table:table-cell>
          <table:table-cell office:value-type="float" office:value="0.5091" calcext:value-type="float">
            <text:p>0.5091</text:p>
          </table:table-cell>
          <table:table-cell table:number-columns-repeated="98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9981" calcext:value-type="float">
            <text:p>148.5499981</text:p>
          </table:table-cell>
          <table:table-cell office:value-type="float" office:value="-36.3492181" calcext:value-type="float">
            <text:p>-36.3492181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9.6" calcext:value-type="float">
            <text:p>19.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401360544" calcext:value-type="float">
            <text:p>3.401360544</text:p>
          </table:table-cell>
          <table:table-cell office:value-type="float" office:value="0.483009346" calcext:value-type="float">
            <text:p>0.483009346</text:p>
          </table:table-cell>
          <table:table-cell table:number-columns-repeated="98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9555" calcext:value-type="float">
            <text:p>148.5499555</text:p>
          </table:table-cell>
          <table:table-cell office:value-type="float" office:value="-36.3492095" calcext:value-type="float">
            <text:p>-36.3492095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280.5" calcext:value-type="float">
            <text:p>1280.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3" calcext:value-type="float">
            <text:p>17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624277457" calcext:value-type="float">
            <text:p>4.624277457</text:p>
          </table:table-cell>
          <table:table-cell office:value-type="float" office:value="0.503658537" calcext:value-type="float">
            <text:p>0.503658537</text:p>
          </table:table-cell>
          <table:table-cell table:number-columns-repeated="98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9138" calcext:value-type="float">
            <text:p>148.5499138</text:p>
          </table:table-cell>
          <table:table-cell office:value-type="float" office:value="-36.349225" calcext:value-type="float">
            <text:p>-36.349225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281.2" calcext:value-type="float">
            <text:p>1281.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" calcext:value-type="float">
            <text:p>3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85185185" calcext:value-type="float">
            <text:p>2.685185185</text:p>
          </table:table-cell>
          <table:table-cell office:value-type="float" office:value="0.474469078" calcext:value-type="float">
            <text:p>0.474469078</text:p>
          </table:table-cell>
          <table:table-cell table:number-columns-repeated="98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9136" calcext:value-type="float">
            <text:p>148.5499136</text:p>
          </table:table-cell>
          <table:table-cell office:value-type="float" office:value="-36.3491823" calcext:value-type="float">
            <text:p>-36.3491823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280.1" calcext:value-type="float">
            <text:p>1280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3.4" calcext:value-type="float">
            <text:p>53.4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47191011" calcext:value-type="float">
            <text:p>2.247191011</text:p>
          </table:table-cell>
          <table:table-cell office:value-type="float" office:value="0.467427746" calcext:value-type="float">
            <text:p>0.467427746</text:p>
          </table:table-cell>
          <table:table-cell table:number-columns-repeated="98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861" calcext:value-type="float">
            <text:p>148.549861</text:p>
          </table:table-cell>
          <table:table-cell office:value-type="float" office:value="-36.3491396" calcext:value-type="float">
            <text:p>-36.3491396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279.6" calcext:value-type="float">
            <text:p>1279.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3" calcext:value-type="float">
            <text:p>23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768115942" calcext:value-type="float">
            <text:p>3.768115942</text:p>
          </table:table-cell>
          <table:table-cell office:value-type="float" office:value="0.527578719" calcext:value-type="float">
            <text:p>0.527578719</text:p>
          </table:table-cell>
          <table:table-cell table:number-columns-repeated="98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6699" calcext:value-type="float">
            <text:p>148.5496699</text:p>
          </table:table-cell>
          <table:table-cell office:value-type="float" office:value="-36.3490905" calcext:value-type="float">
            <text:p>-36.3490905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281.1" calcext:value-type="float">
            <text:p>1281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7.9" calcext:value-type="float">
            <text:p>17.9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38175047" calcext:value-type="float">
            <text:p>3.538175047</text:p>
          </table:table-cell>
          <table:table-cell office:value-type="float" office:value="0.43201049" calcext:value-type="float">
            <text:p>0.43201049</text:p>
          </table:table-cell>
          <table:table-cell table:number-columns-repeated="98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5771" calcext:value-type="float">
            <text:p>148.5495771</text:p>
          </table:table-cell>
          <table:table-cell office:value-type="float" office:value="-36.349039" calcext:value-type="float">
            <text:p>-36.349039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282" calcext:value-type="float">
            <text:p>12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1" calcext:value-type="float">
            <text:p>26.1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2541507" calcext:value-type="float">
            <text:p>4.72541507</text:p>
          </table:table-cell>
          <table:table-cell office:value-type="float" office:value="0.541310592" calcext:value-type="float">
            <text:p>0.541310592</text:p>
          </table:table-cell>
          <table:table-cell table:number-columns-repeated="98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5158" calcext:value-type="float">
            <text:p>148.5495158</text:p>
          </table:table-cell>
          <table:table-cell office:value-type="float" office:value="-36.3490437" calcext:value-type="float">
            <text:p>-36.3490437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283.1" calcext:value-type="float">
            <text:p>1283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.7" calcext:value-type="float">
            <text:p>29.7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132435466" calcext:value-type="float">
            <text:p>2.132435466</text:p>
          </table:table-cell>
          <table:table-cell office:value-type="float" office:value="0.429278467" calcext:value-type="float">
            <text:p>0.429278467</text:p>
          </table:table-cell>
          <table:table-cell table:number-columns-repeated="98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402" calcext:value-type="float">
            <text:p>148.549402</text:p>
          </table:table-cell>
          <table:table-cell office:value-type="float" office:value="-36.3490859" calcext:value-type="float">
            <text:p>-36.3490859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285.4" calcext:value-type="float">
            <text:p>1285.4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5.4" calcext:value-type="float">
            <text:p>35.4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9566855" calcext:value-type="float">
            <text:p>3.29566855</text:p>
          </table:table-cell>
          <table:table-cell office:value-type="float" office:value="0.405072314" calcext:value-type="float">
            <text:p>0.405072314</text:p>
          </table:table-cell>
          <table:table-cell table:number-columns-repeated="98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3682" calcext:value-type="float">
            <text:p>148.5493682</text:p>
          </table:table-cell>
          <table:table-cell office:value-type="float" office:value="-36.3491333" calcext:value-type="float">
            <text:p>-36.3491333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286.6" calcext:value-type="float">
            <text:p>1286.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2.3" calcext:value-type="float">
            <text:p>32.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715170279" calcext:value-type="float">
            <text:p>3.715170279</text:p>
          </table:table-cell>
          <table:table-cell office:value-type="float" office:value="0.459714286" calcext:value-type="float">
            <text:p>0.459714286</text:p>
          </table:table-cell>
          <table:table-cell table:number-columns-repeated="98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3898" calcext:value-type="float">
            <text:p>148.5493898</text:p>
          </table:table-cell>
          <table:table-cell office:value-type="float" office:value="-36.3491542" calcext:value-type="float">
            <text:p>-36.3491542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286.6" calcext:value-type="float">
            <text:p>1286.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59882006" calcext:value-type="float">
            <text:p>2.359882006</text:p>
          </table:table-cell>
          <table:table-cell office:value-type="float" office:value="0.461541726" calcext:value-type="float">
            <text:p>0.461541726</text:p>
          </table:table-cell>
          <table:table-cell table:number-columns-repeated="98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93693" calcext:value-type="float">
            <text:p>148.5493693</text:p>
          </table:table-cell>
          <table:table-cell office:value-type="float" office:value="-36.3491659" calcext:value-type="float">
            <text:p>-36.3491659</text:p>
          </table:table-cell>
          <table:table-cell office:value-type="string" calcext:value-type="string">
            <text:p>K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-23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287.1" calcext:value-type="float">
            <text:p>1287.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444444444" calcext:value-type="float">
            <text:p>4.444444444</text:p>
          </table:table-cell>
          <table:table-cell office:value-type="float" office:value="0.424979339" calcext:value-type="float">
            <text:p>0.424979339</text:p>
          </table:table-cell>
          <table:table-cell table:number-columns-repeated="98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3033" calcext:value-type="float">
            <text:p>148.5433033</text:p>
          </table:table-cell>
          <table:table-cell office:value-type="float" office:value="-36.34541" calcext:value-type="float">
            <text:p>-36.34541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365.9" calcext:value-type="float">
            <text:p>1365.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8.2" calcext:value-type="float">
            <text:p>48.2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35131397" calcext:value-type="float">
            <text:p>2.35131397</text:p>
          </table:table-cell>
          <table:table-cell office:value-type="float" office:value="0.456391876" calcext:value-type="float">
            <text:p>0.456391876</text:p>
          </table:table-cell>
          <table:table-cell table:number-columns-repeated="98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3361" calcext:value-type="float">
            <text:p>148.5433361</text:p>
          </table:table-cell>
          <table:table-cell office:value-type="float" office:value="-36.3455163" calcext:value-type="float">
            <text:p>-36.3455163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364.4" calcext:value-type="float">
            <text:p>1364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5.4" calcext:value-type="float">
            <text:p>35.4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896421846" calcext:value-type="float">
            <text:p>4.896421846</text:p>
          </table:table-cell>
          <table:table-cell office:value-type="float" office:value="0.433279743" calcext:value-type="float">
            <text:p>0.433279743</text:p>
          </table:table-cell>
          <table:table-cell table:number-columns-repeated="98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5223" calcext:value-type="float">
            <text:p>148.5435223</text:p>
          </table:table-cell>
          <table:table-cell office:value-type="float" office:value="-36.3454907" calcext:value-type="float">
            <text:p>-36.3454907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363.3" calcext:value-type="float">
            <text:p>1363.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6.2" calcext:value-type="float">
            <text:p>46.2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91053391" calcext:value-type="float">
            <text:p>3.391053391</text:p>
          </table:table-cell>
          <table:table-cell office:value-type="float" office:value="0.429900709" calcext:value-type="float">
            <text:p>0.429900709</text:p>
          </table:table-cell>
          <table:table-cell table:number-columns-repeated="98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855" calcext:value-type="float">
            <text:p>148.543855</text:p>
          </table:table-cell>
          <table:table-cell office:value-type="float" office:value="-36.3456621" calcext:value-type="float">
            <text:p>-36.3456621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359.6" calcext:value-type="float">
            <text:p>1359.6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5.8" calcext:value-type="float">
            <text:p>15.8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485232068" calcext:value-type="float">
            <text:p>5.485232068</text:p>
          </table:table-cell>
          <table:table-cell office:value-type="float" office:value="0.542996324" calcext:value-type="float">
            <text:p>0.542996324</text:p>
          </table:table-cell>
          <table:table-cell table:number-columns-repeated="98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8584" calcext:value-type="float">
            <text:p>148.5438584</text:p>
          </table:table-cell>
          <table:table-cell office:value-type="float" office:value="-36.3456902" calcext:value-type="float">
            <text:p>-36.3456902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359.4" calcext:value-type="float">
            <text:p>1359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.9" calcext:value-type="float">
            <text:p>29.9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790412486" calcext:value-type="float">
            <text:p>3.790412486</text:p>
          </table:table-cell>
          <table:table-cell office:value-type="float" office:value="0.504707288" calcext:value-type="float">
            <text:p>0.504707288</text:p>
          </table:table-cell>
          <table:table-cell table:number-columns-repeated="98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9044" calcext:value-type="float">
            <text:p>148.5439044</text:p>
          </table:table-cell>
          <table:table-cell office:value-type="float" office:value="-36.3456922" calcext:value-type="float">
            <text:p>-36.3456922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358.8" calcext:value-type="float">
            <text:p>1358.8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206896552" calcext:value-type="float">
            <text:p>6.206896552</text:p>
          </table:table-cell>
          <table:table-cell office:value-type="float" office:value="0.461829837" calcext:value-type="float">
            <text:p>0.461829837</text:p>
          </table:table-cell>
          <table:table-cell table:number-columns-repeated="98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9622" calcext:value-type="float">
            <text:p>148.5439622</text:p>
          </table:table-cell>
          <table:table-cell office:value-type="float" office:value="-36.3457074" calcext:value-type="float">
            <text:p>-36.3457074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358.1" calcext:value-type="float">
            <text:p>1358.1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4" calcext:value-type="float">
            <text:p>33.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592814371" calcext:value-type="float">
            <text:p>3.592814371</text:p>
          </table:table-cell>
          <table:table-cell office:value-type="float" office:value="0.462946299" calcext:value-type="float">
            <text:p>0.462946299</text:p>
          </table:table-cell>
          <table:table-cell table:number-columns-repeated="98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9816" calcext:value-type="float">
            <text:p>148.5439816</text:p>
          </table:table-cell>
          <table:table-cell office:value-type="float" office:value="-36.3457755" calcext:value-type="float">
            <text:p>-36.3457755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357.4" calcext:value-type="float">
            <text:p>1357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1.1" calcext:value-type="float">
            <text:p>21.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055292259" calcext:value-type="float">
            <text:p>5.055292259</text:p>
          </table:table-cell>
          <table:table-cell office:value-type="float" office:value="0.47320719" calcext:value-type="float">
            <text:p>0.47320719</text:p>
          </table:table-cell>
          <table:table-cell table:number-columns-repeated="98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40396" calcext:value-type="float">
            <text:p>148.5440396</text:p>
          </table:table-cell>
          <table:table-cell office:value-type="float" office:value="-36.3457939" calcext:value-type="float">
            <text:p>-36.3457939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356.7" calcext:value-type="float">
            <text:p>1356.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9.9" calcext:value-type="float">
            <text:p>19.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857621441" calcext:value-type="float">
            <text:p>4.857621441</text:p>
          </table:table-cell>
          <table:table-cell office:value-type="float" office:value="0.510054765" calcext:value-type="float">
            <text:p>0.510054765</text:p>
          </table:table-cell>
          <table:table-cell table:number-columns-repeated="98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40395" calcext:value-type="float">
            <text:p>148.5440395</text:p>
          </table:table-cell>
          <table:table-cell office:value-type="float" office:value="-36.3458309" calcext:value-type="float">
            <text:p>-36.3458309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356.4" calcext:value-type="float">
            <text:p>1356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4.8" calcext:value-type="float">
            <text:p>14.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306306306" calcext:value-type="float">
            <text:p>6.306306306</text:p>
          </table:table-cell>
          <table:table-cell office:value-type="float" office:value="0.496489676" calcext:value-type="float">
            <text:p>0.496489676</text:p>
          </table:table-cell>
          <table:table-cell table:number-columns-repeated="98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9943" calcext:value-type="float">
            <text:p>148.5439943</text:p>
          </table:table-cell>
          <table:table-cell office:value-type="float" office:value="-36.3458783" calcext:value-type="float">
            <text:p>-36.3458783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356.4" calcext:value-type="float">
            <text:p>1356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4" calcext:value-type="float">
            <text:p>24.4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6.693989071" calcext:value-type="float">
            <text:p>6.693989071</text:p>
          </table:table-cell>
          <table:table-cell office:value-type="float" office:value="0.437366412" calcext:value-type="float">
            <text:p>0.437366412</text:p>
          </table:table-cell>
          <table:table-cell table:number-columns-repeated="98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40325" calcext:value-type="float">
            <text:p>148.5440325</text:p>
          </table:table-cell>
          <table:table-cell office:value-type="float" office:value="-36.3459062" calcext:value-type="float">
            <text:p>-36.3459062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355.7" calcext:value-type="float">
            <text:p>1355.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214559387" calcext:value-type="float">
            <text:p>4.214559387</text:p>
          </table:table-cell>
          <table:table-cell office:value-type="float" office:value="0.491983033" calcext:value-type="float">
            <text:p>0.491983033</text:p>
          </table:table-cell>
          <table:table-cell table:number-columns-repeated="98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8306" calcext:value-type="float">
            <text:p>148.5438306</text:p>
          </table:table-cell>
          <table:table-cell office:value-type="float" office:value="-36.3459662" calcext:value-type="float">
            <text:p>-36.3459662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358.2" calcext:value-type="float">
            <text:p>1358.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2.6" calcext:value-type="float">
            <text:p>32.6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62985685" calcext:value-type="float">
            <text:p>2.862985685</text:p>
          </table:table-cell>
          <table:table-cell office:value-type="float" office:value="0.441795666" calcext:value-type="float">
            <text:p>0.441795666</text:p>
          </table:table-cell>
          <table:table-cell table:number-columns-repeated="98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8193" calcext:value-type="float">
            <text:p>148.5438193</text:p>
          </table:table-cell>
          <table:table-cell office:value-type="float" office:value="-36.3459691" calcext:value-type="float">
            <text:p>-36.3459691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358.4" calcext:value-type="float">
            <text:p>1358.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2.9" calcext:value-type="float">
            <text:p>12.9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201550388" calcext:value-type="float">
            <text:p>6.201550388</text:p>
          </table:table-cell>
          <table:table-cell office:value-type="float" office:value="0.553360927" calcext:value-type="float">
            <text:p>0.553360927</text:p>
          </table:table-cell>
          <table:table-cell table:number-columns-repeated="98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437542" calcext:value-type="float">
            <text:p>148.5437542</text:p>
          </table:table-cell>
          <table:table-cell office:value-type="float" office:value="-36.3460285" calcext:value-type="float">
            <text:p>-36.3460285</text:p>
          </table:table-cell>
          <table:table-cell office:value-type="string" calcext:value-type="string">
            <text:p>K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-2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359.6" calcext:value-type="float">
            <text:p>1359.6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4.9" calcext:value-type="float">
            <text:p>14.9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1655481" calcext:value-type="float">
            <text:p>5.81655481</text:p>
          </table:table-cell>
          <table:table-cell office:value-type="float" office:value="0.435351044" calcext:value-type="float">
            <text:p>0.435351044</text:p>
          </table:table-cell>
          <table:table-cell table:number-columns-repeated="98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387" calcext:value-type="float">
            <text:p>148.5252387</text:p>
          </table:table-cell>
          <table:table-cell office:value-type="float" office:value="-36.3452817" calcext:value-type="float">
            <text:p>-36.3452817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50.4" calcext:value-type="float">
            <text:p>1450.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7.8" calcext:value-type="float">
            <text:p>27.8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836930456" calcext:value-type="float">
            <text:p>3.836930456</text:p>
          </table:table-cell>
          <table:table-cell office:value-type="float" office:value="0.527951613" calcext:value-type="float">
            <text:p>0.527951613</text:p>
          </table:table-cell>
          <table:table-cell table:number-columns-repeated="98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447" calcext:value-type="float">
            <text:p>148.5252447</text:p>
          </table:table-cell>
          <table:table-cell office:value-type="float" office:value="-36.3452355" calcext:value-type="float">
            <text:p>-36.3452355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451.9" calcext:value-type="float">
            <text:p>1451.9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9" calcext:value-type="float">
            <text:p>39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58145363" calcext:value-type="float">
            <text:p>3.258145363</text:p>
          </table:table-cell>
          <table:table-cell office:value-type="float" office:value="0.493618952" calcext:value-type="float">
            <text:p>0.493618952</text:p>
          </table:table-cell>
          <table:table-cell table:number-columns-repeated="98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378" calcext:value-type="float">
            <text:p>148.5252378</text:p>
          </table:table-cell>
          <table:table-cell office:value-type="float" office:value="-36.3452184" calcext:value-type="float">
            <text:p>-36.3452184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52.5" calcext:value-type="float">
            <text:p>1452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5" calcext:value-type="float">
            <text:p>33.5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577114428" calcext:value-type="float">
            <text:p>4.577114428</text:p>
          </table:table-cell>
          <table:table-cell office:value-type="float" office:value="0.483077994" calcext:value-type="float">
            <text:p>0.483077994</text:p>
          </table:table-cell>
          <table:table-cell table:number-columns-repeated="98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961" calcext:value-type="float">
            <text:p>148.5252961</text:p>
          </table:table-cell>
          <table:table-cell office:value-type="float" office:value="-36.3451984" calcext:value-type="float">
            <text:p>-36.3451984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52.2" calcext:value-type="float">
            <text:p>1452.2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8.5" calcext:value-type="float">
            <text:p>28.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91812865" calcext:value-type="float">
            <text:p>3.391812865</text:p>
          </table:table-cell>
          <table:table-cell office:value-type="float" office:value="0.493255814" calcext:value-type="float">
            <text:p>0.493255814</text:p>
          </table:table-cell>
          <table:table-cell table:number-columns-repeated="98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3268" calcext:value-type="float">
            <text:p>148.5253268</text:p>
          </table:table-cell>
          <table:table-cell office:value-type="float" office:value="-36.3451873" calcext:value-type="float">
            <text:p>-36.3451873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51.9" calcext:value-type="float">
            <text:p>1451.9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2" calcext:value-type="float">
            <text:p>25.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61904762" calcext:value-type="float">
            <text:p>4.761904762</text:p>
          </table:table-cell>
          <table:table-cell office:value-type="float" office:value="0.5272" calcext:value-type="float">
            <text:p>0.5272</text:p>
          </table:table-cell>
          <table:table-cell table:number-columns-repeated="98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4211" calcext:value-type="float">
            <text:p>148.5254211</text:p>
          </table:table-cell>
          <table:table-cell office:value-type="float" office:value="-36.3451385" calcext:value-type="float">
            <text:p>-36.3451385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51.7" calcext:value-type="float">
            <text:p>1451.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.5" calcext:value-type="float">
            <text:p>36.5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748858447" calcext:value-type="float">
            <text:p>4.748858447</text:p>
          </table:table-cell>
          <table:table-cell office:value-type="float" office:value="0.544722955" calcext:value-type="float">
            <text:p>0.544722955</text:p>
          </table:table-cell>
          <table:table-cell table:number-columns-repeated="98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4036" calcext:value-type="float">
            <text:p>148.5254036</text:p>
          </table:table-cell>
          <table:table-cell office:value-type="float" office:value="-36.3451086" calcext:value-type="float">
            <text:p>-36.3451086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53" calcext:value-type="float">
            <text:p>145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4.4" calcext:value-type="float">
            <text:p>44.4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654654655" calcext:value-type="float">
            <text:p>4.654654655</text:p>
          </table:table-cell>
          <table:table-cell office:value-type="float" office:value="0.498094218" calcext:value-type="float">
            <text:p>0.498094218</text:p>
          </table:table-cell>
          <table:table-cell table:number-columns-repeated="98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829" calcext:value-type="float">
            <text:p>148.5252829</text:p>
          </table:table-cell>
          <table:table-cell office:value-type="float" office:value="-36.3451319" calcext:value-type="float">
            <text:p>-36.3451319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54.6" calcext:value-type="float">
            <text:p>1454.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7" calcext:value-type="float">
            <text:p>39.7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62300588" calcext:value-type="float">
            <text:p>3.862300588</text:p>
          </table:table-cell>
          <table:table-cell office:value-type="float" office:value="0.441702128" calcext:value-type="float">
            <text:p>0.441702128</text:p>
          </table:table-cell>
          <table:table-cell table:number-columns-repeated="98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321" calcext:value-type="float">
            <text:p>148.5252321</text:p>
          </table:table-cell>
          <table:table-cell office:value-type="float" office:value="-36.3451057" calcext:value-type="float">
            <text:p>-36.3451057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56.3" calcext:value-type="float">
            <text:p>1456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61538462" calcext:value-type="float">
            <text:p>3.461538462</text:p>
          </table:table-cell>
          <table:table-cell office:value-type="float" office:value="0.494042553" calcext:value-type="float">
            <text:p>0.494042553</text:p>
          </table:table-cell>
          <table:table-cell table:number-columns-repeated="98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33" calcext:value-type="float">
            <text:p>148.525233</text:p>
          </table:table-cell>
          <table:table-cell office:value-type="float" office:value="-36.345077" calcext:value-type="float">
            <text:p>-36.345077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57.3" calcext:value-type="float">
            <text:p>1457.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16.3" calcext:value-type="float">
            <text:p>16.3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112474438" calcext:value-type="float">
            <text:p>5.112474438</text:p>
          </table:table-cell>
          <table:table-cell office:value-type="float" office:value="0.578014706" calcext:value-type="float">
            <text:p>0.578014706</text:p>
          </table:table-cell>
          <table:table-cell table:number-columns-repeated="98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2105" calcext:value-type="float">
            <text:p>148.5252105</text:p>
          </table:table-cell>
          <table:table-cell office:value-type="float" office:value="-36.345015" calcext:value-type="float">
            <text:p>-36.345015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59.7" calcext:value-type="float">
            <text:p>1459.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.1" calcext:value-type="float">
            <text:p>36.1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06278855" calcext:value-type="float">
            <text:p>4.06278855</text:p>
          </table:table-cell>
          <table:table-cell office:value-type="float" office:value="0.516128107" calcext:value-type="float">
            <text:p>0.516128107</text:p>
          </table:table-cell>
          <table:table-cell table:number-columns-repeated="98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1506" calcext:value-type="float">
            <text:p>148.5251506</text:p>
          </table:table-cell>
          <table:table-cell office:value-type="float" office:value="-36.3450466" calcext:value-type="float">
            <text:p>-36.3450466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59.7" calcext:value-type="float">
            <text:p>1459.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972972973" calcext:value-type="float">
            <text:p>2.972972973</text:p>
          </table:table-cell>
          <table:table-cell office:value-type="float" office:value="0.56899187" calcext:value-type="float">
            <text:p>0.56899187</text:p>
          </table:table-cell>
          <table:table-cell table:number-columns-repeated="98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16" calcext:value-type="float">
            <text:p>148.52516</text:p>
          </table:table-cell>
          <table:table-cell office:value-type="float" office:value="-36.3449853" calcext:value-type="float">
            <text:p>-36.3449853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61.5" calcext:value-type="float">
            <text:p>1461.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0.430384615" calcext:value-type="float">
            <text:p>0.430384615</text:p>
          </table:table-cell>
          <table:table-cell table:number-columns-repeated="98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50852" calcext:value-type="float">
            <text:p>148.5250852</text:p>
          </table:table-cell>
          <table:table-cell office:value-type="float" office:value="-36.3450132" calcext:value-type="float">
            <text:p>-36.3450132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62" calcext:value-type="float">
            <text:p>1462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717472119" calcext:value-type="float">
            <text:p>3.717472119</text:p>
          </table:table-cell>
          <table:table-cell office:value-type="float" office:value="0.422006319" calcext:value-type="float">
            <text:p>0.422006319</text:p>
          </table:table-cell>
          <table:table-cell table:number-columns-repeated="98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49719" calcext:value-type="float">
            <text:p>148.5249719</text:p>
          </table:table-cell>
          <table:table-cell office:value-type="float" office:value="-36.3450434" calcext:value-type="float">
            <text:p>-36.3450434</text:p>
          </table:table-cell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R-21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63.1" calcext:value-type="float">
            <text:p>1463.1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9.5" calcext:value-type="float">
            <text:p>49.5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097643098" calcext:value-type="float">
            <text:p>3.097643098</text:p>
          </table:table-cell>
          <table:table-cell office:value-type="float" office:value="0.454444444" calcext:value-type="float">
            <text:p>0.454444444</text:p>
          </table:table-cell>
          <table:table-cell table:number-columns-repeated="98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40354" calcext:value-type="float">
            <text:p>148.5240354</text:p>
          </table:table-cell>
          <table:table-cell office:value-type="float" office:value="-36.3454879" calcext:value-type="float">
            <text:p>-36.3454879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73.1" calcext:value-type="float">
            <text:p>1473.1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6.7" calcext:value-type="float">
            <text:p>36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2479564" calcext:value-type="float">
            <text:p>2.72479564</text:p>
          </table:table-cell>
          <table:table-cell office:value-type="float" office:value="0.546358382" calcext:value-type="float">
            <text:p>0.546358382</text:p>
          </table:table-cell>
          <table:table-cell table:number-columns-repeated="98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9372" calcext:value-type="float">
            <text:p>148.5239372</text:p>
          </table:table-cell>
          <table:table-cell office:value-type="float" office:value="-36.3454134" calcext:value-type="float">
            <text:p>-36.3454134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476.9" calcext:value-type="float">
            <text:p>1476.9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4.4" calcext:value-type="float">
            <text:p>54.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70098039" calcext:value-type="float">
            <text:p>3.370098039</text:p>
          </table:table-cell>
          <table:table-cell office:value-type="float" office:value="0.473208723" calcext:value-type="float">
            <text:p>0.473208723</text:p>
          </table:table-cell>
          <table:table-cell table:number-columns-repeated="98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9661" calcext:value-type="float">
            <text:p>148.5239661</text:p>
          </table:table-cell>
          <table:table-cell office:value-type="float" office:value="-36.3453753" calcext:value-type="float">
            <text:p>-36.3453753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77.7" calcext:value-type="float">
            <text:p>1477.7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4" calcext:value-type="float">
            <text:p>54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80246914" calcext:value-type="float">
            <text:p>3.580246914</text:p>
          </table:table-cell>
          <table:table-cell office:value-type="float" office:value="0.538956743" calcext:value-type="float">
            <text:p>0.538956743</text:p>
          </table:table-cell>
          <table:table-cell table:number-columns-repeated="98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9924" calcext:value-type="float">
            <text:p>148.5239924</text:p>
          </table:table-cell>
          <table:table-cell office:value-type="float" office:value="-36.3452847" calcext:value-type="float">
            <text:p>-36.3452847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80.3" calcext:value-type="float">
            <text:p>1480.3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7.1" calcext:value-type="float">
            <text:p>37.1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492362983" calcext:value-type="float">
            <text:p>4.492362983</text:p>
          </table:table-cell>
          <table:table-cell office:value-type="float" office:value="0.537084708" calcext:value-type="float">
            <text:p>0.537084708</text:p>
          </table:table-cell>
          <table:table-cell table:number-columns-repeated="98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40252" calcext:value-type="float">
            <text:p>148.5240252</text:p>
          </table:table-cell>
          <table:table-cell office:value-type="float" office:value="-36.3452148" calcext:value-type="float">
            <text:p>-36.3452148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82.6" calcext:value-type="float">
            <text:p>1482.6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50.5" calcext:value-type="float">
            <text:p>50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356435644" calcext:value-type="float">
            <text:p>4.356435644</text:p>
          </table:table-cell>
          <table:table-cell office:value-type="float" office:value="0.469843137" calcext:value-type="float">
            <text:p>0.469843137</text:p>
          </table:table-cell>
          <table:table-cell table:number-columns-repeated="98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7595" calcext:value-type="float">
            <text:p>148.5237595</text:p>
          </table:table-cell>
          <table:table-cell office:value-type="float" office:value="-36.3454681" calcext:value-type="float">
            <text:p>-36.3454681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77.6" calcext:value-type="float">
            <text:p>1477.6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4.3" calcext:value-type="float">
            <text:p>24.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55006859" calcext:value-type="float">
            <text:p>3.155006859</text:p>
          </table:table-cell>
          <table:table-cell office:value-type="float" office:value="0.475807504" calcext:value-type="float">
            <text:p>0.475807504</text:p>
          </table:table-cell>
          <table:table-cell table:number-columns-repeated="98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6581" calcext:value-type="float">
            <text:p>148.5236581</text:p>
          </table:table-cell>
          <table:table-cell office:value-type="float" office:value="-36.345548" calcext:value-type="float">
            <text:p>-36.345548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77.3" calcext:value-type="float">
            <text:p>1477.3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9.2" calcext:value-type="float">
            <text:p>9.2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797101449" calcext:value-type="float">
            <text:p>5.797101449</text:p>
          </table:table-cell>
          <table:table-cell office:value-type="float" office:value="0.455225989" calcext:value-type="float">
            <text:p>0.455225989</text:p>
          </table:table-cell>
          <table:table-cell table:number-columns-repeated="98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6756" calcext:value-type="float">
            <text:p>148.5236756</text:p>
          </table:table-cell>
          <table:table-cell office:value-type="float" office:value="-36.3455583" calcext:value-type="float">
            <text:p>-36.3455583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76.8" calcext:value-type="float">
            <text:p>1476.8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1.4" calcext:value-type="float">
            <text:p>31.4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246284501" calcext:value-type="float">
            <text:p>4.246284501</text:p>
          </table:table-cell>
          <table:table-cell office:value-type="float" office:value="0.511100076" calcext:value-type="float">
            <text:p>0.511100076</text:p>
          </table:table-cell>
          <table:table-cell table:number-columns-repeated="98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6342" calcext:value-type="float">
            <text:p>148.5236342</text:p>
          </table:table-cell>
          <table:table-cell office:value-type="float" office:value="-36.3455795" calcext:value-type="float">
            <text:p>-36.3455795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77.2" calcext:value-type="float">
            <text:p>1477.2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090909091" calcext:value-type="float">
            <text:p>4.090909091</text:p>
          </table:table-cell>
          <table:table-cell office:value-type="float" office:value="0.554297254" calcext:value-type="float">
            <text:p>0.554297254</text:p>
          </table:table-cell>
          <table:table-cell table:number-columns-repeated="98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5292" calcext:value-type="float">
            <text:p>148.5235292</text:p>
          </table:table-cell>
          <table:table-cell office:value-type="float" office:value="-36.3455915" calcext:value-type="float">
            <text:p>-36.3455915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9.6" calcext:value-type="float">
            <text:p>39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82828283" calcext:value-type="float">
            <text:p>3.282828283</text:p>
          </table:table-cell>
          <table:table-cell office:value-type="float" office:value="0.414722753" calcext:value-type="float">
            <text:p>0.414722753</text:p>
          </table:table-cell>
          <table:table-cell table:number-columns-repeated="98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6111" calcext:value-type="float">
            <text:p>148.5236111</text:p>
          </table:table-cell>
          <table:table-cell office:value-type="float" office:value="-36.3455376" calcext:value-type="float">
            <text:p>-36.3455376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78.3" calcext:value-type="float">
            <text:p>1478.3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8.5" calcext:value-type="float">
            <text:p>48.5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054982818" calcext:value-type="float">
            <text:p>4.054982818</text:p>
          </table:table-cell>
          <table:table-cell office:value-type="float" office:value="0.519318182" calcext:value-type="float">
            <text:p>0.519318182</text:p>
          </table:table-cell>
          <table:table-cell table:number-columns-repeated="98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8514" calcext:value-type="float">
            <text:p>148.5238514</text:p>
          </table:table-cell>
          <table:table-cell office:value-type="float" office:value="-36.345605" calcext:value-type="float">
            <text:p>-36.345605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72.9" calcext:value-type="float">
            <text:p>1472.9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3.8" calcext:value-type="float">
            <text:p>33.8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648915187" calcext:value-type="float">
            <text:p>3.648915187</text:p>
          </table:table-cell>
          <table:table-cell office:value-type="float" office:value="0.458518519" calcext:value-type="float">
            <text:p>0.458518519</text:p>
          </table:table-cell>
          <table:table-cell table:number-columns-repeated="98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8066" calcext:value-type="float">
            <text:p>148.5238066</text:p>
          </table:table-cell>
          <table:table-cell office:value-type="float" office:value="-36.3458145" calcext:value-type="float">
            <text:p>-36.3458145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70.5" calcext:value-type="float">
            <text:p>1470.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43.7" calcext:value-type="float">
            <text:p>43.7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74828375" calcext:value-type="float">
            <text:p>2.974828375</text:p>
          </table:table-cell>
          <table:table-cell office:value-type="float" office:value="0.483669291" calcext:value-type="float">
            <text:p>0.483669291</text:p>
          </table:table-cell>
          <table:table-cell table:number-columns-repeated="98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7831" calcext:value-type="float">
            <text:p>148.5237831</text:p>
          </table:table-cell>
          <table:table-cell office:value-type="float" office:value="-36.3458649" calcext:value-type="float">
            <text:p>-36.3458649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70" calcext:value-type="float">
            <text:p>1470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8.9" calcext:value-type="float">
            <text:p>38.9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5638389" calcext:value-type="float">
            <text:p>2.65638389</text:p>
          </table:table-cell>
          <table:table-cell office:value-type="float" office:value="0.387443336" calcext:value-type="float">
            <text:p>0.387443336</text:p>
          </table:table-cell>
          <table:table-cell table:number-columns-repeated="98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Eucalyptus pauciflora subsp. pauciflora</text:p>
          </table:table-cell>
          <table:table-cell office:value-type="float" office:value="148.5237728" calcext:value-type="float">
            <text:p>148.5237728</text:p>
          </table:table-cell>
          <table:table-cell office:value-type="float" office:value="-36.345901" calcext:value-type="float">
            <text:p>-36.345901</text:p>
          </table:table-cell>
          <table:table-cell office:value-type="string" calcext:value-type="string">
            <text:p>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R-20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69.5" calcext:value-type="float">
            <text:p>1469.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pauciflora</text:p>
          </table:table-cell>
          <table:table-cell office:value-type="string" calcext:value-type="string">
            <text:p>Absent</text:p>
          </table:table-cell>
          <table:table-cell office:value-type="float" office:value="35.2" calcext:value-type="float">
            <text:p>35.2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62121212" calcext:value-type="float">
            <text:p>2.462121212</text:p>
          </table:table-cell>
          <table:table-cell office:value-type="float" office:value="0.504315197" calcext:value-type="float">
            <text:p>0.504315197</text:p>
          </table:table-cell>
          <table:table-cell table:number-columns-repeated="98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5048" calcext:value-type="float">
            <text:p>148.4895048</text:p>
          </table:table-cell>
          <table:table-cell office:value-type="float" office:value="-36.3616249" calcext:value-type="float">
            <text:p>-36.3616249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535.6" calcext:value-type="float">
            <text:p>1535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060606061" calcext:value-type="float">
            <text:p>6.060606061</text:p>
          </table:table-cell>
          <table:table-cell office:value-type="float" office:value="0.420355161" calcext:value-type="float">
            <text:p>0.420355161</text:p>
          </table:table-cell>
          <table:table-cell table:number-columns-repeated="98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5433" calcext:value-type="float">
            <text:p>148.4895433</text:p>
          </table:table-cell>
          <table:table-cell office:value-type="float" office:value="-36.3616126" calcext:value-type="float">
            <text:p>-36.3616126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535.8" calcext:value-type="float">
            <text:p>1535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51.1" calcext:value-type="float">
            <text:p>51.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13111546" calcext:value-type="float">
            <text:p>3.13111546</text:p>
          </table:table-cell>
          <table:table-cell office:value-type="float" office:value="0.517071057" calcext:value-type="float">
            <text:p>0.517071057</text:p>
          </table:table-cell>
          <table:table-cell table:number-columns-repeated="98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5887" calcext:value-type="float">
            <text:p>148.4895887</text:p>
          </table:table-cell>
          <table:table-cell office:value-type="float" office:value="-36.3615495" calcext:value-type="float">
            <text:p>-36.3615495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535.1" calcext:value-type="float">
            <text:p>1535.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4.1" calcext:value-type="float">
            <text:p>34.1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376344086" calcext:value-type="float">
            <text:p>5.376344086</text:p>
          </table:table-cell>
          <table:table-cell office:value-type="float" office:value="0.584525627" calcext:value-type="float">
            <text:p>0.584525627</text:p>
          </table:table-cell>
          <table:table-cell table:number-columns-repeated="98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6318" calcext:value-type="float">
            <text:p>148.4896318</text:p>
          </table:table-cell>
          <table:table-cell office:value-type="float" office:value="-36.3615727" calcext:value-type="float">
            <text:p>-36.3615727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536.2" calcext:value-type="float">
            <text:p>1536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4.9" calcext:value-type="float">
            <text:p>34.9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915950334" calcext:value-type="float">
            <text:p>3.915950334</text:p>
          </table:table-cell>
          <table:table-cell office:value-type="float" office:value="0.470623701" calcext:value-type="float">
            <text:p>0.470623701</text:p>
          </table:table-cell>
          <table:table-cell table:number-columns-repeated="98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8527" calcext:value-type="float">
            <text:p>148.4898527</text:p>
          </table:table-cell>
          <table:table-cell office:value-type="float" office:value="-36.3615254" calcext:value-type="float">
            <text:p>-36.3615254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539.8" calcext:value-type="float">
            <text:p>1539.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5.8" calcext:value-type="float">
            <text:p>45.8</text:p>
          </table:table-cell>
          <table:table-cell office:value-type="float" office:value="1.33" calcext:value-type="float">
            <text:p>1.3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911208151" calcext:value-type="float">
            <text:p>2.911208151</text:p>
          </table:table-cell>
          <table:table-cell office:value-type="float" office:value="0.520571621" calcext:value-type="float">
            <text:p>0.520571621</text:p>
          </table:table-cell>
          <table:table-cell table:number-columns-repeated="98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8851" calcext:value-type="float">
            <text:p>148.4898851</text:p>
          </table:table-cell>
          <table:table-cell office:value-type="float" office:value="-36.3614969" calcext:value-type="float">
            <text:p>-36.3614969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540.2" calcext:value-type="float">
            <text:p>1540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49.7" calcext:value-type="float">
            <text:p>49.7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688799463" calcext:value-type="float">
            <text:p>3.688799463</text:p>
          </table:table-cell>
          <table:table-cell office:value-type="float" office:value="0.513776" calcext:value-type="float">
            <text:p>0.513776</text:p>
          </table:table-cell>
          <table:table-cell table:number-columns-repeated="98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8107" calcext:value-type="float">
            <text:p>148.4898107</text:p>
          </table:table-cell>
          <table:table-cell office:value-type="float" office:value="-36.3614698" calcext:value-type="float">
            <text:p>-36.3614698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538.2" calcext:value-type="float">
            <text:p>1538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714285714" calcext:value-type="float">
            <text:p>5.714285714</text:p>
          </table:table-cell>
          <table:table-cell office:value-type="float" office:value="0.479773756" calcext:value-type="float">
            <text:p>0.479773756</text:p>
          </table:table-cell>
          <table:table-cell table:number-columns-repeated="98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ucalyptus pauciflora</text:p>
          </table:table-cell>
          <table:table-cell office:value-type="float" office:value="148.4898144" calcext:value-type="float">
            <text:p>148.4898144</text:p>
          </table:table-cell>
          <table:table-cell office:value-type="float" office:value="-36.3614984" calcext:value-type="float">
            <text:p>-36.3614984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538.6" calcext:value-type="float">
            <text:p>1538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9.6" calcext:value-type="float">
            <text:p>19.6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782312925" calcext:value-type="float">
            <text:p>5.782312925</text:p>
          </table:table-cell>
          <table:table-cell office:value-type="float" office:value="0.468125" calcext:value-type="float">
            <text:p>0.468125</text:p>
          </table:table-cell>
          <table:table-cell table:number-columns-repeated="98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0219" calcext:value-type="float">
            <text:p>148.4900219</text:p>
          </table:table-cell>
          <table:table-cell office:value-type="float" office:value="-36.3616383" calcext:value-type="float">
            <text:p>-36.3616383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544.2" calcext:value-type="float">
            <text:p>1544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44" calcext:value-type="float">
            <text:p>4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348484848" calcext:value-type="float">
            <text:p>2.348484848</text:p>
          </table:table-cell>
          <table:table-cell office:value-type="float" office:value="0.51355526" calcext:value-type="float">
            <text:p>0.51355526</text:p>
          </table:table-cell>
          <table:table-cell table:number-columns-repeated="98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0453" calcext:value-type="float">
            <text:p>148.4900453</text:p>
          </table:table-cell>
          <table:table-cell office:value-type="float" office:value="-36.3616278" calcext:value-type="float">
            <text:p>-36.3616278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544.6" calcext:value-type="float">
            <text:p>1544.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1.9" calcext:value-type="float">
            <text:p>31.9</text:p>
          </table:table-cell>
          <table:table-cell office:value-type="float" office:value="1.17" calcext:value-type="float">
            <text:p>1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657262278" calcext:value-type="float">
            <text:p>3.657262278</text:p>
          </table:table-cell>
          <table:table-cell office:value-type="float" office:value="0.537505112" calcext:value-type="float">
            <text:p>0.537505112</text:p>
          </table:table-cell>
          <table:table-cell table:number-columns-repeated="98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182" calcext:value-type="float">
            <text:p>148.490182</text:p>
          </table:table-cell>
          <table:table-cell office:value-type="float" office:value="-36.3616266" calcext:value-type="float">
            <text:p>-36.3616266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547.1" calcext:value-type="float">
            <text:p>1547.1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8.4" calcext:value-type="float">
            <text:p>38.4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3.993055556" calcext:value-type="float">
            <text:p>3.993055556</text:p>
          </table:table-cell>
          <table:table-cell office:value-type="float" office:value="0.486937086" calcext:value-type="float">
            <text:p>0.486937086</text:p>
          </table:table-cell>
          <table:table-cell table:number-columns-repeated="98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2583" calcext:value-type="float">
            <text:p>148.4902583</text:p>
          </table:table-cell>
          <table:table-cell office:value-type="float" office:value="-36.3615553" calcext:value-type="float">
            <text:p>-36.3615553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548.2" calcext:value-type="float">
            <text:p>1548.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33.7" calcext:value-type="float">
            <text:p>33.7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3.264094955" calcext:value-type="float">
            <text:p>3.264094955</text:p>
          </table:table-cell>
          <table:table-cell office:value-type="float" office:value="0.514586777" calcext:value-type="float">
            <text:p>0.514586777</text:p>
          </table:table-cell>
          <table:table-cell table:number-columns-repeated="98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1873" calcext:value-type="float">
            <text:p>148.4901873</text:p>
          </table:table-cell>
          <table:table-cell office:value-type="float" office:value="-36.3614913" calcext:value-type="float">
            <text:p>-36.3614913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546.5" calcext:value-type="float">
            <text:p>1546.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1.9" calcext:value-type="float">
            <text:p>31.9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120167189" calcext:value-type="float">
            <text:p>5.120167189</text:p>
          </table:table-cell>
          <table:table-cell office:value-type="float" office:value="0.478363636" calcext:value-type="float">
            <text:p>0.478363636</text:p>
          </table:table-cell>
          <table:table-cell table:number-columns-repeated="98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1615" calcext:value-type="float">
            <text:p>148.4901615</text:p>
          </table:table-cell>
          <table:table-cell office:value-type="float" office:value="-36.3614847" calcext:value-type="float">
            <text:p>-36.3614847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546" calcext:value-type="float">
            <text:p>154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74.6" calcext:value-type="float">
            <text:p>74.6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165326" calcext:value-type="float">
            <text:p>1.385165326</text:p>
          </table:table-cell>
          <table:table-cell office:value-type="float" office:value="0.611820546" calcext:value-type="float">
            <text:p>0.611820546</text:p>
          </table:table-cell>
          <table:table-cell table:number-columns-repeated="98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ucalyptus pauciflora</text:p>
          </table:table-cell>
          <table:table-cell office:value-type="float" office:value="148.490161" calcext:value-type="float">
            <text:p>148.490161</text:p>
          </table:table-cell>
          <table:table-cell office:value-type="float" office:value="-36.3614821" calcext:value-type="float">
            <text:p>-36.3614821</text:p>
          </table:table-cell>
          <table:table-cell office:value-type="string" calcext:value-type="string">
            <text:p>K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-19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546" calcext:value-type="float">
            <text:p>154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37.1" calcext:value-type="float">
            <text:p>37.1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75112309" calcext:value-type="float">
            <text:p>2.875112309</text:p>
          </table:table-cell>
          <table:table-cell office:value-type="float" office:value="0.507263889" calcext:value-type="float">
            <text:p>0.507263889</text:p>
          </table:table-cell>
          <table:table-cell table:number-columns-repeated="98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284" calcext:value-type="float">
            <text:p>148.456284</text:p>
          </table:table-cell>
          <table:table-cell office:value-type="float" office:value="-36.3806736" calcext:value-type="float">
            <text:p>-36.3806736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604.1" calcext:value-type="float">
            <text:p>1604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.9" calcext:value-type="float">
            <text:p>12.9</text:p>
          </table:table-cell>
          <table:table-cell office:value-type="float" office:value="0.67" calcext:value-type="float">
            <text:p>0.67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.167958656" calcext:value-type="float">
            <text:p>5.167958656</text:p>
          </table:table-cell>
          <table:table-cell office:value-type="float" office:value="0.424572864" calcext:value-type="float">
            <text:p>0.424572864</text:p>
          </table:table-cell>
          <table:table-cell table:number-columns-repeated="98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2131" calcext:value-type="float">
            <text:p>148.4562131</text:p>
          </table:table-cell>
          <table:table-cell office:value-type="float" office:value="-36.3806857" calcext:value-type="float">
            <text:p>-36.3806857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606.6" calcext:value-type="float">
            <text:p>1606.6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0.6" calcext:value-type="float">
            <text:p>10.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.716981132" calcext:value-type="float">
            <text:p>4.716981132</text:p>
          </table:table-cell>
          <table:table-cell office:value-type="float" office:value="0.425820643" calcext:value-type="float">
            <text:p>0.425820643</text:p>
          </table:table-cell>
          <table:table-cell table:number-columns-repeated="98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1764" calcext:value-type="float">
            <text:p>148.4561764</text:p>
          </table:table-cell>
          <table:table-cell office:value-type="float" office:value="-36.3807367" calcext:value-type="float">
            <text:p>-36.3807367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07.1" calcext:value-type="float">
            <text:p>1607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6" calcext:value-type="float">
            <text:p>15.6</text:p>
          </table:table-cell>
          <table:table-cell office:value-type="float" office:value="0.67" calcext:value-type="float">
            <text:p>0.6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273504274" calcext:value-type="float">
            <text:p>4.273504274</text:p>
          </table:table-cell>
          <table:table-cell office:value-type="float" office:value="0.4376" calcext:value-type="float">
            <text:p>0.4376</text:p>
          </table:table-cell>
          <table:table-cell table:number-columns-repeated="98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1092" calcext:value-type="float">
            <text:p>148.4561092</text:p>
          </table:table-cell>
          <table:table-cell office:value-type="float" office:value="-36.3806531" calcext:value-type="float">
            <text:p>-36.3806531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611.3" calcext:value-type="float">
            <text:p>1611.3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6" calcext:value-type="float">
            <text:p>9.6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61111111" calcext:value-type="float">
            <text:p>4.861111111</text:p>
          </table:table-cell>
          <table:table-cell office:value-type="float" office:value="0.417883523" calcext:value-type="float">
            <text:p>0.417883523</text:p>
          </table:table-cell>
          <table:table-cell table:number-columns-repeated="98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0977" calcext:value-type="float">
            <text:p>148.4560977</text:p>
          </table:table-cell>
          <table:table-cell office:value-type="float" office:value="-36.3806322" calcext:value-type="float">
            <text:p>-36.3806322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612.1" calcext:value-type="float">
            <text:p>1612.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.6" calcext:value-type="float">
            <text:p>10.6</text:p>
          </table:table-cell>
          <table:table-cell office:value-type="float" office:value="0.57" calcext:value-type="float">
            <text:p>0.5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34591195" calcext:value-type="float">
            <text:p>5.34591195</text:p>
          </table:table-cell>
          <table:table-cell office:value-type="float" office:value="0.422567325" calcext:value-type="float">
            <text:p>0.422567325</text:p>
          </table:table-cell>
          <table:table-cell table:number-columns-repeated="98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0889" calcext:value-type="float">
            <text:p>148.4560889</text:p>
          </table:table-cell>
          <table:table-cell office:value-type="float" office:value="-36.3806389" calcext:value-type="float">
            <text:p>-36.3806389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612.2" calcext:value-type="float">
            <text:p>1612.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057971014" calcext:value-type="float">
            <text:p>4.057971014</text:p>
          </table:table-cell>
          <table:table-cell office:value-type="float" office:value="0.410138504" calcext:value-type="float">
            <text:p>0.410138504</text:p>
          </table:table-cell>
          <table:table-cell table:number-columns-repeated="98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9647" calcext:value-type="float">
            <text:p>148.4559647</text:p>
          </table:table-cell>
          <table:table-cell office:value-type="float" office:value="-36.3806932" calcext:value-type="float">
            <text:p>-36.3806932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615.3" calcext:value-type="float">
            <text:p>1615.3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240740741" calcext:value-type="float">
            <text:p>3.240740741</text:p>
          </table:table-cell>
          <table:table-cell office:value-type="float" office:value="0.485414365" calcext:value-type="float">
            <text:p>0.485414365</text:p>
          </table:table-cell>
          <table:table-cell table:number-columns-repeated="98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9422" calcext:value-type="float">
            <text:p>148.4559422</text:p>
          </table:table-cell>
          <table:table-cell office:value-type="float" office:value="-36.3806179" calcext:value-type="float">
            <text:p>-36.3806179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617.4" calcext:value-type="float">
            <text:p>1617.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3" calcext:value-type="float">
            <text:p>16.3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90797546" calcext:value-type="float">
            <text:p>4.90797546</text:p>
          </table:table-cell>
          <table:table-cell office:value-type="float" office:value="0.380026455" calcext:value-type="float">
            <text:p>0.380026455</text:p>
          </table:table-cell>
          <table:table-cell table:number-columns-repeated="98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8717" calcext:value-type="float">
            <text:p>148.4558717</text:p>
          </table:table-cell>
          <table:table-cell office:value-type="float" office:value="-36.3805138" calcext:value-type="float">
            <text:p>-36.3805138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621.4" calcext:value-type="float">
            <text:p>1621.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6" calcext:value-type="float">
            <text:p>14.6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.337899543" calcext:value-type="float">
            <text:p>4.337899543</text:p>
          </table:table-cell>
          <table:table-cell office:value-type="float" office:value="0.447140221" calcext:value-type="float">
            <text:p>0.447140221</text:p>
          </table:table-cell>
          <table:table-cell table:number-columns-repeated="98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8594" calcext:value-type="float">
            <text:p>148.4558594</text:p>
          </table:table-cell>
          <table:table-cell office:value-type="float" office:value="-36.3804515" calcext:value-type="float">
            <text:p>-36.3804515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622.7" calcext:value-type="float">
            <text:p>1622.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2" calcext:value-type="float">
            <text:p>9.2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710144928" calcext:value-type="float">
            <text:p>4.710144928</text:p>
          </table:table-cell>
          <table:table-cell office:value-type="float" office:value="0.402839506" calcext:value-type="float">
            <text:p>0.402839506</text:p>
          </table:table-cell>
          <table:table-cell table:number-columns-repeated="98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8979" calcext:value-type="float">
            <text:p>148.4558979</text:p>
          </table:table-cell>
          <table:table-cell office:value-type="float" office:value="-36.380402" calcext:value-type="float">
            <text:p>-36.380402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622.2" calcext:value-type="float">
            <text:p>1622.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.9" calcext:value-type="float">
            <text:p>10.9</text:p>
          </table:table-cell>
          <table:table-cell office:value-type="float" office:value="0.43" calcext:value-type="float">
            <text:p>0.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975535168" calcext:value-type="float">
            <text:p>3.975535168</text:p>
          </table:table-cell>
          <table:table-cell office:value-type="float" office:value="0.432525952" calcext:value-type="float">
            <text:p>0.432525952</text:p>
          </table:table-cell>
          <table:table-cell table:number-columns-repeated="98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9282" calcext:value-type="float">
            <text:p>148.4559282</text:p>
          </table:table-cell>
          <table:table-cell office:value-type="float" office:value="-36.3803644" calcext:value-type="float">
            <text:p>-36.3803644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621.9" calcext:value-type="float">
            <text:p>1621.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347826087" calcext:value-type="float">
            <text:p>4.347826087</text:p>
          </table:table-cell>
          <table:table-cell office:value-type="float" office:value="0.392467532" calcext:value-type="float">
            <text:p>0.392467532</text:p>
          </table:table-cell>
          <table:table-cell table:number-columns-repeated="98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9608" calcext:value-type="float">
            <text:p>148.4559608</text:p>
          </table:table-cell>
          <table:table-cell office:value-type="float" office:value="-36.3803034" calcext:value-type="float">
            <text:p>-36.3803034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621.9" calcext:value-type="float">
            <text:p>1621.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.3" calcext:value-type="float">
            <text:p>12.3</text:p>
          </table:table-cell>
          <table:table-cell office:value-type="float" office:value="0.43" calcext:value-type="float">
            <text:p>0.4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52303523" calcext:value-type="float">
            <text:p>3.52303523</text:p>
          </table:table-cell>
          <table:table-cell office:value-type="float" office:value="0.464380531" calcext:value-type="float">
            <text:p>0.464380531</text:p>
          </table:table-cell>
          <table:table-cell table:number-columns-repeated="98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59914" calcext:value-type="float">
            <text:p>148.4559914</text:p>
          </table:table-cell>
          <table:table-cell office:value-type="float" office:value="-36.3802634" calcext:value-type="float">
            <text:p>-36.3802634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621.6" calcext:value-type="float">
            <text:p>1621.6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4" calcext:value-type="float">
            <text:p>15.4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246753247" calcext:value-type="float">
            <text:p>3.246753247</text:p>
          </table:table-cell>
          <table:table-cell office:value-type="float" office:value="0.454109166" calcext:value-type="float">
            <text:p>0.454109166</text:p>
          </table:table-cell>
          <table:table-cell table:number-columns-repeated="98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6037" calcext:value-type="float">
            <text:p>148.456037</text:p>
          </table:table-cell>
          <table:table-cell office:value-type="float" office:value="-36.3802907" calcext:value-type="float">
            <text:p>-36.3802907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-18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619.9" calcext:value-type="float">
            <text:p>1619.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0.434174312" calcext:value-type="float">
            <text:p>0.434174312</text:p>
          </table:table-cell>
          <table:table-cell table:number-columns-repeated="98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4625" calcext:value-type="float">
            <text:p>148.4514625</text:p>
          </table:table-cell>
          <table:table-cell office:value-type="float" office:value="-36.384311" calcext:value-type="float">
            <text:p>-36.384311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2" calcext:value-type="float">
            <text:p>15.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.070175439" calcext:value-type="float">
            <text:p>3.070175439</text:p>
          </table:table-cell>
          <table:table-cell office:value-type="float" office:value="0.442402539" calcext:value-type="float">
            <text:p>0.442402539</text:p>
          </table:table-cell>
          <table:table-cell table:number-columns-repeated="98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6045" calcext:value-type="float">
            <text:p>148.4516045</text:p>
          </table:table-cell>
          <table:table-cell office:value-type="float" office:value="-36.3839393" calcext:value-type="float">
            <text:p>-36.3839393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621.7" calcext:value-type="float">
            <text:p>1621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4" calcext:value-type="float">
            <text:p>2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968503937" calcext:value-type="float">
            <text:p>1.968503937</text:p>
          </table:table-cell>
          <table:table-cell office:value-type="float" office:value="0.501975309" calcext:value-type="float">
            <text:p>0.501975309</text:p>
          </table:table-cell>
          <table:table-cell table:number-columns-repeated="98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6773" calcext:value-type="float">
            <text:p>148.4516773</text:p>
          </table:table-cell>
          <table:table-cell office:value-type="float" office:value="-36.3837161" calcext:value-type="float">
            <text:p>-36.3837161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30.3" calcext:value-type="float">
            <text:p>1630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.7" calcext:value-type="float">
            <text:p>17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24858757" calcext:value-type="float">
            <text:p>2.824858757</text:p>
          </table:table-cell>
          <table:table-cell office:value-type="float" office:value="0.466810036" calcext:value-type="float">
            <text:p>0.466810036</text:p>
          </table:table-cell>
          <table:table-cell table:number-columns-repeated="98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6453" calcext:value-type="float">
            <text:p>148.4516453</text:p>
          </table:table-cell>
          <table:table-cell office:value-type="float" office:value="-36.3836686" calcext:value-type="float">
            <text:p>-36.3836686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632.9" calcext:value-type="float">
            <text:p>1632.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5" calcext:value-type="float">
            <text:p>22.5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25925926" calcext:value-type="float">
            <text:p>1.925925926</text:p>
          </table:table-cell>
          <table:table-cell office:value-type="float" office:value="0.579490291" calcext:value-type="float">
            <text:p>0.579490291</text:p>
          </table:table-cell>
          <table:table-cell table:number-columns-repeated="98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6301" calcext:value-type="float">
            <text:p>148.4516301</text:p>
          </table:table-cell>
          <table:table-cell office:value-type="float" office:value="-36.3836096" calcext:value-type="float">
            <text:p>-36.3836096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635.7" calcext:value-type="float">
            <text:p>1635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2" calcext:value-type="float">
            <text:p>36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.38121547" calcext:value-type="float">
            <text:p>1.38121547</text:p>
          </table:table-cell>
          <table:table-cell office:value-type="float" office:value="0.555319635" calcext:value-type="float">
            <text:p>0.555319635</text:p>
          </table:table-cell>
          <table:table-cell table:number-columns-repeated="98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7437" calcext:value-type="float">
            <text:p>148.4517437</text:p>
          </table:table-cell>
          <table:table-cell office:value-type="float" office:value="-36.3835255" calcext:value-type="float">
            <text:p>-36.3835255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636.9" calcext:value-type="float">
            <text:p>1636.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6" calcext:value-type="float">
            <text:p>25.6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float" office:value="5" calcext:value-type="float">
            <text:p>5</text:p>
          </table:table-cell>
          <table:table-cell office:value-type="float" office:value="2.213541667" calcext:value-type="float">
            <text:p>2.213541667</text:p>
          </table:table-cell>
          <table:table-cell office:value-type="float" office:value="0.438025078" calcext:value-type="float">
            <text:p>0.438025078</text:p>
          </table:table-cell>
          <table:table-cell table:number-columns-repeated="98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8217" calcext:value-type="float">
            <text:p>148.4518217</text:p>
          </table:table-cell>
          <table:table-cell office:value-type="float" office:value="-36.3835221" calcext:value-type="float">
            <text:p>-36.3835221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635.6" calcext:value-type="float">
            <text:p>1635.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0.8" calcext:value-type="float">
            <text:p>2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1.923076923" calcext:value-type="float">
            <text:p>1.923076923</text:p>
          </table:table-cell>
          <table:table-cell office:value-type="float" office:value="0.464708661" calcext:value-type="float">
            <text:p>0.464708661</text:p>
          </table:table-cell>
          <table:table-cell table:number-columns-repeated="98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8209" calcext:value-type="float">
            <text:p>148.4518209</text:p>
          </table:table-cell>
          <table:table-cell office:value-type="float" office:value="-36.3834569" calcext:value-type="float">
            <text:p>-36.3834569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638" calcext:value-type="float">
            <text:p>163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8" calcext:value-type="float">
            <text:p>26.8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2.36318408" calcext:value-type="float">
            <text:p>2.36318408</text:p>
          </table:table-cell>
          <table:table-cell office:value-type="float" office:value="0.405802676" calcext:value-type="float">
            <text:p>0.405802676</text:p>
          </table:table-cell>
          <table:table-cell table:number-columns-repeated="98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7871" calcext:value-type="float">
            <text:p>148.4517871</text:p>
          </table:table-cell>
          <table:table-cell office:value-type="float" office:value="-36.3834452" calcext:value-type="float">
            <text:p>-36.3834452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639.1" calcext:value-type="float">
            <text:p>1639.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40740741" calcext:value-type="float">
            <text:p>3.240740741</text:p>
          </table:table-cell>
          <table:table-cell office:value-type="float" office:value="0.517379576" calcext:value-type="float">
            <text:p>0.517379576</text:p>
          </table:table-cell>
          <table:table-cell table:number-columns-repeated="98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7841" calcext:value-type="float">
            <text:p>148.4517841</text:p>
          </table:table-cell>
          <table:table-cell office:value-type="float" office:value="-36.3834214" calcext:value-type="float">
            <text:p>-36.3834214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640.1" calcext:value-type="float">
            <text:p>1640.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0.1" calcext:value-type="float">
            <text:p>20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2.32172471" calcext:value-type="float">
            <text:p>2.32172471</text:p>
          </table:table-cell>
          <table:table-cell office:value-type="float" office:value="0.507468461" calcext:value-type="float">
            <text:p>0.507468461</text:p>
          </table:table-cell>
          <table:table-cell table:number-columns-repeated="98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8335" calcext:value-type="float">
            <text:p>148.4518335</text:p>
          </table:table-cell>
          <table:table-cell office:value-type="float" office:value="-36.3833911" calcext:value-type="float">
            <text:p>-36.3833911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640.2" calcext:value-type="float">
            <text:p>1640.2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45098039" calcext:value-type="float">
            <text:p>2.745098039</text:p>
          </table:table-cell>
          <table:table-cell office:value-type="float" office:value="0.482262774" calcext:value-type="float">
            <text:p>0.482262774</text:p>
          </table:table-cell>
          <table:table-cell table:number-columns-repeated="98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882" calcext:value-type="float">
            <text:p>148.451882</text:p>
          </table:table-cell>
          <table:table-cell office:value-type="float" office:value="-36.3833898" calcext:value-type="float">
            <text:p>-36.3833898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639.3" calcext:value-type="float">
            <text:p>1639.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.1" calcext:value-type="float">
            <text:p>31.1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39335477" calcext:value-type="float">
            <text:p>1.39335477</text:p>
          </table:table-cell>
          <table:table-cell office:value-type="float" office:value="0.51875" calcext:value-type="float">
            <text:p>0.51875</text:p>
          </table:table-cell>
          <table:table-cell table:number-columns-repeated="98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9292" calcext:value-type="float">
            <text:p>148.4519292</text:p>
          </table:table-cell>
          <table:table-cell office:value-type="float" office:value="-36.3833778" calcext:value-type="float">
            <text:p>-36.3833778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638.7" calcext:value-type="float">
            <text:p>1638.7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.9" calcext:value-type="float">
            <text:p>31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67398119" calcext:value-type="float">
            <text:p>1.567398119</text:p>
          </table:table-cell>
          <table:table-cell office:value-type="float" office:value="0.49037037" calcext:value-type="float">
            <text:p>0.49037037</text:p>
          </table:table-cell>
          <table:table-cell table:number-columns-repeated="98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19944" calcext:value-type="float">
            <text:p>148.4519944</text:p>
          </table:table-cell>
          <table:table-cell office:value-type="float" office:value="-36.383357" calcext:value-type="float">
            <text:p>-36.383357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638.1" calcext:value-type="float">
            <text:p>1638.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962962963" calcext:value-type="float">
            <text:p>2.962962963</text:p>
          </table:table-cell>
          <table:table-cell office:value-type="float" office:value="0.508880597" calcext:value-type="float">
            <text:p>0.508880597</text:p>
          </table:table-cell>
          <table:table-cell table:number-columns-repeated="98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52025" calcext:value-type="float">
            <text:p>148.452025</text:p>
          </table:table-cell>
          <table:table-cell office:value-type="float" office:value="-36.3833446" calcext:value-type="float">
            <text:p>-36.3833446</text:p>
          </table:table-cell>
          <table:table-cell office:value-type="string" calcext:value-type="string">
            <text:p>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-17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637.9" calcext:value-type="float">
            <text:p>1637.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3" calcext:value-type="float">
            <text:p>19.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7253886" calcext:value-type="float">
            <text:p>2.07253886</text:p>
          </table:table-cell>
          <table:table-cell office:value-type="float" office:value="0.474573991" calcext:value-type="float">
            <text:p>0.474573991</text:p>
          </table:table-cell>
          <table:table-cell table:number-columns-repeated="98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5582" calcext:value-type="float">
            <text:p>148.4035582</text:p>
          </table:table-cell>
          <table:table-cell office:value-type="float" office:value="-36.4113212" calcext:value-type="float">
            <text:p>-36.4113212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762.2" calcext:value-type="float">
            <text:p>1762.2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47" calcext:value-type="float">
            <text:p>0.4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62340967" calcext:value-type="float">
            <text:p>3.562340967</text:p>
          </table:table-cell>
          <table:table-cell office:value-type="float" office:value="0.450550459" calcext:value-type="float">
            <text:p>0.450550459</text:p>
          </table:table-cell>
          <table:table-cell table:number-columns-repeated="98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4997" calcext:value-type="float">
            <text:p>148.4034997</text:p>
          </table:table-cell>
          <table:table-cell office:value-type="float" office:value="-36.4113199" calcext:value-type="float">
            <text:p>-36.4113199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761.7" calcext:value-type="float">
            <text:p>1761.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40740741" calcext:value-type="float">
            <text:p>3.240740741</text:p>
          </table:table-cell>
          <table:table-cell office:value-type="float" office:value="0.504653244" calcext:value-type="float">
            <text:p>0.504653244</text:p>
          </table:table-cell>
          <table:table-cell table:number-columns-repeated="98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4024" calcext:value-type="float">
            <text:p>148.4034024</text:p>
          </table:table-cell>
          <table:table-cell office:value-type="float" office:value="-36.4113665" calcext:value-type="float">
            <text:p>-36.4113665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762.7" calcext:value-type="float">
            <text:p>1762.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1.2" calcext:value-type="float">
            <text:p>21.2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1572327" calcext:value-type="float">
            <text:p>2.51572327</text:p>
          </table:table-cell>
          <table:table-cell office:value-type="float" office:value="0.486559486" calcext:value-type="float">
            <text:p>0.486559486</text:p>
          </table:table-cell>
          <table:table-cell table:number-columns-repeated="98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3621" calcext:value-type="float">
            <text:p>148.4033621</text:p>
          </table:table-cell>
          <table:table-cell office:value-type="float" office:value="-36.4113805" calcext:value-type="float">
            <text:p>-36.4113805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762.9" calcext:value-type="float">
            <text:p>1762.9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1" calcext:value-type="float">
            <text:p>19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443280977" calcext:value-type="float">
            <text:p>2.443280977</text:p>
          </table:table-cell>
          <table:table-cell office:value-type="float" office:value="0.504699571" calcext:value-type="float">
            <text:p>0.504699571</text:p>
          </table:table-cell>
          <table:table-cell table:number-columns-repeated="98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3292" calcext:value-type="float">
            <text:p>148.4033292</text:p>
          </table:table-cell>
          <table:table-cell office:value-type="float" office:value="-36.4113783" calcext:value-type="float">
            <text:p>-36.411378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762.6" calcext:value-type="float">
            <text:p>1762.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8" calcext:value-type="float">
            <text:p>26.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.741293532" calcext:value-type="float">
            <text:p>1.741293532</text:p>
          </table:table-cell>
          <table:table-cell office:value-type="float" office:value="0.464162791" calcext:value-type="float">
            <text:p>0.464162791</text:p>
          </table:table-cell>
          <table:table-cell table:number-columns-repeated="98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2521" calcext:value-type="float">
            <text:p>148.4032521</text:p>
          </table:table-cell>
          <table:table-cell office:value-type="float" office:value="-36.411403" calcext:value-type="float">
            <text:p>-36.41140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762.9" calcext:value-type="float">
            <text:p>1762.9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1" calcext:value-type="float">
            <text:p>16.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98550725" calcext:value-type="float">
            <text:p>2.898550725</text:p>
          </table:table-cell>
          <table:table-cell office:value-type="float" office:value="0.449900143" calcext:value-type="float">
            <text:p>0.449900143</text:p>
          </table:table-cell>
          <table:table-cell table:number-columns-repeated="98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2323" calcext:value-type="float">
            <text:p>148.4032323</text:p>
          </table:table-cell>
          <table:table-cell office:value-type="float" office:value="-36.411385" calcext:value-type="float">
            <text:p>-36.411385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762.1" calcext:value-type="float">
            <text:p>1762.1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8.1" calcext:value-type="float">
            <text:p>18.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78268877" calcext:value-type="float">
            <text:p>2.578268877</text:p>
          </table:table-cell>
          <table:table-cell office:value-type="float" office:value="0.566666667" calcext:value-type="float">
            <text:p>0.566666667</text:p>
          </table:table-cell>
          <table:table-cell table:number-columns-repeated="98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1838" calcext:value-type="float">
            <text:p>148.4031838</text:p>
          </table:table-cell>
          <table:table-cell office:value-type="float" office:value="-36.4113246" calcext:value-type="float">
            <text:p>-36.4113246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759.6" calcext:value-type="float">
            <text:p>1759.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60784314" calcext:value-type="float">
            <text:p>1.960784314</text:p>
          </table:table-cell>
          <table:table-cell office:value-type="float" office:value="0.405539033" calcext:value-type="float">
            <text:p>0.405539033</text:p>
          </table:table-cell>
          <table:table-cell table:number-columns-repeated="98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1349" calcext:value-type="float">
            <text:p>148.4031349</text:p>
          </table:table-cell>
          <table:table-cell office:value-type="float" office:value="-36.4113255" calcext:value-type="float">
            <text:p>-36.4113255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759.3" calcext:value-type="float">
            <text:p>1759.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8" calcext:value-type="float">
            <text:p>15.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53586498" calcext:value-type="float">
            <text:p>2.953586498</text:p>
          </table:table-cell>
          <table:table-cell office:value-type="float" office:value="0.501849711" calcext:value-type="float">
            <text:p>0.501849711</text:p>
          </table:table-cell>
          <table:table-cell table:number-columns-repeated="98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3071" calcext:value-type="float">
            <text:p>148.403071</text:p>
          </table:table-cell>
          <table:table-cell office:value-type="float" office:value="-36.4114217" calcext:value-type="float">
            <text:p>-36.4114217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762.4" calcext:value-type="float">
            <text:p>1762.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6" calcext:value-type="float">
            <text:p>26.6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005012531" calcext:value-type="float">
            <text:p>2.005012531</text:p>
          </table:table-cell>
          <table:table-cell office:value-type="float" office:value="0.478645833" calcext:value-type="float">
            <text:p>0.478645833</text:p>
          </table:table-cell>
          <table:table-cell table:number-columns-repeated="98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29225" calcext:value-type="float">
            <text:p>148.4029225</text:p>
          </table:table-cell>
          <table:table-cell office:value-type="float" office:value="-36.4115486" calcext:value-type="float">
            <text:p>-36.4115486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767.5" calcext:value-type="float">
            <text:p>1767.5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2" calcext:value-type="float">
            <text:p>24.2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2.203856749" calcext:value-type="float">
            <text:p>2.203856749</text:p>
          </table:table-cell>
          <table:table-cell office:value-type="float" office:value="0.439821429" calcext:value-type="float">
            <text:p>0.439821429</text:p>
          </table:table-cell>
          <table:table-cell table:number-columns-repeated="98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29562" calcext:value-type="float">
            <text:p>148.4029562</text:p>
          </table:table-cell>
          <table:table-cell office:value-type="float" office:value="-36.411629" calcext:value-type="float">
            <text:p>-36.411629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770.6" calcext:value-type="float">
            <text:p>1770.6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1.4" calcext:value-type="float">
            <text:p>21.4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492211838" calcext:value-type="float">
            <text:p>2.492211838</text:p>
          </table:table-cell>
          <table:table-cell office:value-type="float" office:value="0.435152091" calcext:value-type="float">
            <text:p>0.435152091</text:p>
          </table:table-cell>
          <table:table-cell table:number-columns-repeated="98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28765" calcext:value-type="float">
            <text:p>148.4028765</text:p>
          </table:table-cell>
          <table:table-cell office:value-type="float" office:value="-36.4116437" calcext:value-type="float">
            <text:p>-36.4116437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771.1" calcext:value-type="float">
            <text:p>1771.1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8.3" calcext:value-type="float">
            <text:p>18.3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67941712" calcext:value-type="float">
            <text:p>2.367941712</text:p>
          </table:table-cell>
          <table:table-cell office:value-type="float" office:value="0.537704918" calcext:value-type="float">
            <text:p>0.537704918</text:p>
          </table:table-cell>
          <table:table-cell table:number-columns-repeated="98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2951" calcext:value-type="float">
            <text:p>148.402951</text:p>
          </table:table-cell>
          <table:table-cell office:value-type="float" office:value="-36.4116897" calcext:value-type="float">
            <text:p>-36.4116897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-16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773" calcext:value-type="float">
            <text:p>177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8" calcext:value-type="float">
            <text:p>25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37984496" calcext:value-type="float">
            <text:p>1.937984496</text:p>
          </table:table-cell>
          <table:table-cell office:value-type="float" office:value="0.605305344" calcext:value-type="float">
            <text:p>0.605305344</text:p>
          </table:table-cell>
          <table:table-cell table:number-columns-repeated="98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09093" calcext:value-type="float">
            <text:p>148.4009093</text:p>
          </table:table-cell>
          <table:table-cell office:value-type="float" office:value="-36.4117273" calcext:value-type="float">
            <text:p>-36.4117273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770.3" calcext:value-type="float">
            <text:p>1770.3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3.8" calcext:value-type="float">
            <text:p>33.8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65483235" calcext:value-type="float">
            <text:p>2.465483235</text:p>
          </table:table-cell>
          <table:table-cell office:value-type="float" office:value="0.462277228" calcext:value-type="float">
            <text:p>0.462277228</text:p>
          </table:table-cell>
          <table:table-cell table:number-columns-repeated="98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1145" calcext:value-type="float">
            <text:p>148.4011145</text:p>
          </table:table-cell>
          <table:table-cell office:value-type="float" office:value="-36.4116785" calcext:value-type="float">
            <text:p>-36.4116785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769.6" calcext:value-type="float">
            <text:p>1769.6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1.9" calcext:value-type="float">
            <text:p>21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.652968037" calcext:value-type="float">
            <text:p>3.652968037</text:p>
          </table:table-cell>
          <table:table-cell office:value-type="float" office:value="0.557772109" calcext:value-type="float">
            <text:p>0.557772109</text:p>
          </table:table-cell>
          <table:table-cell table:number-columns-repeated="98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147" calcext:value-type="float">
            <text:p>148.401147</text:p>
          </table:table-cell>
          <table:table-cell office:value-type="float" office:value="-36.4116745" calcext:value-type="float">
            <text:p>-36.4116745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769.9" calcext:value-type="float">
            <text:p>1769.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66666667" calcext:value-type="float">
            <text:p>6.666666667</text:p>
          </table:table-cell>
          <table:table-cell office:value-type="float" office:value="0.547176656" calcext:value-type="float">
            <text:p>0.547176656</text:p>
          </table:table-cell>
          <table:table-cell table:number-columns-repeated="98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1749" calcext:value-type="float">
            <text:p>148.4011749</text:p>
          </table:table-cell>
          <table:table-cell office:value-type="float" office:value="-36.4116765" calcext:value-type="float">
            <text:p>-36.4116765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770.3" calcext:value-type="float">
            <text:p>1770.3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5" calcext:value-type="float">
            <text:p>24.5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57142857" calcext:value-type="float">
            <text:p>2.857142857</text:p>
          </table:table-cell>
          <table:table-cell office:value-type="float" office:value="0.504232082" calcext:value-type="float">
            <text:p>0.504232082</text:p>
          </table:table-cell>
          <table:table-cell table:number-columns-repeated="98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325" calcext:value-type="float">
            <text:p>148.401325</text:p>
          </table:table-cell>
          <table:table-cell office:value-type="float" office:value="-36.4116849" calcext:value-type="float">
            <text:p>-36.4116849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772.8" calcext:value-type="float">
            <text:p>1772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1" calcext:value-type="float">
            <text:p>21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15873016" calcext:value-type="float">
            <text:p>3.015873016</text:p>
          </table:table-cell>
          <table:table-cell office:value-type="float" office:value="0.406167291" calcext:value-type="float">
            <text:p>0.406167291</text:p>
          </table:table-cell>
          <table:table-cell table:number-columns-repeated="98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4736" calcext:value-type="float">
            <text:p>148.4014736</text:p>
          </table:table-cell>
          <table:table-cell office:value-type="float" office:value="-36.4116502" calcext:value-type="float">
            <text:p>-36.4116502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772.9" calcext:value-type="float">
            <text:p>1772.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7" calcext:value-type="float">
            <text:p>19.7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07275804" calcext:value-type="float">
            <text:p>2.707275804</text:p>
          </table:table-cell>
          <table:table-cell office:value-type="float" office:value="0.568319605" calcext:value-type="float">
            <text:p>0.568319605</text:p>
          </table:table-cell>
          <table:table-cell table:number-columns-repeated="98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4603" calcext:value-type="float">
            <text:p>148.4014603</text:p>
          </table:table-cell>
          <table:table-cell office:value-type="float" office:value="-36.4116126" calcext:value-type="float">
            <text:p>-36.4116126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770.5" calcext:value-type="float">
            <text:p>1770.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9.3" calcext:value-type="float">
            <text:p>29.3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275312856" calcext:value-type="float">
            <text:p>2.275312856</text:p>
          </table:table-cell>
          <table:table-cell office:value-type="float" office:value="0.429808511" calcext:value-type="float">
            <text:p>0.429808511</text:p>
          </table:table-cell>
          <table:table-cell table:number-columns-repeated="98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595" calcext:value-type="float">
            <text:p>148.401595</text:p>
          </table:table-cell>
          <table:table-cell office:value-type="float" office:value="-36.4116103" calcext:value-type="float">
            <text:p>-36.4116103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771.8" calcext:value-type="float">
            <text:p>1771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5" calcext:value-type="float">
            <text:p>19.5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7863248" calcext:value-type="float">
            <text:p>3.247863248</text:p>
          </table:table-cell>
          <table:table-cell office:value-type="float" office:value="0.373806306" calcext:value-type="float">
            <text:p>0.373806306</text:p>
          </table:table-cell>
          <table:table-cell table:number-columns-repeated="98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6037" calcext:value-type="float">
            <text:p>148.4016037</text:p>
          </table:table-cell>
          <table:table-cell office:value-type="float" office:value="-36.4116086" calcext:value-type="float">
            <text:p>-36.4116086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771.8" calcext:value-type="float">
            <text:p>1771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.8" calcext:value-type="float">
            <text:p>12.8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4.947916667" calcext:value-type="float">
            <text:p>4.947916667</text:p>
          </table:table-cell>
          <table:table-cell office:value-type="float" office:value="0.536441948" calcext:value-type="float">
            <text:p>0.536441948</text:p>
          </table:table-cell>
          <table:table-cell table:number-columns-repeated="98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6973" calcext:value-type="float">
            <text:p>148.4016973</text:p>
          </table:table-cell>
          <table:table-cell office:value-type="float" office:value="-36.4116143" calcext:value-type="float">
            <text:p>-36.4116143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772.8" calcext:value-type="float">
            <text:p>1772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0.5" calcext:value-type="float">
            <text:p>10.5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079365079" calcext:value-type="float">
            <text:p>5.079365079</text:p>
          </table:table-cell>
          <table:table-cell office:value-type="float" office:value="0.434569817" calcext:value-type="float">
            <text:p>0.434569817</text:p>
          </table:table-cell>
          <table:table-cell table:number-columns-repeated="98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8334" calcext:value-type="float">
            <text:p>148.4018334</text:p>
          </table:table-cell>
          <table:table-cell office:value-type="float" office:value="-36.4115768" calcext:value-type="float">
            <text:p>-36.4115768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770.9" calcext:value-type="float">
            <text:p>1770.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15384615" calcext:value-type="float">
            <text:p>4.615384615</text:p>
          </table:table-cell>
          <table:table-cell office:value-type="float" office:value="0.477123142" calcext:value-type="float">
            <text:p>0.477123142</text:p>
          </table:table-cell>
          <table:table-cell table:number-columns-repeated="98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8277" calcext:value-type="float">
            <text:p>148.4018277</text:p>
          </table:table-cell>
          <table:table-cell office:value-type="float" office:value="-36.4115808" calcext:value-type="float">
            <text:p>-36.4115808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771.1" calcext:value-type="float">
            <text:p>1771.1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.102040816" calcext:value-type="float">
            <text:p>5.102040816</text:p>
          </table:table-cell>
          <table:table-cell office:value-type="float" office:value="0.458030019" calcext:value-type="float">
            <text:p>0.458030019</text:p>
          </table:table-cell>
          <table:table-cell table:number-columns-repeated="98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863" calcext:value-type="float">
            <text:p>148.401863</text:p>
          </table:table-cell>
          <table:table-cell office:value-type="float" office:value="-36.411574" calcext:value-type="float">
            <text:p>-36.411574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770.8" calcext:value-type="float">
            <text:p>1770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.7" calcext:value-type="float">
            <text:p>10.7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984423676" calcext:value-type="float">
            <text:p>4.984423676</text:p>
          </table:table-cell>
          <table:table-cell office:value-type="float" office:value="0.391465969" calcext:value-type="float">
            <text:p>0.391465969</text:p>
          </table:table-cell>
          <table:table-cell table:number-columns-repeated="98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8964" calcext:value-type="float">
            <text:p>148.4018964</text:p>
          </table:table-cell>
          <table:table-cell office:value-type="float" office:value="-36.4115603" calcext:value-type="float">
            <text:p>-36.4115603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770.1" calcext:value-type="float">
            <text:p>1770.1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6" calcext:value-type="float">
            <text:p>14.6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52968037" calcext:value-type="float">
            <text:p>3.652968037</text:p>
          </table:table-cell>
          <table:table-cell office:value-type="float" office:value="0.461128472" calcext:value-type="float">
            <text:p>0.461128472</text:p>
          </table:table-cell>
          <table:table-cell table:number-columns-repeated="98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019514" calcext:value-type="float">
            <text:p>148.4019514</text:p>
          </table:table-cell>
          <table:table-cell office:value-type="float" office:value="-36.4115747" calcext:value-type="float">
            <text:p>-36.4115747</text:p>
          </table:table-cell>
          <table:table-cell office:value-type="string" calcext:value-type="string">
            <text:p>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-15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771" calcext:value-type="float">
            <text:p>1771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5" calcext:value-type="float">
            <text:p>14.5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88505747" calcext:value-type="float">
            <text:p>2.988505747</text:p>
          </table:table-cell>
          <table:table-cell office:value-type="float" office:value="0.531769663" calcext:value-type="float">
            <text:p>0.531769663</text:p>
          </table:table-cell>
          <table:table-cell table:number-columns-repeated="98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3787" calcext:value-type="float">
            <text:p>148.3903787</text:p>
          </table:table-cell>
          <table:table-cell office:value-type="float" office:value="-36.4156054" calcext:value-type="float">
            <text:p>-36.4156054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24.7" calcext:value-type="float">
            <text:p>1824.7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3" calcext:value-type="float">
            <text:p>28.3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884570082" calcext:value-type="float">
            <text:p>1.884570082</text:p>
          </table:table-cell>
          <table:table-cell office:value-type="float" office:value="0.54477193" calcext:value-type="float">
            <text:p>0.54477193</text:p>
          </table:table-cell>
          <table:table-cell table:number-columns-repeated="98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401" calcext:value-type="float">
            <text:p>148.390401</text:p>
          </table:table-cell>
          <table:table-cell office:value-type="float" office:value="-36.4156598" calcext:value-type="float">
            <text:p>-36.4156598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23.5" calcext:value-type="float">
            <text:p>1823.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2" calcext:value-type="float">
            <text:p>24.2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03856749" calcext:value-type="float">
            <text:p>2.203856749</text:p>
          </table:table-cell>
          <table:table-cell office:value-type="float" office:value="0.462635294" calcext:value-type="float">
            <text:p>0.462635294</text:p>
          </table:table-cell>
          <table:table-cell table:number-columns-repeated="98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3674" calcext:value-type="float">
            <text:p>148.3903674</text:p>
          </table:table-cell>
          <table:table-cell office:value-type="float" office:value="-36.4156863" calcext:value-type="float">
            <text:p>-36.4156863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23.5" calcext:value-type="float">
            <text:p>1823.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9.8" calcext:value-type="float">
            <text:p>39.8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507537688" calcext:value-type="float">
            <text:p>1.507537688</text:p>
          </table:table-cell>
          <table:table-cell office:value-type="float" office:value="0.427853796" calcext:value-type="float">
            <text:p>0.427853796</text:p>
          </table:table-cell>
          <table:table-cell table:number-columns-repeated="98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1373" calcext:value-type="float">
            <text:p>148.3901373</text:p>
          </table:table-cell>
          <table:table-cell office:value-type="float" office:value="-36.4155854" calcext:value-type="float">
            <text:p>-36.4155854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28.4" calcext:value-type="float">
            <text:p>1828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1.3" calcext:value-type="float">
            <text:p>41.3</text:p>
          </table:table-cell>
          <table:table-cell office:value-type="float" office:value="0.43" calcext:value-type="float">
            <text:p>0.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49233253" calcext:value-type="float">
            <text:p>1.049233253</text:p>
          </table:table-cell>
          <table:table-cell office:value-type="float" office:value="0.499635854" calcext:value-type="float">
            <text:p>0.499635854</text:p>
          </table:table-cell>
          <table:table-cell table:number-columns-repeated="98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9207" calcext:value-type="float">
            <text:p>148.3899207</text:p>
          </table:table-cell>
          <table:table-cell office:value-type="float" office:value="-36.4156238" calcext:value-type="float">
            <text:p>-36.4156238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29.8" calcext:value-type="float">
            <text:p>1829.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6.6" calcext:value-type="float">
            <text:p>36.6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183970856" calcext:value-type="float">
            <text:p>1.183970856</text:p>
          </table:table-cell>
          <table:table-cell office:value-type="float" office:value="0.473864865" calcext:value-type="float">
            <text:p>0.473864865</text:p>
          </table:table-cell>
          <table:table-cell table:number-columns-repeated="98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964" calcext:value-type="float">
            <text:p>148.3897964</text:p>
          </table:table-cell>
          <table:table-cell office:value-type="float" office:value="-36.4157094" calcext:value-type="float">
            <text:p>-36.4157094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28.4" calcext:value-type="float">
            <text:p>1828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5" calcext:value-type="float">
            <text:p>15.5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95698925" calcext:value-type="float">
            <text:p>2.795698925</text:p>
          </table:table-cell>
          <table:table-cell office:value-type="float" office:value="0.521084112" calcext:value-type="float">
            <text:p>0.521084112</text:p>
          </table:table-cell>
          <table:table-cell table:number-columns-repeated="98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051" calcext:value-type="float">
            <text:p>148.3897051</text:p>
          </table:table-cell>
          <table:table-cell office:value-type="float" office:value="-36.4157191" calcext:value-type="float">
            <text:p>-36.4157191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28.4" calcext:value-type="float">
            <text:p>1828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3.8" calcext:value-type="float">
            <text:p>23.8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60784314" calcext:value-type="float">
            <text:p>1.960784314</text:p>
          </table:table-cell>
          <table:table-cell office:value-type="float" office:value="0.463115672" calcext:value-type="float">
            <text:p>0.463115672</text:p>
          </table:table-cell>
          <table:table-cell table:number-columns-repeated="98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6962" calcext:value-type="float">
            <text:p>148.3896962</text:p>
          </table:table-cell>
          <table:table-cell office:value-type="float" office:value="-36.4157315" calcext:value-type="float">
            <text:p>-36.4157315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28.1" calcext:value-type="float">
            <text:p>1828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4.8" calcext:value-type="float">
            <text:p>24.8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612903226" calcext:value-type="float">
            <text:p>1.612903226</text:p>
          </table:table-cell>
          <table:table-cell office:value-type="float" office:value="0.551233284" calcext:value-type="float">
            <text:p>0.551233284</text:p>
          </table:table-cell>
          <table:table-cell table:number-columns-repeated="98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6544" calcext:value-type="float">
            <text:p>148.3896544</text:p>
          </table:table-cell>
          <table:table-cell office:value-type="float" office:value="-36.4157674" calcext:value-type="float">
            <text:p>-36.4157674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27.2" calcext:value-type="float">
            <text:p>1827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8.1" calcext:value-type="float">
            <text:p>28.1</text:p>
          </table:table-cell>
          <table:table-cell office:value-type="float" office:value="0.47" calcext:value-type="float">
            <text:p>0.47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660735469" calcext:value-type="float">
            <text:p>1.660735469</text:p>
          </table:table-cell>
          <table:table-cell office:value-type="float" office:value="0.407463863" calcext:value-type="float">
            <text:p>0.407463863</text:p>
          </table:table-cell>
          <table:table-cell table:number-columns-repeated="98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6825" calcext:value-type="float">
            <text:p>148.3896825</text:p>
          </table:table-cell>
          <table:table-cell office:value-type="float" office:value="-36.415791" calcext:value-type="float">
            <text:p>-36.415791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826.8" calcext:value-type="float">
            <text:p>1826.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9.1" calcext:value-type="float">
            <text:p>39.1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108269395" calcext:value-type="float">
            <text:p>1.108269395</text:p>
          </table:table-cell>
          <table:table-cell office:value-type="float" office:value="0.529691011" calcext:value-type="float">
            <text:p>0.529691011</text:p>
          </table:table-cell>
          <table:table-cell table:number-columns-repeated="98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4479" calcext:value-type="float">
            <text:p>148.3894479</text:p>
          </table:table-cell>
          <table:table-cell office:value-type="float" office:value="-36.4160628" calcext:value-type="float">
            <text:p>-36.4160628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20.1" calcext:value-type="float">
            <text:p>1820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3.611111111" calcext:value-type="float">
            <text:p>3.611111111</text:p>
          </table:table-cell>
          <table:table-cell office:value-type="float" office:value="0.505495146" calcext:value-type="float">
            <text:p>0.505495146</text:p>
          </table:table-cell>
          <table:table-cell table:number-columns-repeated="98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4224" calcext:value-type="float">
            <text:p>148.3894224</text:p>
          </table:table-cell>
          <table:table-cell office:value-type="float" office:value="-36.4161203" calcext:value-type="float">
            <text:p>-36.4161203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18.8" calcext:value-type="float">
            <text:p>1818.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7" calcext:value-type="float">
            <text:p>17.7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165725047" calcext:value-type="float">
            <text:p>2.165725047</text:p>
          </table:table-cell>
          <table:table-cell office:value-type="float" office:value="0.392055556" calcext:value-type="float">
            <text:p>0.392055556</text:p>
          </table:table-cell>
          <table:table-cell table:number-columns-repeated="98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3785" calcext:value-type="float">
            <text:p>148.3893785</text:p>
          </table:table-cell>
          <table:table-cell office:value-type="float" office:value="-36.4161578" calcext:value-type="float">
            <text:p>-36.4161578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18" calcext:value-type="float">
            <text:p>181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904040404" calcext:value-type="float">
            <text:p>2.904040404</text:p>
          </table:table-cell>
          <table:table-cell office:value-type="float" office:value="0.465997552" calcext:value-type="float">
            <text:p>0.465997552</text:p>
          </table:table-cell>
          <table:table-cell table:number-columns-repeated="98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4032" calcext:value-type="float">
            <text:p>148.3894032</text:p>
          </table:table-cell>
          <table:table-cell office:value-type="float" office:value="-36.416263" calcext:value-type="float">
            <text:p>-36.416263</text:p>
          </table:table-cell>
          <table:table-cell office:value-type="string" calcext:value-type="string">
            <text:p>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R-14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15.7" calcext:value-type="float">
            <text:p>1815.7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24137931" calcext:value-type="float">
            <text:p>1.724137931</text:p>
          </table:table-cell>
          <table:table-cell office:value-type="float" office:value="0.455808824" calcext:value-type="float">
            <text:p>0.455808824</text:p>
          </table:table-cell>
          <table:table-cell table:number-columns-repeated="98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4602" calcext:value-type="float">
            <text:p>148.3894602</text:p>
          </table:table-cell>
          <table:table-cell office:value-type="float" office:value="-36.4201503" calcext:value-type="float">
            <text:p>-36.4201503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21.5" calcext:value-type="float">
            <text:p>1821.5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45.1" calcext:value-type="float">
            <text:p>45.1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781966" calcext:value-type="float">
            <text:p>1.4781966</text:p>
          </table:table-cell>
          <table:table-cell office:value-type="float" office:value="0.503328841" calcext:value-type="float">
            <text:p>0.503328841</text:p>
          </table:table-cell>
          <table:table-cell table:number-columns-repeated="98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6582" calcext:value-type="float">
            <text:p>148.3896582</text:p>
          </table:table-cell>
          <table:table-cell office:value-type="float" office:value="-36.4201614" calcext:value-type="float">
            <text:p>-36.4201614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23.5" calcext:value-type="float">
            <text:p>1823.5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6.4" calcext:value-type="float">
            <text:p>46.4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364942529" calcext:value-type="float">
            <text:p>1.364942529</text:p>
          </table:table-cell>
          <table:table-cell office:value-type="float" office:value="0.381030534" calcext:value-type="float">
            <text:p>0.381030534</text:p>
          </table:table-cell>
          <table:table-cell table:number-columns-repeated="98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7683" calcext:value-type="float">
            <text:p>148.3897683</text:p>
          </table:table-cell>
          <table:table-cell office:value-type="float" office:value="-36.420182" calcext:value-type="float">
            <text:p>-36.42018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24.8" calcext:value-type="float">
            <text:p>1824.8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6.9" calcext:value-type="float">
            <text:p>56.9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95899238" calcext:value-type="float">
            <text:p>0.995899238</text:p>
          </table:table-cell>
          <table:table-cell office:value-type="float" office:value="0.37846729" calcext:value-type="float">
            <text:p>0.37846729</text:p>
          </table:table-cell>
          <table:table-cell table:number-columns-repeated="98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9133" calcext:value-type="float">
            <text:p>148.3899133</text:p>
          </table:table-cell>
          <table:table-cell office:value-type="float" office:value="-36.4202422" calcext:value-type="float">
            <text:p>-36.420242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26.9" calcext:value-type="float">
            <text:p>1826.9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8" calcext:value-type="float">
            <text:p>26.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16915423" calcext:value-type="float">
            <text:p>1.616915423</text:p>
          </table:table-cell>
          <table:table-cell office:value-type="float" office:value="0.455025773" calcext:value-type="float">
            <text:p>0.455025773</text:p>
          </table:table-cell>
          <table:table-cell table:number-columns-repeated="98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99032" calcext:value-type="float">
            <text:p>148.3899032</text:p>
          </table:table-cell>
          <table:table-cell office:value-type="float" office:value="-36.4202612" calcext:value-type="float">
            <text:p>-36.420261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27.3" calcext:value-type="float">
            <text:p>1827.3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0.2" calcext:value-type="float">
            <text:p>40.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43781095" calcext:value-type="float">
            <text:p>1.243781095</text:p>
          </table:table-cell>
          <table:table-cell office:value-type="float" office:value="0.55510101" calcext:value-type="float">
            <text:p>0.55510101</text:p>
          </table:table-cell>
          <table:table-cell table:number-columns-repeated="98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318" calcext:value-type="float">
            <text:p>148.3900318</text:p>
          </table:table-cell>
          <table:table-cell office:value-type="float" office:value="-36.4203357" calcext:value-type="float">
            <text:p>-36.4203357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29.8" calcext:value-type="float">
            <text:p>1829.8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98561151" calcext:value-type="float">
            <text:p>1.798561151</text:p>
          </table:table-cell>
          <table:table-cell office:value-type="float" office:value="0.44804266" calcext:value-type="float">
            <text:p>0.44804266</text:p>
          </table:table-cell>
          <table:table-cell table:number-columns-repeated="98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0858" calcext:value-type="float">
            <text:p>148.3900858</text:p>
          </table:table-cell>
          <table:table-cell office:value-type="float" office:value="-36.4203976" calcext:value-type="float">
            <text:p>-36.4203976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31.9" calcext:value-type="float">
            <text:p>1831.9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2" calcext:value-type="float">
            <text:p>27.2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93137255" calcext:value-type="float">
            <text:p>1.593137255</text:p>
          </table:table-cell>
          <table:table-cell office:value-type="float" office:value="0.503553826" calcext:value-type="float">
            <text:p>0.503553826</text:p>
          </table:table-cell>
          <table:table-cell table:number-columns-repeated="98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265" calcext:value-type="float">
            <text:p>148.390265</text:p>
          </table:table-cell>
          <table:table-cell office:value-type="float" office:value="-36.4200563" calcext:value-type="float">
            <text:p>-36.4200563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24.2" calcext:value-type="float">
            <text:p>1824.2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6" calcext:value-type="float">
            <text:p>36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81481481" calcext:value-type="float">
            <text:p>1.481481481</text:p>
          </table:table-cell>
          <table:table-cell office:value-type="float" office:value="0.446801619" calcext:value-type="float">
            <text:p>0.446801619</text:p>
          </table:table-cell>
          <table:table-cell table:number-columns-repeated="98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0742" calcext:value-type="float">
            <text:p>148.390742</text:p>
          </table:table-cell>
          <table:table-cell office:value-type="float" office:value="-36.4199776" calcext:value-type="float">
            <text:p>-36.4199776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27.3" calcext:value-type="float">
            <text:p>1827.3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4.5" calcext:value-type="float">
            <text:p>44.5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98501873" calcext:value-type="float">
            <text:p>1.198501873</text:p>
          </table:table-cell>
          <table:table-cell office:value-type="float" office:value="0.468071066" calcext:value-type="float">
            <text:p>0.468071066</text:p>
          </table:table-cell>
          <table:table-cell table:number-columns-repeated="98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2809" calcext:value-type="float">
            <text:p>148.3912809</text:p>
          </table:table-cell>
          <table:table-cell office:value-type="float" office:value="-36.4199582" calcext:value-type="float">
            <text:p>-36.419958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834.4" calcext:value-type="float">
            <text:p>1834.4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8.2" calcext:value-type="float">
            <text:p>28.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418439716" calcext:value-type="float">
            <text:p>1.418439716</text:p>
          </table:table-cell>
          <table:table-cell office:value-type="float" office:value="0.47757109" calcext:value-type="float">
            <text:p>0.47757109</text:p>
          </table:table-cell>
          <table:table-cell table:number-columns-repeated="98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2751" calcext:value-type="float">
            <text:p>148.3912751</text:p>
          </table:table-cell>
          <table:table-cell office:value-type="float" office:value="-36.4199177" calcext:value-type="float">
            <text:p>-36.4199177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33.6" calcext:value-type="float">
            <text:p>1833.6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5.7" calcext:value-type="float">
            <text:p>25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.945525292" calcext:value-type="float">
            <text:p>1.945525292</text:p>
          </table:table-cell>
          <table:table-cell office:value-type="float" office:value="0.410356436" calcext:value-type="float">
            <text:p>0.410356436</text:p>
          </table:table-cell>
          <table:table-cell table:number-columns-repeated="98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4552" calcext:value-type="float">
            <text:p>148.3914552</text:p>
          </table:table-cell>
          <table:table-cell office:value-type="float" office:value="-36.4199591" calcext:value-type="float">
            <text:p>-36.4199591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35.8" calcext:value-type="float">
            <text:p>1835.8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4.3" calcext:value-type="float">
            <text:p>54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20810313" calcext:value-type="float">
            <text:p>0.920810313</text:p>
          </table:table-cell>
          <table:table-cell office:value-type="float" office:value="0.597354212" calcext:value-type="float">
            <text:p>0.597354212</text:p>
          </table:table-cell>
          <table:table-cell table:number-columns-repeated="98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6717" calcext:value-type="float">
            <text:p>148.3916717</text:p>
          </table:table-cell>
          <table:table-cell office:value-type="float" office:value="-36.42063" calcext:value-type="float">
            <text:p>-36.42063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52.2" calcext:value-type="float">
            <text:p>1852.2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9.1" calcext:value-type="float">
            <text:p>29.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03665521" calcext:value-type="float">
            <text:p>1.603665521</text:p>
          </table:table-cell>
          <table:table-cell office:value-type="float" office:value="0.435658747" calcext:value-type="float">
            <text:p>0.435658747</text:p>
          </table:table-cell>
          <table:table-cell table:number-columns-repeated="98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6321" calcext:value-type="float">
            <text:p>148.3916321</text:p>
          </table:table-cell>
          <table:table-cell office:value-type="float" office:value="-36.4206415" calcext:value-type="float">
            <text:p>-36.4206415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852.1" calcext:value-type="float">
            <text:p>1852.1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9.7" calcext:value-type="float">
            <text:p>39.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59445844" calcext:value-type="float">
            <text:p>1.259445844</text:p>
          </table:table-cell>
          <table:table-cell office:value-type="float" office:value="0.428129973" calcext:value-type="float">
            <text:p>0.428129973</text:p>
          </table:table-cell>
          <table:table-cell table:number-columns-repeated="98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915787" calcext:value-type="float">
            <text:p>148.3915787</text:p>
          </table:table-cell>
          <table:table-cell office:value-type="float" office:value="-36.4208937" calcext:value-type="float">
            <text:p>-36.4208937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-13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58.9" calcext:value-type="float">
            <text:p>1858.9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5.9" calcext:value-type="float">
            <text:p>35.9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07056639" calcext:value-type="float">
            <text:p>1.207056639</text:p>
          </table:table-cell>
          <table:table-cell office:value-type="float" office:value="0.476193896" calcext:value-type="float">
            <text:p>0.476193896</text:p>
          </table:table-cell>
          <table:table-cell table:number-columns-repeated="98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386" calcext:value-type="float">
            <text:p>148.3824386</text:p>
          </table:table-cell>
          <table:table-cell office:value-type="float" office:value="-36.4195237" calcext:value-type="float">
            <text:p>-36.4195237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04.7" calcext:value-type="float">
            <text:p>1804.7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74.3" calcext:value-type="float">
            <text:p>74.3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97263347" calcext:value-type="float">
            <text:p>0.897263347</text:p>
          </table:table-cell>
          <table:table-cell office:value-type="float" office:value="0.46004329" calcext:value-type="float">
            <text:p>0.46004329</text:p>
          </table:table-cell>
          <table:table-cell table:number-columns-repeated="98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3482" calcext:value-type="float">
            <text:p>148.3823482</text:p>
          </table:table-cell>
          <table:table-cell office:value-type="float" office:value="-36.4194684" calcext:value-type="float">
            <text:p>-36.4194684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06.5" calcext:value-type="float">
            <text:p>1806.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6.5" calcext:value-type="float">
            <text:p>36.5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61187215" calcext:value-type="float">
            <text:p>1.461187215</text:p>
          </table:table-cell>
          <table:table-cell office:value-type="float" office:value="0.506857143" calcext:value-type="float">
            <text:p>0.506857143</text:p>
          </table:table-cell>
          <table:table-cell table:number-columns-repeated="98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248" calcext:value-type="float">
            <text:p>148.382248</text:p>
          </table:table-cell>
          <table:table-cell office:value-type="float" office:value="-36.4194738" calcext:value-type="float">
            <text:p>-36.4194738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07.1" calcext:value-type="float">
            <text:p>1807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.7" calcext:value-type="float">
            <text:p>13.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4.136253041" calcext:value-type="float">
            <text:p>4.136253041</text:p>
          </table:table-cell>
          <table:table-cell office:value-type="float" office:value="0.438821096" calcext:value-type="float">
            <text:p>0.438821096</text:p>
          </table:table-cell>
          <table:table-cell table:number-columns-repeated="98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2468" calcext:value-type="float">
            <text:p>148.3822468</text:p>
          </table:table-cell>
          <table:table-cell office:value-type="float" office:value="-36.4192517" calcext:value-type="float">
            <text:p>-36.4192517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13.9" calcext:value-type="float">
            <text:p>1813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8" calcext:value-type="float">
            <text:p>5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0.91954023" calcext:value-type="float">
            <text:p>0.91954023</text:p>
          </table:table-cell>
          <table:table-cell office:value-type="float" office:value="0.460457079" calcext:value-type="float">
            <text:p>0.460457079</text:p>
          </table:table-cell>
          <table:table-cell table:number-columns-repeated="98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3746" calcext:value-type="float">
            <text:p>148.3823746</text:p>
          </table:table-cell>
          <table:table-cell office:value-type="float" office:value="-36.4191932" calcext:value-type="float">
            <text:p>-36.419193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14.1" calcext:value-type="float">
            <text:p>1814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38383838" calcext:value-type="float">
            <text:p>3.838383838</text:p>
          </table:table-cell>
          <table:table-cell office:value-type="float" office:value="0.532586207" calcext:value-type="float">
            <text:p>0.532586207</text:p>
          </table:table-cell>
          <table:table-cell table:number-columns-repeated="98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3885" calcext:value-type="float">
            <text:p>148.3823885</text:p>
          </table:table-cell>
          <table:table-cell office:value-type="float" office:value="-36.4190789" calcext:value-type="float">
            <text:p>-36.4190789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17.1" calcext:value-type="float">
            <text:p>1817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237288136" calcext:value-type="float">
            <text:p>4.237288136</text:p>
          </table:table-cell>
          <table:table-cell office:value-type="float" office:value="0.450745501" calcext:value-type="float">
            <text:p>0.450745501</text:p>
          </table:table-cell>
          <table:table-cell table:number-columns-repeated="98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5067" calcext:value-type="float">
            <text:p>148.3825067</text:p>
          </table:table-cell>
          <table:table-cell office:value-type="float" office:value="-36.4189812" calcext:value-type="float">
            <text:p>-36.418981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18.3" calcext:value-type="float">
            <text:p>1818.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47457627" calcext:value-type="float">
            <text:p>0.847457627</text:p>
          </table:table-cell>
          <table:table-cell office:value-type="float" office:value="0.504737864" calcext:value-type="float">
            <text:p>0.504737864</text:p>
          </table:table-cell>
          <table:table-cell table:number-columns-repeated="98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685" calcext:value-type="float">
            <text:p>148.3824685</text:p>
          </table:table-cell>
          <table:table-cell office:value-type="float" office:value="-36.4188906" calcext:value-type="float">
            <text:p>-36.4188906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21.4" calcext:value-type="float">
            <text:p>1821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3" calcext:value-type="float">
            <text:p>16.3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7198364" calcext:value-type="float">
            <text:p>3.27198364</text:p>
          </table:table-cell>
          <table:table-cell office:value-type="float" office:value="0.439081081" calcext:value-type="float">
            <text:p>0.439081081</text:p>
          </table:table-cell>
          <table:table-cell table:number-columns-repeated="98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458" calcext:value-type="float">
            <text:p>148.3824458</text:p>
          </table:table-cell>
          <table:table-cell office:value-type="float" office:value="-36.4189043" calcext:value-type="float">
            <text:p>-36.4189043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21.3" calcext:value-type="float">
            <text:p>1821.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0.7" calcext:value-type="float">
            <text:p>20.7</text:p>
          </table:table-cell>
          <table:table-cell office:value-type="float" office:value="0.63" calcext:value-type="float">
            <text:p>0.6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05958132" calcext:value-type="float">
            <text:p>3.05958132</text:p>
          </table:table-cell>
          <table:table-cell office:value-type="float" office:value="0.490653174" calcext:value-type="float">
            <text:p>0.490653174</text:p>
          </table:table-cell>
          <table:table-cell table:number-columns-repeated="98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112" calcext:value-type="float">
            <text:p>148.3824112</text:p>
          </table:table-cell>
          <table:table-cell office:value-type="float" office:value="-36.4188646" calcext:value-type="float">
            <text:p>-36.4188646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822.9" calcext:value-type="float">
            <text:p>1822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7" calcext:value-type="float">
            <text:p>19.7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876480541" calcext:value-type="float">
            <text:p>2.876480541</text:p>
          </table:table-cell>
          <table:table-cell office:value-type="float" office:value="0.430783699" calcext:value-type="float">
            <text:p>0.430783699</text:p>
          </table:table-cell>
          <table:table-cell table:number-columns-repeated="98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684" calcext:value-type="float">
            <text:p>148.3824684</text:p>
          </table:table-cell>
          <table:table-cell office:value-type="float" office:value="-36.4187962" calcext:value-type="float">
            <text:p>-36.418796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23.8" calcext:value-type="float">
            <text:p>1823.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0.4" calcext:value-type="float">
            <text:p>30.4</text:p>
          </table:table-cell>
          <table:table-cell office:value-type="float" office:value="0.4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35087719" calcext:value-type="float">
            <text:p>1.535087719</text:p>
          </table:table-cell>
          <table:table-cell office:value-type="float" office:value="0.482955701" calcext:value-type="float">
            <text:p>0.482955701</text:p>
          </table:table-cell>
          <table:table-cell table:number-columns-repeated="98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4826" calcext:value-type="float">
            <text:p>148.3824826</text:p>
          </table:table-cell>
          <table:table-cell office:value-type="float" office:value="-36.4187027" calcext:value-type="float">
            <text:p>-36.4187027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25.9" calcext:value-type="float">
            <text:p>1825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5" calcext:value-type="float">
            <text:p>14.5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988505747" calcext:value-type="float">
            <text:p>2.988505747</text:p>
          </table:table-cell>
          <table:table-cell office:value-type="float" office:value="0.52430791" calcext:value-type="float">
            <text:p>0.52430791</text:p>
          </table:table-cell>
          <table:table-cell table:number-columns-repeated="98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5837" calcext:value-type="float">
            <text:p>148.3825837</text:p>
          </table:table-cell>
          <table:table-cell office:value-type="float" office:value="-36.4185708" calcext:value-type="float">
            <text:p>-36.4185708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28.9" calcext:value-type="float">
            <text:p>1828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8.8" calcext:value-type="float">
            <text:p>28.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967592593" calcext:value-type="float">
            <text:p>1.967592593</text:p>
          </table:table-cell>
          <table:table-cell office:value-type="float" office:value="0.493308688" calcext:value-type="float">
            <text:p>0.493308688</text:p>
          </table:table-cell>
          <table:table-cell table:number-columns-repeated="98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6971" calcext:value-type="float">
            <text:p>148.3826971</text:p>
          </table:table-cell>
          <table:table-cell office:value-type="float" office:value="-36.4185035" calcext:value-type="float">
            <text:p>-36.4185035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830.4" calcext:value-type="float">
            <text:p>1830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5.4" calcext:value-type="float">
            <text:p>35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1.694915254" calcext:value-type="float">
            <text:p>1.694915254</text:p>
          </table:table-cell>
          <table:table-cell office:value-type="float" office:value="0.448767361" calcext:value-type="float">
            <text:p>0.448767361</text:p>
          </table:table-cell>
          <table:table-cell table:number-columns-repeated="98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828002" calcext:value-type="float">
            <text:p>148.3828002</text:p>
          </table:table-cell>
          <table:table-cell office:value-type="float" office:value="-36.4185411" calcext:value-type="float">
            <text:p>-36.4185411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28.9" calcext:value-type="float">
            <text:p>1828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4.8" calcext:value-type="float">
            <text:p>44.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1.413690476" calcext:value-type="float">
            <text:p>1.413690476</text:p>
          </table:table-cell>
          <table:table-cell office:value-type="float" office:value="0.486727829" calcext:value-type="float">
            <text:p>0.486727829</text:p>
          </table:table-cell>
          <table:table-cell table:number-columns-repeated="98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5593" calcext:value-type="float">
            <text:p>148.3695593</text:p>
          </table:table-cell>
          <table:table-cell office:value-type="float" office:value="-36.4279048" calcext:value-type="float">
            <text:p>-36.4279048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769.3" calcext:value-type="float">
            <text:p>1769.3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0.2" calcext:value-type="float">
            <text:p>30.2</text:p>
          </table:table-cell>
          <table:table-cell office:value-type="float" office:value="0.57" calcext:value-type="float">
            <text:p>0.5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6379691" calcext:value-type="float">
            <text:p>1.876379691</text:p>
          </table:table-cell>
          <table:table-cell office:value-type="float" office:value="0.439585153" calcext:value-type="float">
            <text:p>0.439585153</text:p>
          </table:table-cell>
          <table:table-cell table:number-columns-repeated="98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6707" calcext:value-type="float">
            <text:p>148.3696707</text:p>
          </table:table-cell>
          <table:table-cell office:value-type="float" office:value="-36.4279822" calcext:value-type="float">
            <text:p>-36.4279822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772.8" calcext:value-type="float">
            <text:p>1772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4" calcext:value-type="float">
            <text:p>24.4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049180328" calcext:value-type="float">
            <text:p>2.049180328</text:p>
          </table:table-cell>
          <table:table-cell office:value-type="float" office:value="0.426642512" calcext:value-type="float">
            <text:p>0.426642512</text:p>
          </table:table-cell>
          <table:table-cell table:number-columns-repeated="98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7204" calcext:value-type="float">
            <text:p>148.3697204</text:p>
          </table:table-cell>
          <table:table-cell office:value-type="float" office:value="-36.4280035" calcext:value-type="float">
            <text:p>-36.4280035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773.9" calcext:value-type="float">
            <text:p>1773.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9.5" calcext:value-type="float">
            <text:p>29.5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07909605" calcext:value-type="float">
            <text:p>1.807909605</text:p>
          </table:table-cell>
          <table:table-cell office:value-type="float" office:value="0.481666667" calcext:value-type="float">
            <text:p>0.481666667</text:p>
          </table:table-cell>
          <table:table-cell table:number-columns-repeated="98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8105" calcext:value-type="float">
            <text:p>148.3698105</text:p>
          </table:table-cell>
          <table:table-cell office:value-type="float" office:value="-36.4280352" calcext:value-type="float">
            <text:p>-36.4280352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775.5" calcext:value-type="float">
            <text:p>1775.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0.7" calcext:value-type="float">
            <text:p>10.7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738317757" calcext:value-type="float">
            <text:p>3.738317757</text:p>
          </table:table-cell>
          <table:table-cell office:value-type="float" office:value="0.542121662" calcext:value-type="float">
            <text:p>0.542121662</text:p>
          </table:table-cell>
          <table:table-cell table:number-columns-repeated="98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699485" calcext:value-type="float">
            <text:p>148.3699485</text:p>
          </table:table-cell>
          <table:table-cell office:value-type="float" office:value="-36.4280485" calcext:value-type="float">
            <text:p>-36.4280485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-1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777.3" calcext:value-type="float">
            <text:p>1777.3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7" calcext:value-type="float">
            <text:p>19.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99661591" calcext:value-type="float">
            <text:p>2.199661591</text:p>
          </table:table-cell>
          <table:table-cell office:value-type="float" office:value="0.434822602" calcext:value-type="float">
            <text:p>0.434822602</text:p>
          </table:table-cell>
          <table:table-cell table:number-columns-repeated="98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0787" calcext:value-type="float">
            <text:p>148.3700787</text:p>
          </table:table-cell>
          <table:table-cell office:value-type="float" office:value="-36.4280725" calcext:value-type="float">
            <text:p>-36.4280725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779.1" calcext:value-type="float">
            <text:p>1779.1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8" calcext:value-type="float">
            <text:p>18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127659574" calcext:value-type="float">
            <text:p>2.127659574</text:p>
          </table:table-cell>
          <table:table-cell office:value-type="float" office:value="0.436522188" calcext:value-type="float">
            <text:p>0.436522188</text:p>
          </table:table-cell>
          <table:table-cell table:number-columns-repeated="98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0975" calcext:value-type="float">
            <text:p>148.3700975</text:p>
          </table:table-cell>
          <table:table-cell office:value-type="float" office:value="-36.4280316" calcext:value-type="float">
            <text:p>-36.4280316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778.2" calcext:value-type="float">
            <text:p>1778.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" calcext:value-type="float">
            <text:p>26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79487179" calcext:value-type="float">
            <text:p>2.179487179</text:p>
          </table:table-cell>
          <table:table-cell office:value-type="float" office:value="0.418357558" calcext:value-type="float">
            <text:p>0.418357558</text:p>
          </table:table-cell>
          <table:table-cell table:number-columns-repeated="98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2058" calcext:value-type="float">
            <text:p>148.3702058</text:p>
          </table:table-cell>
          <table:table-cell office:value-type="float" office:value="-36.4279284" calcext:value-type="float">
            <text:p>-36.4279284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776.7" calcext:value-type="float">
            <text:p>1776.7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7" calcext:value-type="float">
            <text:p>18.7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49910873" calcext:value-type="float">
            <text:p>2.049910873</text:p>
          </table:table-cell>
          <table:table-cell office:value-type="float" office:value="0.473333333" calcext:value-type="float">
            <text:p>0.473333333</text:p>
          </table:table-cell>
          <table:table-cell table:number-columns-repeated="98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1817" calcext:value-type="float">
            <text:p>148.3701817</text:p>
          </table:table-cell>
          <table:table-cell office:value-type="float" office:value="-36.4279063" calcext:value-type="float">
            <text:p>-36.4279063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776.1" calcext:value-type="float">
            <text:p>1776.1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3" calcext:value-type="float">
            <text:p>2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7044335" calcext:value-type="float">
            <text:p>1.97044335</text:p>
          </table:table-cell>
          <table:table-cell office:value-type="float" office:value="0.513733766" calcext:value-type="float">
            <text:p>0.513733766</text:p>
          </table:table-cell>
          <table:table-cell table:number-columns-repeated="98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1752" calcext:value-type="float">
            <text:p>148.3701752</text:p>
          </table:table-cell>
          <table:table-cell office:value-type="float" office:value="-36.4278684" calcext:value-type="float">
            <text:p>-36.4278684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775.2" calcext:value-type="float">
            <text:p>1775.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6" calcext:value-type="float">
            <text:p>16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409638554" calcext:value-type="float">
            <text:p>2.409638554</text:p>
          </table:table-cell>
          <table:table-cell office:value-type="float" office:value="0.428356164" calcext:value-type="float">
            <text:p>0.428356164</text:p>
          </table:table-cell>
          <table:table-cell table:number-columns-repeated="98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184" calcext:value-type="float">
            <text:p>148.370184</text:p>
          </table:table-cell>
          <table:table-cell office:value-type="float" office:value="-36.4278298" calcext:value-type="float">
            <text:p>-36.4278298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774.4" calcext:value-type="float">
            <text:p>1774.4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1" calcext:value-type="float">
            <text:p>3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05376344" calcext:value-type="float">
            <text:p>1.505376344</text:p>
          </table:table-cell>
          <table:table-cell office:value-type="float" office:value="0.474249292" calcext:value-type="float">
            <text:p>0.474249292</text:p>
          </table:table-cell>
          <table:table-cell table:number-columns-repeated="98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1852" calcext:value-type="float">
            <text:p>148.3701852</text:p>
          </table:table-cell>
          <table:table-cell office:value-type="float" office:value="-36.4277473" calcext:value-type="float">
            <text:p>-36.4277473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772.7" calcext:value-type="float">
            <text:p>1772.7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1" calcext:value-type="float">
            <text:p>18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09944751" calcext:value-type="float">
            <text:p>2.209944751</text:p>
          </table:table-cell>
          <table:table-cell office:value-type="float" office:value="0.446106443" calcext:value-type="float">
            <text:p>0.446106443</text:p>
          </table:table-cell>
          <table:table-cell table:number-columns-repeated="98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2545" calcext:value-type="float">
            <text:p>148.3702545</text:p>
          </table:table-cell>
          <table:table-cell office:value-type="float" office:value="-36.4277736" calcext:value-type="float">
            <text:p>-36.4277736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773.8" calcext:value-type="float">
            <text:p>1773.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9" calcext:value-type="float">
            <text:p>13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877697842" calcext:value-type="float">
            <text:p>2.877697842</text:p>
          </table:table-cell>
          <table:table-cell office:value-type="float" office:value="0.457231405" calcext:value-type="float">
            <text:p>0.457231405</text:p>
          </table:table-cell>
          <table:table-cell table:number-columns-repeated="98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702781" calcext:value-type="float">
            <text:p>148.3702781</text:p>
          </table:table-cell>
          <table:table-cell office:value-type="float" office:value="-36.4277606" calcext:value-type="float">
            <text:p>-36.4277606</text:p>
          </table:table-cell>
          <table:table-cell office:value-type="string" calcext:value-type="string">
            <text:p>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773.7" calcext:value-type="float">
            <text:p>1773.7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4.057971014" calcext:value-type="float">
            <text:p>4.057971014</text:p>
          </table:table-cell>
          <table:table-cell office:value-type="float" office:value="0.510686275" calcext:value-type="float">
            <text:p>0.510686275</text:p>
          </table:table-cell>
          <table:table-cell table:number-columns-repeated="98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3409" calcext:value-type="float">
            <text:p>148.3303409</text:p>
          </table:table-cell>
          <table:table-cell office:value-type="float" office:value="-36.4367156" calcext:value-type="float">
            <text:p>-36.4367156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04.9" calcext:value-type="float">
            <text:p>1804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41.5" calcext:value-type="float">
            <text:p>4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04819277" calcext:value-type="float">
            <text:p>1.204819277</text:p>
          </table:table-cell>
          <table:table-cell office:value-type="float" office:value="0.42916955" calcext:value-type="float">
            <text:p>0.42916955</text:p>
          </table:table-cell>
          <table:table-cell table:number-columns-repeated="98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4758" calcext:value-type="float">
            <text:p>148.3304758</text:p>
          </table:table-cell>
          <table:table-cell office:value-type="float" office:value="-36.4369558" calcext:value-type="float">
            <text:p>-36.4369558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10.2" calcext:value-type="float">
            <text:p>1810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3" calcext:value-type="float">
            <text:p>17.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730828516" calcext:value-type="float">
            <text:p>2.730828516</text:p>
          </table:table-cell>
          <table:table-cell office:value-type="float" office:value="0.449258065" calcext:value-type="float">
            <text:p>0.449258065</text:p>
          </table:table-cell>
          <table:table-cell table:number-columns-repeated="98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6062" calcext:value-type="float">
            <text:p>148.3306062</text:p>
          </table:table-cell>
          <table:table-cell office:value-type="float" office:value="-36.4371317" calcext:value-type="float">
            <text:p>-36.4371317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14.2" calcext:value-type="float">
            <text:p>1814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.4" calcext:value-type="float">
            <text:p>21.4</text:p>
          </table:table-cell>
          <table:table-cell office:value-type="float" office:value="0.43" calcext:value-type="float">
            <text:p>0.4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024922118" calcext:value-type="float">
            <text:p>2.024922118</text:p>
          </table:table-cell>
          <table:table-cell office:value-type="float" office:value="0.442836538" calcext:value-type="float">
            <text:p>0.442836538</text:p>
          </table:table-cell>
          <table:table-cell table:number-columns-repeated="98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6421" calcext:value-type="float">
            <text:p>148.3306421</text:p>
          </table:table-cell>
          <table:table-cell office:value-type="float" office:value="-36.4371732" calcext:value-type="float">
            <text:p>-36.4371732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15.2" calcext:value-type="float">
            <text:p>1815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1" calcext:value-type="float">
            <text:p>14.1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09692671" calcext:value-type="float">
            <text:p>3.309692671</text:p>
          </table:table-cell>
          <table:table-cell office:value-type="float" office:value="0.441181556" calcext:value-type="float">
            <text:p>0.441181556</text:p>
          </table:table-cell>
          <table:table-cell table:number-columns-repeated="98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7125" calcext:value-type="float">
            <text:p>148.3307125</text:p>
          </table:table-cell>
          <table:table-cell office:value-type="float" office:value="-36.4372461" calcext:value-type="float">
            <text:p>-36.4372461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17.3" calcext:value-type="float">
            <text:p>1817.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424242424" calcext:value-type="float">
            <text:p>2.424242424</text:p>
          </table:table-cell>
          <table:table-cell office:value-type="float" office:value="0.475418182" calcext:value-type="float">
            <text:p>0.475418182</text:p>
          </table:table-cell>
          <table:table-cell table:number-columns-repeated="98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7771" calcext:value-type="float">
            <text:p>148.3307771</text:p>
          </table:table-cell>
          <table:table-cell office:value-type="float" office:value="-36.4373371" calcext:value-type="float">
            <text:p>-36.4373371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20.8" calcext:value-type="float">
            <text:p>1820.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46944949" calcext:value-type="float">
            <text:p>0.846944949</text:p>
          </table:table-cell>
          <table:table-cell office:value-type="float" office:value="0.470767635" calcext:value-type="float">
            <text:p>0.470767635</text:p>
          </table:table-cell>
          <table:table-cell table:number-columns-repeated="98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7854" calcext:value-type="float">
            <text:p>148.3307854</text:p>
          </table:table-cell>
          <table:table-cell office:value-type="float" office:value="-36.4374624" calcext:value-type="float">
            <text:p>-36.4374624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25.2" calcext:value-type="float">
            <text:p>1825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62.4" calcext:value-type="float">
            <text:p>62.4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14957265" calcext:value-type="float">
            <text:p>1.014957265</text:p>
          </table:table-cell>
          <table:table-cell office:value-type="float" office:value="0.491901639" calcext:value-type="float">
            <text:p>0.491901639</text:p>
          </table:table-cell>
          <table:table-cell table:number-columns-repeated="98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8564" calcext:value-type="float">
            <text:p>148.3308564</text:p>
          </table:table-cell>
          <table:table-cell office:value-type="float" office:value="-36.4375131" calcext:value-type="float">
            <text:p>-36.4375131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27.4" calcext:value-type="float">
            <text:p>1827.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5.2" calcext:value-type="float">
            <text:p>25.2</text:p>
          </table:table-cell>
          <table:table-cell office:value-type="float" office:value="0.77" calcext:value-type="float">
            <text:p>0.7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042328042" calcext:value-type="float">
            <text:p>3.042328042</text:p>
          </table:table-cell>
          <table:table-cell office:value-type="float" office:value="0.527597276" calcext:value-type="float">
            <text:p>0.527597276</text:p>
          </table:table-cell>
          <table:table-cell table:number-columns-repeated="98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1271" calcext:value-type="float">
            <text:p>148.3311271</text:p>
          </table:table-cell>
          <table:table-cell office:value-type="float" office:value="-36.4374868" calcext:value-type="float">
            <text:p>-36.4374868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26.6" calcext:value-type="float">
            <text:p>1826.6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5" calcext:value-type="float">
            <text:p>20.5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601626016" calcext:value-type="float">
            <text:p>2.601626016</text:p>
          </table:table-cell>
          <table:table-cell office:value-type="float" office:value="0.496148148" calcext:value-type="float">
            <text:p>0.496148148</text:p>
          </table:table-cell>
          <table:table-cell table:number-columns-repeated="98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215" calcext:value-type="float">
            <text:p>148.331215</text:p>
          </table:table-cell>
          <table:table-cell office:value-type="float" office:value="-36.4375184" calcext:value-type="float">
            <text:p>-36.4375184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828.2" calcext:value-type="float">
            <text:p>1828.2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2.4" calcext:value-type="float">
            <text:p>22.4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3.273809524" calcext:value-type="float">
            <text:p>3.273809524</text:p>
          </table:table-cell>
          <table:table-cell office:value-type="float" office:value="0.425370741" calcext:value-type="float">
            <text:p>0.425370741</text:p>
          </table:table-cell>
          <table:table-cell table:number-columns-repeated="98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4643" calcext:value-type="float">
            <text:p>148.3314643</text:p>
          </table:table-cell>
          <table:table-cell office:value-type="float" office:value="-36.437449" calcext:value-type="float">
            <text:p>-36.437449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26.1" calcext:value-type="float">
            <text:p>1826.1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1" calcext:value-type="float">
            <text:p>15.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3200883" calcext:value-type="float">
            <text:p>3.53200883</text:p>
          </table:table-cell>
          <table:table-cell office:value-type="float" office:value="0.406710526" calcext:value-type="float">
            <text:p>0.406710526</text:p>
          </table:table-cell>
          <table:table-cell table:number-columns-repeated="98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5343" calcext:value-type="float">
            <text:p>148.3315343</text:p>
          </table:table-cell>
          <table:table-cell office:value-type="float" office:value="-36.4373942" calcext:value-type="float">
            <text:p>-36.4373942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24" calcext:value-type="float">
            <text:p>182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7" calcext:value-type="float">
            <text:p>17.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48210923" calcext:value-type="float">
            <text:p>2.448210923</text:p>
          </table:table-cell>
          <table:table-cell office:value-type="float" office:value="0.429892086" calcext:value-type="float">
            <text:p>0.429892086</text:p>
          </table:table-cell>
          <table:table-cell table:number-columns-repeated="98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5031" calcext:value-type="float">
            <text:p>148.3315031</text:p>
          </table:table-cell>
          <table:table-cell office:value-type="float" office:value="-36.4372992" calcext:value-type="float">
            <text:p>-36.4372992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19.7" calcext:value-type="float">
            <text:p>1819.7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9" calcext:value-type="float">
            <text:p>24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409638554" calcext:value-type="float">
            <text:p>2.409638554</text:p>
          </table:table-cell>
          <table:table-cell office:value-type="float" office:value="0.535516129" calcext:value-type="float">
            <text:p>0.535516129</text:p>
          </table:table-cell>
          <table:table-cell table:number-columns-repeated="98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5843" calcext:value-type="float">
            <text:p>148.3315843</text:p>
          </table:table-cell>
          <table:table-cell office:value-type="float" office:value="-36.4371933" calcext:value-type="float">
            <text:p>-36.4371933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815.9" calcext:value-type="float">
            <text:p>1815.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57894737" calcext:value-type="float">
            <text:p>3.157894737</text:p>
          </table:table-cell>
          <table:table-cell office:value-type="float" office:value="0.449185841" calcext:value-type="float">
            <text:p>0.449185841</text:p>
          </table:table-cell>
          <table:table-cell table:number-columns-repeated="98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15744" calcext:value-type="float">
            <text:p>148.3315744</text:p>
          </table:table-cell>
          <table:table-cell office:value-type="float" office:value="-36.4371467" calcext:value-type="float">
            <text:p>-36.4371467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-10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14.5" calcext:value-type="float">
            <text:p>1814.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3" calcext:value-type="float">
            <text:p>24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57613169" calcext:value-type="float">
            <text:p>2.057613169</text:p>
          </table:table-cell>
          <table:table-cell office:value-type="float" office:value="0.435695793" calcext:value-type="float">
            <text:p>0.435695793</text:p>
          </table:table-cell>
          <table:table-cell table:number-columns-repeated="98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2564" calcext:value-type="float">
            <text:p>148.3402564</text:p>
          </table:table-cell>
          <table:table-cell office:value-type="float" office:value="-36.430876" calcext:value-type="float">
            <text:p>-36.430876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8" calcext:value-type="float">
            <text:p>24.8</text:p>
          </table:table-cell>
          <table:table-cell office:value-type="float" office:value="0.77" calcext:value-type="float">
            <text:p>0.7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091397849" calcext:value-type="float">
            <text:p>3.091397849</text:p>
          </table:table-cell>
          <table:table-cell office:value-type="float" office:value="0.534041451" calcext:value-type="float">
            <text:p>0.534041451</text:p>
          </table:table-cell>
          <table:table-cell table:number-columns-repeated="98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4677" calcext:value-type="float">
            <text:p>148.3404677</text:p>
          </table:table-cell>
          <table:table-cell office:value-type="float" office:value="-36.4309606" calcext:value-type="float">
            <text:p>-36.4309606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787.4" calcext:value-type="float">
            <text:p>1787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9" calcext:value-type="float">
            <text:p>16.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50295858" calcext:value-type="float">
            <text:p>3.550295858</text:p>
          </table:table-cell>
          <table:table-cell office:value-type="float" office:value="0.478098859" calcext:value-type="float">
            <text:p>0.478098859</text:p>
          </table:table-cell>
          <table:table-cell table:number-columns-repeated="98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5199" calcext:value-type="float">
            <text:p>148.3405199</text:p>
          </table:table-cell>
          <table:table-cell office:value-type="float" office:value="-36.4309778" calcext:value-type="float">
            <text:p>-36.4309778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786.6" calcext:value-type="float">
            <text:p>1786.6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2" calcext:value-type="float">
            <text:p>17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88372093" calcext:value-type="float">
            <text:p>3.488372093</text:p>
          </table:table-cell>
          <table:table-cell office:value-type="float" office:value="0.404748603" calcext:value-type="float">
            <text:p>0.404748603</text:p>
          </table:table-cell>
          <table:table-cell table:number-columns-repeated="98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098" calcext:value-type="float">
            <text:p>148.3406098</text:p>
          </table:table-cell>
          <table:table-cell office:value-type="float" office:value="-36.4310144" calcext:value-type="float">
            <text:p>-36.4310144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784.8" calcext:value-type="float">
            <text:p>1784.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7.7" calcext:value-type="float">
            <text:p>27.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45728039" calcext:value-type="float">
            <text:p>2.045728039</text:p>
          </table:table-cell>
          <table:table-cell office:value-type="float" office:value="0.378781513" calcext:value-type="float">
            <text:p>0.378781513</text:p>
          </table:table-cell>
          <table:table-cell table:number-columns-repeated="98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948" calcext:value-type="float">
            <text:p>148.3406948</text:p>
          </table:table-cell>
          <table:table-cell office:value-type="float" office:value="-36.4310338" calcext:value-type="float">
            <text:p>-36.4310338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783.2" calcext:value-type="float">
            <text:p>1783.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63.3" calcext:value-type="float">
            <text:p>63.3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00526593" calcext:value-type="float">
            <text:p>1.000526593</text:p>
          </table:table-cell>
          <table:table-cell office:value-type="float" office:value="0.424322917" calcext:value-type="float">
            <text:p>0.424322917</text:p>
          </table:table-cell>
          <table:table-cell table:number-columns-repeated="98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939" calcext:value-type="float">
            <text:p>148.3406939</text:p>
          </table:table-cell>
          <table:table-cell office:value-type="float" office:value="-36.4310295" calcext:value-type="float">
            <text:p>-36.4310295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783.4" calcext:value-type="float">
            <text:p>1783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9" calcext:value-type="float">
            <text:p>28.9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84544406" calcext:value-type="float">
            <text:p>1.84544406</text:p>
          </table:table-cell>
          <table:table-cell office:value-type="float" office:value="0.466307947" calcext:value-type="float">
            <text:p>0.466307947</text:p>
          </table:table-cell>
          <table:table-cell table:number-columns-repeated="98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737" calcext:value-type="float">
            <text:p>148.340737</text:p>
          </table:table-cell>
          <table:table-cell office:value-type="float" office:value="-36.4311173" calcext:value-type="float">
            <text:p>-36.4311173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780.2" calcext:value-type="float">
            <text:p>1780.2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5.9" calcext:value-type="float">
            <text:p>25.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16602317" calcext:value-type="float">
            <text:p>2.316602317</text:p>
          </table:table-cell>
          <table:table-cell office:value-type="float" office:value="0.508592342" calcext:value-type="float">
            <text:p>0.508592342</text:p>
          </table:table-cell>
          <table:table-cell table:number-columns-repeated="98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7423" calcext:value-type="float">
            <text:p>148.3407423</text:p>
          </table:table-cell>
          <table:table-cell office:value-type="float" office:value="-36.4310788" calcext:value-type="float">
            <text:p>-36.4310788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781.3" calcext:value-type="float">
            <text:p>1781.3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54.1" calcext:value-type="float">
            <text:p>54.1</text:p>
          </table:table-cell>
          <table:table-cell office:value-type="float" office:value="0.77" calcext:value-type="float">
            <text:p>0.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128774" calcext:value-type="float">
            <text:p>1.417128774</text:p>
          </table:table-cell>
          <table:table-cell office:value-type="float" office:value="0.492310924" calcext:value-type="float">
            <text:p>0.492310924</text:p>
          </table:table-cell>
          <table:table-cell table:number-columns-repeated="98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868" calcext:value-type="float">
            <text:p>148.3406868</text:p>
          </table:table-cell>
          <table:table-cell office:value-type="float" office:value="-36.4311376" calcext:value-type="float">
            <text:p>-36.4311376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780.4" calcext:value-type="float">
            <text:p>1780.4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50.5" calcext:value-type="float">
            <text:p>50.5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4125413" calcext:value-type="float">
            <text:p>1.254125413</text:p>
          </table:table-cell>
          <table:table-cell office:value-type="float" office:value="0.42148847" calcext:value-type="float">
            <text:p>0.42148847</text:p>
          </table:table-cell>
          <table:table-cell table:number-columns-repeated="98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381" calcext:value-type="float">
            <text:p>148.3406381</text:p>
          </table:table-cell>
          <table:table-cell office:value-type="float" office:value="-36.4312282" calcext:value-type="float">
            <text:p>-36.4312282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778.9" calcext:value-type="float">
            <text:p>1778.9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0.7" calcext:value-type="float">
            <text:p>30.7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62975027" calcext:value-type="float">
            <text:p>2.062975027</text:p>
          </table:table-cell>
          <table:table-cell office:value-type="float" office:value="0.479288079" calcext:value-type="float">
            <text:p>0.479288079</text:p>
          </table:table-cell>
          <table:table-cell table:number-columns-repeated="98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6132" calcext:value-type="float">
            <text:p>148.3406132</text:p>
          </table:table-cell>
          <table:table-cell office:value-type="float" office:value="-36.431293" calcext:value-type="float">
            <text:p>-36.431293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777.6" calcext:value-type="float">
            <text:p>1777.6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8" calcext:value-type="float">
            <text:p>18.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39007092" calcext:value-type="float">
            <text:p>2.039007092</text:p>
          </table:table-cell>
          <table:table-cell office:value-type="float" office:value="0.480371353" calcext:value-type="float">
            <text:p>0.480371353</text:p>
          </table:table-cell>
          <table:table-cell table:number-columns-repeated="98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5534" calcext:value-type="float">
            <text:p>148.3405534</text:p>
          </table:table-cell>
          <table:table-cell office:value-type="float" office:value="-36.4313498" calcext:value-type="float">
            <text:p>-36.4313498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777" calcext:value-type="float">
            <text:p>1777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" calcext:value-type="float">
            <text:p>21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84126984" calcext:value-type="float">
            <text:p>1.984126984</text:p>
          </table:table-cell>
          <table:table-cell office:value-type="float" office:value="0.503770053" calcext:value-type="float">
            <text:p>0.503770053</text:p>
          </table:table-cell>
          <table:table-cell table:number-columns-repeated="98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5429" calcext:value-type="float">
            <text:p>148.3405429</text:p>
          </table:table-cell>
          <table:table-cell office:value-type="float" office:value="-36.4313883" calcext:value-type="float">
            <text:p>-36.4313883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776.1" calcext:value-type="float">
            <text:p>1776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3" calcext:value-type="float">
            <text:p>22.3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.868460389" calcext:value-type="float">
            <text:p>1.868460389</text:p>
          </table:table-cell>
          <table:table-cell office:value-type="float" office:value="0.48895449" calcext:value-type="float">
            <text:p>0.48895449</text:p>
          </table:table-cell>
          <table:table-cell table:number-columns-repeated="98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5247" calcext:value-type="float">
            <text:p>148.3405247</text:p>
          </table:table-cell>
          <table:table-cell office:value-type="float" office:value="-36.4313849" calcext:value-type="float">
            <text:p>-36.4313849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776.3" calcext:value-type="float">
            <text:p>1776.3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2.6" calcext:value-type="float">
            <text:p>32.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31492843" calcext:value-type="float">
            <text:p>1.431492843</text:p>
          </table:table-cell>
          <table:table-cell office:value-type="float" office:value="0.446932584" calcext:value-type="float">
            <text:p>0.446932584</text:p>
          </table:table-cell>
          <table:table-cell table:number-columns-repeated="98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404578" calcext:value-type="float">
            <text:p>148.3404578</text:p>
          </table:table-cell>
          <table:table-cell office:value-type="float" office:value="-36.4313637" calcext:value-type="float">
            <text:p>-36.4313637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-4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777.3" calcext:value-type="float">
            <text:p>1777.3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1" calcext:value-type="float">
            <text:p>16.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126294" calcext:value-type="float">
            <text:p>3.3126294</text:p>
          </table:table-cell>
          <table:table-cell office:value-type="float" office:value="0.496846307" calcext:value-type="float">
            <text:p>0.496846307</text:p>
          </table:table-cell>
          <table:table-cell table:number-columns-repeated="98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4786" calcext:value-type="float">
            <text:p>148.3244786</text:p>
          </table:table-cell>
          <table:table-cell office:value-type="float" office:value="-36.4382199" calcext:value-type="float">
            <text:p>-36.4382199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933.3" calcext:value-type="float">
            <text:p>1933.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6" calcext:value-type="float">
            <text:p>17.6</text:p>
          </table:table-cell>
          <table:table-cell office:value-type="float" office:value="0.6" calcext:value-type="float">
            <text:p>0.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409090909" calcext:value-type="float">
            <text:p>3.409090909</text:p>
          </table:table-cell>
          <table:table-cell office:value-type="float" office:value="0.435263158" calcext:value-type="float">
            <text:p>0.435263158</text:p>
          </table:table-cell>
          <table:table-cell table:number-columns-repeated="98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4215" calcext:value-type="float">
            <text:p>148.3244215</text:p>
          </table:table-cell>
          <table:table-cell office:value-type="float" office:value="-36.4381698" calcext:value-type="float">
            <text:p>-36.4381698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933.2" calcext:value-type="float">
            <text:p>1933.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9" calcext:value-type="float">
            <text:p>14.9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572706935" calcext:value-type="float">
            <text:p>2.572706935</text:p>
          </table:table-cell>
          <table:table-cell office:value-type="float" office:value="0.570930889" calcext:value-type="float">
            <text:p>0.570930889</text:p>
          </table:table-cell>
          <table:table-cell table:number-columns-repeated="98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2971" calcext:value-type="float">
            <text:p>148.3242971</text:p>
          </table:table-cell>
          <table:table-cell office:value-type="float" office:value="-36.438248" calcext:value-type="float">
            <text:p>-36.438248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932.8" calcext:value-type="float">
            <text:p>1932.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4" calcext:value-type="float">
            <text:p>19.4</text:p>
          </table:table-cell>
          <table:table-cell office:value-type="float" office:value="0.67" calcext:value-type="float">
            <text:p>0.67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436426117" calcext:value-type="float">
            <text:p>3.436426117</text:p>
          </table:table-cell>
          <table:table-cell office:value-type="float" office:value="0.508979592" calcext:value-type="float">
            <text:p>0.508979592</text:p>
          </table:table-cell>
          <table:table-cell table:number-columns-repeated="98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0165" calcext:value-type="float">
            <text:p>148.3240165</text:p>
          </table:table-cell>
          <table:table-cell office:value-type="float" office:value="-36.4384066" calcext:value-type="float">
            <text:p>-36.4384066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932.8" calcext:value-type="float">
            <text:p>1932.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7" calcext:value-type="float">
            <text:p>19.7</text:p>
          </table:table-cell>
          <table:table-cell office:value-type="float" office:value="0.63" calcext:value-type="float">
            <text:p>0.6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214890017" calcext:value-type="float">
            <text:p>3.214890017</text:p>
          </table:table-cell>
          <table:table-cell office:value-type="float" office:value="0.455947205" calcext:value-type="float">
            <text:p>0.455947205</text:p>
          </table:table-cell>
          <table:table-cell table:number-columns-repeated="98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9856" calcext:value-type="float">
            <text:p>148.3239856</text:p>
          </table:table-cell>
          <table:table-cell office:value-type="float" office:value="-36.4383721" calcext:value-type="float">
            <text:p>-36.4383721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931.8" calcext:value-type="float">
            <text:p>1931.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6" calcext:value-type="float">
            <text:p>14.6</text:p>
          </table:table-cell>
          <table:table-cell office:value-type="float" office:value="0.47" calcext:value-type="float">
            <text:p>0.4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196347032" calcext:value-type="float">
            <text:p>3.196347032</text:p>
          </table:table-cell>
          <table:table-cell office:value-type="float" office:value="0.492378449" calcext:value-type="float">
            <text:p>0.492378449</text:p>
          </table:table-cell>
          <table:table-cell table:number-columns-repeated="98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0566" calcext:value-type="float">
            <text:p>148.3240566</text:p>
          </table:table-cell>
          <table:table-cell office:value-type="float" office:value="-36.4374417" calcext:value-type="float">
            <text:p>-36.4374417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923.3" calcext:value-type="float">
            <text:p>1923.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4" calcext:value-type="float">
            <text:p>18.4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92753623" calcext:value-type="float">
            <text:p>1.992753623</text:p>
          </table:table-cell>
          <table:table-cell office:value-type="float" office:value="0.405320856" calcext:value-type="float">
            <text:p>0.405320856</text:p>
          </table:table-cell>
          <table:table-cell table:number-columns-repeated="98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9068" calcext:value-type="float">
            <text:p>148.3239068</text:p>
          </table:table-cell>
          <table:table-cell office:value-type="float" office:value="-36.4374947" calcext:value-type="float">
            <text:p>-36.4374947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921.2" calcext:value-type="float">
            <text:p>1921.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3" calcext:value-type="float">
            <text:p>16.3</text:p>
          </table:table-cell>
          <table:table-cell office:value-type="float" office:value="0.43" calcext:value-type="float">
            <text:p>0.4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658486708" calcext:value-type="float">
            <text:p>2.658486708</text:p>
          </table:table-cell>
          <table:table-cell office:value-type="float" office:value="0.507880597" calcext:value-type="float">
            <text:p>0.507880597</text:p>
          </table:table-cell>
          <table:table-cell table:number-columns-repeated="98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8297" calcext:value-type="float">
            <text:p>148.3238297</text:p>
          </table:table-cell>
          <table:table-cell office:value-type="float" office:value="-36.4375313" calcext:value-type="float">
            <text:p>-36.4375313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919.9" calcext:value-type="float">
            <text:p>1919.9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8" calcext:value-type="float">
            <text:p>13.8</text:p>
          </table:table-cell>
          <table:table-cell office:value-type="float" office:value="0.35" calcext:value-type="float">
            <text:p>0.3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536231884" calcext:value-type="float">
            <text:p>2.536231884</text:p>
          </table:table-cell>
          <table:table-cell office:value-type="float" office:value="0.523340292" calcext:value-type="float">
            <text:p>0.523340292</text:p>
          </table:table-cell>
          <table:table-cell table:number-columns-repeated="98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8029" calcext:value-type="float">
            <text:p>148.3238029</text:p>
          </table:table-cell>
          <table:table-cell office:value-type="float" office:value="-36.4375054" calcext:value-type="float">
            <text:p>-36.4375054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919.2" calcext:value-type="float">
            <text:p>1919.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3" calcext:value-type="float">
            <text:p>12.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06504065" calcext:value-type="float">
            <text:p>4.06504065</text:p>
          </table:table-cell>
          <table:table-cell office:value-type="float" office:value="0.474056122" calcext:value-type="float">
            <text:p>0.474056122</text:p>
          </table:table-cell>
          <table:table-cell table:number-columns-repeated="98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7385" calcext:value-type="float">
            <text:p>148.3237385</text:p>
          </table:table-cell>
          <table:table-cell office:value-type="float" office:value="-36.437311" calcext:value-type="float">
            <text:p>-36.437311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915" calcext:value-type="float">
            <text:p>1915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5" calcext:value-type="float">
            <text:p>15.5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1827957" calcext:value-type="float">
            <text:p>3.11827957</text:p>
          </table:table-cell>
          <table:table-cell office:value-type="float" office:value="0.508965102" calcext:value-type="float">
            <text:p>0.508965102</text:p>
          </table:table-cell>
          <table:table-cell table:number-columns-repeated="98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7268" calcext:value-type="float">
            <text:p>148.3237268</text:p>
          </table:table-cell>
          <table:table-cell office:value-type="float" office:value="-36.4371623" calcext:value-type="float">
            <text:p>-36.4371623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912.5" calcext:value-type="float">
            <text:p>1912.5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6" calcext:value-type="float">
            <text:p>16.6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012048193" calcext:value-type="float">
            <text:p>3.012048193</text:p>
          </table:table-cell>
          <table:table-cell office:value-type="float" office:value="0.528139535" calcext:value-type="float">
            <text:p>0.528139535</text:p>
          </table:table-cell>
          <table:table-cell table:number-columns-repeated="98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37501" calcext:value-type="float">
            <text:p>148.3237501</text:p>
          </table:table-cell>
          <table:table-cell office:value-type="float" office:value="-36.4371631" calcext:value-type="float">
            <text:p>-36.4371631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.6" calcext:value-type="float">
            <text:p>10.6</text:p>
          </table:table-cell>
          <table:table-cell office:value-type="float" office:value="0.37" calcext:value-type="float">
            <text:p>0.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459119497" calcext:value-type="float">
            <text:p>3.459119497</text:p>
          </table:table-cell>
          <table:table-cell office:value-type="float" office:value="0.526789838" calcext:value-type="float">
            <text:p>0.526789838</text:p>
          </table:table-cell>
          <table:table-cell table:number-columns-repeated="98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324" calcext:value-type="float">
            <text:p>148.324324</text:p>
          </table:table-cell>
          <table:table-cell office:value-type="float" office:value="-36.4370571" calcext:value-type="float">
            <text:p>-36.4370571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923.2" calcext:value-type="float">
            <text:p>1923.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" calcext:value-type="float">
            <text:p>1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11111111" calcext:value-type="float">
            <text:p>3.111111111</text:p>
          </table:table-cell>
          <table:table-cell office:value-type="float" office:value="0.484407713" calcext:value-type="float">
            <text:p>0.484407713</text:p>
          </table:table-cell>
          <table:table-cell table:number-columns-repeated="98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3242" calcext:value-type="float">
            <text:p>148.3243242</text:p>
          </table:table-cell>
          <table:table-cell office:value-type="float" office:value="-36.4370538" calcext:value-type="float">
            <text:p>-36.4370538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923.1" calcext:value-type="float">
            <text:p>1923.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076923077" calcext:value-type="float">
            <text:p>3.076923077</text:p>
          </table:table-cell>
          <table:table-cell office:value-type="float" office:value="0.581513043" calcext:value-type="float">
            <text:p>0.581513043</text:p>
          </table:table-cell>
          <table:table-cell table:number-columns-repeated="98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45507" calcext:value-type="float">
            <text:p>148.3245507</text:p>
          </table:table-cell>
          <table:table-cell office:value-type="float" office:value="-36.4370605" calcext:value-type="float">
            <text:p>-36.4370605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-1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925.7" calcext:value-type="float">
            <text:p>1925.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94252874" calcext:value-type="float">
            <text:p>1.494252874</text:p>
          </table:table-cell>
          <table:table-cell office:value-type="float" office:value="0.434871795" calcext:value-type="float">
            <text:p>0.434871795</text:p>
          </table:table-cell>
          <table:table-cell table:number-columns-repeated="98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4068" calcext:value-type="float">
            <text:p>148.3274068</text:p>
          </table:table-cell>
          <table:table-cell office:value-type="float" office:value="-36.4327184" calcext:value-type="float">
            <text:p>-36.4327184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52.8" calcext:value-type="float">
            <text:p>1852.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1" calcext:value-type="float">
            <text:p>12.1</text:p>
          </table:table-cell>
          <table:table-cell office:value-type="float" office:value="0.43" calcext:value-type="float">
            <text:p>0.4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81267218" calcext:value-type="float">
            <text:p>3.581267218</text:p>
          </table:table-cell>
          <table:table-cell office:value-type="float" office:value="0.594076577" calcext:value-type="float">
            <text:p>0.594076577</text:p>
          </table:table-cell>
          <table:table-cell table:number-columns-repeated="98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3096" calcext:value-type="float">
            <text:p>148.3273096</text:p>
          </table:table-cell>
          <table:table-cell office:value-type="float" office:value="-36.43269" calcext:value-type="float">
            <text:p>-36.43269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50.6" calcext:value-type="float">
            <text:p>1850.6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9" calcext:value-type="float">
            <text:p>24.9</text:p>
          </table:table-cell>
          <table:table-cell office:value-type="float" office:value="0.53" calcext:value-type="float">
            <text:p>0.5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141900937" calcext:value-type="float">
            <text:p>2.141900937</text:p>
          </table:table-cell>
          <table:table-cell office:value-type="float" office:value="0.458985025" calcext:value-type="float">
            <text:p>0.458985025</text:p>
          </table:table-cell>
          <table:table-cell table:number-columns-repeated="98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2478" calcext:value-type="float">
            <text:p>148.3272478</text:p>
          </table:table-cell>
          <table:table-cell office:value-type="float" office:value="-36.4327324" calcext:value-type="float">
            <text:p>-36.4327324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51" calcext:value-type="float">
            <text:p>1851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2" calcext:value-type="float">
            <text:p>28.2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91252955" calcext:value-type="float">
            <text:p>1.891252955</text:p>
          </table:table-cell>
          <table:table-cell office:value-type="float" office:value="0.47925" calcext:value-type="float">
            <text:p>0.47925</text:p>
          </table:table-cell>
          <table:table-cell table:number-columns-repeated="98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2349" calcext:value-type="float">
            <text:p>148.3272349</text:p>
          </table:table-cell>
          <table:table-cell office:value-type="float" office:value="-36.4328075" calcext:value-type="float">
            <text:p>-36.4328075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52.9" calcext:value-type="float">
            <text:p>1852.9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5609756" calcext:value-type="float">
            <text:p>0.975609756</text:p>
          </table:table-cell>
          <table:table-cell office:value-type="float" office:value="0.433729508" calcext:value-type="float">
            <text:p>0.433729508</text:p>
          </table:table-cell>
          <table:table-cell table:number-columns-repeated="98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2333" calcext:value-type="float">
            <text:p>148.3272333</text:p>
          </table:table-cell>
          <table:table-cell office:value-type="float" office:value="-36.4328434" calcext:value-type="float">
            <text:p>-36.4328434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53.8" calcext:value-type="float">
            <text:p>1853.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1" calcext:value-type="float">
            <text:p>11.1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153153153" calcext:value-type="float">
            <text:p>3.153153153</text:p>
          </table:table-cell>
          <table:table-cell office:value-type="float" office:value="0.499632353" calcext:value-type="float">
            <text:p>0.499632353</text:p>
          </table:table-cell>
          <table:table-cell table:number-columns-repeated="98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1967" calcext:value-type="float">
            <text:p>148.3271967</text:p>
          </table:table-cell>
          <table:table-cell office:value-type="float" office:value="-36.4329211" calcext:value-type="float">
            <text:p>-36.4329211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55.2" calcext:value-type="float">
            <text:p>1855.2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6.9" calcext:value-type="float">
            <text:p>26.9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39157373" calcext:value-type="float">
            <text:p>1.239157373</text:p>
          </table:table-cell>
          <table:table-cell office:value-type="float" office:value="0.515275938" calcext:value-type="float">
            <text:p>0.515275938</text:p>
          </table:table-cell>
          <table:table-cell table:number-columns-repeated="98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3005" calcext:value-type="float">
            <text:p>148.3273005</text:p>
          </table:table-cell>
          <table:table-cell office:value-type="float" office:value="-36.4330858" calcext:value-type="float">
            <text:p>-36.4330858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60.2" calcext:value-type="float">
            <text:p>1860.2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54901961" calcext:value-type="float">
            <text:p>2.254901961</text:p>
          </table:table-cell>
          <table:table-cell office:value-type="float" office:value="0.467335092" calcext:value-type="float">
            <text:p>0.467335092</text:p>
          </table:table-cell>
          <table:table-cell table:number-columns-repeated="98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2198" calcext:value-type="float">
            <text:p>148.3272198</text:p>
          </table:table-cell>
          <table:table-cell office:value-type="float" office:value="-36.4332033" calcext:value-type="float">
            <text:p>-36.4332033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60.6" calcext:value-type="float">
            <text:p>1860.6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3" calcext:value-type="float">
            <text:p>20.3</text:p>
          </table:table-cell>
          <table:table-cell office:value-type="float" office:value="0.47" calcext:value-type="float">
            <text:p>0.4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98850575" calcext:value-type="float">
            <text:p>2.298850575</text:p>
          </table:table-cell>
          <table:table-cell office:value-type="float" office:value="0.41162116" calcext:value-type="float">
            <text:p>0.41162116</text:p>
          </table:table-cell>
          <table:table-cell table:number-columns-repeated="98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1319" calcext:value-type="float">
            <text:p>148.3271319</text:p>
          </table:table-cell>
          <table:table-cell office:value-type="float" office:value="-36.4332651" calcext:value-type="float">
            <text:p>-36.4332651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60.1" calcext:value-type="float">
            <text:p>1860.1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3" calcext:value-type="float">
            <text:p>15.3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78649237" calcext:value-type="float">
            <text:p>2.178649237</text:p>
          </table:table-cell>
          <table:table-cell office:value-type="float" office:value="0.493527851" calcext:value-type="float">
            <text:p>0.493527851</text:p>
          </table:table-cell>
          <table:table-cell table:number-columns-repeated="98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71111" calcext:value-type="float">
            <text:p>148.3271111</text:p>
          </table:table-cell>
          <table:table-cell office:value-type="float" office:value="-36.4332751" calcext:value-type="float">
            <text:p>-36.4332751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7" calcext:value-type="float">
            <text:p>11.7</text:p>
          </table:table-cell>
          <table:table-cell office:value-type="float" office:value="0.33" calcext:value-type="float">
            <text:p>0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849002849" calcext:value-type="float">
            <text:p>2.849002849</text:p>
          </table:table-cell>
          <table:table-cell office:value-type="float" office:value="0.480603675" calcext:value-type="float">
            <text:p>0.480603675</text:p>
          </table:table-cell>
          <table:table-cell table:number-columns-repeated="98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69717" calcext:value-type="float">
            <text:p>148.3269717</text:p>
          </table:table-cell>
          <table:table-cell office:value-type="float" office:value="-36.4333042" calcext:value-type="float">
            <text:p>-36.4333042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58.8" calcext:value-type="float">
            <text:p>1858.8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" calcext:value-type="float">
            <text:p>31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82795699" calcext:value-type="float">
            <text:p>1.182795699</text:p>
          </table:table-cell>
          <table:table-cell office:value-type="float" office:value="0.393492723" calcext:value-type="float">
            <text:p>0.393492723</text:p>
          </table:table-cell>
          <table:table-cell table:number-columns-repeated="98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69646" calcext:value-type="float">
            <text:p>148.3269646</text:p>
          </table:table-cell>
          <table:table-cell office:value-type="float" office:value="-36.4333894" calcext:value-type="float">
            <text:p>-36.4333894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60.4" calcext:value-type="float">
            <text:p>1860.4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5.6" calcext:value-type="float">
            <text:p>35.6</text:p>
          </table:table-cell>
          <table:table-cell office:value-type="float" office:value="0.47" calcext:value-type="float">
            <text:p>0.4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10861423" calcext:value-type="float">
            <text:p>1.310861423</text:p>
          </table:table-cell>
          <table:table-cell office:value-type="float" office:value="0.513903421" calcext:value-type="float">
            <text:p>0.513903421</text:p>
          </table:table-cell>
          <table:table-cell table:number-columns-repeated="98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68899" calcext:value-type="float">
            <text:p>148.3268899</text:p>
          </table:table-cell>
          <table:table-cell office:value-type="float" office:value="-36.4334797" calcext:value-type="float">
            <text:p>-36.4334797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61.7" calcext:value-type="float">
            <text:p>1861.7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.2" calcext:value-type="float">
            <text:p>21.2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044025157" calcext:value-type="float">
            <text:p>2.044025157</text:p>
          </table:table-cell>
          <table:table-cell office:value-type="float" office:value="0.445772532" calcext:value-type="float">
            <text:p>0.445772532</text:p>
          </table:table-cell>
          <table:table-cell table:number-columns-repeated="98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64169" calcext:value-type="float">
            <text:p>148.3264169</text:p>
          </table:table-cell>
          <table:table-cell office:value-type="float" office:value="-36.4335254" calcext:value-type="float">
            <text:p>-36.4335254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94240838" calcext:value-type="float">
            <text:p>2.094240838</text:p>
          </table:table-cell>
          <table:table-cell office:value-type="float" office:value="0.418119048" calcext:value-type="float">
            <text:p>0.418119048</text:p>
          </table:table-cell>
          <table:table-cell table:number-columns-repeated="98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64028" calcext:value-type="float">
            <text:p>148.3264028</text:p>
          </table:table-cell>
          <table:table-cell office:value-type="float" office:value="-36.4335006" calcext:value-type="float">
            <text:p>-36.4335006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-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58.3" calcext:value-type="float">
            <text:p>1858.3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9.2" calcext:value-type="float">
            <text:p>19.2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9722222" calcext:value-type="float">
            <text:p>1.909722222</text:p>
          </table:table-cell>
          <table:table-cell office:value-type="float" office:value="0.513227848" calcext:value-type="float">
            <text:p>0.513227848</text:p>
          </table:table-cell>
          <table:table-cell table:number-columns-repeated="98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86756" calcext:value-type="float">
            <text:p>148.4186756</text:p>
          </table:table-cell>
          <table:table-cell office:value-type="float" office:value="-36.3808747" calcext:value-type="float">
            <text:p>-36.3808747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696.8" calcext:value-type="float">
            <text:p>1696.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0.6" calcext:value-type="float">
            <text:p>40.6</text:p>
          </table:table-cell>
          <table:table-cell office:value-type="float" office:value="1.17" calcext:value-type="float">
            <text:p>1.17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873563218" calcext:value-type="float">
            <text:p>2.873563218</text:p>
          </table:table-cell>
          <table:table-cell office:value-type="float" office:value="0.416810897" calcext:value-type="float">
            <text:p>0.416810897</text:p>
          </table:table-cell>
          <table:table-cell table:number-columns-repeated="98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87162" calcext:value-type="float">
            <text:p>148.4187162</text:p>
          </table:table-cell>
          <table:table-cell office:value-type="float" office:value="-36.3809689" calcext:value-type="float">
            <text:p>-36.3809689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698.6" calcext:value-type="float">
            <text:p>1698.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4.2" calcext:value-type="float">
            <text:p>14.2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3.755868545" calcext:value-type="float">
            <text:p>3.755868545</text:p>
          </table:table-cell>
          <table:table-cell office:value-type="float" office:value="0.453643216" calcext:value-type="float">
            <text:p>0.453643216</text:p>
          </table:table-cell>
          <table:table-cell table:number-columns-repeated="98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87775" calcext:value-type="float">
            <text:p>148.4187775</text:p>
          </table:table-cell>
          <table:table-cell office:value-type="float" office:value="-36.3810116" calcext:value-type="float">
            <text:p>-36.3810116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699.6" calcext:value-type="float">
            <text:p>1699.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42.2" calcext:value-type="float">
            <text:p>42.2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05371248" calcext:value-type="float">
            <text:p>2.05371248</text:p>
          </table:table-cell>
          <table:table-cell office:value-type="float" office:value="0.502687366" calcext:value-type="float">
            <text:p>0.502687366</text:p>
          </table:table-cell>
          <table:table-cell table:number-columns-repeated="98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87571" calcext:value-type="float">
            <text:p>148.4187571</text:p>
          </table:table-cell>
          <table:table-cell office:value-type="float" office:value="-36.3810701" calcext:value-type="float">
            <text:p>-36.3810701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700.7" calcext:value-type="float">
            <text:p>1700.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5" calcext:value-type="float">
            <text:p>28.5</text:p>
          </table:table-cell>
          <table:table-cell office:value-type="float" office:value="0.83" calcext:value-type="float">
            <text:p>0.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923976608" calcext:value-type="float">
            <text:p>2.923976608</text:p>
          </table:table-cell>
          <table:table-cell office:value-type="float" office:value="0.417549407" calcext:value-type="float">
            <text:p>0.417549407</text:p>
          </table:table-cell>
          <table:table-cell table:number-columns-repeated="98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0201" calcext:value-type="float">
            <text:p>148.4190201</text:p>
          </table:table-cell>
          <table:table-cell office:value-type="float" office:value="-36.381112" calcext:value-type="float">
            <text:p>-36.381112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701.5" calcext:value-type="float">
            <text:p>1701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8.7" calcext:value-type="float">
            <text:p>58.7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.214650767" calcext:value-type="float">
            <text:p>2.214650767</text:p>
          </table:table-cell>
          <table:table-cell office:value-type="float" office:value="0.478809284" calcext:value-type="float">
            <text:p>0.478809284</text:p>
          </table:table-cell>
          <table:table-cell table:number-columns-repeated="98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244" calcext:value-type="float">
            <text:p>148.419244</text:p>
          </table:table-cell>
          <table:table-cell office:value-type="float" office:value="-36.3813375" calcext:value-type="float">
            <text:p>-36.3813375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6.6" calcext:value-type="float">
            <text:p>16.6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17670683" calcext:value-type="float">
            <text:p>4.417670683</text:p>
          </table:table-cell>
          <table:table-cell office:value-type="float" office:value="0.454291845" calcext:value-type="float">
            <text:p>0.454291845</text:p>
          </table:table-cell>
          <table:table-cell table:number-columns-repeated="98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1816" calcext:value-type="float">
            <text:p>148.4191816</text:p>
          </table:table-cell>
          <table:table-cell office:value-type="float" office:value="-36.3814" calcext:value-type="float">
            <text:p>-36.3814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706.2" calcext:value-type="float">
            <text:p>1706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52.7" calcext:value-type="float">
            <text:p>52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707779886" calcext:value-type="float">
            <text:p>1.707779886</text:p>
          </table:table-cell>
          <table:table-cell office:value-type="float" office:value="0.415544218" calcext:value-type="float">
            <text:p>0.415544218</text:p>
          </table:table-cell>
          <table:table-cell table:number-columns-repeated="98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2847" calcext:value-type="float">
            <text:p>148.4192847</text:p>
          </table:table-cell>
          <table:table-cell office:value-type="float" office:value="-36.3814264" calcext:value-type="float">
            <text:p>-36.3814264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706.5" calcext:value-type="float">
            <text:p>1706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39.6" calcext:value-type="float">
            <text:p>139.6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55109838" calcext:value-type="float">
            <text:p>0.955109838</text:p>
          </table:table-cell>
          <table:table-cell office:value-type="float" office:value="0.426666667" calcext:value-type="float">
            <text:p>0.426666667</text:p>
          </table:table-cell>
          <table:table-cell table:number-columns-repeated="98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3919" calcext:value-type="float">
            <text:p>148.4193919</text:p>
          </table:table-cell>
          <table:table-cell office:value-type="float" office:value="-36.3814006" calcext:value-type="float">
            <text:p>-36.3814006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706.2" calcext:value-type="float">
            <text:p>1706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2.7" calcext:value-type="float">
            <text:p>32.7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2.140672783" calcext:value-type="float">
            <text:p>2.140672783</text:p>
          </table:table-cell>
          <table:table-cell office:value-type="float" office:value="0.457844228" calcext:value-type="float">
            <text:p>0.457844228</text:p>
          </table:table-cell>
          <table:table-cell table:number-columns-repeated="98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6054" calcext:value-type="float">
            <text:p>148.4196054</text:p>
          </table:table-cell>
          <table:table-cell office:value-type="float" office:value="-36.3814605" calcext:value-type="float">
            <text:p>-36.3814605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707" calcext:value-type="float">
            <text:p>170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3.4" calcext:value-type="float">
            <text:p>33.4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94810379" calcext:value-type="float">
            <text:p>2.594810379</text:p>
          </table:table-cell>
          <table:table-cell office:value-type="float" office:value="0.501186636" calcext:value-type="float">
            <text:p>0.501186636</text:p>
          </table:table-cell>
          <table:table-cell table:number-columns-repeated="98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652" calcext:value-type="float">
            <text:p>148.419652</text:p>
          </table:table-cell>
          <table:table-cell office:value-type="float" office:value="-36.381474" calcext:value-type="float">
            <text:p>-36.381474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707.2" calcext:value-type="float">
            <text:p>1707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.7" calcext:value-type="float">
            <text:p>31.7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33964248" calcext:value-type="float">
            <text:p>2.733964248</text:p>
          </table:table-cell>
          <table:table-cell office:value-type="float" office:value="0.492021505" calcext:value-type="float">
            <text:p>0.492021505</text:p>
          </table:table-cell>
          <table:table-cell table:number-columns-repeated="98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8775" calcext:value-type="float">
            <text:p>148.4198775</text:p>
          </table:table-cell>
          <table:table-cell office:value-type="float" office:value="-36.3815688" calcext:value-type="float">
            <text:p>-36.3815688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708" calcext:value-type="float">
            <text:p>170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9.6" calcext:value-type="float">
            <text:p>29.6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927927928" calcext:value-type="float">
            <text:p>2.927927928</text:p>
          </table:table-cell>
          <table:table-cell office:value-type="float" office:value="0.518325359" calcext:value-type="float">
            <text:p>0.518325359</text:p>
          </table:table-cell>
          <table:table-cell table:number-columns-repeated="98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887" calcext:value-type="float">
            <text:p>148.419887</text:p>
          </table:table-cell>
          <table:table-cell office:value-type="float" office:value="-36.3816049" calcext:value-type="float">
            <text:p>-36.3816049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708.5" calcext:value-type="float">
            <text:p>1708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3" calcext:value-type="float">
            <text:p>28.3</text:p>
          </table:table-cell>
          <table:table-cell office:value-type="float" office:value="0.97" calcext:value-type="float">
            <text:p>0.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415783274" calcext:value-type="float">
            <text:p>3.415783274</text:p>
          </table:table-cell>
          <table:table-cell office:value-type="float" office:value="0.530819328" calcext:value-type="float">
            <text:p>0.530819328</text:p>
          </table:table-cell>
          <table:table-cell table:number-columns-repeated="98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9314" calcext:value-type="float">
            <text:p>148.4199314</text:p>
          </table:table-cell>
          <table:table-cell office:value-type="float" office:value="-36.3816731" calcext:value-type="float">
            <text:p>-36.3816731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709.3" calcext:value-type="float">
            <text:p>1709.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7.6" calcext:value-type="float">
            <text:p>37.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570921986" calcext:value-type="float">
            <text:p>2.570921986</text:p>
          </table:table-cell>
          <table:table-cell office:value-type="float" office:value="0.497891566" calcext:value-type="float">
            <text:p>0.497891566</text:p>
          </table:table-cell>
          <table:table-cell table:number-columns-repeated="98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4199451" calcext:value-type="float">
            <text:p>148.4199451</text:p>
          </table:table-cell>
          <table:table-cell office:value-type="float" office:value="-36.3817312" calcext:value-type="float">
            <text:p>-36.3817312</text:p>
          </table:table-cell>
          <table:table-cell office:value-type="string" calcext:value-type="string">
            <text:p>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-12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710.2" calcext:value-type="float">
            <text:p>1710.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6.1" calcext:value-type="float">
            <text:p>26.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0651341" calcext:value-type="float">
            <text:p>3.0651341</text:p>
          </table:table-cell>
          <table:table-cell office:value-type="float" office:value="0.415262484" calcext:value-type="float">
            <text:p>0.415262484</text:p>
          </table:table-cell>
          <table:table-cell table:number-columns-repeated="98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2204" calcext:value-type="float">
            <text:p>148.3292204</text:p>
          </table:table-cell>
          <table:table-cell office:value-type="float" office:value="-36.4295516" calcext:value-type="float">
            <text:p>-36.4295516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833.9" calcext:value-type="float">
            <text:p>1833.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.2" calcext:value-type="float">
            <text:p>21.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01257862" calcext:value-type="float">
            <text:p>2.201257862</text:p>
          </table:table-cell>
          <table:table-cell office:value-type="float" office:value="0.441081481" calcext:value-type="float">
            <text:p>0.441081481</text:p>
          </table:table-cell>
          <table:table-cell table:number-columns-repeated="98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3814" calcext:value-type="float">
            <text:p>148.3293814</text:p>
          </table:table-cell>
          <table:table-cell office:value-type="float" office:value="-36.4295053" calcext:value-type="float">
            <text:p>-36.4295053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836" calcext:value-type="float">
            <text:p>1836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7.3" calcext:value-type="float">
            <text:p>37.3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787310098" calcext:value-type="float">
            <text:p>1.787310098</text:p>
          </table:table-cell>
          <table:table-cell office:value-type="float" office:value="0.46370603" calcext:value-type="float">
            <text:p>0.46370603</text:p>
          </table:table-cell>
          <table:table-cell table:number-columns-repeated="98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4911" calcext:value-type="float">
            <text:p>148.3294911</text:p>
          </table:table-cell>
          <table:table-cell office:value-type="float" office:value="-36.4294488" calcext:value-type="float">
            <text:p>-36.4294488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836.9" calcext:value-type="float">
            <text:p>1836.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3.4" calcext:value-type="float">
            <text:p>23.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94301994" calcext:value-type="float">
            <text:p>1.994301994</text:p>
          </table:table-cell>
          <table:table-cell office:value-type="float" office:value="0.486071429" calcext:value-type="float">
            <text:p>0.486071429</text:p>
          </table:table-cell>
          <table:table-cell table:number-columns-repeated="98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7099" calcext:value-type="float">
            <text:p>148.3297099</text:p>
          </table:table-cell>
          <table:table-cell office:value-type="float" office:value="-36.4294627" calcext:value-type="float">
            <text:p>-36.4294627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841.1" calcext:value-type="float">
            <text:p>1841.1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1.1" calcext:value-type="float">
            <text:p>31.1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822079314" calcext:value-type="float">
            <text:p>1.822079314</text:p>
          </table:table-cell>
          <table:table-cell office:value-type="float" office:value="0.529061977" calcext:value-type="float">
            <text:p>0.529061977</text:p>
          </table:table-cell>
          <table:table-cell table:number-columns-repeated="98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8412" calcext:value-type="float">
            <text:p>148.3298412</text:p>
          </table:table-cell>
          <table:table-cell office:value-type="float" office:value="-36.4294458" calcext:value-type="float">
            <text:p>-36.4294458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843.6" calcext:value-type="float">
            <text:p>1843.6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2" calcext:value-type="float">
            <text:p>13.2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282828283" calcext:value-type="float">
            <text:p>3.282828283</text:p>
          </table:table-cell>
          <table:table-cell office:value-type="float" office:value="0.599930435" calcext:value-type="float">
            <text:p>0.599930435</text:p>
          </table:table-cell>
          <table:table-cell table:number-columns-repeated="98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9069" calcext:value-type="float">
            <text:p>148.3299069</text:p>
          </table:table-cell>
          <table:table-cell office:value-type="float" office:value="-36.4294235" calcext:value-type="float">
            <text:p>-36.4294235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844.6" calcext:value-type="float">
            <text:p>1844.6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2" calcext:value-type="float">
            <text:p>24.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41597796" calcext:value-type="float">
            <text:p>2.341597796</text:p>
          </table:table-cell>
          <table:table-cell office:value-type="float" office:value="0.426401869" calcext:value-type="float">
            <text:p>0.426401869</text:p>
          </table:table-cell>
          <table:table-cell table:number-columns-repeated="98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299008" calcext:value-type="float">
            <text:p>148.3299008</text:p>
          </table:table-cell>
          <table:table-cell office:value-type="float" office:value="-36.4294356" calcext:value-type="float">
            <text:p>-36.4294356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844.7" calcext:value-type="float">
            <text:p>1844.7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4" calcext:value-type="float">
            <text:p>15.4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48051948" calcext:value-type="float">
            <text:p>1.948051948</text:p>
          </table:table-cell>
          <table:table-cell office:value-type="float" office:value="0.540383142" calcext:value-type="float">
            <text:p>0.540383142</text:p>
          </table:table-cell>
          <table:table-cell table:number-columns-repeated="98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0386" calcext:value-type="float">
            <text:p>148.3300386</text:p>
          </table:table-cell>
          <table:table-cell office:value-type="float" office:value="-36.429402" calcext:value-type="float">
            <text:p>-36.429402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846.8" calcext:value-type="float">
            <text:p>1846.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8" calcext:value-type="float">
            <text:p>27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38848921" calcext:value-type="float">
            <text:p>1.438848921</text:p>
          </table:table-cell>
          <table:table-cell office:value-type="float" office:value="0.485269168" calcext:value-type="float">
            <text:p>0.485269168</text:p>
          </table:table-cell>
          <table:table-cell table:number-columns-repeated="98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1089" calcext:value-type="float">
            <text:p>148.3301089</text:p>
          </table:table-cell>
          <table:table-cell office:value-type="float" office:value="-36.4295358" calcext:value-type="float">
            <text:p>-36.4295358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850.1" calcext:value-type="float">
            <text:p>1850.1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6.1" calcext:value-type="float">
            <text:p>26.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60280971" calcext:value-type="float">
            <text:p>1.660280971</text:p>
          </table:table-cell>
          <table:table-cell office:value-type="float" office:value="0.490564263" calcext:value-type="float">
            <text:p>0.490564263</text:p>
          </table:table-cell>
          <table:table-cell table:number-columns-repeated="98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362" calcext:value-type="float">
            <text:p>148.330362</text:p>
          </table:table-cell>
          <table:table-cell office:value-type="float" office:value="-36.4294878" calcext:value-type="float">
            <text:p>-36.4294878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853.8" calcext:value-type="float">
            <text:p>1853.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3.1" calcext:value-type="float">
            <text:p>33.1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08962739" calcext:value-type="float">
            <text:p>2.708962739</text:p>
          </table:table-cell>
          <table:table-cell office:value-type="float" office:value="0.487587629" calcext:value-type="float">
            <text:p>0.487587629</text:p>
          </table:table-cell>
          <table:table-cell table:number-columns-repeated="98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339" calcext:value-type="float">
            <text:p>148.330339</text:p>
          </table:table-cell>
          <table:table-cell office:value-type="float" office:value="-36.4295334" calcext:value-type="float">
            <text:p>-36.4295334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853.9" calcext:value-type="float">
            <text:p>1853.9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5.5" calcext:value-type="float">
            <text:p>25.5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830065359" calcext:value-type="float">
            <text:p>1.830065359</text:p>
          </table:table-cell>
          <table:table-cell office:value-type="float" office:value="0.479650655" calcext:value-type="float">
            <text:p>0.479650655</text:p>
          </table:table-cell>
          <table:table-cell table:number-columns-repeated="98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3717" calcext:value-type="float">
            <text:p>148.3303717</text:p>
          </table:table-cell>
          <table:table-cell office:value-type="float" office:value="-36.4295498" calcext:value-type="float">
            <text:p>-36.4295498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854.4" calcext:value-type="float">
            <text:p>1854.4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9.3" calcext:value-type="float">
            <text:p>29.3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92718999" calcext:value-type="float">
            <text:p>1.592718999</text:p>
          </table:table-cell>
          <table:table-cell office:value-type="float" office:value="0.396577381" calcext:value-type="float">
            <text:p>0.396577381</text:p>
          </table:table-cell>
          <table:table-cell table:number-columns-repeated="98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2236" calcext:value-type="float">
            <text:p>148.3302236</text:p>
          </table:table-cell>
          <table:table-cell office:value-type="float" office:value="-36.4296163" calcext:value-type="float">
            <text:p>-36.4296163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853" calcext:value-type="float">
            <text:p>1853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9.2" calcext:value-type="float">
            <text:p>29.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54794521" calcext:value-type="float">
            <text:p>2.054794521</text:p>
          </table:table-cell>
          <table:table-cell office:value-type="float" office:value="0.46016158" calcext:value-type="float">
            <text:p>0.46016158</text:p>
          </table:table-cell>
          <table:table-cell table:number-columns-repeated="98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02202" calcext:value-type="float">
            <text:p>148.3302202</text:p>
          </table:table-cell>
          <table:table-cell office:value-type="float" office:value="-36.4295999" calcext:value-type="float">
            <text:p>-36.4295999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-3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852.8" calcext:value-type="float">
            <text:p>1852.8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5" calcext:value-type="float">
            <text:p>18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62162162" calcext:value-type="float">
            <text:p>2.162162162</text:p>
          </table:table-cell>
          <table:table-cell office:value-type="float" office:value="0.504771084" calcext:value-type="float">
            <text:p>0.504771084</text:p>
          </table:table-cell>
          <table:table-cell table:number-columns-repeated="98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4077" calcext:value-type="float">
            <text:p>148.3364077</text:p>
          </table:table-cell>
          <table:table-cell office:value-type="float" office:value="-36.4390768" calcext:value-type="float">
            <text:p>-36.4390768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918.7" calcext:value-type="float">
            <text:p>1918.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1.1" calcext:value-type="float">
            <text:p>31.1</text:p>
          </table:table-cell>
          <table:table-cell office:value-type="float" office:value="0.53" calcext:value-type="float">
            <text:p>0.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14898178" calcext:value-type="float">
            <text:p>1.714898178</text:p>
          </table:table-cell>
          <table:table-cell office:value-type="float" office:value="0.419371069" calcext:value-type="float">
            <text:p>0.419371069</text:p>
          </table:table-cell>
          <table:table-cell table:number-columns-repeated="98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3369" calcext:value-type="float">
            <text:p>148.3363369</text:p>
          </table:table-cell>
          <table:table-cell office:value-type="float" office:value="-36.439075" calcext:value-type="float">
            <text:p>-36.439075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918.7" calcext:value-type="float">
            <text:p>1918.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30.9" calcext:value-type="float">
            <text:p>30.9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10248112" calcext:value-type="float">
            <text:p>1.510248112</text:p>
          </table:table-cell>
          <table:table-cell office:value-type="float" office:value="0.485698448" calcext:value-type="float">
            <text:p>0.485698448</text:p>
          </table:table-cell>
          <table:table-cell table:number-columns-repeated="98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2987" calcext:value-type="float">
            <text:p>148.3362987</text:p>
          </table:table-cell>
          <table:table-cell office:value-type="float" office:value="-36.4391145" calcext:value-type="float">
            <text:p>-36.4391145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920.1" calcext:value-type="float">
            <text:p>1920.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5" calcext:value-type="float">
            <text:p>15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80645161" calcext:value-type="float">
            <text:p>2.580645161</text:p>
          </table:table-cell>
          <table:table-cell office:value-type="float" office:value="0.511741935" calcext:value-type="float">
            <text:p>0.511741935</text:p>
          </table:table-cell>
          <table:table-cell table:number-columns-repeated="98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2215" calcext:value-type="float">
            <text:p>148.3362215</text:p>
          </table:table-cell>
          <table:table-cell office:value-type="float" office:value="-36.4391478" calcext:value-type="float">
            <text:p>-36.4391478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921.3" calcext:value-type="float">
            <text:p>1921.3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2" calcext:value-type="float">
            <text:p>28.2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00236407" calcext:value-type="float">
            <text:p>1.300236407</text:p>
          </table:table-cell>
          <table:table-cell office:value-type="float" office:value="0.457942956" calcext:value-type="float">
            <text:p>0.457942956</text:p>
          </table:table-cell>
          <table:table-cell table:number-columns-repeated="98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814" calcext:value-type="float">
            <text:p>148.3361814</text:p>
          </table:table-cell>
          <table:table-cell office:value-type="float" office:value="-36.4391645" calcext:value-type="float">
            <text:p>-36.4391645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921.9" calcext:value-type="float">
            <text:p>1921.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2" calcext:value-type="float">
            <text:p>18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97802198" calcext:value-type="float">
            <text:p>2.197802198</text:p>
          </table:table-cell>
          <table:table-cell office:value-type="float" office:value="0.418678571" calcext:value-type="float">
            <text:p>0.418678571</text:p>
          </table:table-cell>
          <table:table-cell table:number-columns-repeated="98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528" calcext:value-type="float">
            <text:p>148.3361528</text:p>
          </table:table-cell>
          <table:table-cell office:value-type="float" office:value="-36.4391791" calcext:value-type="float">
            <text:p>-36.4391791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922.4" calcext:value-type="float">
            <text:p>1922.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9.4" calcext:value-type="float">
            <text:p>19.4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90034364" calcext:value-type="float">
            <text:p>1.890034364</text:p>
          </table:table-cell>
          <table:table-cell office:value-type="float" office:value="0.499428105" calcext:value-type="float">
            <text:p>0.499428105</text:p>
          </table:table-cell>
          <table:table-cell table:number-columns-repeated="98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803" calcext:value-type="float">
            <text:p>148.3361803</text:p>
          </table:table-cell>
          <table:table-cell office:value-type="float" office:value="-36.4391992" calcext:value-type="float">
            <text:p>-36.4391992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922.9" calcext:value-type="float">
            <text:p>1922.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1" calcext:value-type="float">
            <text:p>13.1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26208651" calcext:value-type="float">
            <text:p>2.926208651</text:p>
          </table:table-cell>
          <table:table-cell office:value-type="float" office:value="0.493987138" calcext:value-type="float">
            <text:p>0.493987138</text:p>
          </table:table-cell>
          <table:table-cell table:number-columns-repeated="98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991" calcext:value-type="float">
            <text:p>148.3361991</text:p>
          </table:table-cell>
          <table:table-cell office:value-type="float" office:value="-36.4392946" calcext:value-type="float">
            <text:p>-36.4392946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925.5" calcext:value-type="float">
            <text:p>1925.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24242424" calcext:value-type="float">
            <text:p>2.424242424</text:p>
          </table:table-cell>
          <table:table-cell office:value-type="float" office:value="0.423144016" calcext:value-type="float">
            <text:p>0.423144016</text:p>
          </table:table-cell>
          <table:table-cell table:number-columns-repeated="98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2067" calcext:value-type="float">
            <text:p>148.3362067</text:p>
          </table:table-cell>
          <table:table-cell office:value-type="float" office:value="-36.4394218" calcext:value-type="float">
            <text:p>-36.4394218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8" calcext:value-type="float">
            <text:p>28.8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46759259" calcext:value-type="float">
            <text:p>1.446759259</text:p>
          </table:table-cell>
          <table:table-cell office:value-type="float" office:value="0.485159868" calcext:value-type="float">
            <text:p>0.485159868</text:p>
          </table:table-cell>
          <table:table-cell table:number-columns-repeated="98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663" calcext:value-type="float">
            <text:p>148.3361663</text:p>
          </table:table-cell>
          <table:table-cell office:value-type="float" office:value="-36.4394075" calcext:value-type="float">
            <text:p>-36.4394075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928.8" calcext:value-type="float">
            <text:p>1928.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3.6" calcext:value-type="float">
            <text:p>33.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28968254" calcext:value-type="float">
            <text:p>1.28968254</text:p>
          </table:table-cell>
          <table:table-cell office:value-type="float" office:value="0.421950488" calcext:value-type="float">
            <text:p>0.421950488</text:p>
          </table:table-cell>
          <table:table-cell table:number-columns-repeated="98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0769" calcext:value-type="float">
            <text:p>148.3360769</text:p>
          </table:table-cell>
          <table:table-cell office:value-type="float" office:value="-36.4395124" calcext:value-type="float">
            <text:p>-36.4395124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932" calcext:value-type="float">
            <text:p>193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2" calcext:value-type="float">
            <text:p>2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066115702" calcext:value-type="float">
            <text:p>2.066115702</text:p>
          </table:table-cell>
          <table:table-cell office:value-type="float" office:value="0.465943775" calcext:value-type="float">
            <text:p>0.465943775</text:p>
          </table:table-cell>
          <table:table-cell table:number-columns-repeated="98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0658" calcext:value-type="float">
            <text:p>148.3360658</text:p>
          </table:table-cell>
          <table:table-cell office:value-type="float" office:value="-36.439527" calcext:value-type="float">
            <text:p>-36.439527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932.4" calcext:value-type="float">
            <text:p>1932.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5" calcext:value-type="float">
            <text:p>20.5</text:p>
          </table:table-cell>
          <table:table-cell office:value-type="float" office:value="0.37" calcext:value-type="float">
            <text:p>0.3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788617886" calcext:value-type="float">
            <text:p>1.788617886</text:p>
          </table:table-cell>
          <table:table-cell office:value-type="float" office:value="0.480782779" calcext:value-type="float">
            <text:p>0.480782779</text:p>
          </table:table-cell>
          <table:table-cell table:number-columns-repeated="98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9746" calcext:value-type="float">
            <text:p>148.3359746</text:p>
          </table:table-cell>
          <table:table-cell office:value-type="float" office:value="-36.4396065" calcext:value-type="float">
            <text:p>-36.4396065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934.7" calcext:value-type="float">
            <text:p>1934.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7.2" calcext:value-type="float">
            <text:p>27.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593137255" calcext:value-type="float">
            <text:p>1.593137255</text:p>
          </table:table-cell>
          <table:table-cell office:value-type="float" office:value="0.46363064" calcext:value-type="float">
            <text:p>0.46363064</text:p>
          </table:table-cell>
          <table:table-cell table:number-columns-repeated="98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0981" calcext:value-type="float">
            <text:p>148.3360981</text:p>
          </table:table-cell>
          <table:table-cell office:value-type="float" office:value="-36.4396429" calcext:value-type="float">
            <text:p>-36.4396429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935.7" calcext:value-type="float">
            <text:p>1935.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9" calcext:value-type="float">
            <text:p>20.9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54385965" calcext:value-type="float">
            <text:p>1.754385965</text:p>
          </table:table-cell>
          <table:table-cell office:value-type="float" office:value="0.467932773" calcext:value-type="float">
            <text:p>0.467932773</text:p>
          </table:table-cell>
          <table:table-cell table:number-columns-repeated="98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372" calcext:value-type="float">
            <text:p>148.3361372</text:p>
          </table:table-cell>
          <table:table-cell office:value-type="float" office:value="-36.4396884" calcext:value-type="float">
            <text:p>-36.4396884</text:p>
          </table:table-cell>
          <table:table-cell office:value-type="string" calcext:value-type="string">
            <text:p>K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-5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936.9" calcext:value-type="float">
            <text:p>1936.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3.2" calcext:value-type="float">
            <text:p>23.2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67816092" calcext:value-type="float">
            <text:p>1.867816092</text:p>
          </table:table-cell>
          <table:table-cell office:value-type="float" office:value="0.532261072" calcext:value-type="float">
            <text:p>0.532261072</text:p>
          </table:table-cell>
          <table:table-cell table:number-columns-repeated="98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5266" calcext:value-type="float">
            <text:p>148.3375266</text:p>
          </table:table-cell>
          <table:table-cell office:value-type="float" office:value="-36.440766" calcext:value-type="float">
            <text:p>-36.440766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954.1" calcext:value-type="float">
            <text:p>1954.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22.9" calcext:value-type="float">
            <text:p>22.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73944687" calcext:value-type="float">
            <text:p>1.673944687</text:p>
          </table:table-cell>
          <table:table-cell office:value-type="float" office:value="0.59" calcext:value-type="float">
            <text:p>0.59</text:p>
          </table:table-cell>
          <table:table-cell table:number-columns-repeated="98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428" calcext:value-type="float">
            <text:p>148.337428</text:p>
          </table:table-cell>
          <table:table-cell office:value-type="float" office:value="-36.4408142" calcext:value-type="float">
            <text:p>-36.4408142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957.8" calcext:value-type="float">
            <text:p>1957.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7.1" calcext:value-type="float">
            <text:p>17.1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53411306" calcext:value-type="float">
            <text:p>2.53411306</text:p>
          </table:table-cell>
          <table:table-cell office:value-type="float" office:value="0.397704403" calcext:value-type="float">
            <text:p>0.397704403</text:p>
          </table:table-cell>
          <table:table-cell table:number-columns-repeated="98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4565" calcext:value-type="float">
            <text:p>148.3374565</text:p>
          </table:table-cell>
          <table:table-cell office:value-type="float" office:value="-36.4408502" calcext:value-type="float">
            <text:p>-36.4408502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958.1" calcext:value-type="float">
            <text:p>1958.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7" calcext:value-type="float">
            <text:p>18.7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495543672" calcext:value-type="float">
            <text:p>2.495543672</text:p>
          </table:table-cell>
          <table:table-cell office:value-type="float" office:value="0.453181818" calcext:value-type="float">
            <text:p>0.453181818</text:p>
          </table:table-cell>
          <table:table-cell table:number-columns-repeated="98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4616" calcext:value-type="float">
            <text:p>148.3374616</text:p>
          </table:table-cell>
          <table:table-cell office:value-type="float" office:value="-36.4408659" calcext:value-type="float">
            <text:p>-36.4408659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958.3" calcext:value-type="float">
            <text:p>1958.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.4" calcext:value-type="float">
            <text:p>18.4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902173913" calcext:value-type="float">
            <text:p>1.902173913</text:p>
          </table:table-cell>
          <table:table-cell office:value-type="float" office:value="0.451674959" calcext:value-type="float">
            <text:p>0.451674959</text:p>
          </table:table-cell>
          <table:table-cell table:number-columns-repeated="98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3872" calcext:value-type="float">
            <text:p>148.3373872</text:p>
          </table:table-cell>
          <table:table-cell office:value-type="float" office:value="-36.4409034" calcext:value-type="float">
            <text:p>-36.4409034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960.5" calcext:value-type="float">
            <text:p>1960.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8" calcext:value-type="float">
            <text:p>18</text:p>
          </table:table-cell>
          <table:table-cell office:value-type="float" office:value="0.42" calcext:value-type="float">
            <text:p>0.4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14814815" calcext:value-type="float">
            <text:p>2.314814815</text:p>
          </table:table-cell>
          <table:table-cell office:value-type="float" office:value="0.478935698" calcext:value-type="float">
            <text:p>0.478935698</text:p>
          </table:table-cell>
          <table:table-cell table:number-columns-repeated="98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5059" calcext:value-type="float">
            <text:p>148.3375059</text:p>
          </table:table-cell>
          <table:table-cell office:value-type="float" office:value="-36.4409966" calcext:value-type="float">
            <text:p>-36.4409966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959.7" calcext:value-type="float">
            <text:p>1959.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Present</text:p>
          </table:table-cell>
          <table:table-cell office:value-type="float" office:value="15.7" calcext:value-type="float">
            <text:p>15.7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35456476" calcext:value-type="float">
            <text:p>2.335456476</text:p>
          </table:table-cell>
          <table:table-cell office:value-type="float" office:value="0.53406867" calcext:value-type="float">
            <text:p>0.53406867</text:p>
          </table:table-cell>
          <table:table-cell table:number-columns-repeated="98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4813" calcext:value-type="float">
            <text:p>148.3374813</text:p>
          </table:table-cell>
          <table:table-cell office:value-type="float" office:value="-36.4410125" calcext:value-type="float">
            <text:p>-36.4410125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960.6" calcext:value-type="float">
            <text:p>1960.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9" calcext:value-type="float">
            <text:p>9.9</text:p>
          </table:table-cell>
          <table:table-cell office:value-type="float" office:value="0.37" calcext:value-type="float">
            <text:p>0.3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482482517" calcext:value-type="float">
            <text:p>0.482482517</text:p>
          </table:table-cell>
          <table:table-cell table:number-columns-repeated="98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4563" calcext:value-type="float">
            <text:p>148.3374563</text:p>
          </table:table-cell>
          <table:table-cell office:value-type="float" office:value="-36.441005" calcext:value-type="float">
            <text:p>-36.441005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961.1" calcext:value-type="float">
            <text:p>1961.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7.4" calcext:value-type="float">
            <text:p>17.4</text:p>
          </table:table-cell>
          <table:table-cell office:value-type="float" office:value="0.38" calcext:value-type="float">
            <text:p>0.38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203065134" calcext:value-type="float">
            <text:p>2.203065134</text:p>
          </table:table-cell>
          <table:table-cell office:value-type="float" office:value="0.519289474" calcext:value-type="float">
            <text:p>0.519289474</text:p>
          </table:table-cell>
          <table:table-cell table:number-columns-repeated="98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3384" calcext:value-type="float">
            <text:p>148.3373384</text:p>
          </table:table-cell>
          <table:table-cell office:value-type="float" office:value="-36.4409828" calcext:value-type="float">
            <text:p>-36.4409828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963.2" calcext:value-type="float">
            <text:p>1963.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40.1" calcext:value-type="float">
            <text:p>40.1</text:p>
          </table:table-cell>
          <table:table-cell office:value-type="float" office:value="0.38" calcext:value-type="float">
            <text:p>0.3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55943475" calcext:value-type="float">
            <text:p>0.955943475</text:p>
          </table:table-cell>
          <table:table-cell office:value-type="float" office:value="0.599232143" calcext:value-type="float">
            <text:p>0.599232143</text:p>
          </table:table-cell>
          <table:table-cell table:number-columns-repeated="98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2354" calcext:value-type="float">
            <text:p>148.3372354</text:p>
          </table:table-cell>
          <table:table-cell office:value-type="float" office:value="-36.4409345" calcext:value-type="float">
            <text:p>-36.4409345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964.3" calcext:value-type="float">
            <text:p>1964.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8.7" calcext:value-type="float">
            <text:p>28.7</text:p>
          </table:table-cell>
          <table:table-cell office:value-type="float" office:value="0.53" calcext:value-type="float">
            <text:p>0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58304297" calcext:value-type="float">
            <text:p>1.858304297</text:p>
          </table:table-cell>
          <table:table-cell office:value-type="float" office:value="0.469376771" calcext:value-type="float">
            <text:p>0.469376771</text:p>
          </table:table-cell>
          <table:table-cell table:number-columns-repeated="98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1909" calcext:value-type="float">
            <text:p>148.3371909</text:p>
          </table:table-cell>
          <table:table-cell office:value-type="float" office:value="-36.4409355" calcext:value-type="float">
            <text:p>-36.4409355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965.1" calcext:value-type="float">
            <text:p>1965.1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5" calcext:value-type="float">
            <text:p>12.5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066666667" calcext:value-type="float">
            <text:p>3.066666667</text:p>
          </table:table-cell>
          <table:table-cell office:value-type="float" office:value="0.481748014" calcext:value-type="float">
            <text:p>0.481748014</text:p>
          </table:table-cell>
          <table:table-cell table:number-columns-repeated="98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1432" calcext:value-type="float">
            <text:p>148.3371432</text:p>
          </table:table-cell>
          <table:table-cell office:value-type="float" office:value="-36.4409413" calcext:value-type="float">
            <text:p>-36.4409413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966" calcext:value-type="float">
            <text:p>1966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8" calcext:value-type="float">
            <text:p>12.8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125" calcext:value-type="float">
            <text:p>3.125</text:p>
          </table:table-cell>
          <table:table-cell office:value-type="float" office:value="0.4932" calcext:value-type="float">
            <text:p>0.4932</text:p>
          </table:table-cell>
          <table:table-cell table:number-columns-repeated="98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70862" calcext:value-type="float">
            <text:p>148.3370862</text:p>
          </table:table-cell>
          <table:table-cell office:value-type="float" office:value="-36.4409178" calcext:value-type="float">
            <text:p>-36.4409178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966.4" calcext:value-type="float">
            <text:p>1966.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2" calcext:value-type="float">
            <text:p>12.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005464481" calcext:value-type="float">
            <text:p>3.005464481</text:p>
          </table:table-cell>
          <table:table-cell office:value-type="float" office:value="0.464900459" calcext:value-type="float">
            <text:p>0.464900459</text:p>
          </table:table-cell>
          <table:table-cell table:number-columns-repeated="98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9801" calcext:value-type="float">
            <text:p>148.3369801</text:p>
          </table:table-cell>
          <table:table-cell office:value-type="float" office:value="-36.4408599" calcext:value-type="float">
            <text:p>-36.4408599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966.9" calcext:value-type="float">
            <text:p>1966.9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77777778" calcext:value-type="float">
            <text:p>1.277777778</text:p>
          </table:table-cell>
          <table:table-cell office:value-type="float" office:value="0.561447124" calcext:value-type="float">
            <text:p>0.561447124</text:p>
          </table:table-cell>
          <table:table-cell table:number-columns-repeated="98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931" calcext:value-type="float">
            <text:p>148.336931</text:p>
          </table:table-cell>
          <table:table-cell office:value-type="float" office:value="-36.4408932" calcext:value-type="float">
            <text:p>-36.4408932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-9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968.5" calcext:value-type="float">
            <text:p>1968.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5" calcext:value-type="float">
            <text:p>24.5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68707483" calcext:value-type="float">
            <text:p>1.768707483</text:p>
          </table:table-cell>
          <table:table-cell office:value-type="float" office:value="0.489464789" calcext:value-type="float">
            <text:p>0.489464789</text:p>
          </table:table-cell>
          <table:table-cell table:number-columns-repeated="98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6143" calcext:value-type="float">
            <text:p>148.3366143</text:p>
          </table:table-cell>
          <table:table-cell office:value-type="float" office:value="-36.4416229" calcext:value-type="float">
            <text:p>-36.4416229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.3" calcext:value-type="float">
            <text:p>10.3</text:p>
          </table:table-cell>
          <table:table-cell office:value-type="float" office:value="0.37" calcext:value-type="float">
            <text:p>0.3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5987055" calcext:value-type="float">
            <text:p>3.55987055</text:p>
          </table:table-cell>
          <table:table-cell office:value-type="float" office:value="0.477609047" calcext:value-type="float">
            <text:p>0.477609047</text:p>
          </table:table-cell>
          <table:table-cell table:number-columns-repeated="98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6168" calcext:value-type="float">
            <text:p>148.3366168</text:p>
          </table:table-cell>
          <table:table-cell office:value-type="float" office:value="-36.4416416" calcext:value-type="float">
            <text:p>-36.4416416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987.3" calcext:value-type="float">
            <text:p>1987.3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9" calcext:value-type="float">
            <text:p>9.9</text:p>
          </table:table-cell>
          <table:table-cell office:value-type="float" office:value="0.33" calcext:value-type="float">
            <text:p>0.3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367003367" calcext:value-type="float">
            <text:p>3.367003367</text:p>
          </table:table-cell>
          <table:table-cell office:value-type="float" office:value="0.474905956" calcext:value-type="float">
            <text:p>0.474905956</text:p>
          </table:table-cell>
          <table:table-cell table:number-columns-repeated="98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4932" calcext:value-type="float">
            <text:p>148.3364932</text:p>
          </table:table-cell>
          <table:table-cell office:value-type="float" office:value="-36.441715" calcext:value-type="float">
            <text:p>-36.441715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990.2" calcext:value-type="float">
            <text:p>1990.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9.1" calcext:value-type="float">
            <text:p>9.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.761904762" calcext:value-type="float">
            <text:p>4.761904762</text:p>
          </table:table-cell>
          <table:table-cell office:value-type="float" office:value="0.586745562" calcext:value-type="float">
            <text:p>0.586745562</text:p>
          </table:table-cell>
          <table:table-cell table:number-columns-repeated="98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3563" calcext:value-type="float">
            <text:p>148.3363563</text:p>
          </table:table-cell>
          <table:table-cell office:value-type="float" office:value="-36.4417709" calcext:value-type="float">
            <text:p>-36.4417709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992.8" calcext:value-type="float">
            <text:p>1992.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8.3" calcext:value-type="float">
            <text:p>8.3</text:p>
          </table:table-cell>
          <table:table-cell office:value-type="float" office:value="0.37" calcext:value-type="float">
            <text:p>0.3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417670683" calcext:value-type="float">
            <text:p>4.417670683</text:p>
          </table:table-cell>
          <table:table-cell office:value-type="float" office:value="0.509234694" calcext:value-type="float">
            <text:p>0.509234694</text:p>
          </table:table-cell>
          <table:table-cell table:number-columns-repeated="98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0897" calcext:value-type="float">
            <text:p>148.3360897</text:p>
          </table:table-cell>
          <table:table-cell office:value-type="float" office:value="-36.4415229" calcext:value-type="float">
            <text:p>-36.4415229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991.6" calcext:value-type="float">
            <text:p>1991.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6" calcext:value-type="float">
            <text:p>16.6</text:p>
          </table:table-cell>
          <table:table-cell office:value-type="float" office:value="0.37" calcext:value-type="float">
            <text:p>0.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208835341" calcext:value-type="float">
            <text:p>2.208835341</text:p>
          </table:table-cell>
          <table:table-cell office:value-type="float" office:value="0.588631876" calcext:value-type="float">
            <text:p>0.588631876</text:p>
          </table:table-cell>
          <table:table-cell table:number-columns-repeated="98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0493" calcext:value-type="float">
            <text:p>148.3360493</text:p>
          </table:table-cell>
          <table:table-cell office:value-type="float" office:value="-36.4414742" calcext:value-type="float">
            <text:p>-36.4414742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991.2" calcext:value-type="float">
            <text:p>1991.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3.6" calcext:value-type="float">
            <text:p>13.6</text:p>
          </table:table-cell>
          <table:table-cell office:value-type="float" office:value="0.38" calcext:value-type="float">
            <text:p>0.3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818627451" calcext:value-type="float">
            <text:p>2.818627451</text:p>
          </table:table-cell>
          <table:table-cell office:value-type="float" office:value="0.495140562" calcext:value-type="float">
            <text:p>0.495140562</text:p>
          </table:table-cell>
          <table:table-cell table:number-columns-repeated="98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61132" calcext:value-type="float">
            <text:p>148.3361132</text:p>
          </table:table-cell>
          <table:table-cell office:value-type="float" office:value="-36.4412988" calcext:value-type="float">
            <text:p>-36.4412988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988" calcext:value-type="float">
            <text:p>198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4" calcext:value-type="float">
            <text:p>15.4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13852814" calcext:value-type="float">
            <text:p>2.813852814</text:p>
          </table:table-cell>
          <table:table-cell office:value-type="float" office:value="0.551717647" calcext:value-type="float">
            <text:p>0.551717647</text:p>
          </table:table-cell>
          <table:table-cell table:number-columns-repeated="98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9983" calcext:value-type="float">
            <text:p>148.3359983</text:p>
          </table:table-cell>
          <table:table-cell office:value-type="float" office:value="-36.4411598" calcext:value-type="float">
            <text:p>-36.4411598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1" calcext:value-type="float">
            <text:p>16.1</text:p>
          </table:table-cell>
          <table:table-cell office:value-type="float" office:value="0.37" calcext:value-type="float">
            <text:p>0.3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277432712" calcext:value-type="float">
            <text:p>2.277432712</text:p>
          </table:table-cell>
          <table:table-cell office:value-type="float" office:value="0.590689655" calcext:value-type="float">
            <text:p>0.590689655</text:p>
          </table:table-cell>
          <table:table-cell table:number-columns-repeated="98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8827" calcext:value-type="float">
            <text:p>148.3358827</text:p>
          </table:table-cell>
          <table:table-cell office:value-type="float" office:value="-36.4411256" calcext:value-type="float">
            <text:p>-36.4411256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985.1" calcext:value-type="float">
            <text:p>1985.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7.5" calcext:value-type="float">
            <text:p>27.5</text:p>
          </table:table-cell>
          <table:table-cell office:value-type="float" office:value="0.47" calcext:value-type="float">
            <text:p>0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96969697" calcext:value-type="float">
            <text:p>1.696969697</text:p>
          </table:table-cell>
          <table:table-cell office:value-type="float" office:value="0.472649199" calcext:value-type="float">
            <text:p>0.472649199</text:p>
          </table:table-cell>
          <table:table-cell table:number-columns-repeated="98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5466" calcext:value-type="float">
            <text:p>148.3355466</text:p>
          </table:table-cell>
          <table:table-cell office:value-type="float" office:value="-36.4410355" calcext:value-type="float">
            <text:p>-36.4410355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983.3" calcext:value-type="float">
            <text:p>1983.3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3.5" calcext:value-type="float">
            <text:p>23.5</text:p>
          </table:table-cell>
          <table:table-cell office:value-type="float" office:value="0.37" calcext:value-type="float">
            <text:p>0.3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60283688" calcext:value-type="float">
            <text:p>1.560283688</text:p>
          </table:table-cell>
          <table:table-cell office:value-type="float" office:value="0.475790043" calcext:value-type="float">
            <text:p>0.475790043</text:p>
          </table:table-cell>
          <table:table-cell table:number-columns-repeated="98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5512" calcext:value-type="float">
            <text:p>148.3355512</text:p>
          </table:table-cell>
          <table:table-cell office:value-type="float" office:value="-36.4409903" calcext:value-type="float">
            <text:p>-36.4409903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982.4" calcext:value-type="float">
            <text:p>1982.4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3" calcext:value-type="float">
            <text:p>14.3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64102564" calcext:value-type="float">
            <text:p>2.564102564</text:p>
          </table:table-cell>
          <table:table-cell office:value-type="float" office:value="0.465130548" calcext:value-type="float">
            <text:p>0.465130548</text:p>
          </table:table-cell>
          <table:table-cell table:number-columns-repeated="98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5734" calcext:value-type="float">
            <text:p>148.3355734</text:p>
          </table:table-cell>
          <table:table-cell office:value-type="float" office:value="-36.4409061" calcext:value-type="float">
            <text:p>-36.4409061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980.6" calcext:value-type="float">
            <text:p>1980.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5" calcext:value-type="float">
            <text:p>11.5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188405797" calcext:value-type="float">
            <text:p>3.188405797</text:p>
          </table:table-cell>
          <table:table-cell office:value-type="float" office:value="0.533215739" calcext:value-type="float">
            <text:p>0.533215739</text:p>
          </table:table-cell>
          <table:table-cell table:number-columns-repeated="98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5296" calcext:value-type="float">
            <text:p>148.3355296</text:p>
          </table:table-cell>
          <table:table-cell office:value-type="float" office:value="-36.440826" calcext:value-type="float">
            <text:p>-36.440826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978.6" calcext:value-type="float">
            <text:p>1978.6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2.5" calcext:value-type="float">
            <text:p>22.5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03703704" calcext:value-type="float">
            <text:p>1.703703704</text:p>
          </table:table-cell>
          <table:table-cell office:value-type="float" office:value="0.504552129" calcext:value-type="float">
            <text:p>0.504552129</text:p>
          </table:table-cell>
          <table:table-cell table:number-columns-repeated="98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4809" calcext:value-type="float">
            <text:p>148.3354809</text:p>
          </table:table-cell>
          <table:table-cell office:value-type="float" office:value="-36.4407562" calcext:value-type="float">
            <text:p>-36.4407562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976.2" calcext:value-type="float">
            <text:p>1976.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5.4" calcext:value-type="float">
            <text:p>25.4</text:p>
          </table:table-cell>
          <table:table-cell office:value-type="float" office:value="0.38" calcext:value-type="float">
            <text:p>0.3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09186352" calcext:value-type="float">
            <text:p>1.509186352</text:p>
          </table:table-cell>
          <table:table-cell office:value-type="float" office:value="0.432136602" calcext:value-type="float">
            <text:p>0.432136602</text:p>
          </table:table-cell>
          <table:table-cell table:number-columns-repeated="98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4983" calcext:value-type="float">
            <text:p>148.3354983</text:p>
          </table:table-cell>
          <table:table-cell office:value-type="float" office:value="-36.4407183" calcext:value-type="float">
            <text:p>-36.4407183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-7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975.2" calcext:value-type="float">
            <text:p>1975.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22222222" calcext:value-type="float">
            <text:p>2.222222222</text:p>
          </table:table-cell>
          <table:table-cell office:value-type="float" office:value="0.493650442" calcext:value-type="float">
            <text:p>0.493650442</text:p>
          </table:table-cell>
          <table:table-cell table:number-columns-repeated="98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0744" calcext:value-type="float">
            <text:p>148.3350744</text:p>
          </table:table-cell>
          <table:table-cell office:value-type="float" office:value="-36.4410352" calcext:value-type="float">
            <text:p>-36.441035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980.8" calcext:value-type="float">
            <text:p>1980.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0.7" calcext:value-type="float">
            <text:p>20.7</text:p>
          </table:table-cell>
          <table:table-cell office:value-type="float" office:value="0.47" calcext:value-type="float">
            <text:p>0.4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254428341" calcext:value-type="float">
            <text:p>2.254428341</text:p>
          </table:table-cell>
          <table:table-cell office:value-type="float" office:value="0.49003003" calcext:value-type="float">
            <text:p>0.49003003</text:p>
          </table:table-cell>
          <table:table-cell table:number-columns-repeated="98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50732" calcext:value-type="float">
            <text:p>148.3350732</text:p>
          </table:table-cell>
          <table:table-cell office:value-type="float" office:value="-36.4409903" calcext:value-type="float">
            <text:p>-36.4409903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979.3" calcext:value-type="float">
            <text:p>1979.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5.4" calcext:value-type="float">
            <text:p>15.4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489177489" calcext:value-type="float">
            <text:p>2.489177489</text:p>
          </table:table-cell>
          <table:table-cell office:value-type="float" office:value="0.492559524" calcext:value-type="float">
            <text:p>0.492559524</text:p>
          </table:table-cell>
          <table:table-cell table:number-columns-repeated="98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9076" calcext:value-type="float">
            <text:p>148.3349076</text:p>
          </table:table-cell>
          <table:table-cell office:value-type="float" office:value="-36.441072" calcext:value-type="float">
            <text:p>-36.44107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980.9" calcext:value-type="float">
            <text:p>1980.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8" calcext:value-type="float">
            <text:p>14.8</text:p>
          </table:table-cell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364864865" calcext:value-type="float">
            <text:p>2.364864865</text:p>
          </table:table-cell>
          <table:table-cell office:value-type="float" office:value="0.447927823" calcext:value-type="float">
            <text:p>0.447927823</text:p>
          </table:table-cell>
          <table:table-cell table:number-columns-repeated="98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859" calcext:value-type="float">
            <text:p>148.334859</text:p>
          </table:table-cell>
          <table:table-cell office:value-type="float" office:value="-36.4411194" calcext:value-type="float">
            <text:p>-36.4411194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982.2" calcext:value-type="float">
            <text:p>1982.2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1.8" calcext:value-type="float">
            <text:p>21.8</text:p>
          </table:table-cell>
          <table:table-cell office:value-type="float" office:value="0.33" calcext:value-type="float">
            <text:p>0.3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29051988" calcext:value-type="float">
            <text:p>1.529051988</text:p>
          </table:table-cell>
          <table:table-cell office:value-type="float" office:value="0.56522449" calcext:value-type="float">
            <text:p>0.56522449</text:p>
          </table:table-cell>
          <table:table-cell table:number-columns-repeated="98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7303" calcext:value-type="float">
            <text:p>148.3347303</text:p>
          </table:table-cell>
          <table:table-cell office:value-type="float" office:value="-36.4411363" calcext:value-type="float">
            <text:p>-36.4411363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981.8" calcext:value-type="float">
            <text:p>1981.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9" calcext:value-type="float">
            <text:p>11.9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221288515" calcext:value-type="float">
            <text:p>3.221288515</text:p>
          </table:table-cell>
          <table:table-cell office:value-type="float" office:value="0.495064935" calcext:value-type="float">
            <text:p>0.495064935</text:p>
          </table:table-cell>
          <table:table-cell table:number-columns-repeated="98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7135" calcext:value-type="float">
            <text:p>148.3347135</text:p>
          </table:table-cell>
          <table:table-cell office:value-type="float" office:value="-36.4411471" calcext:value-type="float">
            <text:p>-36.4411471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982" calcext:value-type="float">
            <text:p>1982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24.6" calcext:value-type="float">
            <text:p>24.6</text:p>
          </table:table-cell>
          <table:table-cell office:value-type="float" office:value="0.43" calcext:value-type="float">
            <text:p>0.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761517615" calcext:value-type="float">
            <text:p>1.761517615</text:p>
          </table:table-cell>
          <table:table-cell office:value-type="float" office:value="0.478660714" calcext:value-type="float">
            <text:p>0.478660714</text:p>
          </table:table-cell>
          <table:table-cell table:number-columns-repeated="98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5304" calcext:value-type="float">
            <text:p>148.3345304</text:p>
          </table:table-cell>
          <table:table-cell office:value-type="float" office:value="-36.4410399" calcext:value-type="float">
            <text:p>-36.4410399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976.9" calcext:value-type="float">
            <text:p>1976.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2.6" calcext:value-type="float">
            <text:p>12.6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39153439" calcext:value-type="float">
            <text:p>3.439153439</text:p>
          </table:table-cell>
          <table:table-cell office:value-type="float" office:value="0.501380417" calcext:value-type="float">
            <text:p>0.501380417</text:p>
          </table:table-cell>
          <table:table-cell table:number-columns-repeated="98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5035" calcext:value-type="float">
            <text:p>148.3345035</text:p>
          </table:table-cell>
          <table:table-cell office:value-type="float" office:value="-36.4410299" calcext:value-type="float">
            <text:p>-36.4410299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976.3" calcext:value-type="float">
            <text:p>1976.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05" calcext:value-type="float">
            <text:p>105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2698413" calcext:value-type="float">
            <text:p>0.412698413</text:p>
          </table:table-cell>
          <table:table-cell office:value-type="float" office:value="0.525660377" calcext:value-type="float">
            <text:p>0.525660377</text:p>
          </table:table-cell>
          <table:table-cell table:number-columns-repeated="98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469" calcext:value-type="float">
            <text:p>148.334469</text:p>
          </table:table-cell>
          <table:table-cell office:value-type="float" office:value="-36.4409669" calcext:value-type="float">
            <text:p>-36.4409669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4.4" calcext:value-type="float">
            <text:p>14.4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777777778" calcext:value-type="float">
            <text:p>2.777777778</text:p>
          </table:table-cell>
          <table:table-cell office:value-type="float" office:value="0.512239089" calcext:value-type="float">
            <text:p>0.512239089</text:p>
          </table:table-cell>
          <table:table-cell table:number-columns-repeated="98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4743" calcext:value-type="float">
            <text:p>148.3344743</text:p>
          </table:table-cell>
          <table:table-cell office:value-type="float" office:value="-36.4409244" calcext:value-type="float">
            <text:p>-36.4409244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971.9" calcext:value-type="float">
            <text:p>1971.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1.8" calcext:value-type="float">
            <text:p>11.8</text:p>
          </table:table-cell>
          <table:table-cell office:value-type="float" office:value="0.33" calcext:value-type="float">
            <text:p>0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824858757" calcext:value-type="float">
            <text:p>2.824858757</text:p>
          </table:table-cell>
          <table:table-cell office:value-type="float" office:value="0.523543124" calcext:value-type="float">
            <text:p>0.523543124</text:p>
          </table:table-cell>
          <table:table-cell table:number-columns-repeated="98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4258" calcext:value-type="float">
            <text:p>148.3344258</text:p>
          </table:table-cell>
          <table:table-cell office:value-type="float" office:value="-36.4408765" calcext:value-type="float">
            <text:p>-36.4408765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969.4" calcext:value-type="float">
            <text:p>1969.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424242424" calcext:value-type="float">
            <text:p>2.424242424</text:p>
          </table:table-cell>
          <table:table-cell office:value-type="float" office:value="0.484560623" calcext:value-type="float">
            <text:p>0.484560623</text:p>
          </table:table-cell>
          <table:table-cell table:number-columns-repeated="98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4181" calcext:value-type="float">
            <text:p>148.3344181</text:p>
          </table:table-cell>
          <table:table-cell office:value-type="float" office:value="-36.440828" calcext:value-type="float">
            <text:p>-36.440828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967.4" calcext:value-type="float">
            <text:p>1967.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5" calcext:value-type="float">
            <text:p>16.5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23232323" calcext:value-type="float">
            <text:p>2.323232323</text:p>
          </table:table-cell>
          <table:table-cell office:value-type="float" office:value="0.45" calcext:value-type="float">
            <text:p>0.45</text:p>
          </table:table-cell>
          <table:table-cell table:number-columns-repeated="98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3508" calcext:value-type="float">
            <text:p>148.3343508</text:p>
          </table:table-cell>
          <table:table-cell office:value-type="float" office:value="-36.4407278" calcext:value-type="float">
            <text:p>-36.4407278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962.5" calcext:value-type="float">
            <text:p>1962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16.2" calcext:value-type="float">
            <text:p>16.2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9218107" calcext:value-type="float">
            <text:p>3.29218107</text:p>
          </table:table-cell>
          <table:table-cell office:value-type="float" office:value="0.494932182" calcext:value-type="float">
            <text:p>0.494932182</text:p>
          </table:table-cell>
          <table:table-cell table:number-columns-repeated="98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316" calcext:value-type="float">
            <text:p>148.334316</text:p>
          </table:table-cell>
          <table:table-cell office:value-type="float" office:value="-36.4406989" calcext:value-type="float">
            <text:p>-36.4406989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960.8" calcext:value-type="float">
            <text:p>1960.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28070175" calcext:value-type="float">
            <text:p>1.228070175</text:p>
          </table:table-cell>
          <table:table-cell office:value-type="float" office:value="0.448036697" calcext:value-type="float">
            <text:p>0.448036697</text:p>
          </table:table-cell>
          <table:table-cell table:number-columns-repeated="98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ucalyptus pauciflora subsp. niphophila</text:p>
          </table:table-cell>
          <table:table-cell office:value-type="float" office:value="148.3343143" calcext:value-type="float">
            <text:p>148.3343143</text:p>
          </table:table-cell>
          <table:table-cell office:value-type="float" office:value="-36.440674" calcext:value-type="float">
            <text:p>-36.440674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-6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959.8" calcext:value-type="float">
            <text:p>1959.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p._niphophila</text:p>
          </table:table-cell>
          <table:table-cell office:value-type="string" calcext:value-type="string">
            <text:p>Absent</text:p>
          </table:table-cell>
          <table:table-cell office:value-type="float" office:value="32.8" calcext:value-type="float">
            <text:p>32.8</text:p>
          </table:table-cell>
          <table:table-cell office:value-type="float" office:value="0.53" calcext:value-type="float">
            <text:p>0.5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2601626" calcext:value-type="float">
            <text:p>1.62601626</text:p>
          </table:table-cell>
          <table:table-cell office:value-type="float" office:value="0.506022495" calcext:value-type="float">
            <text:p>0.506022495</text:p>
          </table:table-cell>
          <table:table-cell table:number-columns-repeated="98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236" calcext:value-type="float">
            <text:p>148.2769236</text:p>
          </table:table-cell>
          <table:table-cell office:value-type="float" office:value="-36.51748" calcext:value-type="float">
            <text:p>-36.51748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" calcext:value-type="float">
            <text:p>1</text:p>
          </table:table-cell>
          <table:table-cell office:value-type="float" office:value="1493.5" calcext:value-type="float">
            <text:p>1493.5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8" calcext:value-type="float">
            <text:p>1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407407407" calcext:value-type="float">
            <text:p>2.407407407</text:p>
          </table:table-cell>
          <table:table-cell office:value-type="float" office:value="0.536672399" calcext:value-type="float">
            <text:p>0.536672399</text:p>
          </table:table-cell>
          <table:table-cell table:number-columns-repeated="98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744" calcext:value-type="float">
            <text:p>148.2769744</text:p>
          </table:table-cell>
          <table:table-cell office:value-type="float" office:value="-36.5174224" calcext:value-type="float">
            <text:p>-36.5174224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2" calcext:value-type="float">
            <text:p>2</text:p>
          </table:table-cell>
          <table:table-cell office:value-type="float" office:value="1494.2" calcext:value-type="float">
            <text:p>1494.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8.4" calcext:value-type="float">
            <text:p>18.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7391304" calcext:value-type="float">
            <text:p>2.717391304</text:p>
          </table:table-cell>
          <table:table-cell office:value-type="float" office:value="0.469836272" calcext:value-type="float">
            <text:p>0.469836272</text:p>
          </table:table-cell>
          <table:table-cell table:number-columns-repeated="98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826" calcext:value-type="float">
            <text:p>148.2769826</text:p>
          </table:table-cell>
          <table:table-cell office:value-type="float" office:value="-36.5174015" calcext:value-type="float">
            <text:p>-36.5174015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3" calcext:value-type="float">
            <text:p>3</text:p>
          </table:table-cell>
          <table:table-cell office:value-type="float" office:value="1494.4" calcext:value-type="float">
            <text:p>1494.4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18" calcext:value-type="float">
            <text:p>1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592592593" calcext:value-type="float">
            <text:p>2.592592593</text:p>
          </table:table-cell>
          <table:table-cell office:value-type="float" office:value="0.448531553" calcext:value-type="float">
            <text:p>0.448531553</text:p>
          </table:table-cell>
          <table:table-cell table:number-columns-repeated="98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951" calcext:value-type="float">
            <text:p>148.2769951</text:p>
          </table:table-cell>
          <table:table-cell office:value-type="float" office:value="-36.5174115" calcext:value-type="float">
            <text:p>-36.5174115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4" calcext:value-type="float">
            <text:p>4</text:p>
          </table:table-cell>
          <table:table-cell office:value-type="float" office:value="1494.2" calcext:value-type="float">
            <text:p>1494.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1.5" calcext:value-type="float">
            <text:p>21.5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2.170542636" calcext:value-type="float">
            <text:p>2.170542636</text:p>
          </table:table-cell>
          <table:table-cell office:value-type="float" office:value="0.487708831" calcext:value-type="float">
            <text:p>0.487708831</text:p>
          </table:table-cell>
          <table:table-cell table:number-columns-repeated="98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65" calcext:value-type="float">
            <text:p>148.276965</text:p>
          </table:table-cell>
          <table:table-cell office:value-type="float" office:value="-36.5174036" calcext:value-type="float">
            <text:p>-36.5174036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5" calcext:value-type="float">
            <text:p>5</text:p>
          </table:table-cell>
          <table:table-cell office:value-type="float" office:value="1494.6" calcext:value-type="float">
            <text:p>1494.6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7" calcext:value-type="float">
            <text:p>17</text:p>
          </table:table-cell>
          <table:table-cell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960784314" calcext:value-type="float">
            <text:p>1.960784314</text:p>
          </table:table-cell>
          <table:table-cell office:value-type="float" office:value="0.475477833" calcext:value-type="float">
            <text:p>0.475477833</text:p>
          </table:table-cell>
          <table:table-cell table:number-columns-repeated="98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ucalyptus pauciflora</text:p>
          </table:table-cell>
          <table:table-cell office:value-type="float" office:value="148.2769817" calcext:value-type="float">
            <text:p>148.2769817</text:p>
          </table:table-cell>
          <table:table-cell office:value-type="float" office:value="-36.5173636" calcext:value-type="float">
            <text:p>-36.5173636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6" calcext:value-type="float">
            <text:p>6</text:p>
          </table:table-cell>
          <table:table-cell office:value-type="float" office:value="1495.1" calcext:value-type="float">
            <text:p>1495.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9.9" calcext:value-type="float">
            <text:p>9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4.04040404" calcext:value-type="float">
            <text:p>4.04040404</text:p>
          </table:table-cell>
          <table:table-cell office:value-type="float" office:value="0.430703782" calcext:value-type="float">
            <text:p>0.430703782</text:p>
          </table:table-cell>
          <table:table-cell table:number-columns-repeated="98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0353" calcext:value-type="float">
            <text:p>148.2770353</text:p>
          </table:table-cell>
          <table:table-cell office:value-type="float" office:value="-36.5173733" calcext:value-type="float">
            <text:p>-36.5173733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7" calcext:value-type="float">
            <text:p>7</text:p>
          </table:table-cell>
          <table:table-cell office:value-type="float" office:value="1494.4" calcext:value-type="float">
            <text:p>1494.4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14551084" calcext:value-type="float">
            <text:p>0.514551084</text:p>
          </table:table-cell>
          <table:table-cell table:number-columns-repeated="98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0801" calcext:value-type="float">
            <text:p>148.2770801</text:p>
          </table:table-cell>
          <table:table-cell office:value-type="float" office:value="-36.5173819" calcext:value-type="float">
            <text:p>-36.5173819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8" calcext:value-type="float">
            <text:p>8</text:p>
          </table:table-cell>
          <table:table-cell office:value-type="float" office:value="1493.8" calcext:value-type="float">
            <text:p>1493.8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9.8" calcext:value-type="float">
            <text:p>9.8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761904762" calcext:value-type="float">
            <text:p>4.761904762</text:p>
          </table:table-cell>
          <table:table-cell office:value-type="float" office:value="0.451857923" calcext:value-type="float">
            <text:p>0.451857923</text:p>
          </table:table-cell>
          <table:table-cell table:number-columns-repeated="98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4525" calcext:value-type="float">
            <text:p>148.2774525</text:p>
          </table:table-cell>
          <table:table-cell office:value-type="float" office:value="-36.5170457" calcext:value-type="float">
            <text:p>-36.5170457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9" calcext:value-type="float">
            <text:p>9</text:p>
          </table:table-cell>
          <table:table-cell office:value-type="float" office:value="1494.2" calcext:value-type="float">
            <text:p>1494.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0.3" calcext:value-type="float">
            <text:p>10.3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.207119741" calcext:value-type="float">
            <text:p>4.207119741</text:p>
          </table:table-cell>
          <table:table-cell office:value-type="float" office:value="0.448571429" calcext:value-type="float">
            <text:p>0.448571429</text:p>
          </table:table-cell>
          <table:table-cell table:number-columns-repeated="98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3503" calcext:value-type="float">
            <text:p>148.2773503</text:p>
          </table:table-cell>
          <table:table-cell office:value-type="float" office:value="-36.5170176" calcext:value-type="float">
            <text:p>-36.5170176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0" calcext:value-type="float">
            <text:p>10</text:p>
          </table:table-cell>
          <table:table-cell office:value-type="float" office:value="1496.7" calcext:value-type="float">
            <text:p>1496.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702702703" calcext:value-type="float">
            <text:p>2.702702703</text:p>
          </table:table-cell>
          <table:table-cell office:value-type="float" office:value="0.472747604" calcext:value-type="float">
            <text:p>0.472747604</text:p>
          </table:table-cell>
          <table:table-cell table:number-columns-repeated="98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3463" calcext:value-type="float">
            <text:p>148.2773463</text:p>
          </table:table-cell>
          <table:table-cell office:value-type="float" office:value="-36.5169464" calcext:value-type="float">
            <text:p>-36.5169464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1" calcext:value-type="float">
            <text:p>11</text:p>
          </table:table-cell>
          <table:table-cell office:value-type="float" office:value="1498.7" calcext:value-type="float">
            <text:p>1498.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9.4" calcext:value-type="float">
            <text:p>29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21088435" calcext:value-type="float">
            <text:p>2.721088435</text:p>
          </table:table-cell>
          <table:table-cell office:value-type="float" office:value="0.454532453" calcext:value-type="float">
            <text:p>0.454532453</text:p>
          </table:table-cell>
          <table:table-cell table:number-columns-repeated="98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8651" calcext:value-type="float">
            <text:p>148.2778651</text:p>
          </table:table-cell>
          <table:table-cell office:value-type="float" office:value="-36.5170463" calcext:value-type="float">
            <text:p>-36.5170463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2" calcext:value-type="float">
            <text:p>12</text:p>
          </table:table-cell>
          <table:table-cell office:value-type="float" office:value="1492.9" calcext:value-type="float">
            <text:p>1492.9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2.4" calcext:value-type="float">
            <text:p>22.4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93452381" calcext:value-type="float">
            <text:p>1.93452381</text:p>
          </table:table-cell>
          <table:table-cell office:value-type="float" office:value="0.46039261" calcext:value-type="float">
            <text:p>0.46039261</text:p>
          </table:table-cell>
          <table:table-cell table:number-columns-repeated="98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8783" calcext:value-type="float">
            <text:p>148.2778783</text:p>
          </table:table-cell>
          <table:table-cell office:value-type="float" office:value="-36.5170703" calcext:value-type="float">
            <text:p>-36.5170703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3" calcext:value-type="float">
            <text:p>13</text:p>
          </table:table-cell>
          <table:table-cell office:value-type="float" office:value="1492.7" calcext:value-type="float">
            <text:p>1492.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27.5" calcext:value-type="float">
            <text:p>27.5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45454545" calcext:value-type="float">
            <text:p>2.545454545</text:p>
          </table:table-cell>
          <table:table-cell office:value-type="float" office:value="0.415378973" calcext:value-type="float">
            <text:p>0.415378973</text:p>
          </table:table-cell>
          <table:table-cell table:number-columns-repeated="98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8896" calcext:value-type="float">
            <text:p>148.2778896</text:p>
          </table:table-cell>
          <table:table-cell office:value-type="float" office:value="-36.5170741" calcext:value-type="float">
            <text:p>-36.5170741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4" calcext:value-type="float">
            <text:p>14</text:p>
          </table:table-cell>
          <table:table-cell office:value-type="float" office:value="1492.7" calcext:value-type="float">
            <text:p>1492.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Present</text:p>
          </table:table-cell>
          <table:table-cell office:value-type="float" office:value="16.2" calcext:value-type="float">
            <text:p>16.2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03703704" calcext:value-type="float">
            <text:p>3.703703704</text:p>
          </table:table-cell>
          <table:table-cell office:value-type="float" office:value="0.442626263" calcext:value-type="float">
            <text:p>0.442626263</text:p>
          </table:table-cell>
          <table:table-cell table:number-columns-repeated="98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ucalyptus pauciflora</text:p>
          </table:table-cell>
          <table:table-cell office:value-type="float" office:value="148.277965" calcext:value-type="float">
            <text:p>148.277965</text:p>
          </table:table-cell>
          <table:table-cell office:value-type="float" office:value="-36.5170527" calcext:value-type="float">
            <text:p>-36.5170527</text:p>
          </table:table-cell>
          <table:table-cell office:value-type="string" calcext:value-type="string">
            <text:p>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-7</text:p>
          </table:table-cell>
          <table:table-cell office:value-type="string" calcext:value-type="string">
            <text:p>Chisel</text:p>
          </table:table-cell>
          <table:table-cell office:value-type="float" office:value="15" calcext:value-type="float">
            <text:p>15</text:p>
          </table:table-cell>
          <table:table-cell office:value-type="float" office:value="1493.2" calcext:value-type="float">
            <text:p>1493.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Absent</text:p>
          </table:table-cell>
          <table:table-cell office:value-type="float" office:value="25.6" calcext:value-type="float">
            <text:p>25.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0.407129485" calcext:value-type="float">
            <text:p>0.407129485</text:p>
          </table:table-cell>
          <table:table-cell table:number-columns-repeated="989"/>
        </table:table-row>
        <table:table-row table:style-name="ro1" table:number-rows-repeated="10477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wgum_20_2_20_-_20_Data.xlsx" style:display-name="PageStyle_Snowgum 2 - Data.xls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 Bryant</meta:initial-creator>
    <dc:creator>Cal Bryant</dc:creator>
    <meta:creation-date>2022-06-04T07:47:45</meta:creation-date>
    <dc:date>2024-03-06T03:09:40</dc:date>
    <meta:generator>LibreOffice/5.2.1.2$Linux_X86_64 LibreOffice_project/31dd62db80d4e60af04904455ec9c9219178d620</meta:generator>
    <meta:document-statistic meta:table-count="2" meta:cell-count="179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